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id_pitch_acceleration </text:p>
          </table:table-cell>
          <table:table-cell office:value-type="float" office:value="300">
            <text:p>300</text:p>
          </table:table-cell>
          <table:table-cell office:value-type="string">
            <text:p><text:s/>FLOAT </text:p>
          </table:table-cell>
          <table:table-cell office:value-type="string">
            <text:p><text:s/>g forward: + aft: -</text:p>
          </table:table-cell>
          <table:table-cell table:formula="of:=CONCATENATE(&quot;|&quot;;[.A1];&quot;|&quot;;[.B1];&quot;|&quot;;[.C1];&quot;|&quot;;[.D1];&quot;|&quot;)" office:value-type="string" office:string-value="|id_pitch_acceleration |300| FLOAT | g forward: + aft: -|">
            <text:p>|id_pitch_acceleration |300| FLOAT | g forward: + aft: -|</text:p>
          </table:table-cell>
          <table:table-cell table:formula="of:=CONCATENATE(&quot;#define &quot;;[.A1];&quot; &quot;;[.B1];&quot; // &quot;;[.C1];&quot; &quot;;[.D1])" office:value-type="string" office:string-value="#define id_pitch_acceleration  300 //  FLOAT   g forward: + aft: -">
            <text:p>#define id_pitch_acceleration <text:s/>300 // <text:s/>FLOAT <text:s text:c="2"/>g forward: + aft: -</text:p>
          </table:table-cell>
          <table:table-cell table:formula="of:=CONCATENATE(&quot;&quot;&quot;&quot;;[.A1];&quot;&quot;&quot;,&quot;)" office:value-type="string" office:string-value="&quot;id_pitch_acceleration &quot;,">
            <text:p>"id_pitch_acceleration ",</text:p>
          </table:table-cell>
        </table:table-row>
        <table:table-row table:style-name="ro1">
          <table:table-cell office:value-type="string">
            <text:p>id_roll_acceleration </text:p>
          </table:table-cell>
          <table:table-cell office:value-type="float" office:value="301">
            <text:p>301</text:p>
          </table:table-cell>
          <table:table-cell office:value-type="string">
            <text:p><text:s/>FLOAT </text:p>
          </table:table-cell>
          <table:table-cell office:value-type="string">
            <text:p><text:s/>g right: + left: -</text:p>
          </table:table-cell>
          <table:table-cell table:formula="of:=CONCATENATE(&quot;|&quot;;[.A2];&quot;|&quot;;[.B2];&quot;|&quot;;[.C2];&quot;|&quot;;[.D2];&quot;|&quot;)" office:value-type="string" office:string-value="|id_roll_acceleration |301| FLOAT | g right: + left: -|">
            <text:p>|id_roll_acceleration |301| FLOAT | g right: + left: -|</text:p>
          </table:table-cell>
          <table:table-cell table:formula="of:=CONCATENATE(&quot;#define &quot;;[.A2];&quot; &quot;;[.B2];&quot; // &quot;;[.C2];&quot; &quot;;[.D2])" office:value-type="string" office:string-value="#define id_roll_acceleration  301 //  FLOAT   g right: + left: -">
            <text:p>#define id_roll_acceleration <text:s/>301 // <text:s/>FLOAT <text:s text:c="2"/>g right: + left: -</text:p>
          </table:table-cell>
          <table:table-cell table:formula="of:=CONCATENATE(&quot;&quot;&quot;&quot;;[.A2];&quot;&quot;&quot;,&quot;)" office:value-type="string" office:string-value="&quot;id_roll_acceleration &quot;,">
            <text:p>"id_roll_acceleration ",</text:p>
          </table:table-cell>
        </table:table-row>
        <table:table-row table:style-name="ro1">
          <table:table-cell office:value-type="string">
            <text:p>id_yaw_acceleration </text:p>
          </table:table-cell>
          <table:table-cell office:value-type="float" office:value="302">
            <text:p>302</text:p>
          </table:table-cell>
          <table:table-cell office:value-type="string">
            <text:p><text:s/>FLOAT </text:p>
          </table:table-cell>
          <table:table-cell office:value-type="string">
            <text:p><text:s/>g up: + down: -</text:p>
          </table:table-cell>
          <table:table-cell table:formula="of:=CONCATENATE(&quot;|&quot;;[.A3];&quot;|&quot;;[.B3];&quot;|&quot;;[.C3];&quot;|&quot;;[.D3];&quot;|&quot;)" office:value-type="string" office:string-value="|id_yaw_acceleration |302| FLOAT | g up: + down: -|">
            <text:p>|id_yaw_acceleration |302| FLOAT | g up: + down: -|</text:p>
          </table:table-cell>
          <table:table-cell table:formula="of:=CONCATENATE(&quot;#define &quot;;[.A3];&quot; &quot;;[.B3];&quot; // &quot;;[.C3];&quot; &quot;;[.D3])" office:value-type="string" office:string-value="#define id_yaw_acceleration  302 //  FLOAT   g up: + down: -">
            <text:p>#define id_yaw_acceleration <text:s/>302 // <text:s/>FLOAT <text:s text:c="2"/>g up: + down: -</text:p>
          </table:table-cell>
          <table:table-cell table:formula="of:=CONCATENATE(&quot;&quot;&quot;&quot;;[.A3];&quot;&quot;&quot;,&quot;)" office:value-type="string" office:string-value="&quot;id_yaw_acceleration &quot;,">
            <text:p>"id_yaw_acceleration ",</text:p>
          </table:table-cell>
        </table:table-row>
        <table:table-row table:style-name="ro1">
          <table:table-cell office:value-type="string">
            <text:p>id_pitch_rate </text:p>
          </table:table-cell>
          <table:table-cell office:value-type="float" office:value="303">
            <text:p>303</text:p>
          </table:table-cell>
          <table:table-cell office:value-type="string">
            <text:p><text:s/>FLOAT </text:p>
          </table:table-cell>
          <table:table-cell office:value-type="string">
            <text:p><text:s/>rad/s nose up: + nose down: -</text:p>
          </table:table-cell>
          <table:table-cell table:formula="of:=CONCATENATE(&quot;|&quot;;[.A4];&quot;|&quot;;[.B4];&quot;|&quot;;[.C4];&quot;|&quot;;[.D4];&quot;|&quot;)" office:value-type="string" office:string-value="|id_pitch_rate |303| FLOAT | rad/s nose up: + nose down: -|">
            <text:p>|id_pitch_rate |303| FLOAT | rad/s nose up: + nose down: -|</text:p>
          </table:table-cell>
          <table:table-cell table:formula="of:=CONCATENATE(&quot;#define &quot;;[.A4];&quot; &quot;;[.B4];&quot; // &quot;;[.C4];&quot; &quot;;[.D4])" office:value-type="string" office:string-value="#define id_pitch_rate  303 //  FLOAT   rad/s nose up: + nose down: -">
            <text:p>#define id_pitch_rate <text:s/>303 // <text:s/>FLOAT <text:s text:c="2"/>rad/s nose up: + nose down: -</text:p>
          </table:table-cell>
          <table:table-cell table:formula="of:=CONCATENATE(&quot;&quot;&quot;&quot;;[.A4];&quot;&quot;&quot;,&quot;)" office:value-type="string" office:string-value="&quot;id_pitch_rate &quot;,">
            <text:p>"id_pitch_rate ",</text:p>
          </table:table-cell>
        </table:table-row>
        <table:table-row table:style-name="ro1">
          <table:table-cell office:value-type="string">
            <text:p>id_roll_rate </text:p>
          </table:table-cell>
          <table:table-cell office:value-type="float" office:value="304">
            <text:p>304</text:p>
          </table:table-cell>
          <table:table-cell office:value-type="string">
            <text:p><text:s/>FLOAT </text:p>
          </table:table-cell>
          <table:table-cell office:value-type="string">
            <text:p><text:s/>rad/s roll right: + roll left: -</text:p>
          </table:table-cell>
          <table:table-cell table:formula="of:=CONCATENATE(&quot;|&quot;;[.A5];&quot;|&quot;;[.B5];&quot;|&quot;;[.C5];&quot;|&quot;;[.D5];&quot;|&quot;)" office:value-type="string" office:string-value="|id_roll_rate |304| FLOAT | rad/s roll right: + roll left: -|">
            <text:p>|id_roll_rate |304| FLOAT | rad/s roll right: + roll left: -|</text:p>
          </table:table-cell>
          <table:table-cell table:formula="of:=CONCATENATE(&quot;#define &quot;;[.A5];&quot; &quot;;[.B5];&quot; // &quot;;[.C5];&quot; &quot;;[.D5])" office:value-type="string" office:string-value="#define id_roll_rate  304 //  FLOAT   rad/s roll right: + roll left: -">
            <text:p>#define id_roll_rate <text:s/>304 // <text:s/>FLOAT <text:s text:c="2"/>rad/s roll right: + roll left: -</text:p>
          </table:table-cell>
          <table:table-cell table:formula="of:=CONCATENATE(&quot;&quot;&quot;&quot;;[.A5];&quot;&quot;&quot;,&quot;)" office:value-type="string" office:string-value="&quot;id_roll_rate &quot;,">
            <text:p>"id_roll_rate ",</text:p>
          </table:table-cell>
        </table:table-row>
        <table:table-row table:style-name="ro1">
          <table:table-cell office:value-type="string">
            <text:p>id_yaw_rate </text:p>
          </table:table-cell>
          <table:table-cell office:value-type="float" office:value="305">
            <text:p>305</text:p>
          </table:table-cell>
          <table:table-cell office:value-type="string">
            <text:p><text:s/>FLOAT </text:p>
          </table:table-cell>
          <table:table-cell office:value-type="string">
            <text:p><text:s/>rad/s yaw right: + yaw left: -</text:p>
          </table:table-cell>
          <table:table-cell table:formula="of:=CONCATENATE(&quot;|&quot;;[.A6];&quot;|&quot;;[.B6];&quot;|&quot;;[.C6];&quot;|&quot;;[.D6];&quot;|&quot;)" office:value-type="string" office:string-value="|id_yaw_rate |305| FLOAT | rad/s yaw right: + yaw left: -|">
            <text:p>|id_yaw_rate |305| FLOAT | rad/s yaw right: + yaw left: -|</text:p>
          </table:table-cell>
          <table:table-cell table:formula="of:=CONCATENATE(&quot;#define &quot;;[.A6];&quot; &quot;;[.B6];&quot; // &quot;;[.C6];&quot; &quot;;[.D6])" office:value-type="string" office:string-value="#define id_yaw_rate  305 //  FLOAT   rad/s yaw right: + yaw left: -">
            <text:p>#define id_yaw_rate <text:s/>305 // <text:s/>FLOAT <text:s text:c="2"/>rad/s yaw right: + yaw left: -</text:p>
          </table:table-cell>
          <table:table-cell table:formula="of:=CONCATENATE(&quot;&quot;&quot;&quot;;[.A6];&quot;&quot;&quot;,&quot;)" office:value-type="string" office:string-value="&quot;id_yaw_rate &quot;,">
            <text:p>"id_yaw_rate ",</text:p>
          </table:table-cell>
        </table:table-row>
        <table:table-row table:style-name="ro1">
          <table:table-cell office:value-type="string">
            <text:p>id_roll_angle_magnetic </text:p>
          </table:table-cell>
          <table:table-cell office:value-type="float" office:value="306">
            <text:p>306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7];&quot;|&quot;;[.B7];&quot;|&quot;;[.C7];&quot;|&quot;;[.D7];&quot;|&quot;)" office:value-type="string" office:string-value="|id_roll_angle_magnetic |306| FLOAT | rad|">
            <text:p>|id_roll_angle_magnetic |306| FLOAT | rad|</text:p>
          </table:table-cell>
          <table:table-cell table:formula="of:=CONCATENATE(&quot;#define &quot;;[.A7];&quot; &quot;;[.B7];&quot; // &quot;;[.C7];&quot; &quot;;[.D7])" office:value-type="string" office:string-value="#define id_roll_angle_magnetic  306 //  FLOAT   rad">
            <text:p>#define id_roll_angle_magnetic <text:s/>306 // <text:s/>FLOAT <text:s text:c="2"/>rad</text:p>
          </table:table-cell>
          <table:table-cell table:formula="of:=CONCATENATE(&quot;&quot;&quot;&quot;;[.A7];&quot;&quot;&quot;,&quot;)" office:value-type="string" office:string-value="&quot;id_roll_angle_magnetic &quot;,">
            <text:p>"id_roll_angle_magnetic ",</text:p>
          </table:table-cell>
        </table:table-row>
        <table:table-row table:style-name="ro1">
          <table:table-cell office:value-type="string">
            <text:p>id_pitch_angle_magnetic </text:p>
          </table:table-cell>
          <table:table-cell office:value-type="float" office:value="307">
            <text:p>307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8];&quot;|&quot;;[.B8];&quot;|&quot;;[.C8];&quot;|&quot;;[.D8];&quot;|&quot;)" office:value-type="string" office:string-value="|id_pitch_angle_magnetic |307| FLOAT | rad|">
            <text:p>|id_pitch_angle_magnetic |307| FLOAT | rad|</text:p>
          </table:table-cell>
          <table:table-cell table:formula="of:=CONCATENATE(&quot;#define &quot;;[.A8];&quot; &quot;;[.B8];&quot; // &quot;;[.C8];&quot; &quot;;[.D8])" office:value-type="string" office:string-value="#define id_pitch_angle_magnetic  307 //  FLOAT   rad">
            <text:p>#define id_pitch_angle_magnetic <text:s/>307 // <text:s/>FLOAT <text:s text:c="2"/>rad</text:p>
          </table:table-cell>
          <table:table-cell table:formula="of:=CONCATENATE(&quot;&quot;&quot;&quot;;[.A8];&quot;&quot;&quot;,&quot;)" office:value-type="string" office:string-value="&quot;id_pitch_angle_magnetic &quot;,">
            <text:p>"id_pitch_angle_magnetic ",</text:p>
          </table:table-cell>
        </table:table-row>
        <table:table-row table:style-name="ro1">
          <table:table-cell office:value-type="string">
            <text:p>id_yaw_angle_magnetic </text:p>
          </table:table-cell>
          <table:table-cell office:value-type="float" office:value="308">
            <text:p>308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9];&quot;|&quot;;[.B9];&quot;|&quot;;[.C9];&quot;|&quot;;[.D9];&quot;|&quot;)" office:value-type="string" office:string-value="|id_yaw_angle_magnetic |308| FLOAT | rad|">
            <text:p>|id_yaw_angle_magnetic |308| FLOAT | rad|</text:p>
          </table:table-cell>
          <table:table-cell table:formula="of:=CONCATENATE(&quot;#define &quot;;[.A9];&quot; &quot;;[.B9];&quot; // &quot;;[.C9];&quot; &quot;;[.D9])" office:value-type="string" office:string-value="#define id_yaw_angle_magnetic  308 //  FLOAT   rad">
            <text:p>#define id_yaw_angle_magnetic <text:s/>308 // <text:s/>FLOAT <text:s text:c="2"/>rad</text:p>
          </table:table-cell>
          <table:table-cell table:formula="of:=CONCATENATE(&quot;&quot;&quot;&quot;;[.A9];&quot;&quot;&quot;,&quot;)" office:value-type="string" office:string-value="&quot;id_yaw_angle_magnetic &quot;,">
            <text:p>"id_yaw_angle_magnetic ",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table:number-columns-repeated="4"/>
          <table:table-cell table:formula="of:=CONCATENATE(&quot;&quot;&quot;&quot;;[.A1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table:number-columns-repeated="4"/>
          <table:table-cell table:formula="of:=CONCATENATE(&quot;&quot;&quot;&quot;;[.A1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pitch_angle </text:p>
          </table:table-cell>
          <table:table-cell office:value-type="float" office:value="311">
            <text:p>311</text:p>
          </table:table-cell>
          <table:table-cell office:value-type="string">
            <text:p><text:s/>FLOAT </text:p>
          </table:table-cell>
          <table:table-cell office:value-type="string">
            <text:p><text:s/>rad nose up: + nose down: -</text:p>
          </table:table-cell>
          <table:table-cell table:formula="of:=CONCATENATE(&quot;|&quot;;[.A12];&quot;|&quot;;[.B12];&quot;|&quot;;[.C12];&quot;|&quot;;[.D12];&quot;|&quot;)" office:value-type="string" office:string-value="|id_pitch_angle |311| FLOAT | rad nose up: + nose down: -|">
            <text:p>|id_pitch_angle |311| FLOAT | rad nose up: + nose down: -|</text:p>
          </table:table-cell>
          <table:table-cell table:formula="of:=CONCATENATE(&quot;#define &quot;;[.A12];&quot; &quot;;[.B12];&quot; // &quot;;[.C12];&quot; &quot;;[.D12])" office:value-type="string" office:string-value="#define id_pitch_angle  311 //  FLOAT   rad nose up: + nose down: -">
            <text:p>#define id_pitch_angle <text:s/>311 // <text:s/>FLOAT <text:s text:c="2"/>rad nose up: + nose down: -</text:p>
          </table:table-cell>
          <table:table-cell table:formula="of:=CONCATENATE(&quot;&quot;&quot;&quot;;[.A12];&quot;&quot;&quot;,&quot;)" office:value-type="string" office:string-value="&quot;id_pitch_angle &quot;,">
            <text:p>"id_pitch_angle ",</text:p>
          </table:table-cell>
        </table:table-row>
        <table:table-row table:style-name="ro1">
          <table:table-cell office:value-type="string">
            <text:p>id_roll_angle </text:p>
          </table:table-cell>
          <table:table-cell office:value-type="float" office:value="312">
            <text:p>312</text:p>
          </table:table-cell>
          <table:table-cell office:value-type="string">
            <text:p><text:s/>FLOAT </text:p>
          </table:table-cell>
          <table:table-cell office:value-type="string">
            <text:p><text:s/>rad roll right: + roll left: -</text:p>
          </table:table-cell>
          <table:table-cell table:formula="of:=CONCATENATE(&quot;|&quot;;[.A13];&quot;|&quot;;[.B13];&quot;|&quot;;[.C13];&quot;|&quot;;[.D13];&quot;|&quot;)" office:value-type="string" office:string-value="|id_roll_angle |312| FLOAT | rad roll right: + roll left: -|">
            <text:p>|id_roll_angle |312| FLOAT | rad roll right: + roll left: -|</text:p>
          </table:table-cell>
          <table:table-cell table:formula="of:=CONCATENATE(&quot;#define &quot;;[.A13];&quot; &quot;;[.B13];&quot; // &quot;;[.C13];&quot; &quot;;[.D13])" office:value-type="string" office:string-value="#define id_roll_angle  312 //  FLOAT   rad roll right: + roll left: -">
            <text:p>#define id_roll_angle <text:s/>312 // <text:s/>FLOAT <text:s text:c="2"/>rad roll right: + roll left: -</text:p>
          </table:table-cell>
          <table:table-cell table:formula="of:=CONCATENATE(&quot;&quot;&quot;&quot;;[.A13];&quot;&quot;&quot;,&quot;)" office:value-type="string" office:string-value="&quot;id_roll_angle &quot;,">
            <text:p>"id_roll_angle ",</text:p>
          </table:table-cell>
        </table:table-row>
        <table:table-row table:style-name="ro1">
          <table:table-cell office:value-type="string">
            <text:p>id_yaw_angle </text:p>
          </table:table-cell>
          <table:table-cell office:value-type="float" office:value="313">
            <text:p>313</text:p>
          </table:table-cell>
          <table:table-cell office:value-type="string">
            <text:p><text:s/>FLOAT </text:p>
          </table:table-cell>
          <table:table-cell office:value-type="string">
            <text:p><text:s/>rad yaw right: + yaw left: -</text:p>
          </table:table-cell>
          <table:table-cell table:formula="of:=CONCATENATE(&quot;|&quot;;[.A14];&quot;|&quot;;[.B14];&quot;|&quot;;[.C14];&quot;|&quot;;[.D14];&quot;|&quot;)" office:value-type="string" office:string-value="|id_yaw_angle |313| FLOAT | rad yaw right: + yaw left: -|">
            <text:p>|id_yaw_angle |313| FLOAT | rad yaw right: + yaw left: -|</text:p>
          </table:table-cell>
          <table:table-cell table:formula="of:=CONCATENATE(&quot;#define &quot;;[.A14];&quot; &quot;;[.B14];&quot; // &quot;;[.C14];&quot; &quot;;[.D14])" office:value-type="string" office:string-value="#define id_yaw_angle  313 //  FLOAT   rad yaw right: + yaw left: -">
            <text:p>#define id_yaw_angle <text:s/>313 // <text:s/>FLOAT <text:s text:c="2"/>rad yaw right: + yaw left: -</text:p>
          </table:table-cell>
          <table:table-cell table:formula="of:=CONCATENATE(&quot;&quot;&quot;&quot;;[.A14];&quot;&quot;&quot;,&quot;)" office:value-type="string" office:string-value="&quot;id_yaw_angle &quot;,">
            <text:p>"id_yaw_angle ",</text:p>
          </table:table-cell>
        </table:table-row>
        <table:table-row table:style-name="ro1">
          <table:table-cell office:value-type="string">
            <text:p>id_altitude_rate </text:p>
          </table:table-cell>
          <table:table-cell office:value-type="float" office:value="314">
            <text:p>31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5];&quot;|&quot;;[.B15];&quot;|&quot;;[.C15];&quot;|&quot;;[.D15];&quot;|&quot;)" office:value-type="string" office:string-value="|id_altitude_rate |314| FLOAT | m/s|">
            <text:p>|id_altitude_rate |314| FLOAT | m/s|</text:p>
          </table:table-cell>
          <table:table-cell table:formula="of:=CONCATENATE(&quot;#define &quot;;[.A15];&quot; &quot;;[.B15];&quot; // &quot;;[.C15];&quot; &quot;;[.D15])" office:value-type="string" office:string-value="#define id_altitude_rate  314 //  FLOAT   m/s">
            <text:p>#define id_altitude_rate <text:s/>314 // <text:s/>FLOAT <text:s text:c="2"/>m/s</text:p>
          </table:table-cell>
          <table:table-cell table:formula="of:=CONCATENATE(&quot;&quot;&quot;&quot;;[.A15];&quot;&quot;&quot;,&quot;)" office:value-type="string" office:string-value="&quot;id_altitude_rate &quot;,">
            <text:p>"id_altitude_rate ",</text:p>
          </table:table-cell>
        </table:table-row>
        <table:table-row table:style-name="ro1">
          <table:table-cell office:value-type="string">
            <text:p>id_indicated_airspeed </text:p>
          </table:table-cell>
          <table:table-cell office:value-type="float" office:value="315">
            <text:p>31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6];&quot;|&quot;;[.B16];&quot;|&quot;;[.C16];&quot;|&quot;;[.D16];&quot;|&quot;)" office:value-type="string" office:string-value="|id_indicated_airspeed |315| FLOAT | m/s|">
            <text:p>|id_indicated_airspeed |315| FLOAT | m/s|</text:p>
          </table:table-cell>
          <table:table-cell table:formula="of:=CONCATENATE(&quot;#define &quot;;[.A16];&quot; &quot;;[.B16];&quot; // &quot;;[.C16];&quot; &quot;;[.D16])" office:value-type="string" office:string-value="#define id_indicated_airspeed  315 //  FLOAT   m/s">
            <text:p>#define id_indicated_airspeed <text:s/>315 // <text:s/>FLOAT <text:s text:c="2"/>m/s</text:p>
          </table:table-cell>
          <table:table-cell table:formula="of:=CONCATENATE(&quot;&quot;&quot;&quot;;[.A16];&quot;&quot;&quot;,&quot;)" office:value-type="string" office:string-value="&quot;id_indicated_airspeed &quot;,">
            <text:p>"id_indicated_airspeed ",</text:p>
          </table:table-cell>
        </table:table-row>
        <table:table-row table:style-name="ro1">
          <table:table-cell office:value-type="string">
            <text:p>id_true_airspeed </text:p>
          </table:table-cell>
          <table:table-cell office:value-type="float" office:value="316">
            <text:p>316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7];&quot;|&quot;;[.B17];&quot;|&quot;;[.C17];&quot;|&quot;;[.D17];&quot;|&quot;)" office:value-type="string" office:string-value="|id_true_airspeed |316| FLOAT | m/s|">
            <text:p>|id_true_airspeed |316| FLOAT | m/s|</text:p>
          </table:table-cell>
          <table:table-cell table:formula="of:=CONCATENATE(&quot;#define &quot;;[.A17];&quot; &quot;;[.B17];&quot; // &quot;;[.C17];&quot; &quot;;[.D17])" office:value-type="string" office:string-value="#define id_true_airspeed  316 //  FLOAT   m/s">
            <text:p>#define id_true_airspeed <text:s/>316 // <text:s/>FLOAT <text:s text:c="2"/>m/s</text:p>
          </table:table-cell>
          <table:table-cell table:formula="of:=CONCATENATE(&quot;&quot;&quot;&quot;;[.A17];&quot;&quot;&quot;,&quot;)" office:value-type="string" office:string-value="&quot;id_true_airspeed &quot;,">
            <text:p>"id_true_airspeed ",</text:p>
          </table:table-cell>
        </table:table-row>
        <table:table-row table:style-name="ro1">
          <table:table-cell office:value-type="string">
            <text:p>id_calibrated_airspeed </text:p>
          </table:table-cell>
          <table:table-cell office:value-type="float" office:value="317">
            <text:p>317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8];&quot;|&quot;;[.B18];&quot;|&quot;;[.C18];&quot;|&quot;;[.D18];&quot;|&quot;)" office:value-type="string" office:string-value="|id_calibrated_airspeed |317| FLOAT | m/s|">
            <text:p>|id_calibrated_airspeed |317| FLOAT | m/s|</text:p>
          </table:table-cell>
          <table:table-cell table:formula="of:=CONCATENATE(&quot;#define &quot;;[.A18];&quot; &quot;;[.B18];&quot; // &quot;;[.C18];&quot; &quot;;[.D18])" office:value-type="string" office:string-value="#define id_calibrated_airspeed  317 //  FLOAT   m/s">
            <text:p>#define id_calibrated_airspeed <text:s/>317 // <text:s/>FLOAT <text:s text:c="2"/>m/s</text:p>
          </table:table-cell>
          <table:table-cell table:formula="of:=CONCATENATE(&quot;&quot;&quot;&quot;;[.A18];&quot;&quot;&quot;,&quot;)" office:value-type="string" office:string-value="&quot;id_calibrated_airspeed &quot;,">
            <text:p>"id_calibrated_airspeed ",</text:p>
          </table:table-cell>
        </table:table-row>
        <table:table-row table:style-name="ro1">
          <table:table-cell office:value-type="string">
            <text:p>id_angle_of_attack </text:p>
          </table:table-cell>
          <table:table-cell office:value-type="float" office:value="318">
            <text:p>31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9];&quot;|&quot;;[.B19];&quot;|&quot;;[.C19];&quot;|&quot;;[.D19];&quot;|&quot;)" office:value-type="string" office:string-value="|id_angle_of_attack |318| SHORT | deg|">
            <text:p>|id_angle_of_attack |318| SHORT | deg|</text:p>
          </table:table-cell>
          <table:table-cell table:formula="of:=CONCATENATE(&quot;#define &quot;;[.A19];&quot; &quot;;[.B19];&quot; // &quot;;[.C19];&quot; &quot;;[.D19])" office:value-type="string" office:string-value="#define id_angle_of_attack  318 //  SHORT   deg">
            <text:p>#define id_angle_of_attack <text:s/>318 // <text:s/>SHORT <text:s text:c="2"/>deg</text:p>
          </table:table-cell>
          <table:table-cell table:formula="of:=CONCATENATE(&quot;&quot;&quot;&quot;;[.A19];&quot;&quot;&quot;,&quot;)" office:value-type="string" office:string-value="&quot;id_angle_of_attack &quot;,">
            <text:p>"id_angle_of_attack ",</text:p>
          </table:table-cell>
        </table:table-row>
        <table:table-row table:style-name="ro1">
          <table:table-cell office:value-type="string">
            <text:p>id_qnh </text:p>
          </table:table-cell>
          <table:table-cell office:value-type="float" office:value="319">
            <text:p>319</text:p>
          </table:table-cell>
          <table:table-cell office:value-type="string">
            <text:p><text:s/>SHORT </text:p>
          </table:table-cell>
          <table:table-cell office:value-type="string">
            <text:p><text:s/>hPa published every 60 seconds. changed with id_qnh_up, id_qnh_dn</text:p>
          </table:table-cell>
          <table:table-cell table:formula="of:=CONCATENATE(&quot;|&quot;;[.A20];&quot;|&quot;;[.B20];&quot;|&quot;;[.C20];&quot;|&quot;;[.D20];&quot;|&quot;)" office:value-type="string" office:string-value="|id_qnh |319| SHORT | hPa published every 60 seconds. changed with id_qnh_up, id_qnh_dn|">
            <text:p>|id_qnh |319| SHORT | hPa published every 60 seconds. changed with id_qnh_up, id_qnh_dn|</text:p>
          </table:table-cell>
          <table:table-cell table:formula="of:=CONCATENATE(&quot;#define &quot;;[.A20];&quot; &quot;;[.B20];&quot; // &quot;;[.C20];&quot; &quot;;[.D20])" office:value-type="string" office:string-value="#define id_qnh  319 //  SHORT   hPa published every 60 seconds. changed with id_qnh_up, id_qnh_dn">
            <text:p>#define id_qnh <text:s/>319 // <text:s/>SHORT <text:s text:c="2"/>hPa published every 60 seconds. changed with id_qnh_up, id_qnh_dn</text:p>
          </table:table-cell>
          <table:table-cell table:formula="of:=CONCATENATE(&quot;&quot;&quot;&quot;;[.A20];&quot;&quot;&quot;,&quot;)" office:value-type="string" office:string-value="&quot;id_qnh &quot;,">
            <text:p>"id_qnh ",</text:p>
          </table:table-cell>
        </table:table-row>
        <table:table-row table:style-name="ro1">
          <table:table-cell office:value-type="string">
            <text:p>id_baro_corrected_altitude </text:p>
          </table:table-cell>
          <table:table-cell office:value-type="float" office:value="320">
            <text:p>32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1];&quot;|&quot;;[.B21];&quot;|&quot;;[.C21];&quot;|&quot;;[.D21];&quot;|&quot;)" office:value-type="string" office:string-value="|id_baro_corrected_altitude |320| FLOAT | m|">
            <text:p>|id_baro_corrected_altitude |320| FLOAT | m|</text:p>
          </table:table-cell>
          <table:table-cell table:formula="of:=CONCATENATE(&quot;#define &quot;;[.A21];&quot; &quot;;[.B21];&quot; // &quot;;[.C21];&quot; &quot;;[.D21])" office:value-type="string" office:string-value="#define id_baro_corrected_altitude  320 //  FLOAT   m">
            <text:p>#define id_baro_corrected_altitude <text:s/>320 // <text:s/>FLOAT <text:s text:c="2"/>m</text:p>
          </table:table-cell>
          <table:table-cell table:formula="of:=CONCATENATE(&quot;&quot;&quot;&quot;;[.A21];&quot;&quot;&quot;,&quot;)" office:value-type="string" office:string-value="&quot;id_baro_corrected_altitude &quot;,">
            <text:p>"id_baro_corrected_altitude ",</text:p>
          </table:table-cell>
        </table:table-row>
        <table:table-row table:style-name="ro1">
          <table:table-cell office:value-type="string">
            <text:p>id_heading_angle </text:p>
          </table:table-cell>
          <table:table-cell office:value-type="float" office:value="321">
            <text:p>321</text:p>
          </table:table-cell>
          <table:table-cell office:value-type="string">
            <text:p><text:s/>SHORT </text:p>
          </table:table-cell>
          <table:table-cell office:value-type="string">
            <text:p><text:s/>deg 0-360 True heading</text:p>
          </table:table-cell>
          <table:table-cell table:formula="of:=CONCATENATE(&quot;|&quot;;[.A22];&quot;|&quot;;[.B22];&quot;|&quot;;[.C22];&quot;|&quot;;[.D22];&quot;|&quot;)" office:value-type="string" office:string-value="|id_heading_angle |321| SHORT | deg 0-360 True heading|">
            <text:p>|id_heading_angle |321| SHORT | deg 0-360 True heading|</text:p>
          </table:table-cell>
          <table:table-cell table:formula="of:=CONCATENATE(&quot;#define &quot;;[.A22];&quot; &quot;;[.B22];&quot; // &quot;;[.C22];&quot; &quot;;[.D22])" office:value-type="string" office:string-value="#define id_heading_angle  321 //  SHORT   deg 0-360 True heading">
            <text:p>#define id_heading_angle <text:s/>321 // <text:s/>SHORT <text:s text:c="2"/>deg 0-360 True heading</text:p>
          </table:table-cell>
          <table:table-cell table:formula="of:=CONCATENATE(&quot;&quot;&quot;&quot;;[.A22];&quot;&quot;&quot;,&quot;)" office:value-type="string" office:string-value="&quot;id_heading_angle &quot;,">
            <text:p>"id_heading_angle ",</text:p>
          </table:table-cell>
        </table:table-row>
        <table:table-row table:style-name="ro1">
          <table:table-cell office:value-type="string">
            <text:p>id_heading </text:p>
          </table:table-cell>
          <table:table-cell office:value-type="float" office:value="322">
            <text:p>322</text:p>
          </table:table-cell>
          <table:table-cell office:value-type="string">
            <text:p><text:s/>SHORT </text:p>
          </table:table-cell>
          <table:table-cell office:value-type="string">
            <text:p><text:s/>deg 0-360</text:p>
          </table:table-cell>
          <table:table-cell table:formula="of:=CONCATENATE(&quot;|&quot;;[.A23];&quot;|&quot;;[.B23];&quot;|&quot;;[.C23];&quot;|&quot;;[.D23];&quot;|&quot;)" office:value-type="string" office:string-value="|id_heading |322| SHORT | deg 0-360|">
            <text:p>|id_heading |322| SHORT | deg 0-360|</text:p>
          </table:table-cell>
          <table:table-cell table:formula="of:=CONCATENATE(&quot;#define &quot;;[.A23];&quot; &quot;;[.B23];&quot; // &quot;;[.C23];&quot; &quot;;[.D23])" office:value-type="string" office:string-value="#define id_heading  322 //  SHORT   deg 0-360">
            <text:p>#define id_heading <text:s/>322 // <text:s/>SHORT <text:s text:c="2"/>deg 0-360</text:p>
          </table:table-cell>
          <table:table-cell table:formula="of:=CONCATENATE(&quot;&quot;&quot;&quot;;[.A23];&quot;&quot;&quot;,&quot;)" office:value-type="string" office:string-value="&quot;id_heading &quot;,">
            <text:p>"id_heading ",</text:p>
          </table:table-cell>
        </table:table-row>
        <table:table-row table:style-name="ro1">
          <table:table-cell office:value-type="string">
            <text:p>id_pressure_altitude </text:p>
          </table:table-cell>
          <table:table-cell office:value-type="float" office:value="323">
            <text:p>3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4];&quot;|&quot;;[.B24];&quot;|&quot;;[.C24];&quot;|&quot;;[.D24];&quot;|&quot;)" office:value-type="string" office:string-value="|id_pressure_altitude |323| FLOAT | m|">
            <text:p>|id_pressure_altitude |323| FLOAT | m|</text:p>
          </table:table-cell>
          <table:table-cell table:formula="of:=CONCATENATE(&quot;#define &quot;;[.A24];&quot; &quot;;[.B24];&quot; // &quot;;[.C24];&quot; &quot;;[.D24])" office:value-type="string" office:string-value="#define id_pressure_altitude  323 //  FLOAT   m">
            <text:p>#define id_pressure_altitude <text:s/>323 // <text:s/>FLOAT <text:s text:c="2"/>m</text:p>
          </table:table-cell>
          <table:table-cell table:formula="of:=CONCATENATE(&quot;&quot;&quot;&quot;;[.A24];&quot;&quot;&quot;,&quot;)" office:value-type="string" office:string-value="&quot;id_pressure_altitude &quot;,">
            <text:p>"id_pressure_altitude ",</text:p>
          </table:table-cell>
        </table:table-row>
        <table:table-row table:style-name="ro1">
          <table:table-cell office:value-type="string">
            <text:p>id_outside_air_temperature </text:p>
          </table:table-cell>
          <table:table-cell office:value-type="float" office:value="324">
            <text:p>32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25];&quot;|&quot;;[.B25];&quot;|&quot;;[.C25];&quot;|&quot;;[.D25];&quot;|&quot;)" office:value-type="string" office:string-value="|id_outside_air_temperature |324| SHORT | K|">
            <text:p>|id_outside_air_temperature |324| SHORT | K|</text:p>
          </table:table-cell>
          <table:table-cell table:formula="of:=CONCATENATE(&quot;#define &quot;;[.A25];&quot; &quot;;[.B25];&quot; // &quot;;[.C25];&quot; &quot;;[.D25])" office:value-type="string" office:string-value="#define id_outside_air_temperature  324 //  SHORT   K">
            <text:p>#define id_outside_air_temperature <text:s/>324 // <text:s/>SHORT <text:s text:c="2"/>K</text:p>
          </table:table-cell>
          <table:table-cell table:formula="of:=CONCATENATE(&quot;&quot;&quot;&quot;;[.A25];&quot;&quot;&quot;,&quot;)" office:value-type="string" office:string-value="&quot;id_outside_air_temperature &quot;,">
            <text:p>"id_outside_air_temperature ",</text:p>
          </table:table-cell>
        </table:table-row>
        <table:table-row table:style-name="ro1">
          <table:table-cell office:value-type="string">
            <text:p>id_differential_pressure </text:p>
          </table:table-cell>
          <table:table-cell office:value-type="float" office:value="325">
            <text:p>325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6];&quot;|&quot;;[.B26];&quot;|&quot;;[.C26];&quot;|&quot;;[.D26];&quot;|&quot;)" office:value-type="string" office:string-value="|id_differential_pressure |325| FLOAT | hPa|">
            <text:p>|id_differential_pressure |325| FLOAT | hPa|</text:p>
          </table:table-cell>
          <table:table-cell table:formula="of:=CONCATENATE(&quot;#define &quot;;[.A26];&quot; &quot;;[.B26];&quot; // &quot;;[.C26];&quot; &quot;;[.D26])" office:value-type="string" office:string-value="#define id_differential_pressure  325 //  FLOAT   hPa">
            <text:p>#define id_differential_pressure <text:s/>325 // <text:s/>FLOAT <text:s text:c="2"/>hPa</text:p>
          </table:table-cell>
          <table:table-cell table:formula="of:=CONCATENATE(&quot;&quot;&quot;&quot;;[.A26];&quot;&quot;&quot;,&quot;)" office:value-type="string" office:string-value="&quot;id_differential_pressure &quot;,">
            <text:p>"id_differential_pressure ",</text:p>
          </table:table-cell>
        </table:table-row>
        <table:table-row table:style-name="ro1">
          <table:table-cell office:value-type="string">
            <text:p>id_static_pressure </text:p>
          </table:table-cell>
          <table:table-cell office:value-type="float" office:value="326">
            <text:p>32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7];&quot;|&quot;;[.B27];&quot;|&quot;;[.C27];&quot;|&quot;;[.D27];&quot;|&quot;)" office:value-type="string" office:string-value="|id_static_pressure |326| FLOAT | hPa|">
            <text:p>|id_static_pressure |326| FLOAT | hPa|</text:p>
          </table:table-cell>
          <table:table-cell table:formula="of:=CONCATENATE(&quot;#define &quot;;[.A27];&quot; &quot;;[.B27];&quot; // &quot;;[.C27];&quot; &quot;;[.D27])" office:value-type="string" office:string-value="#define id_static_pressure  326 //  FLOAT   hPa">
            <text:p>#define id_static_pressure <text:s/>326 // <text:s/>FLOAT <text:s text:c="2"/>hPa</text:p>
          </table:table-cell>
          <table:table-cell table:formula="of:=CONCATENATE(&quot;&quot;&quot;&quot;;[.A27];&quot;&quot;&quot;,&quot;)" office:value-type="string" office:string-value="&quot;id_static_pressure &quot;,">
            <text:p>"id_static_pressure ",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table:number-columns-repeated="4"/>
          <table:table-cell table:formula="of:=CONCATENATE(&quot;&quot;&quot;&quot;;[.A2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table:number-columns-repeated="4"/>
          <table:table-cell table:formula="of:=CONCATENATE(&quot;&quot;&quot;&quot;;[.A2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table:number-columns-repeated="4"/>
          <table:table-cell table:formula="of:=CONCATENATE(&quot;&quot;&quot;&quot;;[.A3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table:number-columns-repeated="4"/>
          <table:table-cell table:formula="of:=CONCATENATE(&quot;&quot;&quot;&quot;;[.A3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 table:number-columns-repeated="4"/>
          <table:table-cell table:formula="of:=CONCATENATE(&quot;&quot;&quot;&quot;;[.A3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 table:number-columns-repeated="4"/>
          <table:table-cell table:formula="of:=CONCATENATE(&quot;&quot;&quot;&quot;;[.A3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wind_speed </text:p>
          </table:table-cell>
          <table:table-cell office:value-type="float" office:value="333">
            <text:p>33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4];&quot;|&quot;;[.B34];&quot;|&quot;;[.C34];&quot;|&quot;;[.D34];&quot;|&quot;)" office:value-type="string" office:string-value="|id_wind_speed |333| FLOAT | m/s|">
            <text:p>|id_wind_speed |333| FLOAT | m/s|</text:p>
          </table:table-cell>
          <table:table-cell table:formula="of:=CONCATENATE(&quot;#define &quot;;[.A34];&quot; &quot;;[.B34];&quot; // &quot;;[.C34];&quot; &quot;;[.D34])" office:value-type="string" office:string-value="#define id_wind_speed  333 //  FLOAT   m/s">
            <text:p>#define id_wind_speed <text:s/>333 // <text:s/>FLOAT <text:s text:c="2"/>m/s</text:p>
          </table:table-cell>
          <table:table-cell table:formula="of:=CONCATENATE(&quot;&quot;&quot;&quot;;[.A34];&quot;&quot;&quot;,&quot;)" office:value-type="string" office:string-value="&quot;id_wind_speed &quot;,">
            <text:p>"id_wind_speed ",</text:p>
          </table:table-cell>
        </table:table-row>
        <table:table-row table:style-name="ro1">
          <table:table-cell office:value-type="string">
            <text:p>id_wind_direction </text:p>
          </table:table-cell>
          <table:table-cell office:value-type="float" office:value="334">
            <text:p>334</text:p>
          </table:table-cell>
          <table:table-cell office:value-type="string">
            <text:p><text:s/>FLOAT </text:p>
          </table:table-cell>
          <table:table-cell office:value-type="string">
            <text:p><text:s/>rad 0-360</text:p>
          </table:table-cell>
          <table:table-cell table:formula="of:=CONCATENATE(&quot;|&quot;;[.A35];&quot;|&quot;;[.B35];&quot;|&quot;;[.C35];&quot;|&quot;;[.D35];&quot;|&quot;)" office:value-type="string" office:string-value="|id_wind_direction |334| FLOAT | rad 0-360|">
            <text:p>|id_wind_direction |334| FLOAT | rad 0-360|</text:p>
          </table:table-cell>
          <table:table-cell table:formula="of:=CONCATENATE(&quot;#define &quot;;[.A35];&quot; &quot;;[.B35];&quot; // &quot;;[.C35];&quot; &quot;;[.D35])" office:value-type="string" office:string-value="#define id_wind_direction  334 //  FLOAT   rad 0-360">
            <text:p>#define id_wind_direction <text:s/>334 // <text:s/>FLOAT <text:s text:c="2"/>rad 0-360</text:p>
          </table:table-cell>
          <table:table-cell table:formula="of:=CONCATENATE(&quot;&quot;&quot;&quot;;[.A35];&quot;&quot;&quot;,&quot;)" office:value-type="string" office:string-value="&quot;id_wind_direction &quot;,">
            <text:p>"id_wind_direction ",</text:p>
          </table:table-cell>
        </table:table-row>
        <table:table-row table:style-name="ro1">
          <table:table-cell office:value-type="string">
            <text:p>id_engine_rpm </text:p>
          </table:table-cell>
          <table:table-cell office:value-type="float" office:value="500">
            <text:p>500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36];&quot;|&quot;;[.B36];&quot;|&quot;;[.C36];&quot;|&quot;;[.D36];&quot;|&quot;)" office:value-type="string" office:string-value="|id_engine_rpm |500| SHORT | r/min|">
            <text:p>|id_engine_rpm |500| SHORT | r/min|</text:p>
          </table:table-cell>
          <table:table-cell table:formula="of:=CONCATENATE(&quot;#define &quot;;[.A36];&quot; &quot;;[.B36];&quot; // &quot;;[.C36];&quot; &quot;;[.D36])" office:value-type="string" office:string-value="#define id_engine_rpm  500 //  SHORT   r/min">
            <text:p>#define id_engine_rpm <text:s/>500 // <text:s/>SHORT <text:s text:c="2"/>r/min</text:p>
          </table:table-cell>
          <table:table-cell table:formula="of:=CONCATENATE(&quot;&quot;&quot;&quot;;[.A36];&quot;&quot;&quot;,&quot;)" office:value-type="string" office:string-value="&quot;id_engine_rpm &quot;,">
            <text:p>"id_engine_rpm ",</text:p>
          </table:table-cell>
        </table:table-row>
        <table:table-row table:style-name="ro1">
          <table:table-cell office:value-type="string">
            <text:p>id_engine_rpm_a </text:p>
          </table:table-cell>
          <table:table-cell office:value-type="float" office:value="501">
            <text:p>501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37];&quot;|&quot;;[.B37];&quot;|&quot;;[.C37];&quot;|&quot;;[.D37];&quot;|&quot;)" office:value-type="string" office:string-value="|id_engine_rpm_a |501| SHORT | r/min|">
            <text:p>|id_engine_rpm_a |501| SHORT | r/min|</text:p>
          </table:table-cell>
          <table:table-cell table:formula="of:=CONCATENATE(&quot;#define &quot;;[.A37];&quot; &quot;;[.B37];&quot; // &quot;;[.C37];&quot; &quot;;[.D37])" office:value-type="string" office:string-value="#define id_engine_rpm_a  501 //  SHORT   r/min">
            <text:p>#define id_engine_rpm_a <text:s/>501 // <text:s/>SHORT <text:s text:c="2"/>r/min</text:p>
          </table:table-cell>
          <table:table-cell table:formula="of:=CONCATENATE(&quot;&quot;&quot;&quot;;[.A37];&quot;&quot;&quot;,&quot;)" office:value-type="string" office:string-value="&quot;id_engine_rpm_a &quot;,">
            <text:p>"id_engine_rpm_a ",</text:p>
          </table:table-cell>
        </table:table-row>
        <table:table-row table:style-name="ro1">
          <table:table-cell/>
          <table:table-cell office:value-type="float" office:value="502">
            <text:p>502</text:p>
          </table:table-cell>
          <table:table-cell table:number-columns-repeated="4"/>
          <table:table-cell table:formula="of:=CONCATENATE(&quot;&quot;&quot;&quot;;[.A3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3">
            <text:p>503</text:p>
          </table:table-cell>
          <table:table-cell table:number-columns-repeated="4"/>
          <table:table-cell table:formula="of:=CONCATENATE(&quot;&quot;&quot;&quot;;[.A3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4">
            <text:p>504</text:p>
          </table:table-cell>
          <table:table-cell table:number-columns-repeated="4"/>
          <table:table-cell table:formula="of:=CONCATENATE(&quot;&quot;&quot;&quot;;[.A4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5">
            <text:p>505</text:p>
          </table:table-cell>
          <table:table-cell table:number-columns-repeated="4"/>
          <table:table-cell table:formula="of:=CONCATENATE(&quot;&quot;&quot;&quot;;[.A4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6">
            <text:p>506</text:p>
          </table:table-cell>
          <table:table-cell table:number-columns-repeated="4"/>
          <table:table-cell table:formula="of:=CONCATENATE(&quot;&quot;&quot;&quot;;[.A4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7">
            <text:p>507</text:p>
          </table:table-cell>
          <table:table-cell table:number-columns-repeated="4"/>
          <table:table-cell table:formula="of:=CONCATENATE(&quot;&quot;&quot;&quot;;[.A4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8">
            <text:p>508</text:p>
          </table:table-cell>
          <table:table-cell table:number-columns-repeated="4"/>
          <table:table-cell table:formula="of:=CONCATENATE(&quot;&quot;&quot;&quot;;[.A4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table:number-columns-repeated="4"/>
          <table:table-cell table:formula="of:=CONCATENATE(&quot;&quot;&quot;&quot;;[.A4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0">
            <text:p>510</text:p>
          </table:table-cell>
          <table:table-cell table:number-columns-repeated="4"/>
          <table:table-cell table:formula="of:=CONCATENATE(&quot;&quot;&quot;&quot;;[.A4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1">
            <text:p>511</text:p>
          </table:table-cell>
          <table:table-cell table:number-columns-repeated="4"/>
          <table:table-cell table:formula="of:=CONCATENATE(&quot;&quot;&quot;&quot;;[.A4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number-columns-repeated="4"/>
          <table:table-cell table:formula="of:=CONCATENATE(&quot;&quot;&quot;&quot;;[.A4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 table:number-columns-repeated="4"/>
          <table:table-cell table:formula="of:=CONCATENATE(&quot;&quot;&quot;&quot;;[.A4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4">
            <text:p>514</text:p>
          </table:table-cell>
          <table:table-cell table:number-columns-repeated="4"/>
          <table:table-cell table:formula="of:=CONCATENATE(&quot;&quot;&quot;&quot;;[.A5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table:number-columns-repeated="4"/>
          <table:table-cell table:formula="of:=CONCATENATE(&quot;&quot;&quot;&quot;;[.A5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6">
            <text:p>516</text:p>
          </table:table-cell>
          <table:table-cell table:number-columns-repeated="4"/>
          <table:table-cell table:formula="of:=CONCATENATE(&quot;&quot;&quot;&quot;;[.A5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7">
            <text:p>517</text:p>
          </table:table-cell>
          <table:table-cell table:number-columns-repeated="4"/>
          <table:table-cell table:formula="of:=CONCATENATE(&quot;&quot;&quot;&quot;;[.A5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8">
            <text:p>518</text:p>
          </table:table-cell>
          <table:table-cell table:number-columns-repeated="4"/>
          <table:table-cell table:formula="of:=CONCATENATE(&quot;&quot;&quot;&quot;;[.A5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19">
            <text:p>519</text:p>
          </table:table-cell>
          <table:table-cell table:number-columns-repeated="4"/>
          <table:table-cell table:formula="of:=CONCATENATE(&quot;&quot;&quot;&quot;;[.A5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xhaust_gas_temperature1 </text:p>
          </table:table-cell>
          <table:table-cell office:value-type="float" office:value="520">
            <text:p>52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6];&quot;|&quot;;[.B56];&quot;|&quot;;[.C56];&quot;|&quot;;[.D56];&quot;|&quot;)" office:value-type="string" office:string-value="|id_exhaust_gas_temperature1 |520| SHORT | K|">
            <text:p>|id_exhaust_gas_temperature1 |520| SHORT | K|</text:p>
          </table:table-cell>
          <table:table-cell table:formula="of:=CONCATENATE(&quot;#define &quot;;[.A56];&quot; &quot;;[.B56];&quot; // &quot;;[.C56];&quot; &quot;;[.D56])" office:value-type="string" office:string-value="#define id_exhaust_gas_temperature1  520 //  SHORT   K">
            <text:p>#define id_exhaust_gas_temperature1 <text:s/>520 // <text:s/>SHORT <text:s text:c="2"/>K</text:p>
          </table:table-cell>
          <table:table-cell table:formula="of:=CONCATENATE(&quot;&quot;&quot;&quot;;[.A56];&quot;&quot;&quot;,&quot;)" office:value-type="string" office:string-value="&quot;id_exhaust_gas_temperature1 &quot;,">
            <text:p>"id_exhaust_gas_temperature1 ",</text:p>
          </table:table-cell>
        </table:table-row>
        <table:table-row table:style-name="ro1">
          <table:table-cell office:value-type="string">
            <text:p>id_exhaust_gas_temperature2 </text:p>
          </table:table-cell>
          <table:table-cell office:value-type="float" office:value="521">
            <text:p>52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7];&quot;|&quot;;[.B57];&quot;|&quot;;[.C57];&quot;|&quot;;[.D57];&quot;|&quot;)" office:value-type="string" office:string-value="|id_exhaust_gas_temperature2 |521| SHORT | K|">
            <text:p>|id_exhaust_gas_temperature2 |521| SHORT | K|</text:p>
          </table:table-cell>
          <table:table-cell table:formula="of:=CONCATENATE(&quot;#define &quot;;[.A57];&quot; &quot;;[.B57];&quot; // &quot;;[.C57];&quot; &quot;;[.D57])" office:value-type="string" office:string-value="#define id_exhaust_gas_temperature2  521 //  SHORT   K">
            <text:p>#define id_exhaust_gas_temperature2 <text:s/>521 // <text:s/>SHORT <text:s text:c="2"/>K</text:p>
          </table:table-cell>
          <table:table-cell table:formula="of:=CONCATENATE(&quot;&quot;&quot;&quot;;[.A57];&quot;&quot;&quot;,&quot;)" office:value-type="string" office:string-value="&quot;id_exhaust_gas_temperature2 &quot;,">
            <text:p>"id_exhaust_gas_temperature2 ",</text:p>
          </table:table-cell>
        </table:table-row>
        <table:table-row table:style-name="ro1">
          <table:table-cell office:value-type="string">
            <text:p>id_exhaust_gas_temperature3 </text:p>
          </table:table-cell>
          <table:table-cell office:value-type="float" office:value="522">
            <text:p>52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8];&quot;|&quot;;[.B58];&quot;|&quot;;[.C58];&quot;|&quot;;[.D58];&quot;|&quot;)" office:value-type="string" office:string-value="|id_exhaust_gas_temperature3 |522| SHORT | K|">
            <text:p>|id_exhaust_gas_temperature3 |522| SHORT | K|</text:p>
          </table:table-cell>
          <table:table-cell table:formula="of:=CONCATENATE(&quot;#define &quot;;[.A58];&quot; &quot;;[.B58];&quot; // &quot;;[.C58];&quot; &quot;;[.D58])" office:value-type="string" office:string-value="#define id_exhaust_gas_temperature3  522 //  SHORT   K">
            <text:p>#define id_exhaust_gas_temperature3 <text:s/>522 // <text:s/>SHORT <text:s text:c="2"/>K</text:p>
          </table:table-cell>
          <table:table-cell table:formula="of:=CONCATENATE(&quot;&quot;&quot;&quot;;[.A58];&quot;&quot;&quot;,&quot;)" office:value-type="string" office:string-value="&quot;id_exhaust_gas_temperature3 &quot;,">
            <text:p>"id_exhaust_gas_temperature3 ",</text:p>
          </table:table-cell>
        </table:table-row>
        <table:table-row table:style-name="ro1">
          <table:table-cell office:value-type="string">
            <text:p>id_exhaust_gas_temperature4 </text:p>
          </table:table-cell>
          <table:table-cell office:value-type="float" office:value="523">
            <text:p>52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9];&quot;|&quot;;[.B59];&quot;|&quot;;[.C59];&quot;|&quot;;[.D59];&quot;|&quot;)" office:value-type="string" office:string-value="|id_exhaust_gas_temperature4 |523| SHORT | K|">
            <text:p>|id_exhaust_gas_temperature4 |523| SHORT | K|</text:p>
          </table:table-cell>
          <table:table-cell table:formula="of:=CONCATENATE(&quot;#define &quot;;[.A59];&quot; &quot;;[.B59];&quot; // &quot;;[.C59];&quot; &quot;;[.D59])" office:value-type="string" office:string-value="#define id_exhaust_gas_temperature4  523 //  SHORT   K">
            <text:p>#define id_exhaust_gas_temperature4 <text:s/>523 // <text:s/>SHORT <text:s text:c="2"/>K</text:p>
          </table:table-cell>
          <table:table-cell table:formula="of:=CONCATENATE(&quot;&quot;&quot;&quot;;[.A59];&quot;&quot;&quot;,&quot;)" office:value-type="string" office:string-value="&quot;id_exhaust_gas_temperature4 &quot;,">
            <text:p>"id_exhaust_gas_temperature4 ",</text:p>
          </table:table-cell>
        </table:table-row>
        <table:table-row table:style-name="ro1">
          <table:table-cell office:value-type="string">
            <text:p>id_fuel_flow_rate_left </text:p>
          </table:table-cell>
          <table:table-cell office:value-type="float" office:value="524">
            <text:p>524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60];&quot;|&quot;;[.B60];&quot;|&quot;;[.C60];&quot;|&quot;;[.D60];&quot;|&quot;)" office:value-type="string" office:string-value="|id_fuel_flow_rate_left |524| SHORT | l/hr|">
            <text:p>|id_fuel_flow_rate_left |524| SHORT | l/hr|</text:p>
          </table:table-cell>
          <table:table-cell table:formula="of:=CONCATENATE(&quot;#define &quot;;[.A60];&quot; &quot;;[.B60];&quot; // &quot;;[.C60];&quot; &quot;;[.D60])" office:value-type="string" office:string-value="#define id_fuel_flow_rate_left  524 //  SHORT   l/hr">
            <text:p>#define id_fuel_flow_rate_left <text:s/>524 // <text:s/>SHORT <text:s text:c="2"/>l/hr</text:p>
          </table:table-cell>
          <table:table-cell table:formula="of:=CONCATENATE(&quot;&quot;&quot;&quot;;[.A60];&quot;&quot;&quot;,&quot;)" office:value-type="string" office:string-value="&quot;id_fuel_flow_rate_left &quot;,">
            <text:p>"id_fuel_flow_rate_left ",</text:p>
          </table:table-cell>
        </table:table-row>
        <table:table-row table:style-name="ro1">
          <table:table-cell/>
          <table:table-cell office:value-type="float" office:value="525">
            <text:p>525</text:p>
          </table:table-cell>
          <table:table-cell table:number-columns-repeated="4"/>
          <table:table-cell table:formula="of:=CONCATENATE(&quot;&quot;&quot;&quot;;[.A6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26">
            <text:p>526</text:p>
          </table:table-cell>
          <table:table-cell table:number-columns-repeated="4"/>
          <table:table-cell table:formula="of:=CONCATENATE(&quot;&quot;&quot;&quot;;[.A6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27">
            <text:p>527</text:p>
          </table:table-cell>
          <table:table-cell table:number-columns-repeated="4"/>
          <table:table-cell table:formula="of:=CONCATENATE(&quot;&quot;&quot;&quot;;[.A6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manifold_pressure </text:p>
          </table:table-cell>
          <table:table-cell office:value-type="float" office:value="528">
            <text:p>528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64];&quot;|&quot;;[.B64];&quot;|&quot;;[.C64];&quot;|&quot;;[.D64];&quot;|&quot;)" office:value-type="string" office:string-value="|id_manifold_pressure |528| FLOAT | hPa|">
            <text:p>|id_manifold_pressure |528| FLOAT | hPa|</text:p>
          </table:table-cell>
          <table:table-cell table:formula="of:=CONCATENATE(&quot;#define &quot;;[.A64];&quot; &quot;;[.B64];&quot; // &quot;;[.C64];&quot; &quot;;[.D64])" office:value-type="string" office:string-value="#define id_manifold_pressure  528 //  FLOAT   hPa">
            <text:p>#define id_manifold_pressure <text:s/>528 // <text:s/>FLOAT <text:s text:c="2"/>hPa</text:p>
          </table:table-cell>
          <table:table-cell table:formula="of:=CONCATENATE(&quot;&quot;&quot;&quot;;[.A64];&quot;&quot;&quot;,&quot;)" office:value-type="string" office:string-value="&quot;id_manifold_pressure &quot;,">
            <text:p>"id_manifold_pressure ",</text:p>
          </table:table-cell>
        </table:table-row>
        <table:table-row table:style-name="ro1">
          <table:table-cell/>
          <table:table-cell office:value-type="float" office:value="529">
            <text:p>529</text:p>
          </table:table-cell>
          <table:table-cell table:number-columns-repeated="4"/>
          <table:table-cell table:formula="of:=CONCATENATE(&quot;&quot;&quot;&quot;;[.A6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manifold_pressure_a </text:p>
          </table:table-cell>
          <table:table-cell office:value-type="float" office:value="530">
            <text:p>530</text:p>
          </table:table-cell>
          <table:table-cell office:value-type="string">
            <text:p><text:s/>SHORT </text:p>
          </table:table-cell>
          <table:table-cell office:value-type="string">
            <text:p><text:s/>hpa</text:p>
          </table:table-cell>
          <table:table-cell table:formula="of:=CONCATENATE(&quot;|&quot;;[.A66];&quot;|&quot;;[.B66];&quot;|&quot;;[.C66];&quot;|&quot;;[.D66];&quot;|&quot;)" office:value-type="string" office:string-value="|id_manifold_pressure_a |530| SHORT | hpa|">
            <text:p>|id_manifold_pressure_a |530| SHORT | hpa|</text:p>
          </table:table-cell>
          <table:table-cell table:formula="of:=CONCATENATE(&quot;#define &quot;;[.A66];&quot; &quot;;[.B66];&quot; // &quot;;[.C66];&quot; &quot;;[.D66])" office:value-type="string" office:string-value="#define id_manifold_pressure_a  530 //  SHORT   hpa">
            <text:p>#define id_manifold_pressure_a <text:s/>530 // <text:s/>SHORT <text:s text:c="2"/>hpa</text:p>
          </table:table-cell>
          <table:table-cell table:formula="of:=CONCATENATE(&quot;&quot;&quot;&quot;;[.A66];&quot;&quot;&quot;,&quot;)" office:value-type="string" office:string-value="&quot;id_manifold_pressure_a &quot;,">
            <text:p>"id_manifold_pressure_a ",</text:p>
          </table:table-cell>
        </table:table-row>
        <table:table-row table:style-name="ro1">
          <table:table-cell/>
          <table:table-cell office:value-type="float" office:value="531">
            <text:p>531</text:p>
          </table:table-cell>
          <table:table-cell table:number-columns-repeated="4"/>
          <table:table-cell table:formula="of:=CONCATENATE(&quot;&quot;&quot;&quot;;[.A67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il_pressure </text:p>
          </table:table-cell>
          <table:table-cell office:value-type="float" office:value="532">
            <text:p>53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68];&quot;|&quot;;[.B68];&quot;|&quot;;[.C68];&quot;|&quot;;[.D68];&quot;|&quot;)" office:value-type="string" office:string-value="|id_oil_pressure |532| FLOAT | hPa|">
            <text:p>|id_oil_pressure |532| FLOAT | hPa|</text:p>
          </table:table-cell>
          <table:table-cell table:formula="of:=CONCATENATE(&quot;#define &quot;;[.A68];&quot; &quot;;[.B68];&quot; // &quot;;[.C68];&quot; &quot;;[.D68])" office:value-type="string" office:string-value="#define id_oil_pressure  532 //  FLOAT   hPa">
            <text:p>#define id_oil_pressure <text:s/>532 // <text:s/>FLOAT <text:s text:c="2"/>hPa</text:p>
          </table:table-cell>
          <table:table-cell table:formula="of:=CONCATENATE(&quot;&quot;&quot;&quot;;[.A68];&quot;&quot;&quot;,&quot;)" office:value-type="string" office:string-value="&quot;id_oil_pressure &quot;,">
            <text:p>"id_oil_pressure ",</text:p>
          </table:table-cell>
        </table:table-row>
        <table:table-row table:style-name="ro1">
          <table:table-cell/>
          <table:table-cell office:value-type="float" office:value="533">
            <text:p>533</text:p>
          </table:table-cell>
          <table:table-cell table:number-columns-repeated="4"/>
          <table:table-cell table:formula="of:=CONCATENATE(&quot;&quot;&quot;&quot;;[.A6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34">
            <text:p>534</text:p>
          </table:table-cell>
          <table:table-cell table:number-columns-repeated="4"/>
          <table:table-cell table:formula="of:=CONCATENATE(&quot;&quot;&quot;&quot;;[.A7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35">
            <text:p>535</text:p>
          </table:table-cell>
          <table:table-cell table:number-columns-repeated="4"/>
          <table:table-cell table:formula="of:=CONCATENATE(&quot;&quot;&quot;&quot;;[.A7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il_temperature </text:p>
          </table:table-cell>
          <table:table-cell office:value-type="float" office:value="536">
            <text:p>536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72];&quot;|&quot;;[.B72];&quot;|&quot;;[.C72];&quot;|&quot;;[.D72];&quot;|&quot;)" office:value-type="string" office:string-value="|id_oil_temperature |536| SHORT | K|">
            <text:p>|id_oil_temperature |536| SHORT | K|</text:p>
          </table:table-cell>
          <table:table-cell table:formula="of:=CONCATENATE(&quot;#define &quot;;[.A72];&quot; &quot;;[.B72];&quot; // &quot;;[.C72];&quot; &quot;;[.D72])" office:value-type="string" office:string-value="#define id_oil_temperature  536 //  SHORT   K">
            <text:p>#define id_oil_temperature <text:s/>536 // <text:s/>SHORT <text:s text:c="2"/>K</text:p>
          </table:table-cell>
          <table:table-cell table:formula="of:=CONCATENATE(&quot;&quot;&quot;&quot;;[.A72];&quot;&quot;&quot;,&quot;)" office:value-type="string" office:string-value="&quot;id_oil_temperature &quot;,">
            <text:p>"id_oil_temperature ",</text:p>
          </table:table-cell>
        </table:table-row>
        <table:table-row table:style-name="ro1">
          <table:table-cell/>
          <table:table-cell office:value-type="float" office:value="537">
            <text:p>537</text:p>
          </table:table-cell>
          <table:table-cell table:number-columns-repeated="4"/>
          <table:table-cell table:formula="of:=CONCATENATE(&quot;&quot;&quot;&quot;;[.A7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38">
            <text:p>538</text:p>
          </table:table-cell>
          <table:table-cell table:number-columns-repeated="4"/>
          <table:table-cell table:formula="of:=CONCATENATE(&quot;&quot;&quot;&quot;;[.A7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39">
            <text:p>539</text:p>
          </table:table-cell>
          <table:table-cell table:number-columns-repeated="4"/>
          <table:table-cell table:formula="of:=CONCATENATE(&quot;&quot;&quot;&quot;;[.A7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0">
            <text:p>540</text:p>
          </table:table-cell>
          <table:table-cell table:number-columns-repeated="4"/>
          <table:table-cell table:formula="of:=CONCATENATE(&quot;&quot;&quot;&quot;;[.A7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1">
            <text:p>541</text:p>
          </table:table-cell>
          <table:table-cell table:number-columns-repeated="4"/>
          <table:table-cell table:formula="of:=CONCATENATE(&quot;&quot;&quot;&quot;;[.A7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 table:number-columns-repeated="4"/>
          <table:table-cell table:formula="of:=CONCATENATE(&quot;&quot;&quot;&quot;;[.A7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 table:number-columns-repeated="4"/>
          <table:table-cell table:formula="of:=CONCATENATE(&quot;&quot;&quot;&quot;;[.A7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4">
            <text:p>544</text:p>
          </table:table-cell>
          <table:table-cell table:number-columns-repeated="4"/>
          <table:table-cell table:formula="of:=CONCATENATE(&quot;&quot;&quot;&quot;;[.A8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 table:number-columns-repeated="4"/>
          <table:table-cell table:formula="of:=CONCATENATE(&quot;&quot;&quot;&quot;;[.A8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6">
            <text:p>546</text:p>
          </table:table-cell>
          <table:table-cell table:number-columns-repeated="4"/>
          <table:table-cell table:formula="of:=CONCATENATE(&quot;&quot;&quot;&quot;;[.A8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table:number-columns-repeated="4"/>
          <table:table-cell table:formula="of:=CONCATENATE(&quot;&quot;&quot;&quot;;[.A8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cylinder_head_temperature1 </text:p>
          </table:table-cell>
          <table:table-cell office:value-type="float" office:value="548">
            <text:p>54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84];&quot;|&quot;;[.B84];&quot;|&quot;;[.C84];&quot;|&quot;;[.D84];&quot;|&quot;)" office:value-type="string" office:string-value="|id_cylinder_head_temperature1 |548| SHORT | K|">
            <text:p>|id_cylinder_head_temperature1 |548| SHORT | K|</text:p>
          </table:table-cell>
          <table:table-cell table:formula="of:=CONCATENATE(&quot;#define &quot;;[.A84];&quot; &quot;;[.B84];&quot; // &quot;;[.C84];&quot; &quot;;[.D84])" office:value-type="string" office:string-value="#define id_cylinder_head_temperature1  548 //  SHORT   K">
            <text:p>#define id_cylinder_head_temperature1 <text:s/>548 // <text:s/>SHORT <text:s text:c="2"/>K</text:p>
          </table:table-cell>
          <table:table-cell table:formula="of:=CONCATENATE(&quot;&quot;&quot;&quot;;[.A84];&quot;&quot;&quot;,&quot;)" office:value-type="string" office:string-value="&quot;id_cylinder_head_temperature1 &quot;,">
            <text:p>"id_cylinder_head_temperature1 ",</text:p>
          </table:table-cell>
        </table:table-row>
        <table:table-row table:style-name="ro1">
          <table:table-cell office:value-type="string">
            <text:p>id_cylinder_head_temperature2 </text:p>
          </table:table-cell>
          <table:table-cell office:value-type="float" office:value="549">
            <text:p>549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85];&quot;|&quot;;[.B85];&quot;|&quot;;[.C85];&quot;|&quot;;[.D85];&quot;|&quot;)" office:value-type="string" office:string-value="|id_cylinder_head_temperature2 |549| SHORT | K|">
            <text:p>|id_cylinder_head_temperature2 |549| SHORT | K|</text:p>
          </table:table-cell>
          <table:table-cell table:formula="of:=CONCATENATE(&quot;#define &quot;;[.A85];&quot; &quot;;[.B85];&quot; // &quot;;[.C85];&quot; &quot;;[.D85])" office:value-type="string" office:string-value="#define id_cylinder_head_temperature2  549 //  SHORT   K">
            <text:p>#define id_cylinder_head_temperature2 <text:s/>549 // <text:s/>SHORT <text:s text:c="2"/>K</text:p>
          </table:table-cell>
          <table:table-cell table:formula="of:=CONCATENATE(&quot;&quot;&quot;&quot;;[.A85];&quot;&quot;&quot;,&quot;)" office:value-type="string" office:string-value="&quot;id_cylinder_head_temperature2 &quot;,">
            <text:p>"id_cylinder_head_temperature2 ",</text:p>
          </table:table-cell>
        </table:table-row>
        <table:table-row table:style-name="ro1">
          <table:table-cell office:value-type="string">
            <text:p>id_cylinder_head_temperature3 </text:p>
          </table:table-cell>
          <table:table-cell office:value-type="float" office:value="550">
            <text:p>5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86];&quot;|&quot;;[.B86];&quot;|&quot;;[.C86];&quot;|&quot;;[.D86];&quot;|&quot;)" office:value-type="string" office:string-value="|id_cylinder_head_temperature3 |550| SHORT | K|">
            <text:p>|id_cylinder_head_temperature3 |550| SHORT | K|</text:p>
          </table:table-cell>
          <table:table-cell table:formula="of:=CONCATENATE(&quot;#define &quot;;[.A86];&quot; &quot;;[.B86];&quot; // &quot;;[.C86];&quot; &quot;;[.D86])" office:value-type="string" office:string-value="#define id_cylinder_head_temperature3  550 //  SHORT   K">
            <text:p>#define id_cylinder_head_temperature3 <text:s/>550 // <text:s/>SHORT <text:s text:c="2"/>K</text:p>
          </table:table-cell>
          <table:table-cell table:formula="of:=CONCATENATE(&quot;&quot;&quot;&quot;;[.A86];&quot;&quot;&quot;,&quot;)" office:value-type="string" office:string-value="&quot;id_cylinder_head_temperature3 &quot;,">
            <text:p>"id_cylinder_head_temperature3 ",</text:p>
          </table:table-cell>
        </table:table-row>
        <table:table-row table:style-name="ro1">
          <table:table-cell office:value-type="string">
            <text:p>id_cylinder_head_temperature4 </text:p>
          </table:table-cell>
          <table:table-cell office:value-type="float" office:value="551">
            <text:p>55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87];&quot;|&quot;;[.B87];&quot;|&quot;;[.C87];&quot;|&quot;;[.D87];&quot;|&quot;)" office:value-type="string" office:string-value="|id_cylinder_head_temperature4 |551| SHORT | K|">
            <text:p>|id_cylinder_head_temperature4 |551| SHORT | K|</text:p>
          </table:table-cell>
          <table:table-cell table:formula="of:=CONCATENATE(&quot;#define &quot;;[.A87];&quot; &quot;;[.B87];&quot; // &quot;;[.C87];&quot; &quot;;[.D87])" office:value-type="string" office:string-value="#define id_cylinder_head_temperature4  551 //  SHORT   K">
            <text:p>#define id_cylinder_head_temperature4 <text:s/>551 // <text:s/>SHORT <text:s text:c="2"/>K</text:p>
          </table:table-cell>
          <table:table-cell table:formula="of:=CONCATENATE(&quot;&quot;&quot;&quot;;[.A87];&quot;&quot;&quot;,&quot;)" office:value-type="string" office:string-value="&quot;id_cylinder_head_temperature4 &quot;,">
            <text:p>"id_cylinder_head_temperature4 ",</text:p>
          </table:table-cell>
        </table:table-row>
        <table:table-row table:style-name="ro1">
          <table:table-cell/>
          <table:table-cell office:value-type="float" office:value="552">
            <text:p>552</text:p>
          </table:table-cell>
          <table:table-cell table:number-columns-repeated="4"/>
          <table:table-cell table:formula="of:=CONCATENATE(&quot;&quot;&quot;&quot;;[.A8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53">
            <text:p>553</text:p>
          </table:table-cell>
          <table:table-cell table:number-columns-repeated="4"/>
          <table:table-cell table:formula="of:=CONCATENATE(&quot;&quot;&quot;&quot;;[.A8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54">
            <text:p>554</text:p>
          </table:table-cell>
          <table:table-cell table:number-columns-repeated="4"/>
          <table:table-cell table:formula="of:=CONCATENATE(&quot;&quot;&quot;&quot;;[.A9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55">
            <text:p>555</text:p>
          </table:table-cell>
          <table:table-cell table:number-columns-repeated="4"/>
          <table:table-cell table:formula="of:=CONCATENATE(&quot;&quot;&quot;&quot;;[.A9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ngine_status_a </text:p>
          </table:table-cell>
          <table:table-cell office:value-type="float" office:value="556">
            <text:p>556</text:p>
          </table:table-cell>
          <table:table-cell office:value-type="string">
            <text:p><text:s/>SHORT</text:p>
          </table:table-cell>
          <table:table-cell/>
          <table:table-cell table:formula="of:=CONCATENATE(&quot;|&quot;;[.A92];&quot;|&quot;;[.B92];&quot;|&quot;;[.C92];&quot;|&quot;;[.D92];&quot;|&quot;)" office:value-type="string" office:string-value="|id_engine_status_a |556| SHORT||">
            <text:p>|id_engine_status_a |556| SHORT||</text:p>
          </table:table-cell>
          <table:table-cell table:formula="of:=CONCATENATE(&quot;#define &quot;;[.A92];&quot; &quot;;[.B92];&quot; // &quot;;[.C92];&quot; &quot;;[.D92])" office:value-type="string" office:string-value="#define id_engine_status_a  556 //  SHORT ">
            <text:p>#define id_engine_status_a <text:s/>556 // <text:s/>SHORT </text:p>
          </table:table-cell>
          <table:table-cell table:formula="of:=CONCATENATE(&quot;&quot;&quot;&quot;;[.A92];&quot;&quot;&quot;,&quot;)" office:value-type="string" office:string-value="&quot;id_engine_status_a &quot;,">
            <text:p>"id_engine_status_a ",</text:p>
          </table:table-cell>
        </table:table-row>
        <table:table-row table:style-name="ro1">
          <table:table-cell/>
          <table:table-cell office:value-type="float" office:value="557">
            <text:p>557</text:p>
          </table:table-cell>
          <table:table-cell table:number-columns-repeated="4"/>
          <table:table-cell table:formula="of:=CONCATENATE(&quot;&quot;&quot;&quot;;[.A9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58">
            <text:p>558</text:p>
          </table:table-cell>
          <table:table-cell table:number-columns-repeated="4"/>
          <table:table-cell table:formula="of:=CONCATENATE(&quot;&quot;&quot;&quot;;[.A9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59">
            <text:p>559</text:p>
          </table:table-cell>
          <table:table-cell table:number-columns-repeated="4"/>
          <table:table-cell table:formula="of:=CONCATENATE(&quot;&quot;&quot;&quot;;[.A9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0">
            <text:p>560</text:p>
          </table:table-cell>
          <table:table-cell table:number-columns-repeated="4"/>
          <table:table-cell table:formula="of:=CONCATENATE(&quot;&quot;&quot;&quot;;[.A9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1">
            <text:p>561</text:p>
          </table:table-cell>
          <table:table-cell table:number-columns-repeated="4"/>
          <table:table-cell table:formula="of:=CONCATENATE(&quot;&quot;&quot;&quot;;[.A9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2">
            <text:p>562</text:p>
          </table:table-cell>
          <table:table-cell table:number-columns-repeated="4"/>
          <table:table-cell table:formula="of:=CONCATENATE(&quot;&quot;&quot;&quot;;[.A9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3">
            <text:p>563</text:p>
          </table:table-cell>
          <table:table-cell table:number-columns-repeated="4"/>
          <table:table-cell table:formula="of:=CONCATENATE(&quot;&quot;&quot;&quot;;[.A99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ngine_rpm_b </text:p>
          </table:table-cell>
          <table:table-cell office:value-type="float" office:value="564">
            <text:p>564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100];&quot;|&quot;;[.B100];&quot;|&quot;;[.C100];&quot;|&quot;;[.D100];&quot;|&quot;)" office:value-type="string" office:string-value="|id_engine_rpm_b |564| SHORT | r/min|">
            <text:p>|id_engine_rpm_b |564| SHORT | r/min|</text:p>
          </table:table-cell>
          <table:table-cell table:formula="of:=CONCATENATE(&quot;#define &quot;;[.A100];&quot; &quot;;[.B100];&quot; // &quot;;[.C100];&quot; &quot;;[.D100])" office:value-type="string" office:string-value="#define id_engine_rpm_b  564 //  SHORT   r/min">
            <text:p>#define id_engine_rpm_b <text:s/>564 // <text:s/>SHORT <text:s text:c="2"/>r/min</text:p>
          </table:table-cell>
          <table:table-cell table:formula="of:=CONCATENATE(&quot;&quot;&quot;&quot;;[.A100];&quot;&quot;&quot;,&quot;)" office:value-type="string" office:string-value="&quot;id_engine_rpm_b &quot;,">
            <text:p>"id_engine_rpm_b ",</text:p>
          </table:table-cell>
        </table:table-row>
        <table:table-row table:style-name="ro1">
          <table:table-cell/>
          <table:table-cell office:value-type="float" office:value="565">
            <text:p>565</text:p>
          </table:table-cell>
          <table:table-cell table:number-columns-repeated="4"/>
          <table:table-cell table:formula="of:=CONCATENATE(&quot;&quot;&quot;&quot;;[.A10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6">
            <text:p>566</text:p>
          </table:table-cell>
          <table:table-cell table:number-columns-repeated="4"/>
          <table:table-cell table:formula="of:=CONCATENATE(&quot;&quot;&quot;&quot;;[.A10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7">
            <text:p>567</text:p>
          </table:table-cell>
          <table:table-cell table:number-columns-repeated="4"/>
          <table:table-cell table:formula="of:=CONCATENATE(&quot;&quot;&quot;&quot;;[.A10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8">
            <text:p>568</text:p>
          </table:table-cell>
          <table:table-cell table:number-columns-repeated="4"/>
          <table:table-cell table:formula="of:=CONCATENATE(&quot;&quot;&quot;&quot;;[.A10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69">
            <text:p>569</text:p>
          </table:table-cell>
          <table:table-cell table:number-columns-repeated="4"/>
          <table:table-cell table:formula="of:=CONCATENATE(&quot;&quot;&quot;&quot;;[.A10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0">
            <text:p>570</text:p>
          </table:table-cell>
          <table:table-cell table:number-columns-repeated="4"/>
          <table:table-cell table:formula="of:=CONCATENATE(&quot;&quot;&quot;&quot;;[.A10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1">
            <text:p>571</text:p>
          </table:table-cell>
          <table:table-cell table:number-columns-repeated="4"/>
          <table:table-cell table:formula="of:=CONCATENATE(&quot;&quot;&quot;&quot;;[.A10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2">
            <text:p>572</text:p>
          </table:table-cell>
          <table:table-cell table:number-columns-repeated="4"/>
          <table:table-cell table:formula="of:=CONCATENATE(&quot;&quot;&quot;&quot;;[.A10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3">
            <text:p>573</text:p>
          </table:table-cell>
          <table:table-cell table:number-columns-repeated="4"/>
          <table:table-cell table:formula="of:=CONCATENATE(&quot;&quot;&quot;&quot;;[.A10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4">
            <text:p>574</text:p>
          </table:table-cell>
          <table:table-cell table:number-columns-repeated="4"/>
          <table:table-cell table:formula="of:=CONCATENATE(&quot;&quot;&quot;&quot;;[.A11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5">
            <text:p>575</text:p>
          </table:table-cell>
          <table:table-cell table:number-columns-repeated="4"/>
          <table:table-cell table:formula="of:=CONCATENATE(&quot;&quot;&quot;&quot;;[.A11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6">
            <text:p>576</text:p>
          </table:table-cell>
          <table:table-cell table:number-columns-repeated="4"/>
          <table:table-cell table:formula="of:=CONCATENATE(&quot;&quot;&quot;&quot;;[.A11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7">
            <text:p>577</text:p>
          </table:table-cell>
          <table:table-cell table:number-columns-repeated="4"/>
          <table:table-cell table:formula="of:=CONCATENATE(&quot;&quot;&quot;&quot;;[.A11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8">
            <text:p>578</text:p>
          </table:table-cell>
          <table:table-cell table:number-columns-repeated="4"/>
          <table:table-cell table:formula="of:=CONCATENATE(&quot;&quot;&quot;&quot;;[.A11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79">
            <text:p>579</text:p>
          </table:table-cell>
          <table:table-cell table:number-columns-repeated="4"/>
          <table:table-cell table:formula="of:=CONCATENATE(&quot;&quot;&quot;&quot;;[.A11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0">
            <text:p>580</text:p>
          </table:table-cell>
          <table:table-cell table:number-columns-repeated="4"/>
          <table:table-cell table:formula="of:=CONCATENATE(&quot;&quot;&quot;&quot;;[.A11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1">
            <text:p>581</text:p>
          </table:table-cell>
          <table:table-cell table:number-columns-repeated="4"/>
          <table:table-cell table:formula="of:=CONCATENATE(&quot;&quot;&quot;&quot;;[.A11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2">
            <text:p>582</text:p>
          </table:table-cell>
          <table:table-cell table:number-columns-repeated="4"/>
          <table:table-cell table:formula="of:=CONCATENATE(&quot;&quot;&quot;&quot;;[.A11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3">
            <text:p>583</text:p>
          </table:table-cell>
          <table:table-cell table:number-columns-repeated="4"/>
          <table:table-cell table:formula="of:=CONCATENATE(&quot;&quot;&quot;&quot;;[.A11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 table:number-columns-repeated="4"/>
          <table:table-cell table:formula="of:=CONCATENATE(&quot;&quot;&quot;&quot;;[.A12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 table:number-columns-repeated="4"/>
          <table:table-cell table:formula="of:=CONCATENATE(&quot;&quot;&quot;&quot;;[.A12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6">
            <text:p>586</text:p>
          </table:table-cell>
          <table:table-cell table:number-columns-repeated="4"/>
          <table:table-cell table:formula="of:=CONCATENATE(&quot;&quot;&quot;&quot;;[.A12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  <table:table-cell table:number-columns-repeated="4"/>
          <table:table-cell table:formula="of:=CONCATENATE(&quot;&quot;&quot;&quot;;[.A12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fuel_flow_rate_right </text:p>
          </table:table-cell>
          <table:table-cell office:value-type="float" office:value="588">
            <text:p>588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124];&quot;|&quot;;[.B124];&quot;|&quot;;[.C124];&quot;|&quot;;[.D124];&quot;|&quot;)" office:value-type="string" office:string-value="|id_fuel_flow_rate_right |588| SHORT | l/hr|">
            <text:p>|id_fuel_flow_rate_right |588| SHORT | l/hr|</text:p>
          </table:table-cell>
          <table:table-cell table:formula="of:=CONCATENATE(&quot;#define &quot;;[.A124];&quot; &quot;;[.B124];&quot; // &quot;;[.C124];&quot; &quot;;[.D124])" office:value-type="string" office:string-value="#define id_fuel_flow_rate_right  588 //  SHORT   l/hr">
            <text:p>#define id_fuel_flow_rate_right <text:s/>588 // <text:s/>SHORT <text:s text:c="2"/>l/hr</text:p>
          </table:table-cell>
          <table:table-cell table:formula="of:=CONCATENATE(&quot;&quot;&quot;&quot;;[.A124];&quot;&quot;&quot;,&quot;)" office:value-type="string" office:string-value="&quot;id_fuel_flow_rate_right &quot;,">
            <text:p>"id_fuel_flow_rate_right ",</text:p>
          </table:table-cell>
        </table:table-row>
        <table:table-row table:style-name="ro1">
          <table:table-cell/>
          <table:table-cell office:value-type="float" office:value="589">
            <text:p>589</text:p>
          </table:table-cell>
          <table:table-cell table:number-columns-repeated="4"/>
          <table:table-cell table:formula="of:=CONCATENATE(&quot;&quot;&quot;&quot;;[.A12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fuel_flow_rate </text:p>
          </table:table-cell>
          <table:table-cell office:value-type="float" office:value="590">
            <text:p>590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126];&quot;|&quot;;[.B126];&quot;|&quot;;[.C126];&quot;|&quot;;[.D126];&quot;|&quot;)" office:value-type="string" office:string-value="|id_fuel_flow_rate |590| SHORT | l/hr|">
            <text:p>|id_fuel_flow_rate |590| SHORT | l/hr|</text:p>
          </table:table-cell>
          <table:table-cell table:formula="of:=CONCATENATE(&quot;#define &quot;;[.A126];&quot; &quot;;[.B126];&quot; // &quot;;[.C126];&quot; &quot;;[.D126])" office:value-type="string" office:string-value="#define id_fuel_flow_rate  590 //  SHORT   l/hr">
            <text:p>#define id_fuel_flow_rate <text:s/>590 // <text:s/>SHORT <text:s text:c="2"/>l/hr</text:p>
          </table:table-cell>
          <table:table-cell table:formula="of:=CONCATENATE(&quot;&quot;&quot;&quot;;[.A126];&quot;&quot;&quot;,&quot;)" office:value-type="string" office:string-value="&quot;id_fuel_flow_rate &quot;,">
            <text:p>"id_fuel_flow_rate ",</text:p>
          </table:table-cell>
        </table:table-row>
        <table:table-row table:style-name="ro1">
          <table:table-cell office:value-type="string">
            <text:p>id_fuel_consumed </text:p>
          </table:table-cell>
          <table:table-cell office:value-type="float" office:value="591">
            <text:p>591</text:p>
          </table:table-cell>
          <table:table-cell office:value-type="string">
            <text:p><text:s/>SHORT </text:p>
          </table:table-cell>
          <table:table-cell office:value-type="string">
            <text:p><text:s/>l Fuel consumed since power on</text:p>
          </table:table-cell>
          <table:table-cell table:formula="of:=CONCATENATE(&quot;|&quot;;[.A127];&quot;|&quot;;[.B127];&quot;|&quot;;[.C127];&quot;|&quot;;[.D127];&quot;|&quot;)" office:value-type="string" office:string-value="|id_fuel_consumed |591| SHORT | l Fuel consumed since power on|">
            <text:p>|id_fuel_consumed |591| SHORT | l Fuel consumed since power on|</text:p>
          </table:table-cell>
          <table:table-cell table:formula="of:=CONCATENATE(&quot;#define &quot;;[.A127];&quot; &quot;;[.B127];&quot; // &quot;;[.C127];&quot; &quot;;[.D127])" office:value-type="string" office:string-value="#define id_fuel_consumed  591 //  SHORT   l Fuel consumed since power on">
            <text:p>#define id_fuel_consumed <text:s/>591 // <text:s/>SHORT <text:s text:c="2"/>l Fuel consumed since power on</text:p>
          </table:table-cell>
          <table:table-cell table:formula="of:=CONCATENATE(&quot;&quot;&quot;&quot;;[.A127];&quot;&quot;&quot;,&quot;)" office:value-type="string" office:string-value="&quot;id_fuel_consumed &quot;,">
            <text:p>"id_fuel_consumed ",</text:p>
          </table:table-cell>
        </table:table-row>
        <table:table-row table:style-name="ro1">
          <table:table-cell office:value-type="string">
            <text:p>id_manifold_pressure_b </text:p>
          </table:table-cell>
          <table:table-cell office:value-type="float" office:value="592">
            <text:p>59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128];&quot;|&quot;;[.B128];&quot;|&quot;;[.C128];&quot;|&quot;;[.D128];&quot;|&quot;)" office:value-type="string" office:string-value="|id_manifold_pressure_b |592| FLOAT | hPa|">
            <text:p>|id_manifold_pressure_b |592| FLOAT | hPa|</text:p>
          </table:table-cell>
          <table:table-cell table:formula="of:=CONCATENATE(&quot;#define &quot;;[.A128];&quot; &quot;;[.B128];&quot; // &quot;;[.C128];&quot; &quot;;[.D128])" office:value-type="string" office:string-value="#define id_manifold_pressure_b  592 //  FLOAT   hPa">
            <text:p>#define id_manifold_pressure_b <text:s/>592 // <text:s/>FLOAT <text:s text:c="2"/>hPa</text:p>
          </table:table-cell>
          <table:table-cell table:formula="of:=CONCATENATE(&quot;&quot;&quot;&quot;;[.A128];&quot;&quot;&quot;,&quot;)" office:value-type="string" office:string-value="&quot;id_manifold_pressure_b &quot;,">
            <text:p>"id_manifold_pressure_b ",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table:number-columns-repeated="4"/>
          <table:table-cell table:formula="of:=CONCATENATE(&quot;&quot;&quot;&quot;;[.A12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94">
            <text:p>594</text:p>
          </table:table-cell>
          <table:table-cell table:number-columns-repeated="4"/>
          <table:table-cell table:formula="of:=CONCATENATE(&quot;&quot;&quot;&quot;;[.A13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95">
            <text:p>595</text:p>
          </table:table-cell>
          <table:table-cell table:number-columns-repeated="4"/>
          <table:table-cell table:formula="of:=CONCATENATE(&quot;&quot;&quot;&quot;;[.A13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il_pressure_b </text:p>
          </table:table-cell>
          <table:table-cell office:value-type="float" office:value="596">
            <text:p>59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132];&quot;|&quot;;[.B132];&quot;|&quot;;[.C132];&quot;|&quot;;[.D132];&quot;|&quot;)" office:value-type="string" office:string-value="|id_oil_pressure_b |596| FLOAT | hPa|">
            <text:p>|id_oil_pressure_b |596| FLOAT | hPa|</text:p>
          </table:table-cell>
          <table:table-cell table:formula="of:=CONCATENATE(&quot;#define &quot;;[.A132];&quot; &quot;;[.B132];&quot; // &quot;;[.C132];&quot; &quot;;[.D132])" office:value-type="string" office:string-value="#define id_oil_pressure_b  596 //  FLOAT   hPa">
            <text:p>#define id_oil_pressure_b <text:s/>596 // <text:s/>FLOAT <text:s text:c="2"/>hPa</text:p>
          </table:table-cell>
          <table:table-cell table:formula="of:=CONCATENATE(&quot;&quot;&quot;&quot;;[.A132];&quot;&quot;&quot;,&quot;)" office:value-type="string" office:string-value="&quot;id_oil_pressure_b &quot;,">
            <text:p>"id_oil_pressure_b ",</text:p>
          </table:table-cell>
        </table:table-row>
        <table:table-row table:style-name="ro1">
          <table:table-cell/>
          <table:table-cell office:value-type="float" office:value="597">
            <text:p>597</text:p>
          </table:table-cell>
          <table:table-cell table:number-columns-repeated="4"/>
          <table:table-cell table:formula="of:=CONCATENATE(&quot;&quot;&quot;&quot;;[.A13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98">
            <text:p>598</text:p>
          </table:table-cell>
          <table:table-cell table:number-columns-repeated="4"/>
          <table:table-cell table:formula="of:=CONCATENATE(&quot;&quot;&quot;&quot;;[.A13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599">
            <text:p>599</text:p>
          </table:table-cell>
          <table:table-cell table:number-columns-repeated="4"/>
          <table:table-cell table:formula="of:=CONCATENATE(&quot;&quot;&quot;&quot;;[.A13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il_temperature_b </text:p>
          </table:table-cell>
          <table:table-cell office:value-type="float" office:value="600">
            <text:p>60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36];&quot;|&quot;;[.B136];&quot;|&quot;;[.C136];&quot;|&quot;;[.D136];&quot;|&quot;)" office:value-type="string" office:string-value="|id_oil_temperature_b |600| SHORT | K|">
            <text:p>|id_oil_temperature_b |600| SHORT | K|</text:p>
          </table:table-cell>
          <table:table-cell table:formula="of:=CONCATENATE(&quot;#define &quot;;[.A136];&quot; &quot;;[.B136];&quot; // &quot;;[.C136];&quot; &quot;;[.D136])" office:value-type="string" office:string-value="#define id_oil_temperature_b  600 //  SHORT   K">
            <text:p>#define id_oil_temperature_b <text:s/>600 // <text:s/>SHORT <text:s text:c="2"/>K</text:p>
          </table:table-cell>
          <table:table-cell table:formula="of:=CONCATENATE(&quot;&quot;&quot;&quot;;[.A136];&quot;&quot;&quot;,&quot;)" office:value-type="string" office:string-value="&quot;id_oil_temperature_b &quot;,">
            <text:p>"id_oil_temperature_b ",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 table:number-columns-repeated="4"/>
          <table:table-cell table:formula="of:=CONCATENATE(&quot;&quot;&quot;&quot;;[.A13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2">
            <text:p>602</text:p>
          </table:table-cell>
          <table:table-cell table:number-columns-repeated="4"/>
          <table:table-cell table:formula="of:=CONCATENATE(&quot;&quot;&quot;&quot;;[.A13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3">
            <text:p>603</text:p>
          </table:table-cell>
          <table:table-cell table:number-columns-repeated="4"/>
          <table:table-cell table:formula="of:=CONCATENATE(&quot;&quot;&quot;&quot;;[.A13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4">
            <text:p>604</text:p>
          </table:table-cell>
          <table:table-cell table:number-columns-repeated="4"/>
          <table:table-cell table:formula="of:=CONCATENATE(&quot;&quot;&quot;&quot;;[.A14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5">
            <text:p>605</text:p>
          </table:table-cell>
          <table:table-cell table:number-columns-repeated="4"/>
          <table:table-cell table:formula="of:=CONCATENATE(&quot;&quot;&quot;&quot;;[.A14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6">
            <text:p>606</text:p>
          </table:table-cell>
          <table:table-cell table:number-columns-repeated="4"/>
          <table:table-cell table:formula="of:=CONCATENATE(&quot;&quot;&quot;&quot;;[.A14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7">
            <text:p>607</text:p>
          </table:table-cell>
          <table:table-cell table:number-columns-repeated="4"/>
          <table:table-cell table:formula="of:=CONCATENATE(&quot;&quot;&quot;&quot;;[.A14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8">
            <text:p>608</text:p>
          </table:table-cell>
          <table:table-cell table:number-columns-repeated="4"/>
          <table:table-cell table:formula="of:=CONCATENATE(&quot;&quot;&quot;&quot;;[.A14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09">
            <text:p>609</text:p>
          </table:table-cell>
          <table:table-cell table:number-columns-repeated="4"/>
          <table:table-cell table:formula="of:=CONCATENATE(&quot;&quot;&quot;&quot;;[.A14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10">
            <text:p>610</text:p>
          </table:table-cell>
          <table:table-cell table:number-columns-repeated="4"/>
          <table:table-cell table:formula="of:=CONCATENATE(&quot;&quot;&quot;&quot;;[.A14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11">
            <text:p>611</text:p>
          </table:table-cell>
          <table:table-cell table:number-columns-repeated="4"/>
          <table:table-cell table:formula="of:=CONCATENATE(&quot;&quot;&quot;&quot;;[.A147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coolant_temp_b </text:p>
          </table:table-cell>
          <table:table-cell office:value-type="float" office:value="612">
            <text:p>612</text:p>
          </table:table-cell>
          <table:table-cell office:value-type="string">
            <text:p><text:s/>SHORT</text:p>
          </table:table-cell>
          <table:table-cell/>
          <table:table-cell table:formula="of:=CONCATENATE(&quot;|&quot;;[.A148];&quot;|&quot;;[.B148];&quot;|&quot;;[.C148];&quot;|&quot;;[.D148];&quot;|&quot;)" office:value-type="string" office:string-value="|id_coolant_temp_b |612| SHORT||">
            <text:p>|id_coolant_temp_b |612| SHORT||</text:p>
          </table:table-cell>
          <table:table-cell table:formula="of:=CONCATENATE(&quot;#define &quot;;[.A148];&quot; &quot;;[.B148];&quot; // &quot;;[.C148];&quot; &quot;;[.D148])" office:value-type="string" office:string-value="#define id_coolant_temp_b  612 //  SHORT ">
            <text:p>#define id_coolant_temp_b <text:s/>612 // <text:s/>SHORT </text:p>
          </table:table-cell>
          <table:table-cell table:formula="of:=CONCATENATE(&quot;&quot;&quot;&quot;;[.A148];&quot;&quot;&quot;,&quot;)" office:value-type="string" office:string-value="&quot;id_coolant_temp_b &quot;,">
            <text:p>"id_coolant_temp_b ",</text:p>
          </table:table-cell>
        </table:table-row>
        <table:table-row table:style-name="ro1">
          <table:table-cell office:value-type="string">
            <text:p>id_cylinder_head_temperature5 </text:p>
          </table:table-cell>
          <table:table-cell office:value-type="float" office:value="612">
            <text:p>61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49];&quot;|&quot;;[.B149];&quot;|&quot;;[.C149];&quot;|&quot;;[.D149];&quot;|&quot;)" office:value-type="string" office:string-value="|id_cylinder_head_temperature5 |612| SHORT | K|">
            <text:p>|id_cylinder_head_temperature5 |612| SHORT | K|</text:p>
          </table:table-cell>
          <table:table-cell table:formula="of:=CONCATENATE(&quot;#define &quot;;[.A149];&quot; &quot;;[.B149];&quot; // &quot;;[.C149];&quot; &quot;;[.D149])" office:value-type="string" office:string-value="#define id_cylinder_head_temperature5  612 //  SHORT   K">
            <text:p>#define id_cylinder_head_temperature5 <text:s/>612 // <text:s/>SHORT <text:s text:c="2"/>K</text:p>
          </table:table-cell>
          <table:table-cell table:formula="of:=CONCATENATE(&quot;&quot;&quot;&quot;;[.A149];&quot;&quot;&quot;,&quot;)" office:value-type="string" office:string-value="&quot;id_cylinder_head_temperature5 &quot;,">
            <text:p>"id_cylinder_head_temperature5 ",</text:p>
          </table:table-cell>
        </table:table-row>
        <table:table-row table:style-name="ro1">
          <table:table-cell office:value-type="string">
            <text:p>id_cylinder_head_temperature6 </text:p>
          </table:table-cell>
          <table:table-cell office:value-type="float" office:value="613">
            <text:p>61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50];&quot;|&quot;;[.B150];&quot;|&quot;;[.C150];&quot;|&quot;;[.D150];&quot;|&quot;)" office:value-type="string" office:string-value="|id_cylinder_head_temperature6 |613| SHORT | K|">
            <text:p>|id_cylinder_head_temperature6 |613| SHORT | K|</text:p>
          </table:table-cell>
          <table:table-cell table:formula="of:=CONCATENATE(&quot;#define &quot;;[.A150];&quot; &quot;;[.B150];&quot; // &quot;;[.C150];&quot; &quot;;[.D150])" office:value-type="string" office:string-value="#define id_cylinder_head_temperature6  613 //  SHORT   K">
            <text:p>#define id_cylinder_head_temperature6 <text:s/>613 // <text:s/>SHORT <text:s text:c="2"/>K</text:p>
          </table:table-cell>
          <table:table-cell table:formula="of:=CONCATENATE(&quot;&quot;&quot;&quot;;[.A150];&quot;&quot;&quot;,&quot;)" office:value-type="string" office:string-value="&quot;id_cylinder_head_temperature6 &quot;,">
            <text:p>"id_cylinder_head_temperature6 ",</text:p>
          </table:table-cell>
        </table:table-row>
        <table:table-row table:style-name="ro1">
          <table:table-cell office:value-type="string">
            <text:p>id_cylinder_head_temperature7</text:p>
          </table:table-cell>
          <table:table-cell office:value-type="float" office:value="614">
            <text:p>61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51];&quot;|&quot;;[.B151];&quot;|&quot;;[.C151];&quot;|&quot;;[.D151];&quot;|&quot;)" office:value-type="string" office:string-value="|id_cylinder_head_temperature7|614| SHORT | K|">
            <text:p>|id_cylinder_head_temperature7|614| SHORT | K|</text:p>
          </table:table-cell>
          <table:table-cell table:formula="of:=CONCATENATE(&quot;#define &quot;;[.A151];&quot; &quot;;[.B151];&quot; // &quot;;[.C151];&quot; &quot;;[.D151])" office:value-type="string" office:string-value="#define id_cylinder_head_temperature7 614 //  SHORT   K">
            <text:p>#define id_cylinder_head_temperature7 614 // <text:s/>SHORT <text:s text:c="2"/>K</text:p>
          </table:table-cell>
          <table:table-cell table:formula="of:=CONCATENATE(&quot;&quot;&quot;&quot;;[.A151];&quot;&quot;&quot;,&quot;)" office:value-type="string" office:string-value="&quot;id_cylinder_head_temperature7&quot;,">
            <text:p>"id_cylinder_head_temperature7",</text:p>
          </table:table-cell>
        </table:table-row>
        <table:table-row table:style-name="ro1">
          <table:table-cell office:value-type="string">
            <text:p>id_cylinder_head_temperature8</text:p>
          </table:table-cell>
          <table:table-cell office:value-type="float" office:value="615">
            <text:p>615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52];&quot;|&quot;;[.B152];&quot;|&quot;;[.C152];&quot;|&quot;;[.D152];&quot;|&quot;)" office:value-type="string" office:string-value="|id_cylinder_head_temperature8|615| SHORT | K|">
            <text:p>|id_cylinder_head_temperature8|615| SHORT | K|</text:p>
          </table:table-cell>
          <table:table-cell table:formula="of:=CONCATENATE(&quot;#define &quot;;[.A152];&quot; &quot;;[.B152];&quot; // &quot;;[.C152];&quot; &quot;;[.D152])" office:value-type="string" office:string-value="#define id_cylinder_head_temperature8 615 //  SHORT   K">
            <text:p>#define id_cylinder_head_temperature8 615 // <text:s/>SHORT <text:s text:c="2"/>K</text:p>
          </table:table-cell>
          <table:table-cell table:formula="of:=CONCATENATE(&quot;&quot;&quot;&quot;;[.A152];&quot;&quot;&quot;,&quot;)" office:value-type="string" office:string-value="&quot;id_cylinder_head_temperature8&quot;,">
            <text:p>"id_cylinder_head_temperature8",</text:p>
          </table:table-cell>
        </table:table-row>
        <table:table-row table:style-name="ro1">
          <table:table-cell/>
          <table:table-cell office:value-type="float" office:value="616">
            <text:p>616</text:p>
          </table:table-cell>
          <table:table-cell table:number-columns-repeated="4"/>
          <table:table-cell table:formula="of:=CONCATENATE(&quot;&quot;&quot;&quot;;[.A15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17">
            <text:p>617</text:p>
          </table:table-cell>
          <table:table-cell table:number-columns-repeated="4"/>
          <table:table-cell table:formula="of:=CONCATENATE(&quot;&quot;&quot;&quot;;[.A15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18">
            <text:p>618</text:p>
          </table:table-cell>
          <table:table-cell table:number-columns-repeated="4"/>
          <table:table-cell table:formula="of:=CONCATENATE(&quot;&quot;&quot;&quot;;[.A15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19">
            <text:p>619</text:p>
          </table:table-cell>
          <table:table-cell table:number-columns-repeated="4"/>
          <table:table-cell table:formula="of:=CONCATENATE(&quot;&quot;&quot;&quot;;[.A15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ngine_status_b </text:p>
          </table:table-cell>
          <table:table-cell office:value-type="float" office:value="620">
            <text:p>620</text:p>
          </table:table-cell>
          <table:table-cell office:value-type="string">
            <text:p><text:s/>SHORT</text:p>
          </table:table-cell>
          <table:table-cell/>
          <table:table-cell table:formula="of:=CONCATENATE(&quot;|&quot;;[.A157];&quot;|&quot;;[.B157];&quot;|&quot;;[.C157];&quot;|&quot;;[.D157];&quot;|&quot;)" office:value-type="string" office:string-value="|id_engine_status_b |620| SHORT||">
            <text:p>|id_engine_status_b |620| SHORT||</text:p>
          </table:table-cell>
          <table:table-cell table:formula="of:=CONCATENATE(&quot;#define &quot;;[.A157];&quot; &quot;;[.B157];&quot; // &quot;;[.C157];&quot; &quot;;[.D157])" office:value-type="string" office:string-value="#define id_engine_status_b  620 //  SHORT ">
            <text:p>#define id_engine_status_b <text:s/>620 // <text:s/>SHORT </text:p>
          </table:table-cell>
          <table:table-cell table:formula="of:=CONCATENATE(&quot;&quot;&quot;&quot;;[.A157];&quot;&quot;&quot;,&quot;)" office:value-type="string" office:string-value="&quot;id_engine_status_b &quot;,">
            <text:p>"id_engine_status_b ",</text:p>
          </table:table-cell>
        </table:table-row>
        <table:table-row table:style-name="ro1">
          <table:table-cell/>
          <table:table-cell office:value-type="float" office:value="621">
            <text:p>621</text:p>
          </table:table-cell>
          <table:table-cell table:number-columns-repeated="4"/>
          <table:table-cell table:formula="of:=CONCATENATE(&quot;&quot;&quot;&quot;;[.A15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2">
            <text:p>622</text:p>
          </table:table-cell>
          <table:table-cell table:number-columns-repeated="4"/>
          <table:table-cell table:formula="of:=CONCATENATE(&quot;&quot;&quot;&quot;;[.A15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3">
            <text:p>623</text:p>
          </table:table-cell>
          <table:table-cell table:number-columns-repeated="4"/>
          <table:table-cell table:formula="of:=CONCATENATE(&quot;&quot;&quot;&quot;;[.A16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4">
            <text:p>624</text:p>
          </table:table-cell>
          <table:table-cell table:number-columns-repeated="4"/>
          <table:table-cell table:formula="of:=CONCATENATE(&quot;&quot;&quot;&quot;;[.A16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5">
            <text:p>625</text:p>
          </table:table-cell>
          <table:table-cell table:number-columns-repeated="4"/>
          <table:table-cell table:formula="of:=CONCATENATE(&quot;&quot;&quot;&quot;;[.A16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6">
            <text:p>626</text:p>
          </table:table-cell>
          <table:table-cell table:number-columns-repeated="4"/>
          <table:table-cell table:formula="of:=CONCATENATE(&quot;&quot;&quot;&quot;;[.A16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27">
            <text:p>627</text:p>
          </table:table-cell>
          <table:table-cell table:number-columns-repeated="4"/>
          <table:table-cell table:formula="of:=CONCATENATE(&quot;&quot;&quot;&quot;;[.A164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1_a </text:p>
          </table:table-cell>
          <table:table-cell office:value-type="float" office:value="628">
            <text:p>62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65];&quot;|&quot;;[.B165];&quot;|&quot;;[.C165];&quot;|&quot;;[.D165];&quot;|&quot;)" office:value-type="string" office:string-value="|id_egt1_a |628| SHORT| K|">
            <text:p>|id_egt1_a |628| SHORT| K|</text:p>
          </table:table-cell>
          <table:table-cell table:formula="of:=CONCATENATE(&quot;#define &quot;;[.A165];&quot; &quot;;[.B165];&quot; // &quot;;[.C165];&quot; &quot;;[.D165])" office:value-type="string" office:string-value="#define id_egt1_a  628 //  SHORT  K">
            <text:p>#define id_egt1_a <text:s/>628 // <text:s/>SHORT <text:s/>K</text:p>
          </table:table-cell>
          <table:table-cell table:formula="of:=CONCATENATE(&quot;&quot;&quot;&quot;;[.A165];&quot;&quot;&quot;,&quot;)" office:value-type="string" office:string-value="&quot;id_egt1_a &quot;,">
            <text:p>"id_egt1_a ",</text:p>
          </table:table-cell>
        </table:table-row>
        <table:table-row table:style-name="ro1">
          <table:table-cell/>
          <table:table-cell office:value-type="float" office:value="629">
            <text:p>629</text:p>
          </table:table-cell>
          <table:table-cell table:number-columns-repeated="4"/>
          <table:table-cell table:formula="of:=CONCATENATE(&quot;&quot;&quot;&quot;;[.A16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2_a </text:p>
          </table:table-cell>
          <table:table-cell office:value-type="float" office:value="630">
            <text:p>63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67];&quot;|&quot;;[.B167];&quot;|&quot;;[.C167];&quot;|&quot;;[.D167];&quot;|&quot;)" office:value-type="string" office:string-value="|id_egt2_a |630| SHORT| K|">
            <text:p>|id_egt2_a |630| SHORT| K|</text:p>
          </table:table-cell>
          <table:table-cell table:formula="of:=CONCATENATE(&quot;#define &quot;;[.A167];&quot; &quot;;[.B167];&quot; // &quot;;[.C167];&quot; &quot;;[.D167])" office:value-type="string" office:string-value="#define id_egt2_a  630 //  SHORT  K">
            <text:p>#define id_egt2_a <text:s/>630 // <text:s/>SHORT <text:s/>K</text:p>
          </table:table-cell>
          <table:table-cell table:formula="of:=CONCATENATE(&quot;&quot;&quot;&quot;;[.A167];&quot;&quot;&quot;,&quot;)" office:value-type="string" office:string-value="&quot;id_egt2_a &quot;,">
            <text:p>"id_egt2_a ",</text:p>
          </table:table-cell>
        </table:table-row>
        <table:table-row table:style-name="ro1">
          <table:table-cell/>
          <table:table-cell office:value-type="float" office:value="631">
            <text:p>631</text:p>
          </table:table-cell>
          <table:table-cell table:number-columns-repeated="4"/>
          <table:table-cell table:formula="of:=CONCATENATE(&quot;&quot;&quot;&quot;;[.A16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3_a </text:p>
          </table:table-cell>
          <table:table-cell office:value-type="float" office:value="632">
            <text:p>63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69];&quot;|&quot;;[.B169];&quot;|&quot;;[.C169];&quot;|&quot;;[.D169];&quot;|&quot;)" office:value-type="string" office:string-value="|id_egt3_a |632| SHORT| K|">
            <text:p>|id_egt3_a |632| SHORT| K|</text:p>
          </table:table-cell>
          <table:table-cell table:formula="of:=CONCATENATE(&quot;#define &quot;;[.A169];&quot; &quot;;[.B169];&quot; // &quot;;[.C169];&quot; &quot;;[.D169])" office:value-type="string" office:string-value="#define id_egt3_a  632 //  SHORT  K">
            <text:p>#define id_egt3_a <text:s/>632 // <text:s/>SHORT <text:s/>K</text:p>
          </table:table-cell>
          <table:table-cell table:formula="of:=CONCATENATE(&quot;&quot;&quot;&quot;;[.A169];&quot;&quot;&quot;,&quot;)" office:value-type="string" office:string-value="&quot;id_egt3_a &quot;,">
            <text:p>"id_egt3_a ",</text:p>
          </table:table-cell>
        </table:table-row>
        <table:table-row table:style-name="ro1">
          <table:table-cell/>
          <table:table-cell office:value-type="float" office:value="633">
            <text:p>633</text:p>
          </table:table-cell>
          <table:table-cell table:number-columns-repeated="4"/>
          <table:table-cell table:formula="of:=CONCATENATE(&quot;&quot;&quot;&quot;;[.A170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4_a </text:p>
          </table:table-cell>
          <table:table-cell office:value-type="float" office:value="634">
            <text:p>634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71];&quot;|&quot;;[.B171];&quot;|&quot;;[.C171];&quot;|&quot;;[.D171];&quot;|&quot;)" office:value-type="string" office:string-value="|id_egt4_a |634| SHORT| K|">
            <text:p>|id_egt4_a |634| SHORT| K|</text:p>
          </table:table-cell>
          <table:table-cell table:formula="of:=CONCATENATE(&quot;#define &quot;;[.A171];&quot; &quot;;[.B171];&quot; // &quot;;[.C171];&quot; &quot;;[.D171])" office:value-type="string" office:string-value="#define id_egt4_a  634 //  SHORT  K">
            <text:p>#define id_egt4_a <text:s/>634 // <text:s/>SHORT <text:s/>K</text:p>
          </table:table-cell>
          <table:table-cell table:formula="of:=CONCATENATE(&quot;&quot;&quot;&quot;;[.A171];&quot;&quot;&quot;,&quot;)" office:value-type="string" office:string-value="&quot;id_egt4_a &quot;,">
            <text:p>"id_egt4_a ",</text:p>
          </table:table-cell>
        </table:table-row>
        <table:table-row table:style-name="ro1">
          <table:table-cell/>
          <table:table-cell office:value-type="float" office:value="635">
            <text:p>635</text:p>
          </table:table-cell>
          <table:table-cell table:number-columns-repeated="4"/>
          <table:table-cell table:formula="of:=CONCATENATE(&quot;&quot;&quot;&quot;;[.A17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36">
            <text:p>636</text:p>
          </table:table-cell>
          <table:table-cell table:number-columns-repeated="4"/>
          <table:table-cell table:formula="of:=CONCATENATE(&quot;&quot;&quot;&quot;;[.A17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37">
            <text:p>637</text:p>
          </table:table-cell>
          <table:table-cell table:number-columns-repeated="4"/>
          <table:table-cell table:formula="of:=CONCATENATE(&quot;&quot;&quot;&quot;;[.A17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38">
            <text:p>638</text:p>
          </table:table-cell>
          <table:table-cell table:number-columns-repeated="4"/>
          <table:table-cell table:formula="of:=CONCATENATE(&quot;&quot;&quot;&quot;;[.A17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39">
            <text:p>639</text:p>
          </table:table-cell>
          <table:table-cell table:number-columns-repeated="4"/>
          <table:table-cell table:formula="of:=CONCATENATE(&quot;&quot;&quot;&quot;;[.A17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intake_temperature_a </text:p>
          </table:table-cell>
          <table:table-cell office:value-type="float" office:value="640">
            <text:p>64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77];&quot;|&quot;;[.B177];&quot;|&quot;;[.C177];&quot;|&quot;;[.D177];&quot;|&quot;)" office:value-type="string" office:string-value="|id_intake_temperature_a |640| SHORT| K|">
            <text:p>|id_intake_temperature_a |640| SHORT| K|</text:p>
          </table:table-cell>
          <table:table-cell table:formula="of:=CONCATENATE(&quot;#define &quot;;[.A177];&quot; &quot;;[.B177];&quot; // &quot;;[.C177];&quot; &quot;;[.D177])" office:value-type="string" office:string-value="#define id_intake_temperature_a  640 //  SHORT  K">
            <text:p>#define id_intake_temperature_a <text:s/>640 // <text:s/>SHORT <text:s/>K</text:p>
          </table:table-cell>
          <table:table-cell table:formula="of:=CONCATENATE(&quot;&quot;&quot;&quot;;[.A177];&quot;&quot;&quot;,&quot;)" office:value-type="string" office:string-value="&quot;id_intake_temperature_a &quot;,">
            <text:p>"id_intake_temperature_a ",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  <table:table-cell table:number-columns-repeated="4"/>
          <table:table-cell table:formula="of:=CONCATENATE(&quot;&quot;&quot;&quot;;[.A17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utside_air_temp_a </text:p>
          </table:table-cell>
          <table:table-cell office:value-type="float" office:value="642">
            <text:p>64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79];&quot;|&quot;;[.B179];&quot;|&quot;;[.C179];&quot;|&quot;;[.D179];&quot;|&quot;)" office:value-type="string" office:string-value="|id_outside_air_temp_a |642| SHORT| K|">
            <text:p>|id_outside_air_temp_a |642| SHORT| K|</text:p>
          </table:table-cell>
          <table:table-cell table:formula="of:=CONCATENATE(&quot;#define &quot;;[.A179];&quot; &quot;;[.B179];&quot; // &quot;;[.C179];&quot; &quot;;[.D179])" office:value-type="string" office:string-value="#define id_outside_air_temp_a  642 //  SHORT  K">
            <text:p>#define id_outside_air_temp_a <text:s/>642 // <text:s/>SHORT <text:s/>K</text:p>
          </table:table-cell>
          <table:table-cell table:formula="of:=CONCATENATE(&quot;&quot;&quot;&quot;;[.A179];&quot;&quot;&quot;,&quot;)" office:value-type="string" office:string-value="&quot;id_outside_air_temp_a &quot;,">
            <text:p>"id_outside_air_temp_a ",</text:p>
          </table:table-cell>
        </table:table-row>
        <table:table-row table:style-name="ro1">
          <table:table-cell/>
          <table:table-cell office:value-type="float" office:value="643">
            <text:p>643</text:p>
          </table:table-cell>
          <table:table-cell table:number-columns-repeated="4"/>
          <table:table-cell table:formula="of:=CONCATENATE(&quot;&quot;&quot;&quot;;[.A180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1_b </text:p>
          </table:table-cell>
          <table:table-cell office:value-type="float" office:value="644">
            <text:p>64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81];&quot;|&quot;;[.B181];&quot;|&quot;;[.C181];&quot;|&quot;;[.D181];&quot;|&quot;)" office:value-type="string" office:string-value="|id_egt1_b |644| SHORT | K|">
            <text:p>|id_egt1_b |644| SHORT | K|</text:p>
          </table:table-cell>
          <table:table-cell table:formula="of:=CONCATENATE(&quot;#define &quot;;[.A181];&quot; &quot;;[.B181];&quot; // &quot;;[.C181];&quot; &quot;;[.D181])" office:value-type="string" office:string-value="#define id_egt1_b  644 //  SHORT   K">
            <text:p>#define id_egt1_b <text:s/>644 // <text:s/>SHORT <text:s text:c="2"/>K</text:p>
          </table:table-cell>
          <table:table-cell table:formula="of:=CONCATENATE(&quot;&quot;&quot;&quot;;[.A181];&quot;&quot;&quot;,&quot;)" office:value-type="string" office:string-value="&quot;id_egt1_b &quot;,">
            <text:p>"id_egt1_b ",</text:p>
          </table:table-cell>
        </table:table-row>
        <table:table-row table:style-name="ro1">
          <table:table-cell/>
          <table:table-cell office:value-type="float" office:value="645">
            <text:p>645</text:p>
          </table:table-cell>
          <table:table-cell table:number-columns-repeated="4"/>
          <table:table-cell table:formula="of:=CONCATENATE(&quot;&quot;&quot;&quot;;[.A18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2_b </text:p>
          </table:table-cell>
          <table:table-cell office:value-type="float" office:value="646">
            <text:p>64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83];&quot;|&quot;;[.B183];&quot;|&quot;;[.C183];&quot;|&quot;;[.D183];&quot;|&quot;)" office:value-type="string" office:string-value="|id_egt2_b |646| SHORT| K|">
            <text:p>|id_egt2_b |646| SHORT| K|</text:p>
          </table:table-cell>
          <table:table-cell table:formula="of:=CONCATENATE(&quot;#define &quot;;[.A183];&quot; &quot;;[.B183];&quot; // &quot;;[.C183];&quot; &quot;;[.D183])" office:value-type="string" office:string-value="#define id_egt2_b  646 //  SHORT  K">
            <text:p>#define id_egt2_b <text:s/>646 // <text:s/>SHORT <text:s/>K</text:p>
          </table:table-cell>
          <table:table-cell table:formula="of:=CONCATENATE(&quot;&quot;&quot;&quot;;[.A183];&quot;&quot;&quot;,&quot;)" office:value-type="string" office:string-value="&quot;id_egt2_b &quot;,">
            <text:p>"id_egt2_b ",</text:p>
          </table:table-cell>
        </table:table-row>
        <table:table-row table:style-name="ro1">
          <table:table-cell/>
          <table:table-cell office:value-type="float" office:value="647">
            <text:p>647</text:p>
          </table:table-cell>
          <table:table-cell table:number-columns-repeated="4"/>
          <table:table-cell table:formula="of:=CONCATENATE(&quot;&quot;&quot;&quot;;[.A184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3_b </text:p>
          </table:table-cell>
          <table:table-cell office:value-type="float" office:value="648">
            <text:p>64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85];&quot;|&quot;;[.B185];&quot;|&quot;;[.C185];&quot;|&quot;;[.D185];&quot;|&quot;)" office:value-type="string" office:string-value="|id_egt3_b |648| SHORT| K|">
            <text:p>|id_egt3_b |648| SHORT| K|</text:p>
          </table:table-cell>
          <table:table-cell table:formula="of:=CONCATENATE(&quot;#define &quot;;[.A185];&quot; &quot;;[.B185];&quot; // &quot;;[.C185];&quot; &quot;;[.D185])" office:value-type="string" office:string-value="#define id_egt3_b  648 //  SHORT  K">
            <text:p>#define id_egt3_b <text:s/>648 // <text:s/>SHORT <text:s/>K</text:p>
          </table:table-cell>
          <table:table-cell table:formula="of:=CONCATENATE(&quot;&quot;&quot;&quot;;[.A185];&quot;&quot;&quot;,&quot;)" office:value-type="string" office:string-value="&quot;id_egt3_b &quot;,">
            <text:p>"id_egt3_b ",</text:p>
          </table:table-cell>
        </table:table-row>
        <table:table-row table:style-name="ro1">
          <table:table-cell/>
          <table:table-cell office:value-type="float" office:value="649">
            <text:p>649</text:p>
          </table:table-cell>
          <table:table-cell table:number-columns-repeated="4"/>
          <table:table-cell table:formula="of:=CONCATENATE(&quot;&quot;&quot;&quot;;[.A18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gt4_b </text:p>
          </table:table-cell>
          <table:table-cell office:value-type="float" office:value="650">
            <text:p>6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87];&quot;|&quot;;[.B187];&quot;|&quot;;[.C187];&quot;|&quot;;[.D187];&quot;|&quot;)" office:value-type="string" office:string-value="|id_egt4_b |650| SHORT | K|">
            <text:p>|id_egt4_b |650| SHORT | K|</text:p>
          </table:table-cell>
          <table:table-cell table:formula="of:=CONCATENATE(&quot;#define &quot;;[.A187];&quot; &quot;;[.B187];&quot; // &quot;;[.C187];&quot; &quot;;[.D187])" office:value-type="string" office:string-value="#define id_egt4_b  650 //  SHORT   K">
            <text:p>#define id_egt4_b <text:s/>650 // <text:s/>SHORT <text:s text:c="2"/>K</text:p>
          </table:table-cell>
          <table:table-cell table:formula="of:=CONCATENATE(&quot;&quot;&quot;&quot;;[.A187];&quot;&quot;&quot;,&quot;)" office:value-type="string" office:string-value="&quot;id_egt4_b &quot;,">
            <text:p>"id_egt4_b ",</text:p>
          </table:table-cell>
        </table:table-row>
        <table:table-row table:style-name="ro1">
          <table:table-cell/>
          <table:table-cell office:value-type="float" office:value="651">
            <text:p>651</text:p>
          </table:table-cell>
          <table:table-cell table:number-columns-repeated="4"/>
          <table:table-cell table:formula="of:=CONCATENATE(&quot;&quot;&quot;&quot;;[.A18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52">
            <text:p>652</text:p>
          </table:table-cell>
          <table:table-cell table:number-columns-repeated="4"/>
          <table:table-cell table:formula="of:=CONCATENATE(&quot;&quot;&quot;&quot;;[.A18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53">
            <text:p>653</text:p>
          </table:table-cell>
          <table:table-cell table:number-columns-repeated="4"/>
          <table:table-cell table:formula="of:=CONCATENATE(&quot;&quot;&quot;&quot;;[.A19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54">
            <text:p>654</text:p>
          </table:table-cell>
          <table:table-cell table:number-columns-repeated="4"/>
          <table:table-cell table:formula="of:=CONCATENATE(&quot;&quot;&quot;&quot;;[.A19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55">
            <text:p>655</text:p>
          </table:table-cell>
          <table:table-cell table:number-columns-repeated="4"/>
          <table:table-cell table:formula="of:=CONCATENATE(&quot;&quot;&quot;&quot;;[.A19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intake_temperature_b </text:p>
          </table:table-cell>
          <table:table-cell office:value-type="float" office:value="656">
            <text:p>65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193];&quot;|&quot;;[.B193];&quot;|&quot;;[.C193];&quot;|&quot;;[.D193];&quot;|&quot;)" office:value-type="string" office:string-value="|id_intake_temperature_b |656| SHORT| K|">
            <text:p>|id_intake_temperature_b |656| SHORT| K|</text:p>
          </table:table-cell>
          <table:table-cell table:formula="of:=CONCATENATE(&quot;#define &quot;;[.A193];&quot; &quot;;[.B193];&quot; // &quot;;[.C193];&quot; &quot;;[.D193])" office:value-type="string" office:string-value="#define id_intake_temperature_b  656 //  SHORT  K">
            <text:p>#define id_intake_temperature_b <text:s/>656 // <text:s/>SHORT <text:s/>K</text:p>
          </table:table-cell>
          <table:table-cell table:formula="of:=CONCATENATE(&quot;&quot;&quot;&quot;;[.A193];&quot;&quot;&quot;,&quot;)" office:value-type="string" office:string-value="&quot;id_intake_temperature_b &quot;,">
            <text:p>"id_intake_temperature_b ",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 table:number-columns-repeated="4"/>
          <table:table-cell table:formula="of:=CONCATENATE(&quot;&quot;&quot;&quot;;[.A194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outside_air_temp_b </text:p>
          </table:table-cell>
          <table:table-cell office:value-type="float" office:value="658">
            <text:p>65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195];&quot;|&quot;;[.B195];&quot;|&quot;;[.C195];&quot;|&quot;;[.D195];&quot;|&quot;)" office:value-type="string" office:string-value="|id_outside_air_temp_b |658| SHORT | K|">
            <text:p>|id_outside_air_temp_b |658| SHORT | K|</text:p>
          </table:table-cell>
          <table:table-cell table:formula="of:=CONCATENATE(&quot;#define &quot;;[.A195];&quot; &quot;;[.B195];&quot; // &quot;;[.C195];&quot; &quot;;[.D195])" office:value-type="string" office:string-value="#define id_outside_air_temp_b  658 //  SHORT   K">
            <text:p>#define id_outside_air_temp_b <text:s/>658 // <text:s/>SHORT <text:s text:c="2"/>K</text:p>
          </table:table-cell>
          <table:table-cell table:formula="of:=CONCATENATE(&quot;&quot;&quot;&quot;;[.A195];&quot;&quot;&quot;,&quot;)" office:value-type="string" office:string-value="&quot;id_outside_air_temp_b &quot;,">
            <text:p>"id_outside_air_temp_b ",</text:p>
          </table:table-cell>
        </table:table-row>
        <table:table-row table:style-name="ro1">
          <table:table-cell/>
          <table:table-cell office:value-type="float" office:value="659">
            <text:p>659</text:p>
          </table:table-cell>
          <table:table-cell table:number-columns-repeated="4"/>
          <table:table-cell table:formula="of:=CONCATENATE(&quot;&quot;&quot;&quot;;[.A19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0">
            <text:p>660</text:p>
          </table:table-cell>
          <table:table-cell table:number-columns-repeated="4"/>
          <table:table-cell table:formula="of:=CONCATENATE(&quot;&quot;&quot;&quot;;[.A19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1">
            <text:p>661</text:p>
          </table:table-cell>
          <table:table-cell table:number-columns-repeated="4"/>
          <table:table-cell table:formula="of:=CONCATENATE(&quot;&quot;&quot;&quot;;[.A19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2">
            <text:p>662</text:p>
          </table:table-cell>
          <table:table-cell table:number-columns-repeated="4"/>
          <table:table-cell table:formula="of:=CONCATENATE(&quot;&quot;&quot;&quot;;[.A19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3">
            <text:p>663</text:p>
          </table:table-cell>
          <table:table-cell table:number-columns-repeated="4"/>
          <table:table-cell table:formula="of:=CONCATENATE(&quot;&quot;&quot;&quot;;[.A20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4">
            <text:p>664</text:p>
          </table:table-cell>
          <table:table-cell table:number-columns-repeated="4"/>
          <table:table-cell table:formula="of:=CONCATENATE(&quot;&quot;&quot;&quot;;[.A20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65">
            <text:p>665</text:p>
          </table:table-cell>
          <table:table-cell table:number-columns-repeated="4"/>
          <table:table-cell table:formula="of:=CONCATENATE(&quot;&quot;&quot;&quot;;[.A20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du_left_fuel_quantity </text:p>
          </table:table-cell>
          <table:table-cell office:value-type="float" office:value="666">
            <text:p>666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03];&quot;|&quot;;[.B203];&quot;|&quot;;[.C203];&quot;|&quot;;[.D203];&quot;|&quot;)" office:value-type="string" office:string-value="|id_edu_left_fuel_quantity |666| SHORT | l|">
            <text:p>|id_edu_left_fuel_quantity |666| SHORT | l|</text:p>
          </table:table-cell>
          <table:table-cell table:formula="of:=CONCATENATE(&quot;#define &quot;;[.A203];&quot; &quot;;[.B203];&quot; // &quot;;[.C203];&quot; &quot;;[.D203])" office:value-type="string" office:string-value="#define id_edu_left_fuel_quantity  666 //  SHORT   l">
            <text:p>#define id_edu_left_fuel_quantity <text:s/>666 // <text:s/>SHORT <text:s text:c="2"/>l</text:p>
          </table:table-cell>
          <table:table-cell table:formula="of:=CONCATENATE(&quot;&quot;&quot;&quot;;[.A203];&quot;&quot;&quot;,&quot;)" office:value-type="string" office:string-value="&quot;id_edu_left_fuel_quantity &quot;,">
            <text:p>"id_edu_left_fuel_quantity ",</text:p>
          </table:table-cell>
        </table:table-row>
        <table:table-row table:style-name="ro1">
          <table:table-cell office:value-type="string">
            <text:p>id_edu_right_fuel_quantity </text:p>
          </table:table-cell>
          <table:table-cell office:value-type="float" office:value="667">
            <text:p>667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04];&quot;|&quot;;[.B204];&quot;|&quot;;[.C204];&quot;|&quot;;[.D204];&quot;|&quot;)" office:value-type="string" office:string-value="|id_edu_right_fuel_quantity |667| SHORT | l|">
            <text:p>|id_edu_right_fuel_quantity |667| SHORT | l|</text:p>
          </table:table-cell>
          <table:table-cell table:formula="of:=CONCATENATE(&quot;#define &quot;;[.A204];&quot; &quot;;[.B204];&quot; // &quot;;[.C204];&quot; &quot;;[.D204])" office:value-type="string" office:string-value="#define id_edu_right_fuel_quantity  667 //  SHORT   l">
            <text:p>#define id_edu_right_fuel_quantity <text:s/>667 // <text:s/>SHORT <text:s text:c="2"/>l</text:p>
          </table:table-cell>
          <table:table-cell table:formula="of:=CONCATENATE(&quot;&quot;&quot;&quot;;[.A204];&quot;&quot;&quot;,&quot;)" office:value-type="string" office:string-value="&quot;id_edu_right_fuel_quantity &quot;,">
            <text:p>"id_edu_right_fuel_quantity ",</text:p>
          </table:table-cell>
        </table:table-row>
        <table:table-row table:style-name="ro1">
          <table:table-cell office:value-type="string">
            <text:p>id_left_fuel_quantity </text:p>
          </table:table-cell>
          <table:table-cell office:value-type="float" office:value="668">
            <text:p>668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05];&quot;|&quot;;[.B205];&quot;|&quot;;[.C205];&quot;|&quot;;[.D205];&quot;|&quot;)" office:value-type="string" office:string-value="|id_left_fuel_quantity |668| SHORT | l|">
            <text:p>|id_left_fuel_quantity |668| SHORT | l|</text:p>
          </table:table-cell>
          <table:table-cell table:formula="of:=CONCATENATE(&quot;#define &quot;;[.A205];&quot; &quot;;[.B205];&quot; // &quot;;[.C205];&quot; &quot;;[.D205])" office:value-type="string" office:string-value="#define id_left_fuel_quantity  668 //  SHORT   l">
            <text:p>#define id_left_fuel_quantity <text:s/>668 // <text:s/>SHORT <text:s text:c="2"/>l</text:p>
          </table:table-cell>
          <table:table-cell table:formula="of:=CONCATENATE(&quot;&quot;&quot;&quot;;[.A205];&quot;&quot;&quot;,&quot;)" office:value-type="string" office:string-value="&quot;id_left_fuel_quantity &quot;,">
            <text:p>"id_left_fuel_quantity ",</text:p>
          </table:table-cell>
        </table:table-row>
        <table:table-row table:style-name="ro1">
          <table:table-cell office:value-type="string">
            <text:p>id_right_fuel_quantity </text:p>
          </table:table-cell>
          <table:table-cell office:value-type="float" office:value="669">
            <text:p>669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06];&quot;|&quot;;[.B206];&quot;|&quot;;[.C206];&quot;|&quot;;[.D206];&quot;|&quot;)" office:value-type="string" office:string-value="|id_right_fuel_quantity |669| SHORT | l|">
            <text:p>|id_right_fuel_quantity |669| SHORT | l|</text:p>
          </table:table-cell>
          <table:table-cell table:formula="of:=CONCATENATE(&quot;#define &quot;;[.A206];&quot; &quot;;[.B206];&quot; // &quot;;[.C206];&quot; &quot;;[.D206])" office:value-type="string" office:string-value="#define id_right_fuel_quantity  669 //  SHORT   l">
            <text:p>#define id_right_fuel_quantity <text:s/>669 // <text:s/>SHORT <text:s text:c="2"/>l</text:p>
          </table:table-cell>
          <table:table-cell table:formula="of:=CONCATENATE(&quot;&quot;&quot;&quot;;[.A206];&quot;&quot;&quot;,&quot;)" office:value-type="string" office:string-value="&quot;id_right_fuel_quantity &quot;,">
            <text:p>"id_right_fuel_quantity ",</text:p>
          </table:table-cell>
        </table:table-row>
        <table:table-row table:style-name="ro1">
          <table:table-cell office:value-type="string">
            <text:p>id_pitot_temperature </text:p>
          </table:table-cell>
          <table:table-cell office:value-type="float" office:value="670">
            <text:p>670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207];&quot;|&quot;;[.B207];&quot;|&quot;;[.C207];&quot;|&quot;;[.D207];&quot;|&quot;)" office:value-type="string" office:string-value="|id_pitot_temperature |670| SHORT | degrees|">
            <text:p>|id_pitot_temperature |670| SHORT | degrees|</text:p>
          </table:table-cell>
          <table:table-cell table:formula="of:=CONCATENATE(&quot;#define &quot;;[.A207];&quot; &quot;;[.B207];&quot; // &quot;;[.C207];&quot; &quot;;[.D207])" office:value-type="string" office:string-value="#define id_pitot_temperature  670 //  SHORT   degrees">
            <text:p>#define id_pitot_temperature <text:s/>670 // <text:s/>SHORT <text:s text:c="2"/>degrees</text:p>
          </table:table-cell>
          <table:table-cell table:formula="of:=CONCATENATE(&quot;&quot;&quot;&quot;;[.A207];&quot;&quot;&quot;,&quot;)" office:value-type="string" office:string-value="&quot;id_pitot_temperature &quot;,">
            <text:p>"id_pitot_temperature ",</text:p>
          </table:table-cell>
        </table:table-row>
        <table:table-row table:style-name="ro1">
          <table:table-cell office:value-type="string">
            <text:p>id_pitot_heat_status </text:p>
          </table:table-cell>
          <table:table-cell office:value-type="float" office:value="671">
            <text:p>671</text:p>
          </table:table-cell>
          <table:table-cell office:value-type="string">
            <text:p><text:s/>SHORT </text:p>
          </table:table-cell>
          <table:table-cell office:value-type="string">
            <text:p><text:s/>1 = heater on, 0 = off</text:p>
          </table:table-cell>
          <table:table-cell table:formula="of:=CONCATENATE(&quot;|&quot;;[.A208];&quot;|&quot;;[.B208];&quot;|&quot;;[.C208];&quot;|&quot;;[.D208];&quot;|&quot;)" office:value-type="string" office:string-value="|id_pitot_heat_status |671| SHORT | 1 = heater on, 0 = off|">
            <text:p>|id_pitot_heat_status |671| SHORT | 1 = heater on, 0 = off|</text:p>
          </table:table-cell>
          <table:table-cell table:formula="of:=CONCATENATE(&quot;#define &quot;;[.A208];&quot; &quot;;[.B208];&quot; // &quot;;[.C208];&quot; &quot;;[.D208])" office:value-type="string" office:string-value="#define id_pitot_heat_status  671 //  SHORT   1 = heater on, 0 = off">
            <text:p>#define id_pitot_heat_status <text:s/>671 // <text:s/>SHORT <text:s text:c="2"/>1 = heater on, 0 = off</text:p>
          </table:table-cell>
          <table:table-cell table:formula="of:=CONCATENATE(&quot;&quot;&quot;&quot;;[.A208];&quot;&quot;&quot;,&quot;)" office:value-type="string" office:string-value="&quot;id_pitot_heat_status &quot;,">
            <text:p>"id_pitot_heat_status ",</text:p>
          </table:table-cell>
        </table:table-row>
        <table:table-row table:style-name="ro1">
          <table:table-cell office:value-type="string">
            <text:p>id_pitot_power_status </text:p>
          </table:table-cell>
          <table:table-cell office:value-type="float" office:value="672">
            <text:p>672</text:p>
          </table:table-cell>
          <table:table-cell office:value-type="string">
            <text:p><text:s/>SHORT </text:p>
          </table:table-cell>
          <table:table-cell office:value-type="string">
            <text:p><text:s/>1 = power on, 0 = off</text:p>
          </table:table-cell>
          <table:table-cell table:formula="of:=CONCATENATE(&quot;|&quot;;[.A209];&quot;|&quot;;[.B209];&quot;|&quot;;[.C209];&quot;|&quot;;[.D209];&quot;|&quot;)" office:value-type="string" office:string-value="|id_pitot_power_status |672| SHORT | 1 = power on, 0 = off|">
            <text:p>|id_pitot_power_status |672| SHORT | 1 = power on, 0 = off|</text:p>
          </table:table-cell>
          <table:table-cell table:formula="of:=CONCATENATE(&quot;#define &quot;;[.A209];&quot; &quot;;[.B209];&quot; // &quot;;[.C209];&quot; &quot;;[.D209])" office:value-type="string" office:string-value="#define id_pitot_power_status  672 //  SHORT   1 = power on, 0 = off">
            <text:p>#define id_pitot_power_status <text:s/>672 // <text:s/>SHORT <text:s text:c="2"/>1 = power on, 0 = off</text:p>
          </table:table-cell>
          <table:table-cell table:formula="of:=CONCATENATE(&quot;&quot;&quot;&quot;;[.A209];&quot;&quot;&quot;,&quot;)" office:value-type="string" office:string-value="&quot;id_pitot_power_status &quot;,">
            <text:p>"id_pitot_power_status ",</text:p>
          </table:table-cell>
        </table:table-row>
        <table:table-row table:style-name="ro1">
          <table:table-cell office:value-type="string">
            <text:p>id_fdu_board_temperature </text:p>
          </table:table-cell>
          <table:table-cell office:value-type="float" office:value="673">
            <text:p>673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210];&quot;|&quot;;[.B210];&quot;|&quot;;[.C210];&quot;|&quot;;[.D210];&quot;|&quot;)" office:value-type="string" office:string-value="|id_fdu_board_temperature |673| SHORT | degrees|">
            <text:p>|id_fdu_board_temperature |673| SHORT | degrees|</text:p>
          </table:table-cell>
          <table:table-cell table:formula="of:=CONCATENATE(&quot;#define &quot;;[.A210];&quot; &quot;;[.B210];&quot; // &quot;;[.C210];&quot; &quot;;[.D210])" office:value-type="string" office:string-value="#define id_fdu_board_temperature  673 //  SHORT   degrees">
            <text:p>#define id_fdu_board_temperature <text:s/>673 // <text:s/>SHORT <text:s text:c="2"/>degrees</text:p>
          </table:table-cell>
          <table:table-cell table:formula="of:=CONCATENATE(&quot;&quot;&quot;&quot;;[.A210];&quot;&quot;&quot;,&quot;)" office:value-type="string" office:string-value="&quot;id_fdu_board_temperature &quot;,">
            <text:p>"id_fdu_board_temperature ",</text:p>
          </table:table-cell>
        </table:table-row>
        <table:table-row table:style-name="ro1">
          <table:table-cell office:value-type="string">
            <text:p>id_set_left_fuel_qty </text:p>
          </table:table-cell>
          <table:table-cell office:value-type="float" office:value="674">
            <text:p>674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11];&quot;|&quot;;[.B211];&quot;|&quot;;[.C211];&quot;|&quot;;[.D211];&quot;|&quot;)" office:value-type="string" office:string-value="|id_set_left_fuel_qty |674| SHORT | l|">
            <text:p>|id_set_left_fuel_qty |674| SHORT | l|</text:p>
          </table:table-cell>
          <table:table-cell table:formula="of:=CONCATENATE(&quot;#define &quot;;[.A211];&quot; &quot;;[.B211];&quot; // &quot;;[.C211];&quot; &quot;;[.D211])" office:value-type="string" office:string-value="#define id_set_left_fuel_qty  674 //  SHORT   l">
            <text:p>#define id_set_left_fuel_qty <text:s/>674 // <text:s/>SHORT <text:s text:c="2"/>l</text:p>
          </table:table-cell>
          <table:table-cell table:formula="of:=CONCATENATE(&quot;&quot;&quot;&quot;;[.A211];&quot;&quot;&quot;,&quot;)" office:value-type="string" office:string-value="&quot;id_set_left_fuel_qty &quot;,">
            <text:p>"id_set_left_fuel_qty ",</text:p>
          </table:table-cell>
        </table:table-row>
        <table:table-row table:style-name="ro1">
          <table:table-cell office:value-type="string">
            <text:p>id_set_right_fuel_qty </text:p>
          </table:table-cell>
          <table:table-cell office:value-type="float" office:value="675">
            <text:p>675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212];&quot;|&quot;;[.B212];&quot;|&quot;;[.C212];&quot;|&quot;;[.D212];&quot;|&quot;)" office:value-type="string" office:string-value="|id_set_right_fuel_qty |675| SHORT | l|">
            <text:p>|id_set_right_fuel_qty |675| SHORT | l|</text:p>
          </table:table-cell>
          <table:table-cell table:formula="of:=CONCATENATE(&quot;#define &quot;;[.A212];&quot; &quot;;[.B212];&quot; // &quot;;[.C212];&quot; &quot;;[.D212])" office:value-type="string" office:string-value="#define id_set_right_fuel_qty  675 //  SHORT   l">
            <text:p>#define id_set_right_fuel_qty <text:s/>675 // <text:s/>SHORT <text:s text:c="2"/>l</text:p>
          </table:table-cell>
          <table:table-cell table:formula="of:=CONCATENATE(&quot;&quot;&quot;&quot;;[.A212];&quot;&quot;&quot;,&quot;)" office:value-type="string" office:string-value="&quot;id_set_right_fuel_qty &quot;,">
            <text:p>"id_set_right_fuel_qty ",</text:p>
          </table:table-cell>
        </table:table-row>
        <table:table-row table:style-name="ro1">
          <table:table-cell/>
          <table:table-cell office:value-type="float" office:value="676">
            <text:p>676</text:p>
          </table:table-cell>
          <table:table-cell table:number-columns-repeated="4"/>
          <table:table-cell table:formula="of:=CONCATENATE(&quot;&quot;&quot;&quot;;[.A21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77">
            <text:p>677</text:p>
          </table:table-cell>
          <table:table-cell table:number-columns-repeated="4"/>
          <table:table-cell table:formula="of:=CONCATENATE(&quot;&quot;&quot;&quot;;[.A21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78">
            <text:p>678</text:p>
          </table:table-cell>
          <table:table-cell table:number-columns-repeated="4"/>
          <table:table-cell table:formula="of:=CONCATENATE(&quot;&quot;&quot;&quot;;[.A21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79">
            <text:p>679</text:p>
          </table:table-cell>
          <table:table-cell table:number-columns-repeated="4"/>
          <table:table-cell table:formula="of:=CONCATENATE(&quot;&quot;&quot;&quot;;[.A21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0">
            <text:p>680</text:p>
          </table:table-cell>
          <table:table-cell table:number-columns-repeated="4"/>
          <table:table-cell table:formula="of:=CONCATENATE(&quot;&quot;&quot;&quot;;[.A21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1">
            <text:p>681</text:p>
          </table:table-cell>
          <table:table-cell table:number-columns-repeated="4"/>
          <table:table-cell table:formula="of:=CONCATENATE(&quot;&quot;&quot;&quot;;[.A21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2">
            <text:p>682</text:p>
          </table:table-cell>
          <table:table-cell table:number-columns-repeated="4"/>
          <table:table-cell table:formula="of:=CONCATENATE(&quot;&quot;&quot;&quot;;[.A21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3">
            <text:p>683</text:p>
          </table:table-cell>
          <table:table-cell table:number-columns-repeated="4"/>
          <table:table-cell table:formula="of:=CONCATENATE(&quot;&quot;&quot;&quot;;[.A220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fuel_pressure </text:p>
          </table:table-cell>
          <table:table-cell office:value-type="float" office:value="684">
            <text:p>684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21];&quot;|&quot;;[.B221];&quot;|&quot;;[.C221];&quot;|&quot;;[.D221];&quot;|&quot;)" office:value-type="string" office:string-value="|id_fuel_pressure |684| FLOAT | hPa|">
            <text:p>|id_fuel_pressure |684| FLOAT | hPa|</text:p>
          </table:table-cell>
          <table:table-cell table:formula="of:=CONCATENATE(&quot;#define &quot;;[.A221];&quot; &quot;;[.B221];&quot; // &quot;;[.C221];&quot; &quot;;[.D221])" office:value-type="string" office:string-value="#define id_fuel_pressure  684 //  FLOAT   hPa">
            <text:p>#define id_fuel_pressure <text:s/>684 // <text:s/>FLOAT <text:s text:c="2"/>hPa</text:p>
          </table:table-cell>
          <table:table-cell table:formula="of:=CONCATENATE(&quot;&quot;&quot;&quot;;[.A221];&quot;&quot;&quot;,&quot;)" office:value-type="string" office:string-value="&quot;id_fuel_pressure &quot;,">
            <text:p>"id_fuel_pressure ",</text:p>
          </table:table-cell>
        </table:table-row>
        <table:table-row table:style-name="ro1">
          <table:table-cell/>
          <table:table-cell office:value-type="float" office:value="685">
            <text:p>685</text:p>
          </table:table-cell>
          <table:table-cell table:number-columns-repeated="4"/>
          <table:table-cell table:formula="of:=CONCATENATE(&quot;&quot;&quot;&quot;;[.A22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6">
            <text:p>686</text:p>
          </table:table-cell>
          <table:table-cell table:number-columns-repeated="4"/>
          <table:table-cell table:formula="of:=CONCATENATE(&quot;&quot;&quot;&quot;;[.A22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7">
            <text:p>687</text:p>
          </table:table-cell>
          <table:table-cell table:number-columns-repeated="4"/>
          <table:table-cell table:formula="of:=CONCATENATE(&quot;&quot;&quot;&quot;;[.A22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8">
            <text:p>688</text:p>
          </table:table-cell>
          <table:table-cell table:number-columns-repeated="4"/>
          <table:table-cell table:formula="of:=CONCATENATE(&quot;&quot;&quot;&quot;;[.A22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89">
            <text:p>689</text:p>
          </table:table-cell>
          <table:table-cell table:number-columns-repeated="4"/>
          <table:table-cell table:formula="of:=CONCATENATE(&quot;&quot;&quot;&quot;;[.A22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90">
            <text:p>690</text:p>
          </table:table-cell>
          <table:table-cell table:number-columns-repeated="4"/>
          <table:table-cell table:formula="of:=CONCATENATE(&quot;&quot;&quot;&quot;;[.A22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691">
            <text:p>691</text:p>
          </table:table-cell>
          <table:table-cell table:number-columns-repeated="4"/>
          <table:table-cell table:formula="of:=CONCATENATE(&quot;&quot;&quot;&quot;;[.A22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throttle_position_a </text:p>
          </table:table-cell>
          <table:table-cell office:value-type="float" office:value="692">
            <text:p>692</text:p>
          </table:table-cell>
          <table:table-cell office:value-type="string">
            <text:p><text:s/>SHORT</text:p>
          </table:table-cell>
          <table:table-cell/>
          <table:table-cell table:formula="of:=CONCATENATE(&quot;|&quot;;[.A229];&quot;|&quot;;[.B229];&quot;|&quot;;[.C229];&quot;|&quot;;[.D229];&quot;|&quot;)" office:value-type="string" office:string-value="|id_throttle_position_a |692| SHORT||">
            <text:p>|id_throttle_position_a |692| SHORT||</text:p>
          </table:table-cell>
          <table:table-cell table:formula="of:=CONCATENATE(&quot;#define &quot;;[.A229];&quot; &quot;;[.B229];&quot; // &quot;;[.C229];&quot; &quot;;[.D229])" office:value-type="string" office:string-value="#define id_throttle_position_a  692 //  SHORT ">
            <text:p>#define id_throttle_position_a <text:s/>692 // <text:s/>SHORT </text:p>
          </table:table-cell>
          <table:table-cell table:formula="of:=CONCATENATE(&quot;&quot;&quot;&quot;;[.A229];&quot;&quot;&quot;,&quot;)" office:value-type="string" office:string-value="&quot;id_throttle_position_a &quot;,">
            <text:p>"id_throttle_position_a ",</text:p>
          </table:table-cell>
        </table:table-row>
        <table:table-row table:style-name="ro1">
          <table:table-cell/>
          <table:table-cell office:value-type="float" office:value="693">
            <text:p>693</text:p>
          </table:table-cell>
          <table:table-cell table:number-columns-repeated="4"/>
          <table:table-cell table:formula="of:=CONCATENATE(&quot;&quot;&quot;&quot;;[.A230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ambient_pressure_a </text:p>
          </table:table-cell>
          <table:table-cell office:value-type="float" office:value="694">
            <text:p>694</text:p>
          </table:table-cell>
          <table:table-cell office:value-type="string">
            <text:p><text:s/>SHORT</text:p>
          </table:table-cell>
          <table:table-cell/>
          <table:table-cell table:formula="of:=CONCATENATE(&quot;|&quot;;[.A231];&quot;|&quot;;[.B231];&quot;|&quot;;[.C231];&quot;|&quot;;[.D231];&quot;|&quot;)" office:value-type="string" office:string-value="|id_ambient_pressure_a |694| SHORT||">
            <text:p>|id_ambient_pressure_a |694| SHORT||</text:p>
          </table:table-cell>
          <table:table-cell table:formula="of:=CONCATENATE(&quot;#define &quot;;[.A231];&quot; &quot;;[.B231];&quot; // &quot;;[.C231];&quot; &quot;;[.D231])" office:value-type="string" office:string-value="#define id_ambient_pressure_a  694 //  SHORT ">
            <text:p>#define id_ambient_pressure_a <text:s/>694 // <text:s/>SHORT </text:p>
          </table:table-cell>
          <table:table-cell table:formula="of:=CONCATENATE(&quot;&quot;&quot;&quot;;[.A231];&quot;&quot;&quot;,&quot;)" office:value-type="string" office:string-value="&quot;id_ambient_pressure_a &quot;,">
            <text:p>"id_ambient_pressure_a ",</text:p>
          </table:table-cell>
        </table:table-row>
        <table:table-row table:style-name="ro1">
          <table:table-cell/>
          <table:table-cell office:value-type="float" office:value="695">
            <text:p>695</text:p>
          </table:table-cell>
          <table:table-cell table:number-columns-repeated="4"/>
          <table:table-cell table:formula="of:=CONCATENATE(&quot;&quot;&quot;&quot;;[.A23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throttle_position_b </text:p>
          </table:table-cell>
          <table:table-cell office:value-type="float" office:value="696">
            <text:p>696</text:p>
          </table:table-cell>
          <table:table-cell office:value-type="string">
            <text:p><text:s/>SHORT</text:p>
          </table:table-cell>
          <table:table-cell/>
          <table:table-cell table:formula="of:=CONCATENATE(&quot;|&quot;;[.A233];&quot;|&quot;;[.B233];&quot;|&quot;;[.C233];&quot;|&quot;;[.D233];&quot;|&quot;)" office:value-type="string" office:string-value="|id_throttle_position_b |696| SHORT||">
            <text:p>|id_throttle_position_b |696| SHORT||</text:p>
          </table:table-cell>
          <table:table-cell table:formula="of:=CONCATENATE(&quot;#define &quot;;[.A233];&quot; &quot;;[.B233];&quot; // &quot;;[.C233];&quot; &quot;;[.D233])" office:value-type="string" office:string-value="#define id_throttle_position_b  696 //  SHORT ">
            <text:p>#define id_throttle_position_b <text:s/>696 // <text:s/>SHORT </text:p>
          </table:table-cell>
          <table:table-cell table:formula="of:=CONCATENATE(&quot;&quot;&quot;&quot;;[.A233];&quot;&quot;&quot;,&quot;)" office:value-type="string" office:string-value="&quot;id_throttle_position_b &quot;,">
            <text:p>"id_throttle_position_b ",</text:p>
          </table:table-cell>
        </table:table-row>
        <table:table-row table:style-name="ro1">
          <table:table-cell/>
          <table:table-cell office:value-type="float" office:value="697">
            <text:p>697</text:p>
          </table:table-cell>
          <table:table-cell table:number-columns-repeated="4"/>
          <table:table-cell table:formula="of:=CONCATENATE(&quot;&quot;&quot;&quot;;[.A234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ambient_pressure_b </text:p>
          </table:table-cell>
          <table:table-cell office:value-type="float" office:value="698">
            <text:p>698</text:p>
          </table:table-cell>
          <table:table-cell office:value-type="string">
            <text:p><text:s/>SHORT</text:p>
          </table:table-cell>
          <table:table-cell/>
          <table:table-cell table:formula="of:=CONCATENATE(&quot;|&quot;;[.A235];&quot;|&quot;;[.B235];&quot;|&quot;;[.C235];&quot;|&quot;;[.D235];&quot;|&quot;)" office:value-type="string" office:string-value="|id_ambient_pressure_b |698| SHORT||">
            <text:p>|id_ambient_pressure_b |698| SHORT||</text:p>
          </table:table-cell>
          <table:table-cell table:formula="of:=CONCATENATE(&quot;#define &quot;;[.A235];&quot; &quot;;[.B235];&quot; // &quot;;[.C235];&quot; &quot;;[.D235])" office:value-type="string" office:string-value="#define id_ambient_pressure_b  698 //  SHORT ">
            <text:p>#define id_ambient_pressure_b <text:s/>698 // <text:s/>SHORT </text:p>
          </table:table-cell>
          <table:table-cell table:formula="of:=CONCATENATE(&quot;&quot;&quot;&quot;;[.A235];&quot;&quot;&quot;,&quot;)" office:value-type="string" office:string-value="&quot;id_ambient_pressure_b &quot;,">
            <text:p>"id_ambient_pressure_b ",</text:p>
          </table:table-cell>
        </table:table-row>
        <table:table-row table:style-name="ro1">
          <table:table-cell/>
          <table:table-cell office:value-type="float" office:value="699">
            <text:p>699</text:p>
          </table:table-cell>
          <table:table-cell table:number-columns-repeated="4"/>
          <table:table-cell table:formula="of:=CONCATENATE(&quot;&quot;&quot;&quot;;[.A23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mixture_lever </text:p>
          </table:table-cell>
          <table:table-cell office:value-type="float" office:value="700">
            <text:p>700</text:p>
          </table:table-cell>
          <table:table-cell office:value-type="string">
            <text:p><text:s/>SHORT </text:p>
          </table:table-cell>
          <table:table-cell office:value-type="string">
            <text:p><text:s/>0-100%</text:p>
          </table:table-cell>
          <table:table-cell table:formula="of:=CONCATENATE(&quot;|&quot;;[.A237];&quot;|&quot;;[.B237];&quot;|&quot;;[.C237];&quot;|&quot;;[.D237];&quot;|&quot;)" office:value-type="string" office:string-value="|id_mixture_lever |700| SHORT | 0-100%|">
            <text:p>|id_mixture_lever |700| SHORT | 0-100%|</text:p>
          </table:table-cell>
          <table:table-cell table:formula="of:=CONCATENATE(&quot;#define &quot;;[.A237];&quot; &quot;;[.B237];&quot; // &quot;;[.C237];&quot; &quot;;[.D237])" office:value-type="string" office:string-value="#define id_mixture_lever  700 //  SHORT   0-100%">
            <text:p>#define id_mixture_lever <text:s/>700 // <text:s/>SHORT <text:s text:c="2"/>0-100%</text:p>
          </table:table-cell>
          <table:table-cell table:formula="of:=CONCATENATE(&quot;&quot;&quot;&quot;;[.A237];&quot;&quot;&quot;,&quot;)" office:value-type="string" office:string-value="&quot;id_mixture_lever &quot;,">
            <text:p>"id_mixture_lever ",</text:p>
          </table:table-cell>
        </table:table-row>
        <table:table-row table:style-name="ro1">
          <table:table-cell office:value-type="string">
            <text:p>id_mixture_lever_a</text:p>
          </table:table-cell>
          <table:table-cell office:value-type="float" office:value="701">
            <text:p>701</text:p>
          </table:table-cell>
          <table:table-cell office:value-type="string">
            <text:p>SHORT </text:p>
          </table:table-cell>
          <table:table-cell office:value-type="string">
            <text:p>0-100%</text:p>
          </table:table-cell>
          <table:table-cell table:formula="of:=CONCATENATE(&quot;|&quot;;[.A238];&quot;|&quot;;[.B238];&quot;|&quot;;[.C238];&quot;|&quot;;[.D238];&quot;|&quot;)" office:value-type="string" office:string-value="|id_mixture_lever_a|701|SHORT |0-100%|">
            <text:p>|id_mixture_lever_a|701|SHORT |0-100%|</text:p>
          </table:table-cell>
          <table:table-cell table:formula="of:=CONCATENATE(&quot;#define &quot;;[.A238];&quot; &quot;;[.B238];&quot; // &quot;;[.C238];&quot; &quot;;[.D238])" office:value-type="string" office:string-value="#define id_mixture_lever_a 701 // SHORT  0-100%">
            <text:p>#define id_mixture_lever_a 701 // SHORT <text:s/>0-100%</text:p>
          </table:table-cell>
          <table:table-cell table:formula="of:=CONCATENATE(&quot;&quot;&quot;&quot;;[.A238];&quot;&quot;&quot;,&quot;)" office:value-type="string" office:string-value="&quot;id_mixture_lever_a&quot;,">
            <text:p>"id_mixture_lever_a",</text:p>
          </table:table-cell>
        </table:table-row>
        <table:table-row table:style-name="ro1">
          <table:table-cell office:value-type="string">
            <text:p>id_mixture_lever_b</text:p>
          </table:table-cell>
          <table:table-cell office:value-type="float" office:value="702">
            <text:p>702</text:p>
          </table:table-cell>
          <table:table-cell office:value-type="string">
            <text:p>SHORT </text:p>
          </table:table-cell>
          <table:table-cell office:value-type="string">
            <text:p>0-100%</text:p>
          </table:table-cell>
          <table:table-cell table:formula="of:=CONCATENATE(&quot;|&quot;;[.A239];&quot;|&quot;;[.B239];&quot;|&quot;;[.C239];&quot;|&quot;;[.D239];&quot;|&quot;)" office:value-type="string" office:string-value="|id_mixture_lever_b|702|SHORT |0-100%|">
            <text:p>|id_mixture_lever_b|702|SHORT |0-100%|</text:p>
          </table:table-cell>
          <table:table-cell table:formula="of:=CONCATENATE(&quot;#define &quot;;[.A239];&quot; &quot;;[.B239];&quot; // &quot;;[.C239];&quot; &quot;;[.D239])" office:value-type="string" office:string-value="#define id_mixture_lever_b 702 // SHORT  0-100%">
            <text:p>#define id_mixture_lever_b 702 // SHORT <text:s/>0-100%</text:p>
          </table:table-cell>
          <table:table-cell table:formula="of:=CONCATENATE(&quot;&quot;&quot;&quot;;[.A239];&quot;&quot;&quot;,&quot;)" office:value-type="string" office:string-value="&quot;id_mixture_lever_b&quot;,">
            <text:p>"id_mixture_lever_b",</text:p>
          </table:table-cell>
        </table:table-row>
        <table:table-row table:style-name="ro1">
          <table:table-cell/>
          <table:table-cell office:value-type="float" office:value="703">
            <text:p>703</text:p>
          </table:table-cell>
          <table:table-cell table:number-columns-repeated="4"/>
          <table:table-cell table:formula="of:=CONCATENATE(&quot;&quot;&quot;&quot;;[.A24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4">
            <text:p>704</text:p>
          </table:table-cell>
          <table:table-cell table:number-columns-repeated="4"/>
          <table:table-cell table:formula="of:=CONCATENATE(&quot;&quot;&quot;&quot;;[.A24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5">
            <text:p>705</text:p>
          </table:table-cell>
          <table:table-cell table:number-columns-repeated="4"/>
          <table:table-cell table:formula="of:=CONCATENATE(&quot;&quot;&quot;&quot;;[.A24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6">
            <text:p>706</text:p>
          </table:table-cell>
          <table:table-cell table:number-columns-repeated="4"/>
          <table:table-cell table:formula="of:=CONCATENATE(&quot;&quot;&quot;&quot;;[.A24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7">
            <text:p>707</text:p>
          </table:table-cell>
          <table:table-cell table:number-columns-repeated="4"/>
          <table:table-cell table:formula="of:=CONCATENATE(&quot;&quot;&quot;&quot;;[.A24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8">
            <text:p>708</text:p>
          </table:table-cell>
          <table:table-cell table:number-columns-repeated="4"/>
          <table:table-cell table:formula="of:=CONCATENATE(&quot;&quot;&quot;&quot;;[.A24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709">
            <text:p>709</text:p>
          </table:table-cell>
          <table:table-cell table:number-columns-repeated="4"/>
          <table:table-cell table:formula="of:=CONCATENATE(&quot;&quot;&quot;&quot;;[.A246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aux1_fuel_quantity</text:p>
          </table:table-cell>
          <table:table-cell office:value-type="float" office:value="710">
            <text:p>710</text:p>
          </table:table-cell>
          <table:table-cell office:value-type="string">
            <text:p>SHORT</text:p>
          </table:table-cell>
          <table:table-cell office:value-type="string">
            <text:p>L</text:p>
          </table:table-cell>
          <table:table-cell table:formula="of:=CONCATENATE(&quot;|&quot;;[.A247];&quot;|&quot;;[.B247];&quot;|&quot;;[.C247];&quot;|&quot;;[.D247];&quot;|&quot;)" office:value-type="string" office:string-value="|id_aux1_fuel_quantity|710|SHORT|L|">
            <text:p>|id_aux1_fuel_quantity|710|SHORT|L|</text:p>
          </table:table-cell>
          <table:table-cell table:formula="of:=CONCATENATE(&quot;#define &quot;;[.A247];&quot; &quot;;[.B247];&quot; // &quot;;[.C247];&quot; &quot;;[.D247])" office:value-type="string" office:string-value="#define id_aux1_fuel_quantity 710 // SHORT L">
            <text:p>#define id_aux1_fuel_quantity 710 // SHORT L</text:p>
          </table:table-cell>
          <table:table-cell table:formula="of:=CONCATENATE(&quot;&quot;&quot;&quot;;[.A247];&quot;&quot;&quot;,&quot;)" office:value-type="string" office:string-value="&quot;id_aux1_fuel_quantity&quot;,">
            <text:p>"id_aux1_fuel_quantity",</text:p>
          </table:table-cell>
        </table:table-row>
        <table:table-row table:style-name="ro1">
          <table:table-cell office:value-type="string">
            <text:p>id_aux2_fuel_quantity</text:p>
          </table:table-cell>
          <table:table-cell office:value-type="float" office:value="711">
            <text:p>711</text:p>
          </table:table-cell>
          <table:table-cell office:value-type="string">
            <text:p>SHORT</text:p>
          </table:table-cell>
          <table:table-cell office:value-type="string">
            <text:p>L</text:p>
          </table:table-cell>
          <table:table-cell table:formula="of:=CONCATENATE(&quot;|&quot;;[.A248];&quot;|&quot;;[.B248];&quot;|&quot;;[.C248];&quot;|&quot;;[.D248];&quot;|&quot;)" office:value-type="string" office:string-value="|id_aux2_fuel_quantity|711|SHORT|L|">
            <text:p>|id_aux2_fuel_quantity|711|SHORT|L|</text:p>
          </table:table-cell>
          <table:table-cell table:formula="of:=CONCATENATE(&quot;#define &quot;;[.A248];&quot; &quot;;[.B248];&quot; // &quot;;[.C248];&quot; &quot;;[.D248])" office:value-type="string" office:string-value="#define id_aux2_fuel_quantity 711 // SHORT L">
            <text:p>#define id_aux2_fuel_quantity 711 // SHORT L</text:p>
          </table:table-cell>
          <table:table-cell table:formula="of:=CONCATENATE(&quot;&quot;&quot;&quot;;[.A248];&quot;&quot;&quot;,&quot;)" office:value-type="string" office:string-value="&quot;id_aux2_fuel_quantity&quot;,">
            <text:p>"id_aux2_fuel_quantity",</text:p>
          </table:table-cell>
        </table:table-row>
        <table:table-row table:style-name="ro1">
          <table:table-cell office:value-type="string">
            <text:p>id_propeller_speed_lever </text:p>
          </table:table-cell>
          <table:table-cell office:value-type="float" office:value="800">
            <text:p>800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249];&quot;|&quot;;[.B249];&quot;|&quot;;[.C249];&quot;|&quot;;[.D249];&quot;|&quot;)" office:value-type="string" office:string-value="|id_propeller_speed_lever |800| SHORT | rpm|">
            <text:p>|id_propeller_speed_lever |800| SHORT | rpm|</text:p>
          </table:table-cell>
          <table:table-cell table:formula="of:=CONCATENATE(&quot;#define &quot;;[.A249];&quot; &quot;;[.B249];&quot; // &quot;;[.C249];&quot; &quot;;[.D249])" office:value-type="string" office:string-value="#define id_propeller_speed_lever  800 //  SHORT   rpm">
            <text:p>#define id_propeller_speed_lever <text:s/>800 // <text:s/>SHORT <text:s text:c="2"/>rpm</text:p>
          </table:table-cell>
          <table:table-cell table:formula="of:=CONCATENATE(&quot;&quot;&quot;&quot;;[.A249];&quot;&quot;&quot;,&quot;)" office:value-type="string" office:string-value="&quot;id_propeller_speed_lever &quot;,">
            <text:p>"id_propeller_speed_lever ",</text:p>
          </table:table-cell>
        </table:table-row>
        <table:table-row table:style-name="ro1">
          <table:table-cell office:value-type="string">
            <text:p>id_propeller_motor_current </text:p>
          </table:table-cell>
          <table:table-cell office:value-type="float" office:value="801">
            <text:p>801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250];&quot;|&quot;;[.B250];&quot;|&quot;;[.C250];&quot;|&quot;;[.D250];&quot;|&quot;)" office:value-type="string" office:string-value="|id_propeller_motor_current |801| SHORT | A|">
            <text:p>|id_propeller_motor_current |801| SHORT | A|</text:p>
          </table:table-cell>
          <table:table-cell table:formula="of:=CONCATENATE(&quot;#define &quot;;[.A250];&quot; &quot;;[.B250];&quot; // &quot;;[.C250];&quot; &quot;;[.D250])" office:value-type="string" office:string-value="#define id_propeller_motor_current  801 //  SHORT   A">
            <text:p>#define id_propeller_motor_current <text:s/>801 // <text:s/>SHORT <text:s text:c="2"/>A</text:p>
          </table:table-cell>
          <table:table-cell table:formula="of:=CONCATENATE(&quot;&quot;&quot;&quot;;[.A250];&quot;&quot;&quot;,&quot;)" office:value-type="string" office:string-value="&quot;id_propeller_motor_current &quot;,">
            <text:p>"id_propeller_motor_current ",</text:p>
          </table:table-cell>
        </table:table-row>
        <table:table-row table:style-name="ro1">
          <table:table-cell office:value-type="string">
            <text:p>id_propeller_low_speed </text:p>
          </table:table-cell>
          <table:table-cell office:value-type="float" office:value="802">
            <text:p>802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251];&quot;|&quot;;[.B251];&quot;|&quot;;[.C251];&quot;|&quot;;[.D251];&quot;|&quot;)" office:value-type="string" office:string-value="|id_propeller_low_speed |802| SHORT | rpm|">
            <text:p>|id_propeller_low_speed |802| SHORT | rpm|</text:p>
          </table:table-cell>
          <table:table-cell table:formula="of:=CONCATENATE(&quot;#define &quot;;[.A251];&quot; &quot;;[.B251];&quot; // &quot;;[.C251];&quot; &quot;;[.D251])" office:value-type="string" office:string-value="#define id_propeller_low_speed  802 //  SHORT   rpm">
            <text:p>#define id_propeller_low_speed <text:s/>802 // <text:s/>SHORT <text:s text:c="2"/>rpm</text:p>
          </table:table-cell>
          <table:table-cell table:formula="of:=CONCATENATE(&quot;&quot;&quot;&quot;;[.A251];&quot;&quot;&quot;,&quot;)" office:value-type="string" office:string-value="&quot;id_propeller_low_speed &quot;,">
            <text:p>"id_propeller_low_speed ",</text:p>
          </table:table-cell>
        </table:table-row>
        <table:table-row table:style-name="ro1">
          <table:table-cell office:value-type="string">
            <text:p>id_propeller_high_speed </text:p>
          </table:table-cell>
          <table:table-cell office:value-type="float" office:value="803">
            <text:p>803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252];&quot;|&quot;;[.B252];&quot;|&quot;;[.C252];&quot;|&quot;;[.D252];&quot;|&quot;)" office:value-type="string" office:string-value="|id_propeller_high_speed |803| SHORT | rpm|">
            <text:p>|id_propeller_high_speed |803| SHORT | rpm|</text:p>
          </table:table-cell>
          <table:table-cell table:formula="of:=CONCATENATE(&quot;#define &quot;;[.A252];&quot; &quot;;[.B252];&quot; // &quot;;[.C252];&quot; &quot;;[.D252])" office:value-type="string" office:string-value="#define id_propeller_high_speed  803 //  SHORT   rpm">
            <text:p>#define id_propeller_high_speed <text:s/>803 // <text:s/>SHORT <text:s text:c="2"/>rpm</text:p>
          </table:table-cell>
          <table:table-cell table:formula="of:=CONCATENATE(&quot;&quot;&quot;&quot;;[.A252];&quot;&quot;&quot;,&quot;)" office:value-type="string" office:string-value="&quot;id_propeller_high_speed &quot;,">
            <text:p>"id_propeller_high_speed ",</text:p>
          </table:table-cell>
        </table:table-row>
        <table:table-row table:style-name="ro1">
          <table:table-cell office:value-type="string">
            <text:p>id_dc_voltage </text:p>
          </table:table-cell>
          <table:table-cell office:value-type="float" office:value="920">
            <text:p>920</text:p>
          </table:table-cell>
          <table:table-cell office:value-type="string">
            <text:p><text:s/>SHORT </text:p>
          </table:table-cell>
          <table:table-cell office:value-type="string">
            <text:p><text:s/>V</text:p>
          </table:table-cell>
          <table:table-cell table:formula="of:=CONCATENATE(&quot;|&quot;;[.A253];&quot;|&quot;;[.B253];&quot;|&quot;;[.C253];&quot;|&quot;;[.D253];&quot;|&quot;)" office:value-type="string" office:string-value="|id_dc_voltage |920| SHORT | V|">
            <text:p>|id_dc_voltage |920| SHORT | V|</text:p>
          </table:table-cell>
          <table:table-cell table:formula="of:=CONCATENATE(&quot;#define &quot;;[.A253];&quot; &quot;;[.B253];&quot; // &quot;;[.C253];&quot; &quot;;[.D253])" office:value-type="string" office:string-value="#define id_dc_voltage  920 //  SHORT   V">
            <text:p>#define id_dc_voltage <text:s/>920 // <text:s/>SHORT <text:s text:c="2"/>V</text:p>
          </table:table-cell>
          <table:table-cell table:formula="of:=CONCATENATE(&quot;&quot;&quot;&quot;;[.A253];&quot;&quot;&quot;,&quot;)" office:value-type="string" office:string-value="&quot;id_dc_voltage &quot;,">
            <text:p>"id_dc_voltage ",</text:p>
          </table:table-cell>
        </table:table-row>
        <table:table-row table:style-name="ro1">
          <table:table-cell/>
          <table:table-cell office:value-type="float" office:value="921">
            <text:p>921</text:p>
          </table:table-cell>
          <table:table-cell table:number-columns-repeated="4"/>
          <table:table-cell table:formula="of:=CONCATENATE(&quot;&quot;&quot;&quot;;[.A25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2">
            <text:p>922</text:p>
          </table:table-cell>
          <table:table-cell table:number-columns-repeated="4"/>
          <table:table-cell table:formula="of:=CONCATENATE(&quot;&quot;&quot;&quot;;[.A25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3">
            <text:p>923</text:p>
          </table:table-cell>
          <table:table-cell table:number-columns-repeated="4"/>
          <table:table-cell table:formula="of:=CONCATENATE(&quot;&quot;&quot;&quot;;[.A25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4">
            <text:p>924</text:p>
          </table:table-cell>
          <table:table-cell table:number-columns-repeated="4"/>
          <table:table-cell table:formula="of:=CONCATENATE(&quot;&quot;&quot;&quot;;[.A25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5">
            <text:p>925</text:p>
          </table:table-cell>
          <table:table-cell table:number-columns-repeated="4"/>
          <table:table-cell table:formula="of:=CONCATENATE(&quot;&quot;&quot;&quot;;[.A25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6">
            <text:p>926</text:p>
          </table:table-cell>
          <table:table-cell table:number-columns-repeated="4"/>
          <table:table-cell table:formula="of:=CONCATENATE(&quot;&quot;&quot;&quot;;[.A25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7">
            <text:p>927</text:p>
          </table:table-cell>
          <table:table-cell table:number-columns-repeated="4"/>
          <table:table-cell table:formula="of:=CONCATENATE(&quot;&quot;&quot;&quot;;[.A26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8">
            <text:p>928</text:p>
          </table:table-cell>
          <table:table-cell table:number-columns-repeated="4"/>
          <table:table-cell table:formula="of:=CONCATENATE(&quot;&quot;&quot;&quot;;[.A26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  <table:table-cell table:number-columns-repeated="4"/>
          <table:table-cell table:formula="of:=CONCATENATE(&quot;&quot;&quot;&quot;;[.A26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c_current </text:p>
          </table:table-cell>
          <table:table-cell office:value-type="float" office:value="930">
            <text:p>930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263];&quot;|&quot;;[.B263];&quot;|&quot;;[.C263];&quot;|&quot;;[.D263];&quot;|&quot;)" office:value-type="string" office:string-value="|id_dc_current |930| SHORT | A|">
            <text:p>|id_dc_current |930| SHORT | A|</text:p>
          </table:table-cell>
          <table:table-cell table:formula="of:=CONCATENATE(&quot;#define &quot;;[.A263];&quot; &quot;;[.B263];&quot; // &quot;;[.C263];&quot; &quot;;[.D263])" office:value-type="string" office:string-value="#define id_dc_current  930 //  SHORT   A">
            <text:p>#define id_dc_current <text:s/>930 // <text:s/>SHORT <text:s text:c="2"/>A</text:p>
          </table:table-cell>
          <table:table-cell table:formula="of:=CONCATENATE(&quot;&quot;&quot;&quot;;[.A263];&quot;&quot;&quot;,&quot;)" office:value-type="string" office:string-value="&quot;id_dc_current &quot;,">
            <text:p>"id_dc_current ",</text:p>
          </table:table-cell>
        </table:table-row>
        <table:table-row table:style-name="ro1">
          <table:table-cell office:value-type="string">
            <text:p>id_voltage_a </text:p>
          </table:table-cell>
          <table:table-cell office:value-type="float" office:value="950">
            <text:p>950</text:p>
          </table:table-cell>
          <table:table-cell office:value-type="string">
            <text:p><text:s/>SHORT</text:p>
          </table:table-cell>
          <table:table-cell/>
          <table:table-cell table:formula="of:=CONCATENATE(&quot;|&quot;;[.A264];&quot;|&quot;;[.B264];&quot;|&quot;;[.C264];&quot;|&quot;;[.D264];&quot;|&quot;)" office:value-type="string" office:string-value="|id_voltage_a |950| SHORT||">
            <text:p>|id_voltage_a |950| SHORT||</text:p>
          </table:table-cell>
          <table:table-cell table:formula="of:=CONCATENATE(&quot;#define &quot;;[.A264];&quot; &quot;;[.B264];&quot; // &quot;;[.C264];&quot; &quot;;[.D264])" office:value-type="string" office:string-value="#define id_voltage_a  950 //  SHORT ">
            <text:p>#define id_voltage_a <text:s/>950 // <text:s/>SHORT </text:p>
          </table:table-cell>
          <table:table-cell table:formula="of:=CONCATENATE(&quot;&quot;&quot;&quot;;[.A264];&quot;&quot;&quot;,&quot;)" office:value-type="string" office:string-value="&quot;id_voltage_a &quot;,">
            <text:p>"id_voltage_a ",</text:p>
          </table:table-cell>
        </table:table-row>
        <table:table-row table:style-name="ro1">
          <table:table-cell/>
          <table:table-cell office:value-type="float" office:value="951">
            <text:p>951</text:p>
          </table:table-cell>
          <table:table-cell table:number-columns-repeated="4"/>
          <table:table-cell table:formula="of:=CONCATENATE(&quot;&quot;&quot;&quot;;[.A26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52">
            <text:p>952</text:p>
          </table:table-cell>
          <table:table-cell table:number-columns-repeated="4"/>
          <table:table-cell table:formula="of:=CONCATENATE(&quot;&quot;&quot;&quot;;[.A26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953">
            <text:p>953</text:p>
          </table:table-cell>
          <table:table-cell table:number-columns-repeated="4"/>
          <table:table-cell table:formula="of:=CONCATENATE(&quot;&quot;&quot;&quot;;[.A267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voltage_b </text:p>
          </table:table-cell>
          <table:table-cell office:value-type="float" office:value="954">
            <text:p>954</text:p>
          </table:table-cell>
          <table:table-cell office:value-type="string">
            <text:p><text:s/>SHORT</text:p>
          </table:table-cell>
          <table:table-cell/>
          <table:table-cell table:formula="of:=CONCATENATE(&quot;|&quot;;[.A268];&quot;|&quot;;[.B268];&quot;|&quot;;[.C268];&quot;|&quot;;[.D268];&quot;|&quot;)" office:value-type="string" office:string-value="|id_voltage_b |954| SHORT||">
            <text:p>|id_voltage_b |954| SHORT||</text:p>
          </table:table-cell>
          <table:table-cell table:formula="of:=CONCATENATE(&quot;#define &quot;;[.A268];&quot; &quot;;[.B268];&quot; // &quot;;[.C268];&quot; &quot;;[.D268])" office:value-type="string" office:string-value="#define id_voltage_b  954 //  SHORT ">
            <text:p>#define id_voltage_b <text:s/>954 // <text:s/>SHORT </text:p>
          </table:table-cell>
          <table:table-cell table:formula="of:=CONCATENATE(&quot;&quot;&quot;&quot;;[.A268];&quot;&quot;&quot;,&quot;)" office:value-type="string" office:string-value="&quot;id_voltage_b &quot;,">
            <text:p>"id_voltage_b ",</text:p>
          </table:table-cell>
        </table:table-row>
        <table:table-row table:style-name="ro1">
          <table:table-cell office:value-type="string">
            <text:p>id_track </text:p>
          </table:table-cell>
          <table:table-cell office:value-type="float" office:value="1006">
            <text:p>1006</text:p>
          </table:table-cell>
          <table:table-cell office:value-type="string">
            <text:p><text:s/>FLOAT </text:p>
          </table:table-cell>
          <table:table-cell office:value-type="string">
            <text:p><text:s/>radians track over the ground (true)</text:p>
          </table:table-cell>
          <table:table-cell table:formula="of:=CONCATENATE(&quot;|&quot;;[.A269];&quot;|&quot;;[.B269];&quot;|&quot;;[.C269];&quot;|&quot;;[.D269];&quot;|&quot;)" office:value-type="string" office:string-value="|id_track |1006| FLOAT | radians track over the ground (true)|">
            <text:p>|id_track |1006| FLOAT | radians track over the ground (true)|</text:p>
          </table:table-cell>
          <table:table-cell table:formula="of:=CONCATENATE(&quot;#define &quot;;[.A269];&quot; &quot;;[.B269];&quot; // &quot;;[.C269];&quot; &quot;;[.D269])" office:value-type="string" office:string-value="#define id_track  1006 //  FLOAT   radians track over the ground (true)">
            <text:p>#define id_track <text:s/>1006 // <text:s/>FLOAT <text:s text:c="2"/>radians track over the ground (true)</text:p>
          </table:table-cell>
          <table:table-cell table:formula="of:=CONCATENATE(&quot;&quot;&quot;&quot;;[.A269];&quot;&quot;&quot;,&quot;)" office:value-type="string" office:string-value="&quot;id_track &quot;,">
            <text:p>"id_track ",</text:p>
          </table:table-cell>
        </table:table-row>
        <table:table-row table:style-name="ro1">
          <table:table-cell office:value-type="string">
            <text:p>id_deviation </text:p>
          </table:table-cell>
          <table:table-cell office:value-type="float" office:value="1007">
            <text:p>1007</text:p>
          </table:table-cell>
          <table:table-cell office:value-type="string">
            <text:p><text:s/>FLOAT </text:p>
          </table:table-cell>
          <table:table-cell office:value-type="string">
            <text:p><text:s/>m deviation from track in meters</text:p>
          </table:table-cell>
          <table:table-cell table:formula="of:=CONCATENATE(&quot;|&quot;;[.A270];&quot;|&quot;;[.B270];&quot;|&quot;;[.C270];&quot;|&quot;;[.D270];&quot;|&quot;)" office:value-type="string" office:string-value="|id_deviation |1007| FLOAT | m deviation from track in meters|">
            <text:p>|id_deviation |1007| FLOAT | m deviation from track in meters|</text:p>
          </table:table-cell>
          <table:table-cell table:formula="of:=CONCATENATE(&quot;#define &quot;;[.A270];&quot; &quot;;[.B270];&quot; // &quot;;[.C270];&quot; &quot;;[.D270])" office:value-type="string" office:string-value="#define id_deviation  1007 //  FLOAT   m deviation from track in meters">
            <text:p>#define id_deviation <text:s/>1007 // <text:s/>FLOAT <text:s text:c="2"/>m deviation from track in meters</text:p>
          </table:table-cell>
          <table:table-cell table:formula="of:=CONCATENATE(&quot;&quot;&quot;&quot;;[.A270];&quot;&quot;&quot;,&quot;)" office:value-type="string" office:string-value="&quot;id_deviation &quot;,">
            <text:p>"id_deviation ",</text:p>
          </table:table-cell>
        </table:table-row>
        <table:table-row table:style-name="ro1">
          <table:table-cell office:value-type="string">
            <text:p>id_track_angle_error </text:p>
          </table:table-cell>
          <table:table-cell office:value-type="float" office:value="1008">
            <text:p>100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271];&quot;|&quot;;[.B271];&quot;|&quot;;[.C271];&quot;|&quot;;[.D271];&quot;|&quot;)" office:value-type="string" office:string-value="|id_track_angle_error |1008| SHORT | deg|">
            <text:p>|id_track_angle_error |1008| SHORT | deg|</text:p>
          </table:table-cell>
          <table:table-cell table:formula="of:=CONCATENATE(&quot;#define &quot;;[.A271];&quot; &quot;;[.B271];&quot; // &quot;;[.C271];&quot; &quot;;[.D271])" office:value-type="string" office:string-value="#define id_track_angle_error  1008 //  SHORT   deg">
            <text:p>#define id_track_angle_error <text:s/>1008 // <text:s/>SHORT <text:s text:c="2"/>deg</text:p>
          </table:table-cell>
          <table:table-cell table:formula="of:=CONCATENATE(&quot;&quot;&quot;&quot;;[.A271];&quot;&quot;&quot;,&quot;)" office:value-type="string" office:string-value="&quot;id_track_angle_error &quot;,">
            <text:p>"id_track_angle_error ",</text:p>
          </table:table-cell>
        </table:table-row>
        <table:table-row table:style-name="ro1">
          <table:table-cell office:value-type="string">
            <text:p>id_estimated_time_to_next </text:p>
          </table:table-cell>
          <table:table-cell office:value-type="float" office:value="1009">
            <text:p>1009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272];&quot;|&quot;;[.B272];&quot;|&quot;;[.C272];&quot;|&quot;;[.D272];&quot;|&quot;)" office:value-type="string" office:string-value="|id_estimated_time_to_next |1009| SHORT | min|">
            <text:p>|id_estimated_time_to_next |1009| SHORT | min|</text:p>
          </table:table-cell>
          <table:table-cell table:formula="of:=CONCATENATE(&quot;#define &quot;;[.A272];&quot; &quot;;[.B272];&quot; // &quot;;[.C272];&quot; &quot;;[.D272])" office:value-type="string" office:string-value="#define id_estimated_time_to_next  1009 //  SHORT   min">
            <text:p>#define id_estimated_time_to_next <text:s/>1009 // <text:s/>SHORT <text:s text:c="2"/>min</text:p>
          </table:table-cell>
          <table:table-cell table:formula="of:=CONCATENATE(&quot;&quot;&quot;&quot;;[.A272];&quot;&quot;&quot;,&quot;)" office:value-type="string" office:string-value="&quot;id_estimated_time_to_next &quot;,">
            <text:p>"id_estimated_time_to_next ",</text:p>
          </table:table-cell>
        </table:table-row>
        <table:table-row table:style-name="ro1">
          <table:table-cell office:value-type="string">
            <text:p>id_estimated_time_of_arrival </text:p>
          </table:table-cell>
          <table:table-cell office:value-type="float" office:value="1010">
            <text:p>1010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273];&quot;|&quot;;[.B273];&quot;|&quot;;[.C273];&quot;|&quot;;[.D273];&quot;|&quot;)" office:value-type="string" office:string-value="|id_estimated_time_of_arrival |1010| SHORT | min|">
            <text:p>|id_estimated_time_of_arrival |1010| SHORT | min|</text:p>
          </table:table-cell>
          <table:table-cell table:formula="of:=CONCATENATE(&quot;#define &quot;;[.A273];&quot; &quot;;[.B273];&quot; // &quot;;[.C273];&quot; &quot;;[.D273])" office:value-type="string" office:string-value="#define id_estimated_time_of_arrival  1010 //  SHORT   min">
            <text:p>#define id_estimated_time_of_arrival <text:s/>1010 // <text:s/>SHORT <text:s text:c="2"/>min</text:p>
          </table:table-cell>
          <table:table-cell table:formula="of:=CONCATENATE(&quot;&quot;&quot;&quot;;[.A273];&quot;&quot;&quot;,&quot;)" office:value-type="string" office:string-value="&quot;id_estimated_time_of_arrival &quot;,">
            <text:p>"id_estimated_time_of_arrival ",</text:p>
          </table:table-cell>
        </table:table-row>
        <table:table-row table:style-name="ro1">
          <table:table-cell office:value-type="string">
            <text:p>id_estimated_enroute_time </text:p>
          </table:table-cell>
          <table:table-cell office:value-type="float" office:value="1011">
            <text:p>1011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274];&quot;|&quot;;[.B274];&quot;|&quot;;[.C274];&quot;|&quot;;[.D274];&quot;|&quot;)" office:value-type="string" office:string-value="|id_estimated_enroute_time |1011| SHORT | min|">
            <text:p>|id_estimated_enroute_time |1011| SHORT | min|</text:p>
          </table:table-cell>
          <table:table-cell table:formula="of:=CONCATENATE(&quot;#define &quot;;[.A274];&quot; &quot;;[.B274];&quot; // &quot;;[.C274];&quot; &quot;;[.D274])" office:value-type="string" office:string-value="#define id_estimated_enroute_time  1011 //  SHORT   min">
            <text:p>#define id_estimated_enroute_time <text:s/>1011 // <text:s/>SHORT <text:s text:c="2"/>min</text:p>
          </table:table-cell>
          <table:table-cell table:formula="of:=CONCATENATE(&quot;&quot;&quot;&quot;;[.A274];&quot;&quot;&quot;,&quot;)" office:value-type="string" office:string-value="&quot;id_estimated_enroute_time &quot;,">
            <text:p>"id_estimated_enroute_time ",</text:p>
          </table:table-cell>
        </table:table-row>
        <table:table-row table:style-name="ro1">
          <table:table-cell office:value-type="string">
            <text:p>id_waypoint_identifier_0_3 </text:p>
          </table:table-cell>
          <table:table-cell office:value-type="float" office:value="1012">
            <text:p>1012</text:p>
          </table:table-cell>
          <table:table-cell office:value-type="string">
            <text:p><text:s/>ACHAR4 </text:p>
          </table:table-cell>
          <table:table-cell/>
          <table:table-cell table:formula="of:=CONCATENATE(&quot;|&quot;;[.A275];&quot;|&quot;;[.B275];&quot;|&quot;;[.C275];&quot;|&quot;;[.D275];&quot;|&quot;)" office:value-type="string" office:string-value="|id_waypoint_identifier_0_3 |1012| ACHAR4 ||">
            <text:p>|id_waypoint_identifier_0_3 |1012| ACHAR4 ||</text:p>
          </table:table-cell>
          <table:table-cell table:formula="of:=CONCATENATE(&quot;#define &quot;;[.A275];&quot; &quot;;[.B275];&quot; // &quot;;[.C275];&quot; &quot;;[.D275])" office:value-type="string" office:string-value="#define id_waypoint_identifier_0_3  1012 //  ACHAR4  ">
            <text:p>#define id_waypoint_identifier_0_3 <text:s/>1012 // <text:s/>ACHAR4 <text:s/></text:p>
          </table:table-cell>
          <table:table-cell table:formula="of:=CONCATENATE(&quot;&quot;&quot;&quot;;[.A275];&quot;&quot;&quot;,&quot;)" office:value-type="string" office:string-value="&quot;id_waypoint_identifier_0_3 &quot;,">
            <text:p>"id_waypoint_identifier_0_3 ",</text:p>
          </table:table-cell>
        </table:table-row>
        <table:table-row table:style-name="ro1">
          <table:table-cell office:value-type="string">
            <text:p>id_waypoint_identifier_4_7 </text:p>
          </table:table-cell>
          <table:table-cell office:value-type="float" office:value="1013">
            <text:p>1013</text:p>
          </table:table-cell>
          <table:table-cell office:value-type="string">
            <text:p><text:s/>ACHAR4 </text:p>
          </table:table-cell>
          <table:table-cell/>
          <table:table-cell table:formula="of:=CONCATENATE(&quot;|&quot;;[.A276];&quot;|&quot;;[.B276];&quot;|&quot;;[.C276];&quot;|&quot;;[.D276];&quot;|&quot;)" office:value-type="string" office:string-value="|id_waypoint_identifier_4_7 |1013| ACHAR4 ||">
            <text:p>|id_waypoint_identifier_4_7 |1013| ACHAR4 ||</text:p>
          </table:table-cell>
          <table:table-cell table:formula="of:=CONCATENATE(&quot;#define &quot;;[.A276];&quot; &quot;;[.B276];&quot; // &quot;;[.C276];&quot; &quot;;[.D276])" office:value-type="string" office:string-value="#define id_waypoint_identifier_4_7  1013 //  ACHAR4  ">
            <text:p>#define id_waypoint_identifier_4_7 <text:s/>1013 // <text:s/>ACHAR4 <text:s/></text:p>
          </table:table-cell>
          <table:table-cell table:formula="of:=CONCATENATE(&quot;&quot;&quot;&quot;;[.A276];&quot;&quot;&quot;,&quot;)" office:value-type="string" office:string-value="&quot;id_waypoint_identifier_4_7 &quot;,">
            <text:p>"id_waypoint_identifier_4_7 ",</text:p>
          </table:table-cell>
        </table:table-row>
        <table:table-row table:style-name="ro1">
          <table:table-cell office:value-type="string">
            <text:p>id_waypoint_identifier_8_11 </text:p>
          </table:table-cell>
          <table:table-cell office:value-type="float" office:value="1014">
            <text:p>1014</text:p>
          </table:table-cell>
          <table:table-cell office:value-type="string">
            <text:p><text:s/>ACHAR4 </text:p>
          </table:table-cell>
          <table:table-cell/>
          <table:table-cell table:formula="of:=CONCATENATE(&quot;|&quot;;[.A277];&quot;|&quot;;[.B277];&quot;|&quot;;[.C277];&quot;|&quot;;[.D277];&quot;|&quot;)" office:value-type="string" office:string-value="|id_waypoint_identifier_8_11 |1014| ACHAR4 ||">
            <text:p>|id_waypoint_identifier_8_11 |1014| ACHAR4 ||</text:p>
          </table:table-cell>
          <table:table-cell table:formula="of:=CONCATENATE(&quot;#define &quot;;[.A277];&quot; &quot;;[.B277];&quot; // &quot;;[.C277];&quot; &quot;;[.D277])" office:value-type="string" office:string-value="#define id_waypoint_identifier_8_11  1014 //  ACHAR4  ">
            <text:p>#define id_waypoint_identifier_8_11 <text:s/>1014 // <text:s/>ACHAR4 <text:s/></text:p>
          </table:table-cell>
          <table:table-cell table:formula="of:=CONCATENATE(&quot;&quot;&quot;&quot;;[.A277];&quot;&quot;&quot;,&quot;)" office:value-type="string" office:string-value="&quot;id_waypoint_identifier_8_11 &quot;,">
            <text:p>"id_waypoint_identifier_8_11 ",</text:p>
          </table:table-cell>
        </table:table-row>
        <table:table-row table:style-name="ro1">
          <table:table-cell office:value-type="string">
            <text:p>id_waypoint_identifier_12_15 </text:p>
          </table:table-cell>
          <table:table-cell office:value-type="float" office:value="1015">
            <text:p>1015</text:p>
          </table:table-cell>
          <table:table-cell office:value-type="string">
            <text:p><text:s/>ACHAR4 </text:p>
          </table:table-cell>
          <table:table-cell/>
          <table:table-cell table:formula="of:=CONCATENATE(&quot;|&quot;;[.A278];&quot;|&quot;;[.B278];&quot;|&quot;;[.C278];&quot;|&quot;;[.D278];&quot;|&quot;)" office:value-type="string" office:string-value="|id_waypoint_identifier_12_15 |1015| ACHAR4 ||">
            <text:p>|id_waypoint_identifier_12_15 |1015| ACHAR4 ||</text:p>
          </table:table-cell>
          <table:table-cell table:formula="of:=CONCATENATE(&quot;#define &quot;;[.A278];&quot; &quot;;[.B278];&quot; // &quot;;[.C278];&quot; &quot;;[.D278])" office:value-type="string" office:string-value="#define id_waypoint_identifier_12_15  1015 //  ACHAR4  ">
            <text:p>#define id_waypoint_identifier_12_15 <text:s/>1015 // <text:s/>ACHAR4 <text:s/></text:p>
          </table:table-cell>
          <table:table-cell table:formula="of:=CONCATENATE(&quot;&quot;&quot;&quot;;[.A278];&quot;&quot;&quot;,&quot;)" office:value-type="string" office:string-value="&quot;id_waypoint_identifier_12_15 &quot;,">
            <text:p>"id_waypoint_identifier_12_15 ",</text:p>
          </table:table-cell>
        </table:table-row>
        <table:table-row table:style-name="ro1">
          <table:table-cell office:value-type="string">
            <text:p>id_waypoint_type_identifier </text:p>
          </table:table-cell>
          <table:table-cell office:value-type="float" office:value="1016">
            <text:p>1016</text:p>
          </table:table-cell>
          <table:table-cell office:value-type="string">
            <text:p><text:s/>SHORT </text:p>
          </table:table-cell>
          <table:table-cell/>
          <table:table-cell table:formula="of:=CONCATENATE(&quot;|&quot;;[.A279];&quot;|&quot;;[.B279];&quot;|&quot;;[.C279];&quot;|&quot;;[.D279];&quot;|&quot;)" office:value-type="string" office:string-value="|id_waypoint_type_identifier |1016| SHORT ||">
            <text:p>|id_waypoint_type_identifier |1016| SHORT ||</text:p>
          </table:table-cell>
          <table:table-cell table:formula="of:=CONCATENATE(&quot;#define &quot;;[.A279];&quot; &quot;;[.B279];&quot; // &quot;;[.C279];&quot; &quot;;[.D279])" office:value-type="string" office:string-value="#define id_waypoint_type_identifier  1016 //  SHORT  ">
            <text:p>#define id_waypoint_type_identifier <text:s/>1016 // <text:s/>SHORT <text:s/></text:p>
          </table:table-cell>
          <table:table-cell table:formula="of:=CONCATENATE(&quot;&quot;&quot;&quot;;[.A279];&quot;&quot;&quot;,&quot;)" office:value-type="string" office:string-value="&quot;id_waypoint_type_identifier &quot;,">
            <text:p>"id_waypoint_type_identifier ",</text:p>
          </table:table-cell>
        </table:table-row>
        <table:table-row table:style-name="ro1">
          <table:table-cell office:value-type="string">
            <text:p>id_waypoint_latitude </text:p>
          </table:table-cell>
          <table:table-cell office:value-type="float" office:value="1017">
            <text:p>101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280];&quot;|&quot;;[.B280];&quot;|&quot;;[.C280];&quot;|&quot;;[.D280];&quot;|&quot;)" office:value-type="string" office:string-value="|id_waypoint_latitude |1017| FLOAT | deg|">
            <text:p>|id_waypoint_latitude |1017| FLOAT | deg|</text:p>
          </table:table-cell>
          <table:table-cell table:formula="of:=CONCATENATE(&quot;#define &quot;;[.A280];&quot; &quot;;[.B280];&quot; // &quot;;[.C280];&quot; &quot;;[.D280])" office:value-type="string" office:string-value="#define id_waypoint_latitude  1017 //  FLOAT   deg">
            <text:p>#define id_waypoint_latitude <text:s/>1017 // <text:s/>FLOAT <text:s text:c="2"/>deg</text:p>
          </table:table-cell>
          <table:table-cell table:formula="of:=CONCATENATE(&quot;&quot;&quot;&quot;;[.A280];&quot;&quot;&quot;,&quot;)" office:value-type="string" office:string-value="&quot;id_waypoint_latitude &quot;,">
            <text:p>"id_waypoint_latitude ",</text:p>
          </table:table-cell>
        </table:table-row>
        <table:table-row table:style-name="ro1">
          <table:table-cell office:value-type="string">
            <text:p>id_waypoint_longitude </text:p>
          </table:table-cell>
          <table:table-cell office:value-type="float" office:value="1018">
            <text:p>101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281];&quot;|&quot;;[.B281];&quot;|&quot;;[.C281];&quot;|&quot;;[.D281];&quot;|&quot;)" office:value-type="string" office:string-value="|id_waypoint_longitude |1018| FLOAT | deg|">
            <text:p>|id_waypoint_longitude |1018| FLOAT | deg|</text:p>
          </table:table-cell>
          <table:table-cell table:formula="of:=CONCATENATE(&quot;#define &quot;;[.A281];&quot; &quot;;[.B281];&quot; // &quot;;[.C281];&quot; &quot;;[.D281])" office:value-type="string" office:string-value="#define id_waypoint_longitude  1018 //  FLOAT   deg">
            <text:p>#define id_waypoint_longitude <text:s/>1018 // <text:s/>FLOAT <text:s text:c="2"/>deg</text:p>
          </table:table-cell>
          <table:table-cell table:formula="of:=CONCATENATE(&quot;&quot;&quot;&quot;;[.A281];&quot;&quot;&quot;,&quot;)" office:value-type="string" office:string-value="&quot;id_waypoint_longitude &quot;,">
            <text:p>"id_waypoint_longitude ",</text:p>
          </table:table-cell>
        </table:table-row>
        <table:table-row table:style-name="ro1">
          <table:table-cell office:value-type="string">
            <text:p>id_waypoint_minimum_altitude </text:p>
          </table:table-cell>
          <table:table-cell office:value-type="float" office:value="1019">
            <text:p>101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82];&quot;|&quot;;[.B282];&quot;|&quot;;[.C282];&quot;|&quot;;[.D282];&quot;|&quot;)" office:value-type="string" office:string-value="|id_waypoint_minimum_altitude |1019| FLOAT | m|">
            <text:p>|id_waypoint_minimum_altitude |1019| FLOAT | m|</text:p>
          </table:table-cell>
          <table:table-cell table:formula="of:=CONCATENATE(&quot;#define &quot;;[.A282];&quot; &quot;;[.B282];&quot; // &quot;;[.C282];&quot; &quot;;[.D282])" office:value-type="string" office:string-value="#define id_waypoint_minimum_altitude  1019 //  FLOAT   m">
            <text:p>#define id_waypoint_minimum_altitude <text:s/>1019 // <text:s/>FLOAT <text:s text:c="2"/>m</text:p>
          </table:table-cell>
          <table:table-cell table:formula="of:=CONCATENATE(&quot;&quot;&quot;&quot;;[.A282];&quot;&quot;&quot;,&quot;)" office:value-type="string" office:string-value="&quot;id_waypoint_minimum_altitude &quot;,">
            <text:p>"id_waypoint_minimum_altitude ",</text:p>
          </table:table-cell>
        </table:table-row>
        <table:table-row table:style-name="ro1">
          <table:table-cell/>
          <table:table-cell office:value-type="float" office:value="1020">
            <text:p>1020</text:p>
          </table:table-cell>
          <table:table-cell table:number-columns-repeated="4"/>
          <table:table-cell table:formula="of:=CONCATENATE(&quot;&quot;&quot;&quot;;[.A28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table:number-columns-repeated="4"/>
          <table:table-cell table:formula="of:=CONCATENATE(&quot;&quot;&quot;&quot;;[.A28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22">
            <text:p>1022</text:p>
          </table:table-cell>
          <table:table-cell table:number-columns-repeated="4"/>
          <table:table-cell table:formula="of:=CONCATENATE(&quot;&quot;&quot;&quot;;[.A28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waypoint_maximum_altitude </text:p>
          </table:table-cell>
          <table:table-cell office:value-type="float" office:value="1023">
            <text:p>10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86];&quot;|&quot;;[.B286];&quot;|&quot;;[.C286];&quot;|&quot;;[.D286];&quot;|&quot;)" office:value-type="string" office:string-value="|id_waypoint_maximum_altitude |1023| FLOAT | m|">
            <text:p>|id_waypoint_maximum_altitude |1023| FLOAT | m|</text:p>
          </table:table-cell>
          <table:table-cell table:formula="of:=CONCATENATE(&quot;#define &quot;;[.A286];&quot; &quot;;[.B286];&quot; // &quot;;[.C286];&quot; &quot;;[.D286])" office:value-type="string" office:string-value="#define id_waypoint_maximum_altitude  1023 //  FLOAT   m">
            <text:p>#define id_waypoint_maximum_altitude <text:s/>1023 // <text:s/>FLOAT <text:s text:c="2"/>m</text:p>
          </table:table-cell>
          <table:table-cell table:formula="of:=CONCATENATE(&quot;&quot;&quot;&quot;;[.A286];&quot;&quot;&quot;,&quot;)" office:value-type="string" office:string-value="&quot;id_waypoint_maximum_altitude &quot;,">
            <text:p>"id_waypoint_maximum_altitude ",</text:p>
          </table:table-cell>
        </table:table-row>
        <table:table-row table:style-name="ro1">
          <table:table-cell office:value-type="string">
            <text:p>id_distance_to_next </text:p>
          </table:table-cell>
          <table:table-cell office:value-type="float" office:value="1024">
            <text:p>1024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87];&quot;|&quot;;[.B287];&quot;|&quot;;[.C287];&quot;|&quot;;[.D287];&quot;|&quot;)" office:value-type="string" office:string-value="|id_distance_to_next |1024| FLOAT | m|">
            <text:p>|id_distance_to_next |1024| FLOAT | m|</text:p>
          </table:table-cell>
          <table:table-cell table:formula="of:=CONCATENATE(&quot;#define &quot;;[.A287];&quot; &quot;;[.B287];&quot; // &quot;;[.C287];&quot; &quot;;[.D287])" office:value-type="string" office:string-value="#define id_distance_to_next  1024 //  FLOAT   m">
            <text:p>#define id_distance_to_next <text:s/>1024 // <text:s/>FLOAT <text:s text:c="2"/>m</text:p>
          </table:table-cell>
          <table:table-cell table:formula="of:=CONCATENATE(&quot;&quot;&quot;&quot;;[.A287];&quot;&quot;&quot;,&quot;)" office:value-type="string" office:string-value="&quot;id_distance_to_next &quot;,">
            <text:p>"id_distance_to_next ",</text:p>
          </table:table-cell>
        </table:table-row>
        <table:table-row table:style-name="ro1">
          <table:table-cell office:value-type="string">
            <text:p>id_distance_to_destination </text:p>
          </table:table-cell>
          <table:table-cell office:value-type="float" office:value="1025">
            <text:p>1025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88];&quot;|&quot;;[.B288];&quot;|&quot;;[.C288];&quot;|&quot;;[.D288];&quot;|&quot;)" office:value-type="string" office:string-value="|id_distance_to_destination |1025| FLOAT | m|">
            <text:p>|id_distance_to_destination |1025| FLOAT | m|</text:p>
          </table:table-cell>
          <table:table-cell table:formula="of:=CONCATENATE(&quot;#define &quot;;[.A288];&quot; &quot;;[.B288];&quot; // &quot;;[.C288];&quot; &quot;;[.D288])" office:value-type="string" office:string-value="#define id_distance_to_destination  1025 //  FLOAT   m">
            <text:p>#define id_distance_to_destination <text:s/>1025 // <text:s/>FLOAT <text:s text:c="2"/>m</text:p>
          </table:table-cell>
          <table:table-cell table:formula="of:=CONCATENATE(&quot;&quot;&quot;&quot;;[.A288];&quot;&quot;&quot;,&quot;)" office:value-type="string" office:string-value="&quot;id_distance_to_destination &quot;,">
            <text:p>"id_distance_to_destination ",</text:p>
          </table:table-cell>
        </table:table-row>
        <table:table-row table:style-name="ro1">
          <table:table-cell/>
          <table:table-cell office:value-type="float" office:value="1026">
            <text:p>1026</text:p>
          </table:table-cell>
          <table:table-cell table:number-columns-repeated="4"/>
          <table:table-cell table:formula="of:=CONCATENATE(&quot;&quot;&quot;&quot;;[.A28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table:number-columns-repeated="4"/>
          <table:table-cell table:formula="of:=CONCATENATE(&quot;&quot;&quot;&quot;;[.A29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28">
            <text:p>1028</text:p>
          </table:table-cell>
          <table:table-cell table:number-columns-repeated="4"/>
          <table:table-cell table:formula="of:=CONCATENATE(&quot;&quot;&quot;&quot;;[.A29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29">
            <text:p>1029</text:p>
          </table:table-cell>
          <table:table-cell table:number-columns-repeated="4"/>
          <table:table-cell table:formula="of:=CONCATENATE(&quot;&quot;&quot;&quot;;[.A29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0">
            <text:p>1030</text:p>
          </table:table-cell>
          <table:table-cell table:number-columns-repeated="4"/>
          <table:table-cell table:formula="of:=CONCATENATE(&quot;&quot;&quot;&quot;;[.A29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1">
            <text:p>1031</text:p>
          </table:table-cell>
          <table:table-cell table:number-columns-repeated="4"/>
          <table:table-cell table:formula="of:=CONCATENATE(&quot;&quot;&quot;&quot;;[.A29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2">
            <text:p>1032</text:p>
          </table:table-cell>
          <table:table-cell table:number-columns-repeated="4"/>
          <table:table-cell table:formula="of:=CONCATENATE(&quot;&quot;&quot;&quot;;[.A29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3">
            <text:p>1033</text:p>
          </table:table-cell>
          <table:table-cell table:number-columns-repeated="4"/>
          <table:table-cell table:formula="of:=CONCATENATE(&quot;&quot;&quot;&quot;;[.A29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4">
            <text:p>1034</text:p>
          </table:table-cell>
          <table:table-cell table:number-columns-repeated="4"/>
          <table:table-cell table:formula="of:=CONCATENATE(&quot;&quot;&quot;&quot;;[.A29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35">
            <text:p>1035</text:p>
          </table:table-cell>
          <table:table-cell table:number-columns-repeated="4"/>
          <table:table-cell table:formula="of:=CONCATENATE(&quot;&quot;&quot;&quot;;[.A29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gps_latitude </text:p>
          </table:table-cell>
          <table:table-cell office:value-type="float" office:value="1036">
            <text:p>103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299];&quot;|&quot;;[.B299];&quot;|&quot;;[.C299];&quot;|&quot;;[.D299];&quot;|&quot;)" office:value-type="string" office:string-value="|id_gps_latitude |1036| FLOAT | deg|">
            <text:p>|id_gps_latitude |1036| FLOAT | deg|</text:p>
          </table:table-cell>
          <table:table-cell table:formula="of:=CONCATENATE(&quot;#define &quot;;[.A299];&quot; &quot;;[.B299];&quot; // &quot;;[.C299];&quot; &quot;;[.D299])" office:value-type="string" office:string-value="#define id_gps_latitude  1036 //  FLOAT   deg">
            <text:p>#define id_gps_latitude <text:s/>1036 // <text:s/>FLOAT <text:s text:c="2"/>deg</text:p>
          </table:table-cell>
          <table:table-cell table:formula="of:=CONCATENATE(&quot;&quot;&quot;&quot;;[.A299];&quot;&quot;&quot;,&quot;)" office:value-type="string" office:string-value="&quot;id_gps_latitude &quot;,">
            <text:p>"id_gps_latitude ",</text:p>
          </table:table-cell>
        </table:table-row>
        <table:table-row table:style-name="ro1">
          <table:table-cell office:value-type="string">
            <text:p>id_gps_longitude </text:p>
          </table:table-cell>
          <table:table-cell office:value-type="float" office:value="1037">
            <text:p>103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300];&quot;|&quot;;[.B300];&quot;|&quot;;[.C300];&quot;|&quot;;[.D300];&quot;|&quot;)" office:value-type="string" office:string-value="|id_gps_longitude |1037| FLOAT | deg|">
            <text:p>|id_gps_longitude |1037| FLOAT | deg|</text:p>
          </table:table-cell>
          <table:table-cell table:formula="of:=CONCATENATE(&quot;#define &quot;;[.A300];&quot; &quot;;[.B300];&quot; // &quot;;[.C300];&quot; &quot;;[.D300])" office:value-type="string" office:string-value="#define id_gps_longitude  1037 //  FLOAT   deg">
            <text:p>#define id_gps_longitude <text:s/>1037 // <text:s/>FLOAT <text:s text:c="2"/>deg</text:p>
          </table:table-cell>
          <table:table-cell table:formula="of:=CONCATENATE(&quot;&quot;&quot;&quot;;[.A300];&quot;&quot;&quot;,&quot;)" office:value-type="string" office:string-value="&quot;id_gps_longitude &quot;,">
            <text:p>"id_gps_longitude ",</text:p>
          </table:table-cell>
        </table:table-row>
        <table:table-row table:style-name="ro1">
          <table:table-cell office:value-type="string">
            <text:p>id_gps_height </text:p>
          </table:table-cell>
          <table:table-cell office:value-type="float" office:value="1038">
            <text:p>1038</text:p>
          </table:table-cell>
          <table:table-cell office:value-type="string">
            <text:p><text:s/>FLOAT</text:p>
          </table:table-cell>
          <table:table-cell office:value-type="string">
            <text:p><text:s/>m</text:p>
          </table:table-cell>
          <table:table-cell table:formula="of:=CONCATENATE(&quot;|&quot;;[.A301];&quot;|&quot;;[.B301];&quot;|&quot;;[.C301];&quot;|&quot;;[.D301];&quot;|&quot;)" office:value-type="string" office:string-value="|id_gps_height |1038| FLOAT| m|">
            <text:p>|id_gps_height |1038| FLOAT| m|</text:p>
          </table:table-cell>
          <table:table-cell table:formula="of:=CONCATENATE(&quot;#define &quot;;[.A301];&quot; &quot;;[.B301];&quot; // &quot;;[.C301];&quot; &quot;;[.D301])" office:value-type="string" office:string-value="#define id_gps_height  1038 //  FLOAT  m">
            <text:p>#define id_gps_height <text:s/>1038 // <text:s/>FLOAT <text:s/>m</text:p>
          </table:table-cell>
          <table:table-cell table:formula="of:=CONCATENATE(&quot;&quot;&quot;&quot;;[.A301];&quot;&quot;&quot;,&quot;)" office:value-type="string" office:string-value="&quot;id_gps_height &quot;,">
            <text:p>"id_gps_height ",</text:p>
          </table:table-cell>
        </table:table-row>
        <table:table-row table:style-name="ro1">
          <table:table-cell office:value-type="string">
            <text:p>id_gps_groundspeed </text:p>
          </table:table-cell>
          <table:table-cell office:value-type="float" office:value="1039">
            <text:p>103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02];&quot;|&quot;;[.B302];&quot;|&quot;;[.C302];&quot;|&quot;;[.D302];&quot;|&quot;)" office:value-type="string" office:string-value="|id_gps_groundspeed |1039| FLOAT | m/s|">
            <text:p>|id_gps_groundspeed |1039| FLOAT | m/s|</text:p>
          </table:table-cell>
          <table:table-cell table:formula="of:=CONCATENATE(&quot;#define &quot;;[.A302];&quot; &quot;;[.B302];&quot; // &quot;;[.C302];&quot; &quot;;[.D302])" office:value-type="string" office:string-value="#define id_gps_groundspeed  1039 //  FLOAT   m/s">
            <text:p>#define id_gps_groundspeed <text:s/>1039 // <text:s/>FLOAT <text:s text:c="2"/>m/s</text:p>
          </table:table-cell>
          <table:table-cell table:formula="of:=CONCATENATE(&quot;&quot;&quot;&quot;;[.A302];&quot;&quot;&quot;,&quot;)" office:value-type="string" office:string-value="&quot;id_gps_groundspeed &quot;,">
            <text:p>"id_gps_groundspeed ",</text:p>
          </table:table-cell>
        </table:table-row>
        <table:table-row table:style-name="ro1">
          <table:table-cell office:value-type="string">
            <text:p>id_true_track </text:p>
          </table:table-cell>
          <table:table-cell office:value-type="float" office:value="1040">
            <text:p>1040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303];&quot;|&quot;;[.B303];&quot;|&quot;;[.C303];&quot;|&quot;;[.D303];&quot;|&quot;)" office:value-type="string" office:string-value="|id_true_track |1040| SHORT | deg|">
            <text:p>|id_true_track |1040| SHORT | deg|</text:p>
          </table:table-cell>
          <table:table-cell table:formula="of:=CONCATENATE(&quot;#define &quot;;[.A303];&quot; &quot;;[.B303];&quot; // &quot;;[.C303];&quot; &quot;;[.D303])" office:value-type="string" office:string-value="#define id_true_track  1040 //  SHORT   deg">
            <text:p>#define id_true_track <text:s/>1040 // <text:s/>SHORT <text:s text:c="2"/>deg</text:p>
          </table:table-cell>
          <table:table-cell table:formula="of:=CONCATENATE(&quot;&quot;&quot;&quot;;[.A303];&quot;&quot;&quot;,&quot;)" office:value-type="string" office:string-value="&quot;id_true_track &quot;,">
            <text:p>"id_true_track ",</text:p>
          </table:table-cell>
        </table:table-row>
        <table:table-row table:style-name="ro1">
          <table:table-cell office:value-type="string">
            <text:p>id_magnetic_track </text:p>
          </table:table-cell>
          <table:table-cell office:value-type="float" office:value="1041">
            <text:p>104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304];&quot;|&quot;;[.B304];&quot;|&quot;;[.C304];&quot;|&quot;;[.D304];&quot;|&quot;)" office:value-type="string" office:string-value="|id_magnetic_track |1041| SHORT | deg|">
            <text:p>|id_magnetic_track |1041| SHORT | deg|</text:p>
          </table:table-cell>
          <table:table-cell table:formula="of:=CONCATENATE(&quot;#define &quot;;[.A304];&quot; &quot;;[.B304];&quot; // &quot;;[.C304];&quot; &quot;;[.D304])" office:value-type="string" office:string-value="#define id_magnetic_track  1041 //  SHORT   deg">
            <text:p>#define id_magnetic_track <text:s/>1041 // <text:s/>SHORT <text:s text:c="2"/>deg</text:p>
          </table:table-cell>
          <table:table-cell table:formula="of:=CONCATENATE(&quot;&quot;&quot;&quot;;[.A304];&quot;&quot;&quot;,&quot;)" office:value-type="string" office:string-value="&quot;id_magnetic_track &quot;,">
            <text:p>"id_magnetic_track ",</text:p>
          </table:table-cell>
        </table:table-row>
        <table:table-row table:style-name="ro1">
          <table:table-cell/>
          <table:table-cell office:value-type="float" office:value="1042">
            <text:p>1042</text:p>
          </table:table-cell>
          <table:table-cell table:number-columns-repeated="4"/>
          <table:table-cell table:formula="of:=CONCATENATE(&quot;&quot;&quot;&quot;;[.A30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3">
            <text:p>1043</text:p>
          </table:table-cell>
          <table:table-cell table:number-columns-repeated="4"/>
          <table:table-cell table:formula="of:=CONCATENATE(&quot;&quot;&quot;&quot;;[.A30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4">
            <text:p>1044</text:p>
          </table:table-cell>
          <table:table-cell table:number-columns-repeated="4"/>
          <table:table-cell table:formula="of:=CONCATENATE(&quot;&quot;&quot;&quot;;[.A30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5">
            <text:p>1045</text:p>
          </table:table-cell>
          <table:table-cell table:number-columns-repeated="4"/>
          <table:table-cell table:formula="of:=CONCATENATE(&quot;&quot;&quot;&quot;;[.A30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6">
            <text:p>1046</text:p>
          </table:table-cell>
          <table:table-cell table:number-columns-repeated="4"/>
          <table:table-cell table:formula="of:=CONCATENATE(&quot;&quot;&quot;&quot;;[.A30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7">
            <text:p>1047</text:p>
          </table:table-cell>
          <table:table-cell table:number-columns-repeated="4"/>
          <table:table-cell table:formula="of:=CONCATENATE(&quot;&quot;&quot;&quot;;[.A31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8">
            <text:p>1048</text:p>
          </table:table-cell>
          <table:table-cell table:number-columns-repeated="4"/>
          <table:table-cell table:formula="of:=CONCATENATE(&quot;&quot;&quot;&quot;;[.A31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49">
            <text:p>1049</text:p>
          </table:table-cell>
          <table:table-cell table:number-columns-repeated="4"/>
          <table:table-cell table:formula="of:=CONCATENATE(&quot;&quot;&quot;&quot;;[.A31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0">
            <text:p>1050</text:p>
          </table:table-cell>
          <table:table-cell table:number-columns-repeated="4"/>
          <table:table-cell table:formula="of:=CONCATENATE(&quot;&quot;&quot;&quot;;[.A31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1">
            <text:p>1051</text:p>
          </table:table-cell>
          <table:table-cell table:number-columns-repeated="4"/>
          <table:table-cell table:formula="of:=CONCATENATE(&quot;&quot;&quot;&quot;;[.A31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2">
            <text:p>1052</text:p>
          </table:table-cell>
          <table:table-cell table:number-columns-repeated="4"/>
          <table:table-cell table:formula="of:=CONCATENATE(&quot;&quot;&quot;&quot;;[.A31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3">
            <text:p>1053</text:p>
          </table:table-cell>
          <table:table-cell table:number-columns-repeated="4"/>
          <table:table-cell table:formula="of:=CONCATENATE(&quot;&quot;&quot;&quot;;[.A31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4">
            <text:p>1054</text:p>
          </table:table-cell>
          <table:table-cell table:number-columns-repeated="4"/>
          <table:table-cell table:formula="of:=CONCATENATE(&quot;&quot;&quot;&quot;;[.A31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5">
            <text:p>1055</text:p>
          </table:table-cell>
          <table:table-cell table:number-columns-repeated="4"/>
          <table:table-cell table:formula="of:=CONCATENATE(&quot;&quot;&quot;&quot;;[.A31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6">
            <text:p>1056</text:p>
          </table:table-cell>
          <table:table-cell table:number-columns-repeated="4"/>
          <table:table-cell table:formula="of:=CONCATENATE(&quot;&quot;&quot;&quot;;[.A31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7">
            <text:p>1057</text:p>
          </table:table-cell>
          <table:table-cell table:number-columns-repeated="4"/>
          <table:table-cell table:formula="of:=CONCATENATE(&quot;&quot;&quot;&quot;;[.A32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8">
            <text:p>1058</text:p>
          </table:table-cell>
          <table:table-cell table:number-columns-repeated="4"/>
          <table:table-cell table:formula="of:=CONCATENATE(&quot;&quot;&quot;&quot;;[.A32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59">
            <text:p>1059</text:p>
          </table:table-cell>
          <table:table-cell table:number-columns-repeated="4"/>
          <table:table-cell table:formula="of:=CONCATENATE(&quot;&quot;&quot;&quot;;[.A32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0">
            <text:p>1060</text:p>
          </table:table-cell>
          <table:table-cell table:number-columns-repeated="4"/>
          <table:table-cell table:formula="of:=CONCATENATE(&quot;&quot;&quot;&quot;;[.A32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1">
            <text:p>1061</text:p>
          </table:table-cell>
          <table:table-cell table:number-columns-repeated="4"/>
          <table:table-cell table:formula="of:=CONCATENATE(&quot;&quot;&quot;&quot;;[.A32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2">
            <text:p>1062</text:p>
          </table:table-cell>
          <table:table-cell table:number-columns-repeated="4"/>
          <table:table-cell table:formula="of:=CONCATENATE(&quot;&quot;&quot;&quot;;[.A32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3">
            <text:p>1063</text:p>
          </table:table-cell>
          <table:table-cell table:number-columns-repeated="4"/>
          <table:table-cell table:formula="of:=CONCATENATE(&quot;&quot;&quot;&quot;;[.A32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4">
            <text:p>1064</text:p>
          </table:table-cell>
          <table:table-cell table:number-columns-repeated="4"/>
          <table:table-cell table:formula="of:=CONCATENATE(&quot;&quot;&quot;&quot;;[.A32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5">
            <text:p>1065</text:p>
          </table:table-cell>
          <table:table-cell table:number-columns-repeated="4"/>
          <table:table-cell table:formula="of:=CONCATENATE(&quot;&quot;&quot;&quot;;[.A32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6">
            <text:p>1066</text:p>
          </table:table-cell>
          <table:table-cell table:number-columns-repeated="4"/>
          <table:table-cell table:formula="of:=CONCATENATE(&quot;&quot;&quot;&quot;;[.A32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7">
            <text:p>1067</text:p>
          </table:table-cell>
          <table:table-cell table:number-columns-repeated="4"/>
          <table:table-cell table:formula="of:=CONCATENATE(&quot;&quot;&quot;&quot;;[.A33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068">
            <text:p>1068</text:p>
          </table:table-cell>
          <table:table-cell table:number-columns-repeated="4"/>
          <table:table-cell table:formula="of:=CONCATENATE(&quot;&quot;&quot;&quot;;[.A33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magnetic_heading </text:p>
          </table:table-cell>
          <table:table-cell office:value-type="float" office:value="1069">
            <text:p>1069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332];&quot;|&quot;;[.B332];&quot;|&quot;;[.C332];&quot;|&quot;;[.D332];&quot;|&quot;)" office:value-type="string" office:string-value="|id_magnetic_heading |1069| SHORT | deg|">
            <text:p>|id_magnetic_heading |1069| SHORT | deg|</text:p>
          </table:table-cell>
          <table:table-cell table:formula="of:=CONCATENATE(&quot;#define &quot;;[.A332];&quot; &quot;;[.B332];&quot; // &quot;;[.C332];&quot; &quot;;[.D332])" office:value-type="string" office:string-value="#define id_magnetic_heading  1069 //  SHORT   deg">
            <text:p>#define id_magnetic_heading <text:s/>1069 // <text:s/>SHORT <text:s text:c="2"/>deg</text:p>
          </table:table-cell>
          <table:table-cell table:formula="of:=CONCATENATE(&quot;&quot;&quot;&quot;;[.A332];&quot;&quot;&quot;,&quot;)" office:value-type="string" office:string-value="&quot;id_magnetic_heading &quot;,">
            <text:p>"id_magnetic_heading ",</text:p>
          </table:table-cell>
        </table:table-row>
        <table:table-row table:style-name="ro1">
          <table:table-cell office:value-type="string">
            <text:p>id_position_latitude </text:p>
          </table:table-cell>
          <table:table-cell office:value-type="float" office:value="1070">
            <text:p>1070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333];&quot;|&quot;;[.B333];&quot;|&quot;;[.C333];&quot;|&quot;;[.D333];&quot;|&quot;)" office:value-type="string" office:string-value="|id_position_latitude |1070| FLOAT | rad|">
            <text:p>|id_position_latitude |1070| FLOAT | rad|</text:p>
          </table:table-cell>
          <table:table-cell table:formula="of:=CONCATENATE(&quot;#define &quot;;[.A333];&quot; &quot;;[.B333];&quot; // &quot;;[.C333];&quot; &quot;;[.D333])" office:value-type="string" office:string-value="#define id_position_latitude  1070 //  FLOAT   rad">
            <text:p>#define id_position_latitude <text:s/>1070 // <text:s/>FLOAT <text:s text:c="2"/>rad</text:p>
          </table:table-cell>
          <table:table-cell table:formula="of:=CONCATENATE(&quot;&quot;&quot;&quot;;[.A333];&quot;&quot;&quot;,&quot;)" office:value-type="string" office:string-value="&quot;id_position_latitude &quot;,">
            <text:p>"id_position_latitude ",</text:p>
          </table:table-cell>
        </table:table-row>
        <table:table-row table:style-name="ro1">
          <table:table-cell office:value-type="string">
            <text:p>id_position_longitude </text:p>
          </table:table-cell>
          <table:table-cell office:value-type="float" office:value="1071">
            <text:p>1071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334];&quot;|&quot;;[.B334];&quot;|&quot;;[.C334];&quot;|&quot;;[.D334];&quot;|&quot;)" office:value-type="string" office:string-value="|id_position_longitude |1071| FLOAT | rad|">
            <text:p>|id_position_longitude |1071| FLOAT | rad|</text:p>
          </table:table-cell>
          <table:table-cell table:formula="of:=CONCATENATE(&quot;#define &quot;;[.A334];&quot; &quot;;[.B334];&quot; // &quot;;[.C334];&quot; &quot;;[.D334])" office:value-type="string" office:string-value="#define id_position_longitude  1071 //  FLOAT   rad">
            <text:p>#define id_position_longitude <text:s/>1071 // <text:s/>FLOAT <text:s text:c="2"/>rad</text:p>
          </table:table-cell>
          <table:table-cell table:formula="of:=CONCATENATE(&quot;&quot;&quot;&quot;;[.A334];&quot;&quot;&quot;,&quot;)" office:value-type="string" office:string-value="&quot;id_position_longitude &quot;,">
            <text:p>"id_position_longitude ",</text:p>
          </table:table-cell>
        </table:table-row>
        <table:table-row table:style-name="ro1">
          <table:table-cell office:value-type="string">
            <text:p>id_position_altitude </text:p>
          </table:table-cell>
          <table:table-cell office:value-type="float" office:value="1072">
            <text:p>1072</text:p>
          </table:table-cell>
          <table:table-cell office:value-type="string">
            <text:p><text:s/>FLOAT </text:p>
          </table:table-cell>
          <table:table-cell office:value-type="string">
            <text:p><text:s/>m true altitud</text:p>
          </table:table-cell>
          <table:table-cell table:formula="of:=CONCATENATE(&quot;|&quot;;[.A335];&quot;|&quot;;[.B335];&quot;|&quot;;[.C335];&quot;|&quot;;[.D335];&quot;|&quot;)" office:value-type="string" office:string-value="|id_position_altitude |1072| FLOAT | m true altitud|">
            <text:p>|id_position_altitude |1072| FLOAT | m true altitud|</text:p>
          </table:table-cell>
          <table:table-cell table:formula="of:=CONCATENATE(&quot;#define &quot;;[.A335];&quot; &quot;;[.B335];&quot; // &quot;;[.C335];&quot; &quot;;[.D335])" office:value-type="string" office:string-value="#define id_position_altitude  1072 //  FLOAT   m true altitud">
            <text:p>#define id_position_altitude <text:s/>1072 // <text:s/>FLOAT <text:s text:c="2"/>m true altitud</text:p>
          </table:table-cell>
          <table:table-cell table:formula="of:=CONCATENATE(&quot;&quot;&quot;&quot;;[.A335];&quot;&quot;&quot;,&quot;)" office:value-type="string" office:string-value="&quot;id_position_altitude &quot;,">
            <text:p>"id_position_altitude ",</text:p>
          </table:table-cell>
        </table:table-row>
        <table:table-row table:style-name="ro1">
          <table:table-cell office:value-type="string">
            <text:p>id_velocity_x </text:p>
          </table:table-cell>
          <table:table-cell office:value-type="float" office:value="1073">
            <text:p>107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36];&quot;|&quot;;[.B336];&quot;|&quot;;[.C336];&quot;|&quot;;[.D336];&quot;|&quot;)" office:value-type="string" office:string-value="|id_velocity_x |1073| FLOAT | m/s|">
            <text:p>|id_velocity_x |1073| FLOAT | m/s|</text:p>
          </table:table-cell>
          <table:table-cell table:formula="of:=CONCATENATE(&quot;#define &quot;;[.A336];&quot; &quot;;[.B336];&quot; // &quot;;[.C336];&quot; &quot;;[.D336])" office:value-type="string" office:string-value="#define id_velocity_x  1073 //  FLOAT   m/s">
            <text:p>#define id_velocity_x <text:s/>1073 // <text:s/>FLOAT <text:s text:c="2"/>m/s</text:p>
          </table:table-cell>
          <table:table-cell table:formula="of:=CONCATENATE(&quot;&quot;&quot;&quot;;[.A336];&quot;&quot;&quot;,&quot;)" office:value-type="string" office:string-value="&quot;id_velocity_x &quot;,">
            <text:p>"id_velocity_x ",</text:p>
          </table:table-cell>
        </table:table-row>
        <table:table-row table:style-name="ro1">
          <table:table-cell office:value-type="string">
            <text:p>id_velocity_y </text:p>
          </table:table-cell>
          <table:table-cell office:value-type="float" office:value="1074">
            <text:p>107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37];&quot;|&quot;;[.B337];&quot;|&quot;;[.C337];&quot;|&quot;;[.D337];&quot;|&quot;)" office:value-type="string" office:string-value="|id_velocity_y |1074| FLOAT | m/s|">
            <text:p>|id_velocity_y |1074| FLOAT | m/s|</text:p>
          </table:table-cell>
          <table:table-cell table:formula="of:=CONCATENATE(&quot;#define &quot;;[.A337];&quot; &quot;;[.B337];&quot; // &quot;;[.C337];&quot; &quot;;[.D337])" office:value-type="string" office:string-value="#define id_velocity_y  1074 //  FLOAT   m/s">
            <text:p>#define id_velocity_y <text:s/>1074 // <text:s/>FLOAT <text:s text:c="2"/>m/s</text:p>
          </table:table-cell>
          <table:table-cell table:formula="of:=CONCATENATE(&quot;&quot;&quot;&quot;;[.A337];&quot;&quot;&quot;,&quot;)" office:value-type="string" office:string-value="&quot;id_velocity_y &quot;,">
            <text:p>"id_velocity_y ",</text:p>
          </table:table-cell>
        </table:table-row>
        <table:table-row table:style-name="ro1">
          <table:table-cell office:value-type="string">
            <text:p>id_velocity_z </text:p>
          </table:table-cell>
          <table:table-cell office:value-type="float" office:value="1075">
            <text:p>107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38];&quot;|&quot;;[.B338];&quot;|&quot;;[.C338];&quot;|&quot;;[.D338];&quot;|&quot;)" office:value-type="string" office:string-value="|id_velocity_z |1075| FLOAT | m/s|">
            <text:p>|id_velocity_z |1075| FLOAT | m/s|</text:p>
          </table:table-cell>
          <table:table-cell table:formula="of:=CONCATENATE(&quot;#define &quot;;[.A338];&quot; &quot;;[.B338];&quot; // &quot;;[.C338];&quot; &quot;;[.D338])" office:value-type="string" office:string-value="#define id_velocity_z  1075 //  FLOAT   m/s">
            <text:p>#define id_velocity_z <text:s/>1075 // <text:s/>FLOAT <text:s text:c="2"/>m/s</text:p>
          </table:table-cell>
          <table:table-cell table:formula="of:=CONCATENATE(&quot;&quot;&quot;&quot;;[.A338];&quot;&quot;&quot;,&quot;)" office:value-type="string" office:string-value="&quot;id_velocity_z &quot;,">
            <text:p>"id_velocity_z ",</text:p>
          </table:table-cell>
        </table:table-row>
        <table:table-row table:style-name="ro1">
          <table:table-cell office:value-type="string">
            <text:p>id_imu_mag_x </text:p>
          </table:table-cell>
          <table:table-cell office:value-type="float" office:value="1076">
            <text:p>1076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339];&quot;|&quot;;[.B339];&quot;|&quot;;[.C339];&quot;|&quot;;[.D339];&quot;|&quot;)" office:value-type="string" office:string-value="|id_imu_mag_x |1076| FLOAT | gauss +/-|">
            <text:p>|id_imu_mag_x |1076| FLOAT | gauss +/-|</text:p>
          </table:table-cell>
          <table:table-cell table:formula="of:=CONCATENATE(&quot;#define &quot;;[.A339];&quot; &quot;;[.B339];&quot; // &quot;;[.C339];&quot; &quot;;[.D339])" office:value-type="string" office:string-value="#define id_imu_mag_x  1076 //  FLOAT   gauss +/-">
            <text:p>#define id_imu_mag_x <text:s/>1076 // <text:s/>FLOAT <text:s text:c="2"/>gauss +/-</text:p>
          </table:table-cell>
          <table:table-cell table:formula="of:=CONCATENATE(&quot;&quot;&quot;&quot;;[.A339];&quot;&quot;&quot;,&quot;)" office:value-type="string" office:string-value="&quot;id_imu_mag_x &quot;,">
            <text:p>"id_imu_mag_x ",</text:p>
          </table:table-cell>
        </table:table-row>
        <table:table-row table:style-name="ro1">
          <table:table-cell office:value-type="string">
            <text:p>id_imu_mag_y </text:p>
          </table:table-cell>
          <table:table-cell office:value-type="float" office:value="1077">
            <text:p>1077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340];&quot;|&quot;;[.B340];&quot;|&quot;;[.C340];&quot;|&quot;;[.D340];&quot;|&quot;)" office:value-type="string" office:string-value="|id_imu_mag_y |1077| FLOAT | gauss +/-|">
            <text:p>|id_imu_mag_y |1077| FLOAT | gauss +/-|</text:p>
          </table:table-cell>
          <table:table-cell table:formula="of:=CONCATENATE(&quot;#define &quot;;[.A340];&quot; &quot;;[.B340];&quot; // &quot;;[.C340];&quot; &quot;;[.D340])" office:value-type="string" office:string-value="#define id_imu_mag_y  1077 //  FLOAT   gauss +/-">
            <text:p>#define id_imu_mag_y <text:s/>1077 // <text:s/>FLOAT <text:s text:c="2"/>gauss +/-</text:p>
          </table:table-cell>
          <table:table-cell table:formula="of:=CONCATENATE(&quot;&quot;&quot;&quot;;[.A340];&quot;&quot;&quot;,&quot;)" office:value-type="string" office:string-value="&quot;id_imu_mag_y &quot;,">
            <text:p>"id_imu_mag_y ",</text:p>
          </table:table-cell>
        </table:table-row>
        <table:table-row table:style-name="ro1">
          <table:table-cell office:value-type="string">
            <text:p>id_imu_mag_z </text:p>
          </table:table-cell>
          <table:table-cell office:value-type="float" office:value="1078">
            <text:p>1078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341];&quot;|&quot;;[.B341];&quot;|&quot;;[.C341];&quot;|&quot;;[.D341];&quot;|&quot;)" office:value-type="string" office:string-value="|id_imu_mag_z |1078| FLOAT | gauss +/-|">
            <text:p>|id_imu_mag_z |1078| FLOAT | gauss +/-|</text:p>
          </table:table-cell>
          <table:table-cell table:formula="of:=CONCATENATE(&quot;#define &quot;;[.A341];&quot; &quot;;[.B341];&quot; // &quot;;[.C341];&quot; &quot;;[.D341])" office:value-type="string" office:string-value="#define id_imu_mag_z  1078 //  FLOAT   gauss +/-">
            <text:p>#define id_imu_mag_z <text:s/>1078 // <text:s/>FLOAT <text:s text:c="2"/>gauss +/-</text:p>
          </table:table-cell>
          <table:table-cell table:formula="of:=CONCATENATE(&quot;&quot;&quot;&quot;;[.A341];&quot;&quot;&quot;,&quot;)" office:value-type="string" office:string-value="&quot;id_imu_mag_z &quot;,">
            <text:p>"id_imu_mag_z ",</text:p>
          </table:table-cell>
        </table:table-row>
        <table:table-row table:style-name="ro1">
          <table:table-cell office:value-type="string">
            <text:p>id_imu_accel_x </text:p>
          </table:table-cell>
          <table:table-cell office:value-type="float" office:value="1079">
            <text:p>107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42];&quot;|&quot;;[.B342];&quot;|&quot;;[.C342];&quot;|&quot;;[.D342];&quot;|&quot;)" office:value-type="string" office:string-value="|id_imu_accel_x |1079| FLOAT | m/s|">
            <text:p>|id_imu_accel_x |1079| FLOAT | m/s|</text:p>
          </table:table-cell>
          <table:table-cell table:formula="of:=CONCATENATE(&quot;#define &quot;;[.A342];&quot; &quot;;[.B342];&quot; // &quot;;[.C342];&quot; &quot;;[.D342])" office:value-type="string" office:string-value="#define id_imu_accel_x  1079 //  FLOAT   m/s">
            <text:p>#define id_imu_accel_x <text:s/>1079 // <text:s/>FLOAT <text:s text:c="2"/>m/s</text:p>
          </table:table-cell>
          <table:table-cell table:formula="of:=CONCATENATE(&quot;&quot;&quot;&quot;;[.A342];&quot;&quot;&quot;,&quot;)" office:value-type="string" office:string-value="&quot;id_imu_accel_x &quot;,">
            <text:p>"id_imu_accel_x ",</text:p>
          </table:table-cell>
        </table:table-row>
        <table:table-row table:style-name="ro1">
          <table:table-cell office:value-type="string">
            <text:p>id_imu_accel_y </text:p>
          </table:table-cell>
          <table:table-cell office:value-type="float" office:value="1080">
            <text:p>1080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43];&quot;|&quot;;[.B343];&quot;|&quot;;[.C343];&quot;|&quot;;[.D343];&quot;|&quot;)" office:value-type="string" office:string-value="|id_imu_accel_y |1080| FLOAT | m/s|">
            <text:p>|id_imu_accel_y |1080| FLOAT | m/s|</text:p>
          </table:table-cell>
          <table:table-cell table:formula="of:=CONCATENATE(&quot;#define &quot;;[.A343];&quot; &quot;;[.B343];&quot; // &quot;;[.C343];&quot; &quot;;[.D343])" office:value-type="string" office:string-value="#define id_imu_accel_y  1080 //  FLOAT   m/s">
            <text:p>#define id_imu_accel_y <text:s/>1080 // <text:s/>FLOAT <text:s text:c="2"/>m/s</text:p>
          </table:table-cell>
          <table:table-cell table:formula="of:=CONCATENATE(&quot;&quot;&quot;&quot;;[.A343];&quot;&quot;&quot;,&quot;)" office:value-type="string" office:string-value="&quot;id_imu_accel_y &quot;,">
            <text:p>"id_imu_accel_y ",</text:p>
          </table:table-cell>
        </table:table-row>
        <table:table-row table:style-name="ro1">
          <table:table-cell office:value-type="string">
            <text:p>id_imu_accel_z </text:p>
          </table:table-cell>
          <table:table-cell office:value-type="float" office:value="1081">
            <text:p>1081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344];&quot;|&quot;;[.B344];&quot;|&quot;;[.C344];&quot;|&quot;;[.D344];&quot;|&quot;)" office:value-type="string" office:string-value="|id_imu_accel_z |1081| FLOAT | m/s|">
            <text:p>|id_imu_accel_z |1081| FLOAT | m/s|</text:p>
          </table:table-cell>
          <table:table-cell table:formula="of:=CONCATENATE(&quot;#define &quot;;[.A344];&quot; &quot;;[.B344];&quot; // &quot;;[.C344];&quot; &quot;;[.D344])" office:value-type="string" office:string-value="#define id_imu_accel_z  1081 //  FLOAT   m/s">
            <text:p>#define id_imu_accel_z <text:s/>1081 // <text:s/>FLOAT <text:s text:c="2"/>m/s</text:p>
          </table:table-cell>
          <table:table-cell table:formula="of:=CONCATENATE(&quot;&quot;&quot;&quot;;[.A344];&quot;&quot;&quot;,&quot;)" office:value-type="string" office:string-value="&quot;id_imu_accel_z &quot;,">
            <text:p>"id_imu_accel_z ",</text:p>
          </table:table-cell>
        </table:table-row>
        <table:table-row table:style-name="ro1">
          <table:table-cell office:value-type="string">
            <text:p>id_imu_gyro_x </text:p>
          </table:table-cell>
          <table:table-cell office:value-type="float" office:value="1082">
            <text:p>1082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345];&quot;|&quot;;[.B345];&quot;|&quot;;[.C345];&quot;|&quot;;[.D345];&quot;|&quot;)" office:value-type="string" office:string-value="|id_imu_gyro_x |1082| FLOAT | rad/s|">
            <text:p>|id_imu_gyro_x |1082| FLOAT | rad/s|</text:p>
          </table:table-cell>
          <table:table-cell table:formula="of:=CONCATENATE(&quot;#define &quot;;[.A345];&quot; &quot;;[.B345];&quot; // &quot;;[.C345];&quot; &quot;;[.D345])" office:value-type="string" office:string-value="#define id_imu_gyro_x  1082 //  FLOAT   rad/s">
            <text:p>#define id_imu_gyro_x <text:s/>1082 // <text:s/>FLOAT <text:s text:c="2"/>rad/s</text:p>
          </table:table-cell>
          <table:table-cell table:formula="of:=CONCATENATE(&quot;&quot;&quot;&quot;;[.A345];&quot;&quot;&quot;,&quot;)" office:value-type="string" office:string-value="&quot;id_imu_gyro_x &quot;,">
            <text:p>"id_imu_gyro_x ",</text:p>
          </table:table-cell>
        </table:table-row>
        <table:table-row table:style-name="ro1">
          <table:table-cell office:value-type="string">
            <text:p>id_imu_gyro_y </text:p>
          </table:table-cell>
          <table:table-cell office:value-type="float" office:value="1083">
            <text:p>1083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346];&quot;|&quot;;[.B346];&quot;|&quot;;[.C346];&quot;|&quot;;[.D346];&quot;|&quot;)" office:value-type="string" office:string-value="|id_imu_gyro_y |1083| FLOAT | rad/s|">
            <text:p>|id_imu_gyro_y |1083| FLOAT | rad/s|</text:p>
          </table:table-cell>
          <table:table-cell table:formula="of:=CONCATENATE(&quot;#define &quot;;[.A346];&quot; &quot;;[.B346];&quot; // &quot;;[.C346];&quot; &quot;;[.D346])" office:value-type="string" office:string-value="#define id_imu_gyro_y  1083 //  FLOAT   rad/s">
            <text:p>#define id_imu_gyro_y <text:s/>1083 // <text:s/>FLOAT <text:s text:c="2"/>rad/s</text:p>
          </table:table-cell>
          <table:table-cell table:formula="of:=CONCATENATE(&quot;&quot;&quot;&quot;;[.A346];&quot;&quot;&quot;,&quot;)" office:value-type="string" office:string-value="&quot;id_imu_gyro_y &quot;,">
            <text:p>"id_imu_gyro_y ",</text:p>
          </table:table-cell>
        </table:table-row>
        <table:table-row table:style-name="ro1">
          <table:table-cell office:value-type="string">
            <text:p>id_imu_gyro_z </text:p>
          </table:table-cell>
          <table:table-cell office:value-type="float" office:value="1084">
            <text:p>1084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347];&quot;|&quot;;[.B347];&quot;|&quot;;[.C347];&quot;|&quot;;[.D347];&quot;|&quot;)" office:value-type="string" office:string-value="|id_imu_gyro_z |1084| FLOAT | rad/s|">
            <text:p>|id_imu_gyro_z |1084| FLOAT | rad/s|</text:p>
          </table:table-cell>
          <table:table-cell table:formula="of:=CONCATENATE(&quot;#define &quot;;[.A347];&quot; &quot;;[.B347];&quot; // &quot;;[.C347];&quot; &quot;;[.D347])" office:value-type="string" office:string-value="#define id_imu_gyro_z  1084 //  FLOAT   rad/s">
            <text:p>#define id_imu_gyro_z <text:s/>1084 // <text:s/>FLOAT <text:s text:c="2"/>rad/s</text:p>
          </table:table-cell>
          <table:table-cell table:formula="of:=CONCATENATE(&quot;&quot;&quot;&quot;;[.A347];&quot;&quot;&quot;,&quot;)" office:value-type="string" office:string-value="&quot;id_imu_gyro_z &quot;,">
            <text:p>"id_imu_gyro_z ",</text:p>
          </table:table-cell>
        </table:table-row>
        <table:table-row table:style-name="ro1">
          <table:table-cell/>
          <table:table-cell office:value-type="float" office:value="1120">
            <text:p>1120</text:p>
          </table:table-cell>
          <table:table-cell table:number-columns-repeated="4"/>
          <table:table-cell table:formula="of:=CONCATENATE(&quot;&quot;&quot;&quot;;[.A34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magnetic_variation </text:p>
          </table:table-cell>
          <table:table-cell office:value-type="float" office:value="1121">
            <text:p>112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349];&quot;|&quot;;[.B349];&quot;|&quot;;[.C349];&quot;|&quot;;[.D349];&quot;|&quot;)" office:value-type="string" office:string-value="|id_magnetic_variation |1121| SHORT | deg|">
            <text:p>|id_magnetic_variation |1121| SHORT | deg|</text:p>
          </table:table-cell>
          <table:table-cell table:formula="of:=CONCATENATE(&quot;#define &quot;;[.A349];&quot; &quot;;[.B349];&quot; // &quot;;[.C349];&quot; &quot;;[.D349])" office:value-type="string" office:string-value="#define id_magnetic_variation  1121 //  SHORT   deg">
            <text:p>#define id_magnetic_variation <text:s/>1121 // <text:s/>SHORT <text:s text:c="2"/>deg</text:p>
          </table:table-cell>
          <table:table-cell table:formula="of:=CONCATENATE(&quot;&quot;&quot;&quot;;[.A349];&quot;&quot;&quot;,&quot;)" office:value-type="string" office:string-value="&quot;id_magnetic_variation &quot;,">
            <text:p>"id_magnetic_variation ",</text:p>
          </table:table-cell>
        </table:table-row>
        <table:table-row table:style-name="ro1">
          <table:table-cell/>
          <table:table-cell office:value-type="float" office:value="1122">
            <text:p>1122</text:p>
          </table:table-cell>
          <table:table-cell table:number-columns-repeated="4"/>
          <table:table-cell table:formula="of:=CONCATENATE(&quot;&quot;&quot;&quot;;[.A35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23">
            <text:p>1123</text:p>
          </table:table-cell>
          <table:table-cell table:number-columns-repeated="4"/>
          <table:table-cell table:formula="of:=CONCATENATE(&quot;&quot;&quot;&quot;;[.A35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24">
            <text:p>1124</text:p>
          </table:table-cell>
          <table:table-cell table:number-columns-repeated="4"/>
          <table:table-cell table:formula="of:=CONCATENATE(&quot;&quot;&quot;&quot;;[.A35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elected_course </text:p>
          </table:table-cell>
          <table:table-cell office:value-type="float" office:value="1125">
            <text:p>1125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353];&quot;|&quot;;[.B353];&quot;|&quot;;[.C353];&quot;|&quot;;[.D353];&quot;|&quot;)" office:value-type="string" office:string-value="|id_selected_course |1125| SHORT | deg|">
            <text:p>|id_selected_course |1125| SHORT | deg|</text:p>
          </table:table-cell>
          <table:table-cell table:formula="of:=CONCATENATE(&quot;#define &quot;;[.A353];&quot; &quot;;[.B353];&quot; // &quot;;[.C353];&quot; &quot;;[.D353])" office:value-type="string" office:string-value="#define id_selected_course  1125 //  SHORT   deg">
            <text:p>#define id_selected_course <text:s/>1125 // <text:s/>SHORT <text:s text:c="2"/>deg</text:p>
          </table:table-cell>
          <table:table-cell table:formula="of:=CONCATENATE(&quot;&quot;&quot;&quot;;[.A353];&quot;&quot;&quot;,&quot;)" office:value-type="string" office:string-value="&quot;id_selected_course &quot;,">
            <text:p>"id_selected_course ",</text:p>
          </table:table-cell>
        </table:table-row>
        <table:table-row table:style-name="ro1">
          <table:table-cell/>
          <table:table-cell office:value-type="float" office:value="1126">
            <text:p>1126</text:p>
          </table:table-cell>
          <table:table-cell table:number-columns-repeated="4"/>
          <table:table-cell table:formula="of:=CONCATENATE(&quot;&quot;&quot;&quot;;[.A35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27">
            <text:p>1127</text:p>
          </table:table-cell>
          <table:table-cell table:number-columns-repeated="4"/>
          <table:table-cell table:formula="of:=CONCATENATE(&quot;&quot;&quot;&quot;;[.A35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28">
            <text:p>1128</text:p>
          </table:table-cell>
          <table:table-cell table:number-columns-repeated="4"/>
          <table:table-cell table:formula="of:=CONCATENATE(&quot;&quot;&quot;&quot;;[.A35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29">
            <text:p>1129</text:p>
          </table:table-cell>
          <table:table-cell table:number-columns-repeated="4"/>
          <table:table-cell table:formula="of:=CONCATENATE(&quot;&quot;&quot;&quot;;[.A35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30">
            <text:p>1130</text:p>
          </table:table-cell>
          <table:table-cell table:number-columns-repeated="4"/>
          <table:table-cell table:formula="of:=CONCATENATE(&quot;&quot;&quot;&quot;;[.A35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31">
            <text:p>1131</text:p>
          </table:table-cell>
          <table:table-cell table:number-columns-repeated="4"/>
          <table:table-cell table:formula="of:=CONCATENATE(&quot;&quot;&quot;&quot;;[.A35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32">
            <text:p>1132</text:p>
          </table:table-cell>
          <table:table-cell table:number-columns-repeated="4"/>
          <table:table-cell table:formula="of:=CONCATENATE(&quot;&quot;&quot;&quot;;[.A36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33">
            <text:p>1133</text:p>
          </table:table-cell>
          <table:table-cell table:number-columns-repeated="4"/>
          <table:table-cell table:formula="of:=CONCATENATE(&quot;&quot;&quot;&quot;;[.A36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34">
            <text:p>1134</text:p>
          </table:table-cell>
          <table:table-cell table:number-columns-repeated="4"/>
          <table:table-cell table:formula="of:=CONCATENATE(&quot;&quot;&quot;&quot;;[.A36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sired_track_angle </text:p>
          </table:table-cell>
          <table:table-cell office:value-type="float" office:value="1135">
            <text:p>1135</text:p>
          </table:table-cell>
          <table:table-cell office:value-type="string">
            <text:p><text:s/>FLOAT </text:p>
          </table:table-cell>
          <table:table-cell office:value-type="string">
            <text:p><text:s/>rad magnetic angle to fly to get to destination</text:p>
          </table:table-cell>
          <table:table-cell table:formula="of:=CONCATENATE(&quot;|&quot;;[.A363];&quot;|&quot;;[.B363];&quot;|&quot;;[.C363];&quot;|&quot;;[.D363];&quot;|&quot;)" office:value-type="string" office:string-value="|id_desired_track_angle |1135| FLOAT | rad magnetic angle to fly to get to destination|">
            <text:p>|id_desired_track_angle |1135| FLOAT | rad magnetic angle to fly to get to destination|</text:p>
          </table:table-cell>
          <table:table-cell table:formula="of:=CONCATENATE(&quot;#define &quot;;[.A363];&quot; &quot;;[.B363];&quot; // &quot;;[.C363];&quot; &quot;;[.D363])" office:value-type="string" office:string-value="#define id_desired_track_angle  1135 //  FLOAT   rad magnetic angle to fly to get to destination">
            <text:p>#define id_desired_track_angle <text:s/>1135 // <text:s/>FLOAT <text:s text:c="2"/>rad magnetic angle to fly to get to destination</text:p>
          </table:table-cell>
          <table:table-cell table:formula="of:=CONCATENATE(&quot;&quot;&quot;&quot;;[.A363];&quot;&quot;&quot;,&quot;)" office:value-type="string" office:string-value="&quot;id_desired_track_angle &quot;,">
            <text:p>"id_desired_track_angle ",</text:p>
          </table:table-cell>
        </table:table-row>
        <table:table-row table:style-name="ro1">
          <table:table-cell office:value-type="string">
            <text:p>id_nav_command </text:p>
          </table:table-cell>
          <table:table-cell office:value-type="float" office:value="1136">
            <text:p>1136</text:p>
          </table:table-cell>
          <table:table-cell office:value-type="string">
            <text:p><text:s/>SHORT </text:p>
          </table:table-cell>
          <table:table-cell office:value-type="string">
            <text:p><text:s/>0 = clear route, 1 = activate route, 2 = deactivate_route, 3 = invert route</text:p>
          </table:table-cell>
          <table:table-cell table:formula="of:=CONCATENATE(&quot;|&quot;;[.A364];&quot;|&quot;;[.B364];&quot;|&quot;;[.C364];&quot;|&quot;;[.D364];&quot;|&quot;)" office:value-type="string" office:string-value="|id_nav_command |1136| SHORT | 0 = clear route, 1 = activate route, 2 = deactivate_route, 3 = invert route|">
            <text:p>|id_nav_command |1136| SHORT | 0 = clear route, 1 = activate route, 2 = deactivate_route, 3 = invert route|</text:p>
          </table:table-cell>
          <table:table-cell table:formula="of:=CONCATENATE(&quot;#define &quot;;[.A364];&quot; &quot;;[.B364];&quot; // &quot;;[.C364];&quot; &quot;;[.D364])" office:value-type="string" office:string-value="#define id_nav_command  1136 //  SHORT   0 = clear route, 1 = activate route, 2 = deactivate_route, 3 = invert route">
            <text:p>#define id_nav_command <text:s/>1136 // <text:s/>SHORT <text:s text:c="2"/>0 = clear route, 1 = activate route, 2 = deactivate_route, 3 = invert route</text:p>
          </table:table-cell>
          <table:table-cell table:formula="of:=CONCATENATE(&quot;&quot;&quot;&quot;;[.A364];&quot;&quot;&quot;,&quot;)" office:value-type="string" office:string-value="&quot;id_nav_command &quot;,">
            <text:p>"id_nav_command ",</text:p>
          </table:table-cell>
        </table:table-row>
        <table:table-row table:style-name="ro1">
          <table:table-cell office:value-type="string">
            <text:p>id_nav_valid </text:p>
          </table:table-cell>
          <table:table-cell office:value-type="float" office:value="1137">
            <text:p>1137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365];&quot;|&quot;;[.B365];&quot;|&quot;;[.C365];&quot;|&quot;;[.D365];&quot;|&quot;)" office:value-type="string" office:string-value="|id_nav_valid |1137| SHORT | 0 = nav data not valid, 1 = enroute data valid|">
            <text:p>|id_nav_valid |1137| SHORT | 0 = nav data not valid, 1 = enroute data valid|</text:p>
          </table:table-cell>
          <table:table-cell table:formula="of:=CONCATENATE(&quot;#define &quot;;[.A365];&quot; &quot;;[.B365];&quot; // &quot;;[.C365];&quot; &quot;;[.D365])" office:value-type="string" office:string-value="#define id_nav_valid  1137 //  SHORT   0 = nav data not valid, 1 = enroute data valid">
            <text:p>#define id_nav_valid <text:s/>1137 // <text:s/>SHORT <text:s text:c="2"/>0 = nav data not valid, 1 = enroute data valid</text:p>
          </table:table-cell>
          <table:table-cell table:formula="of:=CONCATENATE(&quot;&quot;&quot;&quot;;[.A365];&quot;&quot;&quot;,&quot;)" office:value-type="string" office:string-value="&quot;id_nav_valid &quot;,">
            <text:p>"id_nav_valid ",</text:p>
          </table:table-cell>
        </table:table-row>
        <table:table-row table:style-name="ro1">
          <table:table-cell office:value-type="string">
            <text:p>id_gps_valid </text:p>
          </table:table-cell>
          <table:table-cell office:value-type="float" office:value="1138">
            <text:p>1138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366];&quot;|&quot;;[.B366];&quot;|&quot;;[.C366];&quot;|&quot;;[.D366];&quot;|&quot;)" office:value-type="string" office:string-value="|id_gps_valid |1138| SHORT | 0 = nav data not valid, 1 = enroute data valid|">
            <text:p>|id_gps_valid |1138| SHORT | 0 = nav data not valid, 1 = enroute data valid|</text:p>
          </table:table-cell>
          <table:table-cell table:formula="of:=CONCATENATE(&quot;#define &quot;;[.A366];&quot; &quot;;[.B366];&quot; // &quot;;[.C366];&quot; &quot;;[.D366])" office:value-type="string" office:string-value="#define id_gps_valid  1138 //  SHORT   0 = nav data not valid, 1 = enroute data valid">
            <text:p>#define id_gps_valid <text:s/>1138 // <text:s/>SHORT <text:s text:c="2"/>0 = nav data not valid, 1 = enroute data valid</text:p>
          </table:table-cell>
          <table:table-cell table:formula="of:=CONCATENATE(&quot;&quot;&quot;&quot;;[.A366];&quot;&quot;&quot;,&quot;)" office:value-type="string" office:string-value="&quot;id_gps_valid &quot;,">
            <text:p>"id_gps_valid ",</text:p>
          </table:table-cell>
        </table:table-row>
        <table:table-row table:style-name="ro1">
          <table:table-cell/>
          <table:table-cell office:value-type="float" office:value="1139">
            <text:p>1139</text:p>
          </table:table-cell>
          <table:table-cell table:number-columns-repeated="4"/>
          <table:table-cell table:formula="of:=CONCATENATE(&quot;&quot;&quot;&quot;;[.A36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40">
            <text:p>1140</text:p>
          </table:table-cell>
          <table:table-cell table:number-columns-repeated="4"/>
          <table:table-cell table:formula="of:=CONCATENATE(&quot;&quot;&quot;&quot;;[.A36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et_route_segments </text:p>
          </table:table-cell>
          <table:table-cell office:value-type="float" office:value="1141">
            <text:p>1141</text:p>
          </table:table-cell>
          <table:table-cell office:value-type="string">
            <text:p><text:s/>SHORT</text:p>
          </table:table-cell>
          <table:table-cell office:value-type="string">
            <text:p><text:s/>service code 0=current plan, 1..n specific plan, number of route segments (max 16 for route 0)</text:p>
          </table:table-cell>
          <table:table-cell table:formula="of:=CONCATENATE(&quot;|&quot;;[.A369];&quot;|&quot;;[.B369];&quot;|&quot;;[.C369];&quot;|&quot;;[.D369];&quot;|&quot;)" office:value-type="string" office:string-value="|id_set_route_segments |1141| SHORT| service code 0=current plan, 1..n specific plan, number of route segments (max 16 for route 0)|">
            <text:p>|id_set_route_segments |1141| SHORT| service code 0=current plan, 1..n specific plan, number of route segments (max 16 for route 0)|</text:p>
          </table:table-cell>
          <table:table-cell table:formula="of:=CONCATENATE(&quot;#define &quot;;[.A369];&quot; &quot;;[.B369];&quot; // &quot;;[.C369];&quot; &quot;;[.D369])" office:value-type="string" office:string-value="#define id_set_route_segments  1141 //  SHORT  service code 0=current plan, 1..n specific plan, number of route segments (max 16 for route 0)">
            <text:p>#define id_set_route_segments <text:s/>1141 // <text:s/>SHORT <text:s/>service code 0=current plan, 1..n specific plan, number of route segments (max 16 for route 0)</text:p>
          </table:table-cell>
          <table:table-cell table:formula="of:=CONCATENATE(&quot;&quot;&quot;&quot;;[.A369];&quot;&quot;&quot;,&quot;)" office:value-type="string" office:string-value="&quot;id_set_route_segments &quot;,">
            <text:p>"id_set_route_segments ",</text:p>
          </table:table-cell>
        </table:table-row>
        <table:table-row table:style-name="ro1">
          <table:table-cell office:value-type="string">
            <text:p>id_set_waypoint_identifier_0_3 </text:p>
          </table:table-cell>
          <table:table-cell office:value-type="float" office:value="1142">
            <text:p>1142</text:p>
          </table:table-cell>
          <table:table-cell office:value-type="string">
            <text:p><text:s/>ACHAR4</text:p>
          </table:table-cell>
          <table:table-cell/>
          <table:table-cell table:formula="of:=CONCATENATE(&quot;|&quot;;[.A370];&quot;|&quot;;[.B370];&quot;|&quot;;[.C370];&quot;|&quot;;[.D370];&quot;|&quot;)" office:value-type="string" office:string-value="|id_set_waypoint_identifier_0_3 |1142| ACHAR4||">
            <text:p>|id_set_waypoint_identifier_0_3 |1142| ACHAR4||</text:p>
          </table:table-cell>
          <table:table-cell table:formula="of:=CONCATENATE(&quot;#define &quot;;[.A370];&quot; &quot;;[.B370];&quot; // &quot;;[.C370];&quot; &quot;;[.D370])" office:value-type="string" office:string-value="#define id_set_waypoint_identifier_0_3  1142 //  ACHAR4 ">
            <text:p>#define id_set_waypoint_identifier_0_3 <text:s/>1142 // <text:s/>ACHAR4 </text:p>
          </table:table-cell>
          <table:table-cell table:formula="of:=CONCATENATE(&quot;&quot;&quot;&quot;;[.A370];&quot;&quot;&quot;,&quot;)" office:value-type="string" office:string-value="&quot;id_set_waypoint_identifier_0_3 &quot;,">
            <text:p>"id_set_waypoint_identifier_0_3 ",</text:p>
          </table:table-cell>
        </table:table-row>
        <table:table-row table:style-name="ro1">
          <table:table-cell office:value-type="string">
            <text:p>id_set_waypoint_identifier_4_7 </text:p>
          </table:table-cell>
          <table:table-cell office:value-type="float" office:value="1143">
            <text:p>1143</text:p>
          </table:table-cell>
          <table:table-cell office:value-type="string">
            <text:p><text:s/>ACHAR4</text:p>
          </table:table-cell>
          <table:table-cell/>
          <table:table-cell table:formula="of:=CONCATENATE(&quot;|&quot;;[.A371];&quot;|&quot;;[.B371];&quot;|&quot;;[.C371];&quot;|&quot;;[.D371];&quot;|&quot;)" office:value-type="string" office:string-value="|id_set_waypoint_identifier_4_7 |1143| ACHAR4||">
            <text:p>|id_set_waypoint_identifier_4_7 |1143| ACHAR4||</text:p>
          </table:table-cell>
          <table:table-cell table:formula="of:=CONCATENATE(&quot;#define &quot;;[.A371];&quot; &quot;;[.B371];&quot; // &quot;;[.C371];&quot; &quot;;[.D371])" office:value-type="string" office:string-value="#define id_set_waypoint_identifier_4_7  1143 //  ACHAR4 ">
            <text:p>#define id_set_waypoint_identifier_4_7 <text:s/>1143 // <text:s/>ACHAR4 </text:p>
          </table:table-cell>
          <table:table-cell table:formula="of:=CONCATENATE(&quot;&quot;&quot;&quot;;[.A371];&quot;&quot;&quot;,&quot;)" office:value-type="string" office:string-value="&quot;id_set_waypoint_identifier_4_7 &quot;,">
            <text:p>"id_set_waypoint_identifier_4_7 ",</text:p>
          </table:table-cell>
        </table:table-row>
        <table:table-row table:style-name="ro1">
          <table:table-cell office:value-type="string">
            <text:p>id_set_waypoint_identifier_8_11 </text:p>
          </table:table-cell>
          <table:table-cell office:value-type="float" office:value="1144">
            <text:p>1144</text:p>
          </table:table-cell>
          <table:table-cell office:value-type="string">
            <text:p><text:s/>ACHAR4</text:p>
          </table:table-cell>
          <table:table-cell/>
          <table:table-cell table:formula="of:=CONCATENATE(&quot;|&quot;;[.A372];&quot;|&quot;;[.B372];&quot;|&quot;;[.C372];&quot;|&quot;;[.D372];&quot;|&quot;)" office:value-type="string" office:string-value="|id_set_waypoint_identifier_8_11 |1144| ACHAR4||">
            <text:p>|id_set_waypoint_identifier_8_11 |1144| ACHAR4||</text:p>
          </table:table-cell>
          <table:table-cell table:formula="of:=CONCATENATE(&quot;#define &quot;;[.A372];&quot; &quot;;[.B372];&quot; // &quot;;[.C372];&quot; &quot;;[.D372])" office:value-type="string" office:string-value="#define id_set_waypoint_identifier_8_11  1144 //  ACHAR4 ">
            <text:p>#define id_set_waypoint_identifier_8_11 <text:s/>1144 // <text:s/>ACHAR4 </text:p>
          </table:table-cell>
          <table:table-cell table:formula="of:=CONCATENATE(&quot;&quot;&quot;&quot;;[.A372];&quot;&quot;&quot;,&quot;)" office:value-type="string" office:string-value="&quot;id_set_waypoint_identifier_8_11 &quot;,">
            <text:p>"id_set_waypoint_identifier_8_11 ",</text:p>
          </table:table-cell>
        </table:table-row>
        <table:table-row table:style-name="ro1">
          <table:table-cell office:value-type="string">
            <text:p>id_set_waypoint_identifier_12_15 </text:p>
          </table:table-cell>
          <table:table-cell office:value-type="float" office:value="1145">
            <text:p>1145</text:p>
          </table:table-cell>
          <table:table-cell office:value-type="string">
            <text:p><text:s/>ACHAR4</text:p>
          </table:table-cell>
          <table:table-cell/>
          <table:table-cell table:formula="of:=CONCATENATE(&quot;|&quot;;[.A373];&quot;|&quot;;[.B373];&quot;|&quot;;[.C373];&quot;|&quot;;[.D373];&quot;|&quot;)" office:value-type="string" office:string-value="|id_set_waypoint_identifier_12_15 |1145| ACHAR4||">
            <text:p>|id_set_waypoint_identifier_12_15 |1145| ACHAR4||</text:p>
          </table:table-cell>
          <table:table-cell table:formula="of:=CONCATENATE(&quot;#define &quot;;[.A373];&quot; &quot;;[.B373];&quot; // &quot;;[.C373];&quot; &quot;;[.D373])" office:value-type="string" office:string-value="#define id_set_waypoint_identifier_12_15  1145 //  ACHAR4 ">
            <text:p>#define id_set_waypoint_identifier_12_15 <text:s/>1145 // <text:s/>ACHAR4 </text:p>
          </table:table-cell>
          <table:table-cell table:formula="of:=CONCATENATE(&quot;&quot;&quot;&quot;;[.A373];&quot;&quot;&quot;,&quot;)" office:value-type="string" office:string-value="&quot;id_set_waypoint_identifier_12_15 &quot;,">
            <text:p>"id_set_waypoint_identifier_12_15 ",</text:p>
          </table:table-cell>
        </table:table-row>
        <table:table-row table:style-name="ro1">
          <table:table-cell office:value-type="string">
            <text:p>id_set_waypoint_type_identifier </text:p>
          </table:table-cell>
          <table:table-cell office:value-type="float" office:value="1146">
            <text:p>1146</text:p>
          </table:table-cell>
          <table:table-cell office:value-type="string">
            <text:p><text:s/>SHORT</text:p>
          </table:table-cell>
          <table:table-cell/>
          <table:table-cell table:formula="of:=CONCATENATE(&quot;|&quot;;[.A374];&quot;|&quot;;[.B374];&quot;|&quot;;[.C374];&quot;|&quot;;[.D374];&quot;|&quot;)" office:value-type="string" office:string-value="|id_set_waypoint_type_identifier |1146| SHORT||">
            <text:p>|id_set_waypoint_type_identifier |1146| SHORT||</text:p>
          </table:table-cell>
          <table:table-cell table:formula="of:=CONCATENATE(&quot;#define &quot;;[.A374];&quot; &quot;;[.B374];&quot; // &quot;;[.C374];&quot; &quot;;[.D374])" office:value-type="string" office:string-value="#define id_set_waypoint_type_identifier  1146 //  SHORT ">
            <text:p>#define id_set_waypoint_type_identifier <text:s/>1146 // <text:s/>SHORT </text:p>
          </table:table-cell>
          <table:table-cell table:formula="of:=CONCATENATE(&quot;&quot;&quot;&quot;;[.A374];&quot;&quot;&quot;,&quot;)" office:value-type="string" office:string-value="&quot;id_set_waypoint_type_identifier &quot;,">
            <text:p>"id_set_waypoint_type_identifier ",</text:p>
          </table:table-cell>
        </table:table-row>
        <table:table-row table:style-name="ro1">
          <table:table-cell office:value-type="string">
            <text:p>id_set_waypoint_latitude </text:p>
          </table:table-cell>
          <table:table-cell office:value-type="float" office:value="1146">
            <text:p>114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375];&quot;|&quot;;[.B375];&quot;|&quot;;[.C375];&quot;|&quot;;[.D375];&quot;|&quot;)" office:value-type="string" office:string-value="|id_set_waypoint_latitude |1146| FLOAT | deg|">
            <text:p>|id_set_waypoint_latitude |1146| FLOAT | deg|</text:p>
          </table:table-cell>
          <table:table-cell table:formula="of:=CONCATENATE(&quot;#define &quot;;[.A375];&quot; &quot;;[.B375];&quot; // &quot;;[.C375];&quot; &quot;;[.D375])" office:value-type="string" office:string-value="#define id_set_waypoint_latitude  1146 //  FLOAT   deg">
            <text:p>#define id_set_waypoint_latitude <text:s/>1146 // <text:s/>FLOAT <text:s text:c="2"/>deg</text:p>
          </table:table-cell>
          <table:table-cell table:formula="of:=CONCATENATE(&quot;&quot;&quot;&quot;;[.A375];&quot;&quot;&quot;,&quot;)" office:value-type="string" office:string-value="&quot;id_set_waypoint_latitude &quot;,">
            <text:p>"id_set_waypoint_latitude ",</text:p>
          </table:table-cell>
        </table:table-row>
        <table:table-row table:style-name="ro1">
          <table:table-cell office:value-type="string">
            <text:p>id_set_waypoint_longitude </text:p>
          </table:table-cell>
          <table:table-cell office:value-type="float" office:value="1148">
            <text:p>114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376];&quot;|&quot;;[.B376];&quot;|&quot;;[.C376];&quot;|&quot;;[.D376];&quot;|&quot;)" office:value-type="string" office:string-value="|id_set_waypoint_longitude |1148| FLOAT | deg|">
            <text:p>|id_set_waypoint_longitude |1148| FLOAT | deg|</text:p>
          </table:table-cell>
          <table:table-cell table:formula="of:=CONCATENATE(&quot;#define &quot;;[.A376];&quot; &quot;;[.B376];&quot; // &quot;;[.C376];&quot; &quot;;[.D376])" office:value-type="string" office:string-value="#define id_set_waypoint_longitude  1148 //  FLOAT   deg">
            <text:p>#define id_set_waypoint_longitude <text:s/>1148 // <text:s/>FLOAT <text:s text:c="2"/>deg</text:p>
          </table:table-cell>
          <table:table-cell table:formula="of:=CONCATENATE(&quot;&quot;&quot;&quot;;[.A376];&quot;&quot;&quot;,&quot;)" office:value-type="string" office:string-value="&quot;id_set_waypoint_longitude &quot;,">
            <text:p>"id_set_waypoint_longitude ",</text:p>
          </table:table-cell>
        </table:table-row>
        <table:table-row table:style-name="ro1">
          <table:table-cell office:value-type="string">
            <text:p>id_waypoint_turn_heading </text:p>
          </table:table-cell>
          <table:table-cell office:value-type="float" office:value="1149">
            <text:p>1149</text:p>
          </table:table-cell>
          <table:table-cell office:value-type="string">
            <text:p><text:s/>SHORT </text:p>
          </table:table-cell>
          <table:table-cell office:value-type="string">
            <text:p><text:s/>deg, heading to turn onto</text:p>
          </table:table-cell>
          <table:table-cell table:formula="of:=CONCATENATE(&quot;|&quot;;[.A377];&quot;|&quot;;[.B377];&quot;|&quot;;[.C377];&quot;|&quot;;[.D377];&quot;|&quot;)" office:value-type="string" office:string-value="|id_waypoint_turn_heading |1149| SHORT | deg, heading to turn onto|">
            <text:p>|id_waypoint_turn_heading |1149| SHORT | deg, heading to turn onto|</text:p>
          </table:table-cell>
          <table:table-cell table:formula="of:=CONCATENATE(&quot;#define &quot;;[.A377];&quot; &quot;;[.B377];&quot; // &quot;;[.C377];&quot; &quot;;[.D377])" office:value-type="string" office:string-value="#define id_waypoint_turn_heading  1149 //  SHORT   deg, heading to turn onto">
            <text:p>#define id_waypoint_turn_heading <text:s/>1149 // <text:s/>SHORT <text:s text:c="2"/>deg, heading to turn onto</text:p>
          </table:table-cell>
          <table:table-cell table:formula="of:=CONCATENATE(&quot;&quot;&quot;&quot;;[.A377];&quot;&quot;&quot;,&quot;)" office:value-type="string" office:string-value="&quot;id_waypoint_turn_heading &quot;,">
            <text:p>"id_waypoint_turn_heading ",</text:p>
          </table:table-cell>
        </table:table-row>
        <table:table-row table:style-name="ro1">
          <table:table-cell office:value-type="string">
            <text:p>id_set_waypoint_minimum_altitude </text:p>
          </table:table-cell>
          <table:table-cell office:value-type="float" office:value="1149">
            <text:p>114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378];&quot;|&quot;;[.B378];&quot;|&quot;;[.C378];&quot;|&quot;;[.D378];&quot;|&quot;)" office:value-type="string" office:string-value="|id_set_waypoint_minimum_altitude |1149| FLOAT | m|">
            <text:p>|id_set_waypoint_minimum_altitude |1149| FLOAT | m|</text:p>
          </table:table-cell>
          <table:table-cell table:formula="of:=CONCATENATE(&quot;#define &quot;;[.A378];&quot; &quot;;[.B378];&quot; // &quot;;[.C378];&quot; &quot;;[.D378])" office:value-type="string" office:string-value="#define id_set_waypoint_minimum_altitude  1149 //  FLOAT   m">
            <text:p>#define id_set_waypoint_minimum_altitude <text:s/>1149 // <text:s/>FLOAT <text:s text:c="2"/>m</text:p>
          </table:table-cell>
          <table:table-cell table:formula="of:=CONCATENATE(&quot;&quot;&quot;&quot;;[.A378];&quot;&quot;&quot;,&quot;)" office:value-type="string" office:string-value="&quot;id_set_waypoint_minimum_altitude &quot;,">
            <text:p>"id_set_waypoint_minimum_altitude ",</text:p>
          </table:table-cell>
        </table:table-row>
        <table:table-row table:style-name="ro1">
          <table:table-cell office:value-type="string">
            <text:p>id_set_waypoint_maximum_altitude </text:p>
          </table:table-cell>
          <table:table-cell office:value-type="float" office:value="1150">
            <text:p>115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379];&quot;|&quot;;[.B379];&quot;|&quot;;[.C379];&quot;|&quot;;[.D379];&quot;|&quot;)" office:value-type="string" office:string-value="|id_set_waypoint_maximum_altitude |1150| FLOAT | m|">
            <text:p>|id_set_waypoint_maximum_altitude |1150| FLOAT | m|</text:p>
          </table:table-cell>
          <table:table-cell table:formula="of:=CONCATENATE(&quot;#define &quot;;[.A379];&quot; &quot;;[.B379];&quot; // &quot;;[.C379];&quot; &quot;;[.D379])" office:value-type="string" office:string-value="#define id_set_waypoint_maximum_altitude  1150 //  FLOAT   m">
            <text:p>#define id_set_waypoint_maximum_altitude <text:s/>1150 // <text:s/>FLOAT <text:s text:c="2"/>m</text:p>
          </table:table-cell>
          <table:table-cell table:formula="of:=CONCATENATE(&quot;&quot;&quot;&quot;;[.A379];&quot;&quot;&quot;,&quot;)" office:value-type="string" office:string-value="&quot;id_set_waypoint_maximum_altitude &quot;,">
            <text:p>"id_set_waypoint_maximum_altitude ",</text:p>
          </table:table-cell>
        </table:table-row>
        <table:table-row table:style-name="ro1">
          <table:table-cell/>
          <table:table-cell office:value-type="float" office:value="1151">
            <text:p>1151</text:p>
          </table:table-cell>
          <table:table-cell table:number-columns-repeated="4"/>
          <table:table-cell table:formula="of:=CONCATENATE(&quot;&quot;&quot;&quot;;[.A38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2">
            <text:p>1152</text:p>
          </table:table-cell>
          <table:table-cell table:number-columns-repeated="4"/>
          <table:table-cell table:formula="of:=CONCATENATE(&quot;&quot;&quot;&quot;;[.A38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3">
            <text:p>1153</text:p>
          </table:table-cell>
          <table:table-cell table:number-columns-repeated="4"/>
          <table:table-cell table:formula="of:=CONCATENATE(&quot;&quot;&quot;&quot;;[.A38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4">
            <text:p>1154</text:p>
          </table:table-cell>
          <table:table-cell table:number-columns-repeated="4"/>
          <table:table-cell table:formula="of:=CONCATENATE(&quot;&quot;&quot;&quot;;[.A38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5">
            <text:p>1155</text:p>
          </table:table-cell>
          <table:table-cell table:number-columns-repeated="4"/>
          <table:table-cell table:formula="of:=CONCATENATE(&quot;&quot;&quot;&quot;;[.A38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6">
            <text:p>1156</text:p>
          </table:table-cell>
          <table:table-cell table:number-columns-repeated="4"/>
          <table:table-cell table:formula="of:=CONCATENATE(&quot;&quot;&quot;&quot;;[.A38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7">
            <text:p>1157</text:p>
          </table:table-cell>
          <table:table-cell table:number-columns-repeated="4"/>
          <table:table-cell table:formula="of:=CONCATENATE(&quot;&quot;&quot;&quot;;[.A38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8">
            <text:p>1158</text:p>
          </table:table-cell>
          <table:table-cell table:number-columns-repeated="4"/>
          <table:table-cell table:formula="of:=CONCATENATE(&quot;&quot;&quot;&quot;;[.A38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59">
            <text:p>1159</text:p>
          </table:table-cell>
          <table:table-cell table:number-columns-repeated="4"/>
          <table:table-cell table:formula="of:=CONCATENATE(&quot;&quot;&quot;&quot;;[.A38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trim_up </text:p>
          </table:table-cell>
          <table:table-cell office:value-type="float" office:value="1160">
            <text:p>1160</text:p>
          </table:table-cell>
          <table:table-cell office:value-type="string">
            <text:p><text:s/>SHORT </text:p>
          </table:table-cell>
          <table:table-cell office:value-type="string">
            <text:p><text:s/>number of trim steps</text:p>
          </table:table-cell>
          <table:table-cell table:formula="of:=CONCATENATE(&quot;|&quot;;[.A389];&quot;|&quot;;[.B389];&quot;|&quot;;[.C389];&quot;|&quot;;[.D389];&quot;|&quot;)" office:value-type="string" office:string-value="|id_trim_up |1160| SHORT | number of trim steps|">
            <text:p>|id_trim_up |1160| SHORT | number of trim steps|</text:p>
          </table:table-cell>
          <table:table-cell table:formula="of:=CONCATENATE(&quot;#define &quot;;[.A389];&quot; &quot;;[.B389];&quot; // &quot;;[.C389];&quot; &quot;;[.D389])" office:value-type="string" office:string-value="#define id_trim_up  1160 //  SHORT   number of trim steps">
            <text:p>#define id_trim_up <text:s/>1160 // <text:s/>SHORT <text:s text:c="2"/>number of trim steps</text:p>
          </table:table-cell>
          <table:table-cell table:formula="of:=CONCATENATE(&quot;&quot;&quot;&quot;;[.A389];&quot;&quot;&quot;,&quot;)" office:value-type="string" office:string-value="&quot;id_trim_up &quot;,">
            <text:p>"id_trim_up ",</text:p>
          </table:table-cell>
        </table:table-row>
        <table:table-row table:style-name="ro1">
          <table:table-cell office:value-type="string">
            <text:p>id_trim_dn </text:p>
          </table:table-cell>
          <table:table-cell office:value-type="float" office:value="1161">
            <text:p>1161</text:p>
          </table:table-cell>
          <table:table-cell office:value-type="string">
            <text:p><text:s/>SHORT </text:p>
          </table:table-cell>
          <table:table-cell/>
          <table:table-cell table:formula="of:=CONCATENATE(&quot;|&quot;;[.A390];&quot;|&quot;;[.B390];&quot;|&quot;;[.C390];&quot;|&quot;;[.D390];&quot;|&quot;)" office:value-type="string" office:string-value="|id_trim_dn |1161| SHORT ||">
            <text:p>|id_trim_dn |1161| SHORT ||</text:p>
          </table:table-cell>
          <table:table-cell table:formula="of:=CONCATENATE(&quot;#define &quot;;[.A390];&quot; &quot;;[.B390];&quot; // &quot;;[.C390];&quot; &quot;;[.D390])" office:value-type="string" office:string-value="#define id_trim_dn  1161 //  SHORT  ">
            <text:p>#define id_trim_dn <text:s/>1161 // <text:s/>SHORT <text:s/></text:p>
          </table:table-cell>
          <table:table-cell table:formula="of:=CONCATENATE(&quot;&quot;&quot;&quot;;[.A390];&quot;&quot;&quot;,&quot;)" office:value-type="string" office:string-value="&quot;id_trim_dn &quot;,">
            <text:p>"id_trim_dn ",</text:p>
          </table:table-cell>
        </table:table-row>
        <table:table-row table:style-name="ro1">
          <table:table-cell office:value-type="string">
            <text:p>id_trim_left </text:p>
          </table:table-cell>
          <table:table-cell office:value-type="float" office:value="1162">
            <text:p>1162</text:p>
          </table:table-cell>
          <table:table-cell office:value-type="string">
            <text:p><text:s/>SHORT </text:p>
          </table:table-cell>
          <table:table-cell/>
          <table:table-cell table:formula="of:=CONCATENATE(&quot;|&quot;;[.A391];&quot;|&quot;;[.B391];&quot;|&quot;;[.C391];&quot;|&quot;;[.D391];&quot;|&quot;)" office:value-type="string" office:string-value="|id_trim_left |1162| SHORT ||">
            <text:p>|id_trim_left |1162| SHORT ||</text:p>
          </table:table-cell>
          <table:table-cell table:formula="of:=CONCATENATE(&quot;#define &quot;;[.A391];&quot; &quot;;[.B391];&quot; // &quot;;[.C391];&quot; &quot;;[.D391])" office:value-type="string" office:string-value="#define id_trim_left  1162 //  SHORT  ">
            <text:p>#define id_trim_left <text:s/>1162 // <text:s/>SHORT <text:s/></text:p>
          </table:table-cell>
          <table:table-cell table:formula="of:=CONCATENATE(&quot;&quot;&quot;&quot;;[.A391];&quot;&quot;&quot;,&quot;)" office:value-type="string" office:string-value="&quot;id_trim_left &quot;,">
            <text:p>"id_trim_left ",</text:p>
          </table:table-cell>
        </table:table-row>
        <table:table-row table:style-name="ro1">
          <table:table-cell office:value-type="string">
            <text:p>id_trim_right </text:p>
          </table:table-cell>
          <table:table-cell office:value-type="float" office:value="1163">
            <text:p>1163</text:p>
          </table:table-cell>
          <table:table-cell office:value-type="string">
            <text:p><text:s/>SHORT </text:p>
          </table:table-cell>
          <table:table-cell/>
          <table:table-cell table:formula="of:=CONCATENATE(&quot;|&quot;;[.A392];&quot;|&quot;;[.B392];&quot;|&quot;;[.C392];&quot;|&quot;;[.D392];&quot;|&quot;)" office:value-type="string" office:string-value="|id_trim_right |1163| SHORT ||">
            <text:p>|id_trim_right |1163| SHORT ||</text:p>
          </table:table-cell>
          <table:table-cell table:formula="of:=CONCATENATE(&quot;#define &quot;;[.A392];&quot; &quot;;[.B392];&quot; // &quot;;[.C392];&quot; &quot;;[.D392])" office:value-type="string" office:string-value="#define id_trim_right  1163 //  SHORT  ">
            <text:p>#define id_trim_right <text:s/>1163 // <text:s/>SHORT <text:s/></text:p>
          </table:table-cell>
          <table:table-cell table:formula="of:=CONCATENATE(&quot;&quot;&quot;&quot;;[.A392];&quot;&quot;&quot;,&quot;)" office:value-type="string" office:string-value="&quot;id_trim_right &quot;,">
            <text:p>"id_trim_right ",</text:p>
          </table:table-cell>
        </table:table-row>
        <table:table-row table:style-name="ro1">
          <table:table-cell/>
          <table:table-cell office:value-type="float" office:value="1164">
            <text:p>1164</text:p>
          </table:table-cell>
          <table:table-cell table:number-columns-repeated="4"/>
          <table:table-cell table:formula="of:=CONCATENATE(&quot;&quot;&quot;&quot;;[.A39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65">
            <text:p>1165</text:p>
          </table:table-cell>
          <table:table-cell table:number-columns-repeated="4"/>
          <table:table-cell table:formula="of:=CONCATENATE(&quot;&quot;&quot;&quot;;[.A39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66">
            <text:p>1166</text:p>
          </table:table-cell>
          <table:table-cell table:number-columns-repeated="4"/>
          <table:table-cell table:formula="of:=CONCATENATE(&quot;&quot;&quot;&quot;;[.A39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67">
            <text:p>1167</text:p>
          </table:table-cell>
          <table:table-cell table:number-columns-repeated="4"/>
          <table:table-cell table:formula="of:=CONCATENATE(&quot;&quot;&quot;&quot;;[.A39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68">
            <text:p>1168</text:p>
          </table:table-cell>
          <table:table-cell table:number-columns-repeated="4"/>
          <table:table-cell table:formula="of:=CONCATENATE(&quot;&quot;&quot;&quot;;[.A39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69">
            <text:p>1169</text:p>
          </table:table-cell>
          <table:table-cell table:number-columns-repeated="4"/>
          <table:table-cell table:formula="of:=CONCATENATE(&quot;&quot;&quot;&quot;;[.A398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autopilot_engage </text:p>
          </table:table-cell>
          <table:table-cell office:value-type="float" office:value="1170">
            <text:p>1170</text:p>
          </table:table-cell>
          <table:table-cell office:value-type="string">
            <text:p><text:s/>SHORT </text:p>
          </table:table-cell>
          <table:table-cell office:value-type="string">
            <text:p><text:s/>0 = off, 1 = on</text:p>
          </table:table-cell>
          <table:table-cell table:formula="of:=CONCATENATE(&quot;|&quot;;[.A399];&quot;|&quot;;[.B399];&quot;|&quot;;[.C399];&quot;|&quot;;[.D399];&quot;|&quot;)" office:value-type="string" office:string-value="|id_autopilot_engage |1170| SHORT | 0 = off, 1 = on|">
            <text:p>|id_autopilot_engage |1170| SHORT | 0 = off, 1 = on|</text:p>
          </table:table-cell>
          <table:table-cell table:formula="of:=CONCATENATE(&quot;#define &quot;;[.A399];&quot; &quot;;[.B399];&quot; // &quot;;[.C399];&quot; &quot;;[.D399])" office:value-type="string" office:string-value="#define id_autopilot_engage  1170 //  SHORT   0 = off, 1 = on">
            <text:p>#define id_autopilot_engage <text:s/>1170 // <text:s/>SHORT <text:s text:c="2"/>0 = off, 1 = on</text:p>
          </table:table-cell>
          <table:table-cell table:formula="of:=CONCATENATE(&quot;&quot;&quot;&quot;;[.A399];&quot;&quot;&quot;,&quot;)" office:value-type="string" office:string-value="&quot;id_autopilot_engage &quot;,">
            <text:p>"id_autopilot_engage ",</text:p>
          </table:table-cell>
        </table:table-row>
        <table:table-row table:style-name="ro1">
          <table:table-cell office:value-type="string">
            <text:p>id_autopilot_set_max_roll </text:p>
          </table:table-cell>
          <table:table-cell office:value-type="float" office:value="1171">
            <text:p>1171</text:p>
          </table:table-cell>
          <table:table-cell office:value-type="string">
            <text:p><text:s/>SHORT </text:p>
          </table:table-cell>
          <table:table-cell office:value-type="string">
            <text:p><text:s/>Maximum roll rate allowed</text:p>
          </table:table-cell>
          <table:table-cell table:formula="of:=CONCATENATE(&quot;|&quot;;[.A400];&quot;|&quot;;[.B400];&quot;|&quot;;[.C400];&quot;|&quot;;[.D400];&quot;|&quot;)" office:value-type="string" office:string-value="|id_autopilot_set_max_roll |1171| SHORT | Maximum roll rate allowed|">
            <text:p>|id_autopilot_set_max_roll |1171| SHORT | Maximum roll rate allowed|</text:p>
          </table:table-cell>
          <table:table-cell table:formula="of:=CONCATENATE(&quot;#define &quot;;[.A400];&quot; &quot;;[.B400];&quot; // &quot;;[.C400];&quot; &quot;;[.D400])" office:value-type="string" office:string-value="#define id_autopilot_set_max_roll  1171 //  SHORT   Maximum roll rate allowed">
            <text:p>#define id_autopilot_set_max_roll <text:s/>1171 // <text:s/>SHORT <text:s text:c="2"/>Maximum roll rate allowed</text:p>
          </table:table-cell>
          <table:table-cell table:formula="of:=CONCATENATE(&quot;&quot;&quot;&quot;;[.A400];&quot;&quot;&quot;,&quot;)" office:value-type="string" office:string-value="&quot;id_autopilot_set_max_roll &quot;,">
            <text:p>"id_autopilot_set_max_roll ",</text:p>
          </table:table-cell>
        </table:table-row>
        <table:table-row table:style-name="ro1">
          <table:table-cell office:value-type="string">
            <text:p>id_autopilot_set_vs_rate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Set maximum pitch allowed</text:p>
          </table:table-cell>
          <table:table-cell table:formula="of:=CONCATENATE(&quot;|&quot;;[.A401];&quot;|&quot;;[.B401];&quot;|&quot;;[.C401];&quot;|&quot;;[.D401];&quot;|&quot;)" office:value-type="string" office:string-value="|id_autopilot_set_vs_rate |1172| SHORT | Set maximum pitch allowed|">
            <text:p>|id_autopilot_set_vs_rate |1172| SHORT | Set maximum pitch allowed|</text:p>
          </table:table-cell>
          <table:table-cell table:formula="of:=CONCATENATE(&quot;#define &quot;;[.A401];&quot; &quot;;[.B401];&quot; // &quot;;[.C401];&quot; &quot;;[.D401])" office:value-type="string" office:string-value="#define id_autopilot_set_vs_rate  1172 //  SHORT   Set maximum pitch allowed">
            <text:p>#define id_autopilot_set_vs_rate <text:s/>1172 // <text:s/>SHORT <text:s text:c="2"/>Set maximum pitch allowed</text:p>
          </table:table-cell>
          <table:table-cell table:formula="of:=CONCATENATE(&quot;&quot;&quot;&quot;;[.A401];&quot;&quot;&quot;,&quot;)" office:value-type="string" office:string-value="&quot;id_autopilot_set_vs_rate &quot;,">
            <text:p>"id_autopilot_set_vs_rate ",</text:p>
          </table:table-cell>
        </table:table-row>
        <table:table-row table:style-name="ro1">
          <table:table-cell office:value-type="string">
            <text:p>id_autopilot_power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autopilot power is on</text:p>
          </table:table-cell>
          <table:table-cell table:formula="of:=CONCATENATE(&quot;|&quot;;[.A402];&quot;|&quot;;[.B402];&quot;|&quot;;[.C402];&quot;|&quot;;[.D402];&quot;|&quot;)" office:value-type="string" office:string-value="|id_autopilot_power |1172| SHORT | autopilot power is on|">
            <text:p>|id_autopilot_power |1172| SHORT | autopilot power is on|</text:p>
          </table:table-cell>
          <table:table-cell table:formula="of:=CONCATENATE(&quot;#define &quot;;[.A402];&quot; &quot;;[.B402];&quot; // &quot;;[.C402];&quot; &quot;;[.D402])" office:value-type="string" office:string-value="#define id_autopilot_power  1172 //  SHORT   autopilot power is on">
            <text:p>#define id_autopilot_power <text:s/>1172 // <text:s/>SHORT <text:s text:c="2"/>autopilot power is on</text:p>
          </table:table-cell>
          <table:table-cell table:formula="of:=CONCATENATE(&quot;&quot;&quot;&quot;;[.A402];&quot;&quot;&quot;,&quot;)" office:value-type="string" office:string-value="&quot;id_autopilot_power &quot;,">
            <text:p>"id_autopilot_power ",</text:p>
          </table:table-cell>
        </table:table-row>
        <table:table-row table:style-name="ro1">
          <table:table-cell office:value-type="string">
            <text:p>id_autopilot_alt_mode </text:p>
          </table:table-cell>
          <table:table-cell office:value-type="float" office:value="1173">
            <text:p>1173</text:p>
          </table:table-cell>
          <table:table-cell office:value-type="string">
            <text:p><text:s/>SHORT </text:p>
          </table:table-cell>
          <table:table-cell office:value-type="string">
            <text:p><text:s/>0 = off, 1 = on Altitude hold mode enable</text:p>
          </table:table-cell>
          <table:table-cell table:formula="of:=CONCATENATE(&quot;|&quot;;[.A403];&quot;|&quot;;[.B403];&quot;|&quot;;[.C403];&quot;|&quot;;[.D403];&quot;|&quot;)" office:value-type="string" office:string-value="|id_autopilot_alt_mode |1173| SHORT | 0 = off, 1 = on Altitude hold mode enable|">
            <text:p>|id_autopilot_alt_mode |1173| SHORT | 0 = off, 1 = on Altitude hold mode enable|</text:p>
          </table:table-cell>
          <table:table-cell table:formula="of:=CONCATENATE(&quot;#define &quot;;[.A403];&quot; &quot;;[.B403];&quot; // &quot;;[.C403];&quot; &quot;;[.D403])" office:value-type="string" office:string-value="#define id_autopilot_alt_mode  1173 //  SHORT   0 = off, 1 = on Altitude hold mode enable">
            <text:p>#define id_autopilot_alt_mode <text:s/>1173 // <text:s/>SHORT <text:s text:c="2"/>0 = off, 1 = on Altitude hold mode enable</text:p>
          </table:table-cell>
          <table:table-cell table:formula="of:=CONCATENATE(&quot;&quot;&quot;&quot;;[.A403];&quot;&quot;&quot;,&quot;)" office:value-type="string" office:string-value="&quot;id_autopilot_alt_mode &quot;,">
            <text:p>"id_autopilot_alt_mode ",</text:p>
          </table:table-cell>
        </table:table-row>
        <table:table-row table:style-name="ro1">
          <table:table-cell office:value-type="string">
            <text:p>id_autopilot_vs_mode </text:p>
          </table:table-cell>
          <table:table-cell office:value-type="float" office:value="1174">
            <text:p>1174</text:p>
          </table:table-cell>
          <table:table-cell office:value-type="string">
            <text:p><text:s/>SHORT </text:p>
          </table:table-cell>
          <table:table-cell office:value-type="string">
            <text:p><text:s/>0 = off, 1 = on Vertical speed hold mode enable</text:p>
          </table:table-cell>
          <table:table-cell table:formula="of:=CONCATENATE(&quot;|&quot;;[.A404];&quot;|&quot;;[.B404];&quot;|&quot;;[.C404];&quot;|&quot;;[.D404];&quot;|&quot;)" office:value-type="string" office:string-value="|id_autopilot_vs_mode |1174| SHORT | 0 = off, 1 = on Vertical speed hold mode enable|">
            <text:p>|id_autopilot_vs_mode |1174| SHORT | 0 = off, 1 = on Vertical speed hold mode enable|</text:p>
          </table:table-cell>
          <table:table-cell table:formula="of:=CONCATENATE(&quot;#define &quot;;[.A404];&quot; &quot;;[.B404];&quot; // &quot;;[.C404];&quot; &quot;;[.D404])" office:value-type="string" office:string-value="#define id_autopilot_vs_mode  1174 //  SHORT   0 = off, 1 = on Vertical speed hold mode enable">
            <text:p>#define id_autopilot_vs_mode <text:s/>1174 // <text:s/>SHORT <text:s text:c="2"/>0 = off, 1 = on Vertical speed hold mode enable</text:p>
          </table:table-cell>
          <table:table-cell table:formula="of:=CONCATENATE(&quot;&quot;&quot;&quot;;[.A404];&quot;&quot;&quot;,&quot;)" office:value-type="string" office:string-value="&quot;id_autopilot_vs_mode &quot;,">
            <text:p>"id_autopilot_vs_mode ",</text:p>
          </table:table-cell>
        </table:table-row>
        <table:table-row table:style-name="ro1">
          <table:table-cell office:value-type="string">
            <text:p>id_autopilot_mode </text:p>
          </table:table-cell>
          <table:table-cell office:value-type="float" office:value="1175">
            <text:p>1175</text:p>
          </table:table-cell>
          <table:table-cell office:value-type="string">
            <text:p><text:s/>SHORT </text:p>
          </table:table-cell>
          <table:table-cell office:value-type="string">
            <text:p><text:s/>see enumeration below</text:p>
          </table:table-cell>
          <table:table-cell table:formula="of:=CONCATENATE(&quot;|&quot;;[.A405];&quot;|&quot;;[.B405];&quot;|&quot;;[.C405];&quot;|&quot;;[.D405];&quot;|&quot;)" office:value-type="string" office:string-value="|id_autopilot_mode |1175| SHORT | see enumeration below|">
            <text:p>|id_autopilot_mode |1175| SHORT | see enumeration below|</text:p>
          </table:table-cell>
          <table:table-cell table:formula="of:=CONCATENATE(&quot;#define &quot;;[.A405];&quot; &quot;;[.B405];&quot; // &quot;;[.C405];&quot; &quot;;[.D405])" office:value-type="string" office:string-value="#define id_autopilot_mode  1175 //  SHORT   see enumeration below">
            <text:p>#define id_autopilot_mode <text:s/>1175 // <text:s/>SHORT <text:s text:c="2"/>see enumeration below</text:p>
          </table:table-cell>
          <table:table-cell table:formula="of:=CONCATENATE(&quot;&quot;&quot;&quot;;[.A405];&quot;&quot;&quot;,&quot;)" office:value-type="string" office:string-value="&quot;id_autopilot_mode &quot;,">
            <text:p>"id_autopilot_mode ",</text:p>
          </table:table-cell>
        </table:table-row>
        <table:table-row table:style-name="ro1">
          <table:table-cell office:value-type="string">
            <text:p>id_autopilot_status </text:p>
          </table:table-cell>
          <table:table-cell office:value-type="float" office:value="1176">
            <text:p>1176</text:p>
          </table:table-cell>
          <table:table-cell office:value-type="string">
            <text:p><text:s/>SHORT </text:p>
          </table:table-cell>
          <table:table-cell office:value-type="string">
            <text:p><text:s/>bitmask, published every 5secs or on change</text:p>
          </table:table-cell>
          <table:table-cell table:formula="of:=CONCATENATE(&quot;|&quot;;[.A406];&quot;|&quot;;[.B406];&quot;|&quot;;[.C406];&quot;|&quot;;[.D406];&quot;|&quot;)" office:value-type="string" office:string-value="|id_autopilot_status |1176| SHORT | bitmask, published every 5secs or on change|">
            <text:p>|id_autopilot_status |1176| SHORT | bitmask, published every 5secs or on change|</text:p>
          </table:table-cell>
          <table:table-cell table:formula="of:=CONCATENATE(&quot;#define &quot;;[.A406];&quot; &quot;;[.B406];&quot; // &quot;;[.C406];&quot; &quot;;[.D406])" office:value-type="string" office:string-value="#define id_autopilot_status  1176 //  SHORT   bitmask, published every 5secs or on change">
            <text:p>#define id_autopilot_status <text:s/>1176 // <text:s/>SHORT <text:s text:c="2"/>bitmask, published every 5secs or on change</text:p>
          </table:table-cell>
          <table:table-cell table:formula="of:=CONCATENATE(&quot;&quot;&quot;&quot;;[.A406];&quot;&quot;&quot;,&quot;)" office:value-type="string" office:string-value="&quot;id_autopilot_status &quot;,">
            <text:p>"id_autopilot_status ",</text:p>
          </table:table-cell>
        </table:table-row>
        <table:table-row table:style-name="ro1">
          <table:table-cell office:value-type="string">
            <text:p>id_autopilot_altitude </text:p>
          </table:table-cell>
          <table:table-cell office:value-type="float" office:value="1177">
            <text:p>1177</text:p>
          </table:table-cell>
          <table:table-cell office:value-type="string">
            <text:p><text:s/>SHORT </text:p>
          </table:table-cell>
          <table:table-cell office:value-type="string">
            <text:p><text:s/>m assigned altitude</text:p>
          </table:table-cell>
          <table:table-cell table:formula="of:=CONCATENATE(&quot;|&quot;;[.A407];&quot;|&quot;;[.B407];&quot;|&quot;;[.C407];&quot;|&quot;;[.D407];&quot;|&quot;)" office:value-type="string" office:string-value="|id_autopilot_altitude |1177| SHORT | m assigned altitude|">
            <text:p>|id_autopilot_altitude |1177| SHORT | m assigned altitude|</text:p>
          </table:table-cell>
          <table:table-cell table:formula="of:=CONCATENATE(&quot;#define &quot;;[.A407];&quot; &quot;;[.B407];&quot; // &quot;;[.C407];&quot; &quot;;[.D407])" office:value-type="string" office:string-value="#define id_autopilot_altitude  1177 //  SHORT   m assigned altitude">
            <text:p>#define id_autopilot_altitude <text:s/>1177 // <text:s/>SHORT <text:s text:c="2"/>m assigned altitude</text:p>
          </table:table-cell>
          <table:table-cell table:formula="of:=CONCATENATE(&quot;&quot;&quot;&quot;;[.A407];&quot;&quot;&quot;,&quot;)" office:value-type="string" office:string-value="&quot;id_autopilot_altitude &quot;,">
            <text:p>"id_autopilot_altitude ",</text:p>
          </table:table-cell>
        </table:table-row>
        <table:table-row table:style-name="ro1">
          <table:table-cell office:value-type="string">
            <text:p>id_autopilot_vertical_speed </text:p>
          </table:table-cell>
          <table:table-cell office:value-type="float" office:value="1178">
            <text:p>1178</text:p>
          </table:table-cell>
          <table:table-cell office:value-type="string">
            <text:p><text:s/>SHORT </text:p>
          </table:table-cell>
          <table:table-cell office:value-type="string">
            <text:p><text:s/>m/s vertical rate of climb/descent</text:p>
          </table:table-cell>
          <table:table-cell table:formula="of:=CONCATENATE(&quot;|&quot;;[.A408];&quot;|&quot;;[.B408];&quot;|&quot;;[.C408];&quot;|&quot;;[.D408];&quot;|&quot;)" office:value-type="string" office:string-value="|id_autopilot_vertical_speed |1178| SHORT | m/s vertical rate of climb/descent|">
            <text:p>|id_autopilot_vertical_speed |1178| SHORT | m/s vertical rate of climb/descent|</text:p>
          </table:table-cell>
          <table:table-cell table:formula="of:=CONCATENATE(&quot;#define &quot;;[.A408];&quot; &quot;;[.B408];&quot; // &quot;;[.C408];&quot; &quot;;[.D408])" office:value-type="string" office:string-value="#define id_autopilot_vertical_speed  1178 //  SHORT   m/s vertical rate of climb/descent">
            <text:p>#define id_autopilot_vertical_speed <text:s/>1178 // <text:s/>SHORT <text:s text:c="2"/>m/s vertical rate of climb/descent</text:p>
          </table:table-cell>
          <table:table-cell table:formula="of:=CONCATENATE(&quot;&quot;&quot;&quot;;[.A408];&quot;&quot;&quot;,&quot;)" office:value-type="string" office:string-value="&quot;id_autopilot_vertical_speed &quot;,">
            <text:p>"id_autopilot_vertical_speed ",</text:p>
          </table:table-cell>
        </table:table-row>
        <table:table-row table:style-name="ro1">
          <table:table-cell/>
          <table:table-cell office:value-type="float" office:value="1179">
            <text:p>1179</text:p>
          </table:table-cell>
          <table:table-cell table:number-columns-repeated="4"/>
          <table:table-cell table:formula="of:=CONCATENATE(&quot;&quot;&quot;&quot;;[.A409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roll_servo_status </text:p>
          </table:table-cell>
          <table:table-cell office:value-type="float" office:value="1180">
            <text:p>1180</text:p>
          </table:table-cell>
          <table:table-cell office:value-type="string">
            <text:p>SHORT </text:p>
          </table:table-cell>
          <table:table-cell/>
          <table:table-cell table:formula="of:=CONCATENATE(&quot;|&quot;;[.A410];&quot;|&quot;;[.B410];&quot;|&quot;;[.C410];&quot;|&quot;;[.D410];&quot;|&quot;)" office:value-type="string" office:string-value="|id_roll_servo_status |1180|SHORT ||">
            <text:p>|id_roll_servo_status |1180|SHORT ||</text:p>
          </table:table-cell>
          <table:table-cell table:formula="of:=CONCATENATE(&quot;#define &quot;;[.A410];&quot; &quot;;[.B410];&quot; // &quot;;[.C410];&quot; &quot;;[.D410])" office:value-type="string" office:string-value="#define id_roll_servo_status  1180 // SHORT  ">
            <text:p>#define id_roll_servo_status <text:s/>1180 // SHORT <text:s/></text:p>
          </table:table-cell>
          <table:table-cell table:formula="of:=CONCATENATE(&quot;&quot;&quot;&quot;;[.A410];&quot;&quot;&quot;,&quot;)" office:value-type="string" office:string-value="&quot;id_roll_servo_status &quot;,">
            <text:p>"id_roll_servo_status ",</text:p>
          </table:table-cell>
        </table:table-row>
        <table:table-row table:style-name="ro1">
          <table:table-cell office:value-type="string">
            <text:p>id_pitch_servo_status </text:p>
          </table:table-cell>
          <table:table-cell office:value-type="float" office:value="1181">
            <text:p>1181</text:p>
          </table:table-cell>
          <table:table-cell office:value-type="string">
            <text:p>SHORT </text:p>
          </table:table-cell>
          <table:table-cell/>
          <table:table-cell table:formula="of:=CONCATENATE(&quot;|&quot;;[.A411];&quot;|&quot;;[.B411];&quot;|&quot;;[.C411];&quot;|&quot;;[.D411];&quot;|&quot;)" office:value-type="string" office:string-value="|id_pitch_servo_status |1181|SHORT ||">
            <text:p>|id_pitch_servo_status |1181|SHORT ||</text:p>
          </table:table-cell>
          <table:table-cell table:formula="of:=CONCATENATE(&quot;#define &quot;;[.A411];&quot; &quot;;[.B411];&quot; // &quot;;[.C411];&quot; &quot;;[.D411])" office:value-type="string" office:string-value="#define id_pitch_servo_status  1181 // SHORT  ">
            <text:p>#define id_pitch_servo_status <text:s/>1181 // SHORT <text:s/></text:p>
          </table:table-cell>
          <table:table-cell table:formula="of:=CONCATENATE(&quot;&quot;&quot;&quot;;[.A411];&quot;&quot;&quot;,&quot;)" office:value-type="string" office:string-value="&quot;id_pitch_servo_status &quot;,">
            <text:p>"id_pitch_servo_status ",</text:p>
          </table:table-cell>
        </table:table-row>
        <table:table-row table:style-name="ro1">
          <table:table-cell office:value-type="string">
            <text:p>id_roll_servo_set_position </text:p>
          </table:table-cell>
          <table:table-cell office:value-type="float" office:value="1182">
            <text:p>1182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412];&quot;|&quot;;[.B412];&quot;|&quot;;[.C412];&quot;|&quot;;[.D412];&quot;|&quot;)" office:value-type="string" office:string-value="|id_roll_servo_set_position |1182| SHORT | degrees position +/-90|">
            <text:p>|id_roll_servo_set_position |1182| SHORT | degrees position +/-90|</text:p>
          </table:table-cell>
          <table:table-cell table:formula="of:=CONCATENATE(&quot;#define &quot;;[.A412];&quot; &quot;;[.B412];&quot; // &quot;;[.C412];&quot; &quot;;[.D412])" office:value-type="string" office:string-value="#define id_roll_servo_set_position  1182 //  SHORT   degrees position +/-90">
            <text:p>#define id_roll_servo_set_position <text:s/>1182 // <text:s/>SHORT <text:s text:c="2"/>degrees position +/-90</text:p>
          </table:table-cell>
          <table:table-cell table:formula="of:=CONCATENATE(&quot;&quot;&quot;&quot;;[.A412];&quot;&quot;&quot;,&quot;)" office:value-type="string" office:string-value="&quot;id_roll_servo_set_position &quot;,">
            <text:p>"id_roll_servo_set_position ",</text:p>
          </table:table-cell>
        </table:table-row>
        <table:table-row table:style-name="ro1">
          <table:table-cell office:value-type="string">
            <text:p>id_pitch_servo_set_postion </text:p>
          </table:table-cell>
          <table:table-cell office:value-type="float" office:value="1183">
            <text:p>1183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413];&quot;|&quot;;[.B413];&quot;|&quot;;[.C413];&quot;|&quot;;[.D413];&quot;|&quot;)" office:value-type="string" office:string-value="|id_pitch_servo_set_postion |1183| SHORT | degrees position +/-90|">
            <text:p>|id_pitch_servo_set_postion |1183| SHORT | degrees position +/-90|</text:p>
          </table:table-cell>
          <table:table-cell table:formula="of:=CONCATENATE(&quot;#define &quot;;[.A413];&quot; &quot;;[.B413];&quot; // &quot;;[.C413];&quot; &quot;;[.D413])" office:value-type="string" office:string-value="#define id_pitch_servo_set_postion  1183 //  SHORT   degrees position +/-90">
            <text:p>#define id_pitch_servo_set_postion <text:s/>1183 // <text:s/>SHORT <text:s text:c="2"/>degrees position +/-90</text:p>
          </table:table-cell>
          <table:table-cell table:formula="of:=CONCATENATE(&quot;&quot;&quot;&quot;;[.A413];&quot;&quot;&quot;,&quot;)" office:value-type="string" office:string-value="&quot;id_pitch_servo_set_postion &quot;,">
            <text:p>"id_pitch_servo_set_postion ",</text:p>
          </table:table-cell>
        </table:table-row>
        <table:table-row table:style-name="ro1">
          <table:table-cell office:value-type="string">
            <text:p>id_imu_valid </text:p>
          </table:table-cell>
          <table:table-cell office:value-type="float" office:value="1190">
            <text:p>1190</text:p>
          </table:table-cell>
          <table:table-cell office:value-type="string">
            <text:p><text:s/>SHORT </text:p>
          </table:table-cell>
          <table:table-cell office:value-type="string">
            <text:p><text:s/>0 = no data, 1 = valid data</text:p>
          </table:table-cell>
          <table:table-cell table:formula="of:=CONCATENATE(&quot;|&quot;;[.A414];&quot;|&quot;;[.B414];&quot;|&quot;;[.C414];&quot;|&quot;;[.D414];&quot;|&quot;)" office:value-type="string" office:string-value="|id_imu_valid |1190| SHORT | 0 = no data, 1 = valid data|">
            <text:p>|id_imu_valid |1190| SHORT | 0 = no data, 1 = valid data|</text:p>
          </table:table-cell>
          <table:table-cell table:formula="of:=CONCATENATE(&quot;#define &quot;;[.A414];&quot; &quot;;[.B414];&quot; // &quot;;[.C414];&quot; &quot;;[.D414])" office:value-type="string" office:string-value="#define id_imu_valid  1190 //  SHORT   0 = no data, 1 = valid data">
            <text:p>#define id_imu_valid <text:s/>1190 // <text:s/>SHORT <text:s text:c="2"/>0 = no data, 1 = valid data</text:p>
          </table:table-cell>
          <table:table-cell table:formula="of:=CONCATENATE(&quot;&quot;&quot;&quot;;[.A414];&quot;&quot;&quot;,&quot;)" office:value-type="string" office:string-value="&quot;id_imu_valid &quot;,">
            <text:p>"id_imu_valid ",</text:p>
          </table:table-cell>
        </table:table-row>
        <table:table-row table:style-name="ro1">
          <table:table-cell office:value-type="string">
            <text:p>id_edu_valid </text:p>
          </table:table-cell>
          <table:table-cell office:value-type="float" office:value="1191">
            <text:p>1191</text:p>
          </table:table-cell>
          <table:table-cell office:value-type="string">
            <text:p><text:s/>SHORT </text:p>
          </table:table-cell>
          <table:table-cell office:value-type="string">
            <text:p><text:s/>0 = error, 1 = valid</text:p>
          </table:table-cell>
          <table:table-cell table:formula="of:=CONCATENATE(&quot;|&quot;;[.A415];&quot;|&quot;;[.B415];&quot;|&quot;;[.C415];&quot;|&quot;;[.D415];&quot;|&quot;)" office:value-type="string" office:string-value="|id_edu_valid |1191| SHORT | 0 = error, 1 = valid|">
            <text:p>|id_edu_valid |1191| SHORT | 0 = error, 1 = valid|</text:p>
          </table:table-cell>
          <table:table-cell table:formula="of:=CONCATENATE(&quot;#define &quot;;[.A415];&quot; &quot;;[.B415];&quot; // &quot;;[.C415];&quot; &quot;;[.D415])" office:value-type="string" office:string-value="#define id_edu_valid  1191 //  SHORT   0 = error, 1 = valid">
            <text:p>#define id_edu_valid <text:s/>1191 // <text:s/>SHORT <text:s text:c="2"/>0 = error, 1 = valid</text:p>
          </table:table-cell>
          <table:table-cell table:formula="of:=CONCATENATE(&quot;&quot;&quot;&quot;;[.A415];&quot;&quot;&quot;,&quot;)" office:value-type="string" office:string-value="&quot;id_edu_valid &quot;,">
            <text:p>"id_edu_valid ",</text:p>
          </table:table-cell>
        </table:table-row>
        <table:table-row table:style-name="ro1">
          <table:table-cell office:value-type="string">
            <text:p>id_set_route </text:p>
          </table:table-cell>
          <table:table-cell office:value-type="float" office:value="1192">
            <text:p>1192</text:p>
          </table:table-cell>
          <table:table-cell office:value-type="string">
            <text:p><text:s/>SHORT </text:p>
          </table:table-cell>
          <table:table-cell office:value-type="string">
            <text:p><text:s/>service code 0=current plan, 1..n specific plan</text:p>
          </table:table-cell>
          <table:table-cell table:formula="of:=CONCATENATE(&quot;|&quot;;[.A416];&quot;|&quot;;[.B416];&quot;|&quot;;[.C416];&quot;|&quot;;[.D416];&quot;|&quot;)" office:value-type="string" office:string-value="|id_set_route |1192| SHORT | service code 0=current plan, 1..n specific plan|">
            <text:p>|id_set_route |1192| SHORT | service code 0=current plan, 1..n specific plan|</text:p>
          </table:table-cell>
          <table:table-cell table:formula="of:=CONCATENATE(&quot;#define &quot;;[.A416];&quot; &quot;;[.B416];&quot; // &quot;;[.C416];&quot; &quot;;[.D416])" office:value-type="string" office:string-value="#define id_set_route  1192 //  SHORT   service code 0=current plan, 1..n specific plan">
            <text:p>#define id_set_route <text:s/>1192 // <text:s/>SHORT <text:s text:c="2"/>service code 0=current plan, 1..n specific plan</text:p>
          </table:table-cell>
          <table:table-cell table:formula="of:=CONCATENATE(&quot;&quot;&quot;&quot;;[.A416];&quot;&quot;&quot;,&quot;)" office:value-type="string" office:string-value="&quot;id_set_route &quot;,">
            <text:p>"id_set_route ",</text:p>
          </table:table-cell>
        </table:table-row>
        <table:table-row table:style-name="ro1">
          <table:table-cell office:value-type="string">
            <text:p>id_aux_battery </text:p>
          </table:table-cell>
          <table:table-cell office:value-type="float" office:value="1193">
            <text:p>1193</text:p>
          </table:table-cell>
          <table:table-cell office:value-type="string">
            <text:p><text:s/>SHORT </text:p>
          </table:table-cell>
          <table:table-cell office:value-type="string">
            <text:p><text:s/>0 = not on battery, 1 = on aux battery</text:p>
          </table:table-cell>
          <table:table-cell table:formula="of:=CONCATENATE(&quot;|&quot;;[.A417];&quot;|&quot;;[.B417];&quot;|&quot;;[.C417];&quot;|&quot;;[.D417];&quot;|&quot;)" office:value-type="string" office:string-value="|id_aux_battery |1193| SHORT | 0 = not on battery, 1 = on aux battery|">
            <text:p>|id_aux_battery |1193| SHORT | 0 = not on battery, 1 = on aux battery|</text:p>
          </table:table-cell>
          <table:table-cell table:formula="of:=CONCATENATE(&quot;#define &quot;;[.A417];&quot; &quot;;[.B417];&quot; // &quot;;[.C417];&quot; &quot;;[.D417])" office:value-type="string" office:string-value="#define id_aux_battery  1193 //  SHORT   0 = not on battery, 1 = on aux battery">
            <text:p>#define id_aux_battery <text:s/>1193 // <text:s/>SHORT <text:s text:c="2"/>0 = not on battery, 1 = on aux battery</text:p>
          </table:table-cell>
          <table:table-cell table:formula="of:=CONCATENATE(&quot;&quot;&quot;&quot;;[.A417];&quot;&quot;&quot;,&quot;)" office:value-type="string" office:string-value="&quot;id_aux_battery &quot;,">
            <text:p>"id_aux_battery ",</text:p>
          </table:table-cell>
        </table:table-row>
        <table:table-row table:style-name="ro1">
          <table:table-cell/>
          <table:table-cell office:value-type="float" office:value="1194">
            <text:p>1194</text:p>
          </table:table-cell>
          <table:table-cell table:number-columns-repeated="4"/>
          <table:table-cell table:formula="of:=CONCATENATE(&quot;&quot;&quot;&quot;;[.A41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95">
            <text:p>1195</text:p>
          </table:table-cell>
          <table:table-cell table:number-columns-repeated="4"/>
          <table:table-cell table:formula="of:=CONCATENATE(&quot;&quot;&quot;&quot;;[.A41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96">
            <text:p>1196</text:p>
          </table:table-cell>
          <table:table-cell table:number-columns-repeated="4"/>
          <table:table-cell table:formula="of:=CONCATENATE(&quot;&quot;&quot;&quot;;[.A42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97">
            <text:p>1197</text:p>
          </table:table-cell>
          <table:table-cell table:number-columns-repeated="4"/>
          <table:table-cell table:formula="of:=CONCATENATE(&quot;&quot;&quot;&quot;;[.A42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98">
            <text:p>1198</text:p>
          </table:table-cell>
          <table:table-cell table:number-columns-repeated="4"/>
          <table:table-cell table:formula="of:=CONCATENATE(&quot;&quot;&quot;&quot;;[.A42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199">
            <text:p>1199</text:p>
          </table:table-cell>
          <table:table-cell table:number-columns-repeated="4"/>
          <table:table-cell table:formula="of:=CONCATENATE(&quot;&quot;&quot;&quot;;[.A42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f_utc </text:p>
          </table:table-cell>
          <table:table-cell office:value-type="float" office:value="1200">
            <text:p>1200</text:p>
          </table:table-cell>
          <table:table-cell office:value-type="string">
            <text:p><text:s/>CHAR4 </text:p>
          </table:table-cell>
          <table:table-cell office:value-type="string">
            <text:p><text:s/>format: 13h43min22s 13 43 22 00</text:p>
          </table:table-cell>
          <table:table-cell table:formula="of:=CONCATENATE(&quot;|&quot;;[.A424];&quot;|&quot;;[.B424];&quot;|&quot;;[.C424];&quot;|&quot;;[.D424];&quot;|&quot;)" office:value-type="string" office:string-value="|id_def_utc |1200| CHAR4 | format: 13h43min22s 13 43 22 00|">
            <text:p>|id_def_utc |1200| CHAR4 | format: 13h43min22s 13 43 22 00|</text:p>
          </table:table-cell>
          <table:table-cell table:formula="of:=CONCATENATE(&quot;#define &quot;;[.A424];&quot; &quot;;[.B424];&quot; // &quot;;[.C424];&quot; &quot;;[.D424])" office:value-type="string" office:string-value="#define id_def_utc  1200 //  CHAR4   format: 13h43min22s 13 43 22 00">
            <text:p>#define id_def_utc <text:s/>1200 // <text:s/>CHAR4 <text:s text:c="2"/>format: 13h43min22s 13 43 22 00</text:p>
          </table:table-cell>
          <table:table-cell table:formula="of:=CONCATENATE(&quot;&quot;&quot;&quot;;[.A424];&quot;&quot;&quot;,&quot;)" office:value-type="string" office:string-value="&quot;id_def_utc &quot;,">
            <text:p>"id_def_utc ",</text:p>
          </table:table-cell>
        </table:table-row>
        <table:table-row table:style-name="ro1">
          <table:table-cell office:value-type="string">
            <text:p>id_def_date </text:p>
          </table:table-cell>
          <table:table-cell office:value-type="float" office:value="1201">
            <text:p>1201</text:p>
          </table:table-cell>
          <table:table-cell office:value-type="string">
            <text:p><text:s/>CHAR4 </text:p>
          </table:table-cell>
          <table:table-cell office:value-type="string">
            <text:p><text:s/>format: 12. June 1987 12 06 19 87</text:p>
          </table:table-cell>
          <table:table-cell table:formula="of:=CONCATENATE(&quot;|&quot;;[.A425];&quot;|&quot;;[.B425];&quot;|&quot;;[.C425];&quot;|&quot;;[.D425];&quot;|&quot;)" office:value-type="string" office:string-value="|id_def_date |1201| CHAR4 | format: 12. June 1987 12 06 19 87|">
            <text:p>|id_def_date |1201| CHAR4 | format: 12. June 1987 12 06 19 87|</text:p>
          </table:table-cell>
          <table:table-cell table:formula="of:=CONCATENATE(&quot;#define &quot;;[.A425];&quot; &quot;;[.B425];&quot; // &quot;;[.C425];&quot; &quot;;[.D425])" office:value-type="string" office:string-value="#define id_def_date  1201 //  CHAR4   format: 12. June 1987 12 06 19 87">
            <text:p>#define id_def_date <text:s/>1201 // <text:s/>CHAR4 <text:s text:c="2"/>format: 12. June 1987 12 06 19 87</text:p>
          </table:table-cell>
          <table:table-cell table:formula="of:=CONCATENATE(&quot;&quot;&quot;&quot;;[.A425];&quot;&quot;&quot;,&quot;)" office:value-type="string" office:string-value="&quot;id_def_date &quot;,">
            <text:p>"id_def_date ",</text:p>
          </table:table-cell>
        </table:table-row>
        <table:table-row table:style-name="ro1">
          <table:table-cell office:value-type="string">
            <text:p>id_qnh_up </text:p>
          </table:table-cell>
          <table:table-cell office:value-type="float" office:value="1202">
            <text:p>1202</text:p>
          </table:table-cell>
          <table:table-cell office:value-type="string">
            <text:p><text:s/>SHORT </text:p>
          </table:table-cell>
          <table:table-cell office:value-type="string">
            <text:p><text:s/>can increment by # of steps</text:p>
          </table:table-cell>
          <table:table-cell table:formula="of:=CONCATENATE(&quot;|&quot;;[.A426];&quot;|&quot;;[.B426];&quot;|&quot;;[.C426];&quot;|&quot;;[.D426];&quot;|&quot;)" office:value-type="string" office:string-value="|id_qnh_up |1202| SHORT | can increment by # of steps|">
            <text:p>|id_qnh_up |1202| SHORT | can increment by # of steps|</text:p>
          </table:table-cell>
          <table:table-cell table:formula="of:=CONCATENATE(&quot;#define &quot;;[.A426];&quot; &quot;;[.B426];&quot; // &quot;;[.C426];&quot; &quot;;[.D426])" office:value-type="string" office:string-value="#define id_qnh_up  1202 //  SHORT   can increment by # of steps">
            <text:p>#define id_qnh_up <text:s/>1202 // <text:s/>SHORT <text:s text:c="2"/>can increment by # of steps</text:p>
          </table:table-cell>
          <table:table-cell table:formula="of:=CONCATENATE(&quot;&quot;&quot;&quot;;[.A426];&quot;&quot;&quot;,&quot;)" office:value-type="string" office:string-value="&quot;id_qnh_up &quot;,">
            <text:p>"id_qnh_up ",</text:p>
          </table:table-cell>
        </table:table-row>
        <table:table-row table:style-name="ro1">
          <table:table-cell office:value-type="string">
            <text:p>id_qnh_dn </text:p>
          </table:table-cell>
          <table:table-cell office:value-type="float" office:value="1203">
            <text:p>1203</text:p>
          </table:table-cell>
          <table:table-cell office:value-type="string">
            <text:p><text:s/>SHORT </text:p>
          </table:table-cell>
          <table:table-cell/>
          <table:table-cell table:formula="of:=CONCATENATE(&quot;|&quot;;[.A427];&quot;|&quot;;[.B427];&quot;|&quot;;[.C427];&quot;|&quot;;[.D427];&quot;|&quot;)" office:value-type="string" office:string-value="|id_qnh_dn |1203| SHORT ||">
            <text:p>|id_qnh_dn |1203| SHORT ||</text:p>
          </table:table-cell>
          <table:table-cell table:formula="of:=CONCATENATE(&quot;#define &quot;;[.A427];&quot; &quot;;[.B427];&quot; // &quot;;[.C427];&quot; &quot;;[.D427])" office:value-type="string" office:string-value="#define id_qnh_dn  1203 //  SHORT  ">
            <text:p>#define id_qnh_dn <text:s/>1203 // <text:s/>SHORT <text:s/></text:p>
          </table:table-cell>
          <table:table-cell table:formula="of:=CONCATENATE(&quot;&quot;&quot;&quot;;[.A427];&quot;&quot;&quot;,&quot;)" office:value-type="string" office:string-value="&quot;id_qnh_dn &quot;,">
            <text:p>"id_qnh_dn ",</text:p>
          </table:table-cell>
        </table:table-row>
        <table:table-row table:style-name="ro1">
          <table:table-cell office:value-type="string">
            <text:p>id_set_magnetic_variation </text:p>
          </table:table-cell>
          <table:table-cell office:value-type="float" office:value="1204">
            <text:p>1204</text:p>
          </table:table-cell>
          <table:table-cell office:value-type="string">
            <text:p><text:s/>SHORT </text:p>
          </table:table-cell>
          <table:table-cell office:value-type="string">
            <text:p><text:s/></text:p>
          </table:table-cell>
          <table:table-cell table:formula="of:=CONCATENATE(&quot;|&quot;;[.A428];&quot;|&quot;;[.B428];&quot;|&quot;;[.C428];&quot;|&quot;;[.D428];&quot;|&quot;)" office:value-type="string" office:string-value="|id_set_magnetic_variation |1204| SHORT | |">
            <text:p>|id_set_magnetic_variation |1204| SHORT | |</text:p>
          </table:table-cell>
          <table:table-cell table:formula="of:=CONCATENATE(&quot;#define &quot;;[.A428];&quot; &quot;;[.B428];&quot; // &quot;;[.C428];&quot; &quot;;[.D428])" office:value-type="string" office:string-value="#define id_set_magnetic_variation  1204 //  SHORT   ">
            <text:p>#define id_set_magnetic_variation <text:s/>1204 // <text:s/>SHORT <text:s text:c="2"/></text:p>
          </table:table-cell>
          <table:table-cell table:formula="of:=CONCATENATE(&quot;&quot;&quot;&quot;;[.A428];&quot;&quot;&quot;,&quot;)" office:value-type="string" office:string-value="&quot;id_set_magnetic_variation &quot;,">
            <text:p>"id_set_magnetic_variation ",</text:p>
          </table:table-cell>
        </table:table-row>
        <table:table-row table:style-name="ro1">
          <table:table-cell office:value-type="string">
            <text:p>id_heading_up </text:p>
          </table:table-cell>
          <table:table-cell office:value-type="float" office:value="1206">
            <text:p>1206</text:p>
          </table:table-cell>
          <table:table-cell office:value-type="string">
            <text:p><text:s/>SHORT </text:p>
          </table:table-cell>
          <table:table-cell/>
          <table:table-cell table:formula="of:=CONCATENATE(&quot;|&quot;;[.A429];&quot;|&quot;;[.B429];&quot;|&quot;;[.C429];&quot;|&quot;;[.D429];&quot;|&quot;)" office:value-type="string" office:string-value="|id_heading_up |1206| SHORT ||">
            <text:p>|id_heading_up |1206| SHORT ||</text:p>
          </table:table-cell>
          <table:table-cell table:formula="of:=CONCATENATE(&quot;#define &quot;;[.A429];&quot; &quot;;[.B429];&quot; // &quot;;[.C429];&quot; &quot;;[.D429])" office:value-type="string" office:string-value="#define id_heading_up  1206 //  SHORT  ">
            <text:p>#define id_heading_up <text:s/>1206 // <text:s/>SHORT <text:s/></text:p>
          </table:table-cell>
          <table:table-cell table:formula="of:=CONCATENATE(&quot;&quot;&quot;&quot;;[.A429];&quot;&quot;&quot;,&quot;)" office:value-type="string" office:string-value="&quot;id_heading_up &quot;,">
            <text:p>"id_heading_up ",</text:p>
          </table:table-cell>
        </table:table-row>
        <table:table-row table:style-name="ro1">
          <table:table-cell office:value-type="string">
            <text:p>id_heading_dn </text:p>
          </table:table-cell>
          <table:table-cell office:value-type="float" office:value="1207">
            <text:p>1207</text:p>
          </table:table-cell>
          <table:table-cell office:value-type="string">
            <text:p><text:s/>SHORT </text:p>
          </table:table-cell>
          <table:table-cell/>
          <table:table-cell table:formula="of:=CONCATENATE(&quot;|&quot;;[.A430];&quot;|&quot;;[.B430];&quot;|&quot;;[.C430];&quot;|&quot;;[.D430];&quot;|&quot;)" office:value-type="string" office:string-value="|id_heading_dn |1207| SHORT ||">
            <text:p>|id_heading_dn |1207| SHORT ||</text:p>
          </table:table-cell>
          <table:table-cell table:formula="of:=CONCATENATE(&quot;#define &quot;;[.A430];&quot; &quot;;[.B430];&quot; // &quot;;[.C430];&quot; &quot;;[.D430])" office:value-type="string" office:string-value="#define id_heading_dn  1207 //  SHORT  ">
            <text:p>#define id_heading_dn <text:s/>1207 // <text:s/>SHORT <text:s/></text:p>
          </table:table-cell>
          <table:table-cell table:formula="of:=CONCATENATE(&quot;&quot;&quot;&quot;;[.A430];&quot;&quot;&quot;,&quot;)" office:value-type="string" office:string-value="&quot;id_heading_dn &quot;,">
            <text:p>"id_heading_dn ",</text:p>
          </table:table-cell>
        </table:table-row>
        <table:table-row table:style-name="ro1">
          <table:table-cell office:value-type="string">
            <text:p>id_engine_hours_a </text:p>
          </table:table-cell>
          <table:table-cell office:value-type="float" office:value="1208">
            <text:p>1208</text:p>
          </table:table-cell>
          <table:table-cell office:value-type="string">
            <text:p><text:s/>SHORT</text:p>
          </table:table-cell>
          <table:table-cell/>
          <table:table-cell table:formula="of:=CONCATENATE(&quot;|&quot;;[.A431];&quot;|&quot;;[.B431];&quot;|&quot;;[.C431];&quot;|&quot;;[.D431];&quot;|&quot;)" office:value-type="string" office:string-value="|id_engine_hours_a |1208| SHORT||">
            <text:p>|id_engine_hours_a |1208| SHORT||</text:p>
          </table:table-cell>
          <table:table-cell table:formula="of:=CONCATENATE(&quot;#define &quot;;[.A431];&quot; &quot;;[.B431];&quot; // &quot;;[.C431];&quot; &quot;;[.D431])" office:value-type="string" office:string-value="#define id_engine_hours_a  1208 //  SHORT ">
            <text:p>#define id_engine_hours_a <text:s/>1208 // <text:s/>SHORT </text:p>
          </table:table-cell>
          <table:table-cell table:formula="of:=CONCATENATE(&quot;&quot;&quot;&quot;;[.A431];&quot;&quot;&quot;,&quot;)" office:value-type="string" office:string-value="&quot;id_engine_hours_a &quot;,">
            <text:p>"id_engine_hours_a ",</text:p>
          </table:table-cell>
        </table:table-row>
        <table:table-row table:style-name="ro1">
          <table:table-cell/>
          <table:table-cell office:value-type="float" office:value="1209">
            <text:p>1209</text:p>
          </table:table-cell>
          <table:table-cell table:number-columns-repeated="4"/>
          <table:table-cell table:formula="of:=CONCATENATE(&quot;&quot;&quot;&quot;;[.A43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210">
            <text:p>1210</text:p>
          </table:table-cell>
          <table:table-cell table:number-columns-repeated="4"/>
          <table:table-cell table:formula="of:=CONCATENATE(&quot;&quot;&quot;&quot;;[.A43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tall_warning </text:p>
          </table:table-cell>
          <table:table-cell office:value-type="float" office:value="1211">
            <text:p>1211</text:p>
          </table:table-cell>
          <table:table-cell office:value-type="string">
            <text:p><text:s/>SHORT </text:p>
          </table:table-cell>
          <table:table-cell office:value-type="string">
            <text:p><text:s/>Stall warning switch activated</text:p>
          </table:table-cell>
          <table:table-cell table:formula="of:=CONCATENATE(&quot;|&quot;;[.A434];&quot;|&quot;;[.B434];&quot;|&quot;;[.C434];&quot;|&quot;;[.D434];&quot;|&quot;)" office:value-type="string" office:string-value="|id_stall_warning |1211| SHORT | Stall warning switch activated|">
            <text:p>|id_stall_warning |1211| SHORT | Stall warning switch activated|</text:p>
          </table:table-cell>
          <table:table-cell table:formula="of:=CONCATENATE(&quot;#define &quot;;[.A434];&quot; &quot;;[.B434];&quot; // &quot;;[.C434];&quot; &quot;;[.D434])" office:value-type="string" office:string-value="#define id_stall_warning  1211 //  SHORT   Stall warning switch activated">
            <text:p>#define id_stall_warning <text:s/>1211 // <text:s/>SHORT <text:s text:c="2"/>Stall warning switch activated</text:p>
          </table:table-cell>
          <table:table-cell table:formula="of:=CONCATENATE(&quot;&quot;&quot;&quot;;[.A434];&quot;&quot;&quot;,&quot;)" office:value-type="string" office:string-value="&quot;id_stall_warning &quot;,">
            <text:p>"id_stall_warning ",</text:p>
          </table:table-cell>
        </table:table-row>
        <table:table-row table:style-name="ro1">
          <table:table-cell office:value-type="string">
            <text:p>id_total_time </text:p>
          </table:table-cell>
          <table:table-cell office:value-type="float" office:value="1212">
            <text:p>1212</text:p>
          </table:table-cell>
          <table:table-cell office:value-type="string">
            <text:p><text:s/>LONG </text:p>
          </table:table-cell>
          <table:table-cell office:value-type="string">
            <text:p><text:s/>Total time in service Hrs * 10</text:p>
          </table:table-cell>
          <table:table-cell table:formula="of:=CONCATENATE(&quot;|&quot;;[.A435];&quot;|&quot;;[.B435];&quot;|&quot;;[.C435];&quot;|&quot;;[.D435];&quot;|&quot;)" office:value-type="string" office:string-value="|id_total_time |1212| LONG | Total time in service Hrs * 10|">
            <text:p>|id_total_time |1212| LONG | Total time in service Hrs * 10|</text:p>
          </table:table-cell>
          <table:table-cell table:formula="of:=CONCATENATE(&quot;#define &quot;;[.A435];&quot; &quot;;[.B435];&quot; // &quot;;[.C435];&quot; &quot;;[.D435])" office:value-type="string" office:string-value="#define id_total_time  1212 //  LONG   Total time in service Hrs * 10">
            <text:p>#define id_total_time <text:s/>1212 // <text:s/>LONG <text:s text:c="2"/>Total time in service Hrs * 10</text:p>
          </table:table-cell>
          <table:table-cell table:formula="of:=CONCATENATE(&quot;&quot;&quot;&quot;;[.A435];&quot;&quot;&quot;,&quot;)" office:value-type="string" office:string-value="&quot;id_total_time &quot;,">
            <text:p>"id_total_time ",</text:p>
          </table:table-cell>
        </table:table-row>
        <table:table-row table:style-name="ro1">
          <table:table-cell office:value-type="string">
            <text:p>id_engine_hours_b </text:p>
          </table:table-cell>
          <table:table-cell office:value-type="float" office:value="1212">
            <text:p>1212</text:p>
          </table:table-cell>
          <table:table-cell office:value-type="string">
            <text:p><text:s/>SHORT</text:p>
          </table:table-cell>
          <table:table-cell/>
          <table:table-cell table:formula="of:=CONCATENATE(&quot;|&quot;;[.A436];&quot;|&quot;;[.B436];&quot;|&quot;;[.C436];&quot;|&quot;;[.D436];&quot;|&quot;)" office:value-type="string" office:string-value="|id_engine_hours_b |1212| SHORT||">
            <text:p>|id_engine_hours_b |1212| SHORT||</text:p>
          </table:table-cell>
          <table:table-cell table:formula="of:=CONCATENATE(&quot;#define &quot;;[.A436];&quot; &quot;;[.B436];&quot; // &quot;;[.C436];&quot; &quot;;[.D436])" office:value-type="string" office:string-value="#define id_engine_hours_b  1212 //  SHORT ">
            <text:p>#define id_engine_hours_b <text:s/>1212 // <text:s/>SHORT </text:p>
          </table:table-cell>
          <table:table-cell table:formula="of:=CONCATENATE(&quot;&quot;&quot;&quot;;[.A436];&quot;&quot;&quot;,&quot;)" office:value-type="string" office:string-value="&quot;id_engine_hours_b &quot;,">
            <text:p>"id_engine_hours_b ",</text:p>
          </table:table-cell>
        </table:table-row>
        <table:table-row table:style-name="ro1">
          <table:table-cell office:value-type="string">
            <text:p>id_air_time </text:p>
          </table:table-cell>
          <table:table-cell office:value-type="float" office:value="1213">
            <text:p>1213</text:p>
          </table:table-cell>
          <table:table-cell office:value-type="string">
            <text:p><text:s/>LONG </text:p>
          </table:table-cell>
          <table:table-cell office:value-type="string">
            <text:p><text:s/>Total time where IAS &gt; 10 kts Hrs * 10</text:p>
          </table:table-cell>
          <table:table-cell table:formula="of:=CONCATENATE(&quot;|&quot;;[.A437];&quot;|&quot;;[.B437];&quot;|&quot;;[.C437];&quot;|&quot;;[.D437];&quot;|&quot;)" office:value-type="string" office:string-value="|id_air_time |1213| LONG | Total time where IAS &gt; 10 kts Hrs * 10|">
            <text:p>|id_air_time |1213| LONG | Total time where IAS &gt; 10 kts Hrs * 10|</text:p>
          </table:table-cell>
          <table:table-cell table:formula="of:=CONCATENATE(&quot;#define &quot;;[.A437];&quot; &quot;;[.B437];&quot; // &quot;;[.C437];&quot; &quot;;[.D437])" office:value-type="string" office:string-value="#define id_air_time  1213 //  LONG   Total time where IAS &gt; 10 kts Hrs * 10">
            <text:p>#define id_air_time <text:s/>1213 // <text:s/>LONG <text:s text:c="2"/>Total time where IAS &gt; 10 kts Hrs * 10</text:p>
          </table:table-cell>
          <table:table-cell table:formula="of:=CONCATENATE(&quot;&quot;&quot;&quot;;[.A437];&quot;&quot;&quot;,&quot;)" office:value-type="string" office:string-value="&quot;id_air_time &quot;,">
            <text:p>"id_air_time ",</text:p>
          </table:table-cell>
        </table:table-row>
        <table:table-row table:style-name="ro1">
          <table:table-cell office:value-type="string">
            <text:p>id_tach_time </text:p>
          </table:table-cell>
          <table:table-cell office:value-type="float" office:value="1214">
            <text:p>1214</text:p>
          </table:table-cell>
          <table:table-cell office:value-type="string">
            <text:p><text:s/>LONG </text:p>
          </table:table-cell>
          <table:table-cell office:value-type="string">
            <text:p><text:s/>Total time where the engine is running Hrs * 10</text:p>
          </table:table-cell>
          <table:table-cell table:formula="of:=CONCATENATE(&quot;|&quot;;[.A438];&quot;|&quot;;[.B438];&quot;|&quot;;[.C438];&quot;|&quot;;[.D438];&quot;|&quot;)" office:value-type="string" office:string-value="|id_tach_time |1214| LONG | Total time where the engine is running Hrs * 10|">
            <text:p>|id_tach_time |1214| LONG | Total time where the engine is running Hrs * 10|</text:p>
          </table:table-cell>
          <table:table-cell table:formula="of:=CONCATENATE(&quot;#define &quot;;[.A438];&quot; &quot;;[.B438];&quot; // &quot;;[.C438];&quot; &quot;;[.D438])" office:value-type="string" office:string-value="#define id_tach_time  1214 //  LONG   Total time where the engine is running Hrs * 10">
            <text:p>#define id_tach_time <text:s/>1214 // <text:s/>LONG <text:s text:c="2"/>Total time where the engine is running Hrs * 10</text:p>
          </table:table-cell>
          <table:table-cell table:formula="of:=CONCATENATE(&quot;&quot;&quot;&quot;;[.A438];&quot;&quot;&quot;,&quot;)" office:value-type="string" office:string-value="&quot;id_tach_time &quot;,">
            <text:p>"id_tach_time ",</text:p>
          </table:table-cell>
        </table:table-row>
        <table:table-row table:style-name="ro1">
          <table:table-cell office:value-type="string">
            <text:p>id_ecu_hours_a </text:p>
          </table:table-cell>
          <table:table-cell office:value-type="float" office:value="1216">
            <text:p>1216</text:p>
          </table:table-cell>
          <table:table-cell office:value-type="string">
            <text:p><text:s/>SHORT</text:p>
          </table:table-cell>
          <table:table-cell/>
          <table:table-cell table:formula="of:=CONCATENATE(&quot;|&quot;;[.A439];&quot;|&quot;;[.B439];&quot;|&quot;;[.C439];&quot;|&quot;;[.D439];&quot;|&quot;)" office:value-type="string" office:string-value="|id_ecu_hours_a |1216| SHORT||">
            <text:p>|id_ecu_hours_a |1216| SHORT||</text:p>
          </table:table-cell>
          <table:table-cell table:formula="of:=CONCATENATE(&quot;#define &quot;;[.A439];&quot; &quot;;[.B439];&quot; // &quot;;[.C439];&quot; &quot;;[.D439])" office:value-type="string" office:string-value="#define id_ecu_hours_a  1216 //  SHORT ">
            <text:p>#define id_ecu_hours_a <text:s/>1216 // <text:s/>SHORT </text:p>
          </table:table-cell>
          <table:table-cell table:formula="of:=CONCATENATE(&quot;&quot;&quot;&quot;;[.A439];&quot;&quot;&quot;,&quot;)" office:value-type="string" office:string-value="&quot;id_ecu_hours_a &quot;,">
            <text:p>"id_ecu_hours_a ",</text:p>
          </table:table-cell>
        </table:table-row>
        <table:table-row table:style-name="ro1">
          <table:table-cell office:value-type="string">
            <text:p>id_pitch </text:p>
          </table:table-cell>
          <table:table-cell office:value-type="float" office:value="1217">
            <text:p>1217</text:p>
          </table:table-cell>
          <table:table-cell office:value-type="string">
            <text:p><text:s/>SHORT </text:p>
          </table:table-cell>
          <table:table-cell office:value-type="string">
            <text:p><text:s/>deg +/- 180</text:p>
          </table:table-cell>
          <table:table-cell table:formula="of:=CONCATENATE(&quot;|&quot;;[.A440];&quot;|&quot;;[.B440];&quot;|&quot;;[.C440];&quot;|&quot;;[.D440];&quot;|&quot;)" office:value-type="string" office:string-value="|id_pitch |1217| SHORT | deg +/- 180|">
            <text:p>|id_pitch |1217| SHORT | deg +/- 180|</text:p>
          </table:table-cell>
          <table:table-cell table:formula="of:=CONCATENATE(&quot;#define &quot;;[.A440];&quot; &quot;;[.B440];&quot; // &quot;;[.C440];&quot; &quot;;[.D440])" office:value-type="string" office:string-value="#define id_pitch  1217 //  SHORT   deg +/- 180">
            <text:p>#define id_pitch <text:s/>1217 // <text:s/>SHORT <text:s text:c="2"/>deg +/- 180</text:p>
          </table:table-cell>
          <table:table-cell table:formula="of:=CONCATENATE(&quot;&quot;&quot;&quot;;[.A440];&quot;&quot;&quot;,&quot;)" office:value-type="string" office:string-value="&quot;id_pitch &quot;,">
            <text:p>"id_pitch ",</text:p>
          </table:table-cell>
        </table:table-row>
        <table:table-row table:style-name="ro1">
          <table:table-cell/>
          <table:table-cell office:value-type="float" office:value="1218">
            <text:p>1218</text:p>
          </table:table-cell>
          <table:table-cell table:number-columns-repeated="4"/>
          <table:table-cell table:formula="of:=CONCATENATE(&quot;&quot;&quot;&quot;;[.A44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219">
            <text:p>1219</text:p>
          </table:table-cell>
          <table:table-cell table:number-columns-repeated="4"/>
          <table:table-cell table:formula="of:=CONCATENATE(&quot;&quot;&quot;&quot;;[.A442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ecu_hours_b </text:p>
          </table:table-cell>
          <table:table-cell office:value-type="float" office:value="1220">
            <text:p>1220</text:p>
          </table:table-cell>
          <table:table-cell office:value-type="string">
            <text:p><text:s/>SHORT</text:p>
          </table:table-cell>
          <table:table-cell/>
          <table:table-cell table:formula="of:=CONCATENATE(&quot;|&quot;;[.A443];&quot;|&quot;;[.B443];&quot;|&quot;;[.C443];&quot;|&quot;;[.D443];&quot;|&quot;)" office:value-type="string" office:string-value="|id_ecu_hours_b |1220| SHORT||">
            <text:p>|id_ecu_hours_b |1220| SHORT||</text:p>
          </table:table-cell>
          <table:table-cell table:formula="of:=CONCATENATE(&quot;#define &quot;;[.A443];&quot; &quot;;[.B443];&quot; // &quot;;[.C443];&quot; &quot;;[.D443])" office:value-type="string" office:string-value="#define id_ecu_hours_b  1220 //  SHORT ">
            <text:p>#define id_ecu_hours_b <text:s/>1220 // <text:s/>SHORT </text:p>
          </table:table-cell>
          <table:table-cell table:formula="of:=CONCATENATE(&quot;&quot;&quot;&quot;;[.A443];&quot;&quot;&quot;,&quot;)" office:value-type="string" office:string-value="&quot;id_ecu_hours_b &quot;,">
            <text:p>"id_ecu_hours_b ",</text:p>
          </table:table-cell>
        </table:table-row>
        <table:table-row table:style-name="ro1">
          <table:table-cell office:value-type="string">
            <text:p>id_navigation_mode </text:p>
          </table:table-cell>
          <table:table-cell office:value-type="float" office:value="1250">
            <text:p>1250</text:p>
          </table:table-cell>
          <table:table-cell office:value-type="string">
            <text:p><text:s/>SHORT </text:p>
          </table:table-cell>
          <table:table-cell office:value-type="string">
            <text:p><text:s/>0 = GPS 1 Navigation, 1 = GPS 2 Navligation, 2 = NAV 1, 3 = NAV 2</text:p>
          </table:table-cell>
          <table:table-cell table:formula="of:=CONCATENATE(&quot;|&quot;;[.A444];&quot;|&quot;;[.B444];&quot;|&quot;;[.C444];&quot;|&quot;;[.D444];&quot;|&quot;)" office:value-type="string" office:string-value="|id_navigation_mode |1250| SHORT | 0 = GPS 1 Navigation, 1 = GPS 2 Navligation, 2 = NAV 1, 3 = NAV 2|">
            <text:p>|id_navigation_mode |1250| SHORT | 0 = GPS 1 Navigation, 1 = GPS 2 Navligation, 2 = NAV 1, 3 = NAV 2|</text:p>
          </table:table-cell>
          <table:table-cell table:formula="of:=CONCATENATE(&quot;#define &quot;;[.A444];&quot; &quot;;[.B444];&quot; // &quot;;[.C444];&quot; &quot;;[.D444])" office:value-type="string" office:string-value="#define id_navigation_mode  1250 //  SHORT   0 = GPS 1 Navigation, 1 = GPS 2 Navligation, 2 = NAV 1, 3 = NAV 2">
            <text:p>#define id_navigation_mode <text:s/>1250 // <text:s/>SHORT <text:s text:c="2"/>0 = GPS 1 Navigation, 1 = GPS 2 Navligation, 2 = NAV 1, 3 = NAV 2</text:p>
          </table:table-cell>
          <table:table-cell table:formula="of:=CONCATENATE(&quot;&quot;&quot;&quot;;[.A444];&quot;&quot;&quot;,&quot;)" office:value-type="string" office:string-value="&quot;id_navigation_mode &quot;,">
            <text:p>"id_navigation_mode ",</text:p>
          </table:table-cell>
        </table:table-row>
        <table:table-row table:style-name="ro1">
          <table:table-cell office:value-type="string">
            <text:p>id_alternator_status </text:p>
          </table:table-cell>
          <table:table-cell office:value-type="float" office:value="1251">
            <text:p>1251</text:p>
          </table:table-cell>
          <table:table-cell office:value-type="string">
            <text:p><text:s/>SHORT </text:p>
          </table:table-cell>
          <table:table-cell office:value-type="string">
            <text:p><text:s/>0 = alternator failed, 1 = alternator ok</text:p>
          </table:table-cell>
          <table:table-cell table:formula="of:=CONCATENATE(&quot;|&quot;;[.A445];&quot;|&quot;;[.B445];&quot;|&quot;;[.C445];&quot;|&quot;;[.D445];&quot;|&quot;)" office:value-type="string" office:string-value="|id_alternator_status |1251| SHORT | 0 = alternator failed, 1 = alternator ok|">
            <text:p>|id_alternator_status |1251| SHORT | 0 = alternator failed, 1 = alternator ok|</text:p>
          </table:table-cell>
          <table:table-cell table:formula="of:=CONCATENATE(&quot;#define &quot;;[.A445];&quot; &quot;;[.B445];&quot; // &quot;;[.C445];&quot; &quot;;[.D445])" office:value-type="string" office:string-value="#define id_alternator_status  1251 //  SHORT   0 = alternator failed, 1 = alternator ok">
            <text:p>#define id_alternator_status <text:s/>1251 // <text:s/>SHORT <text:s text:c="2"/>0 = alternator failed, 1 = alternator ok</text:p>
          </table:table-cell>
          <table:table-cell table:formula="of:=CONCATENATE(&quot;&quot;&quot;&quot;;[.A445];&quot;&quot;&quot;,&quot;)" office:value-type="string" office:string-value="&quot;id_alternator_status &quot;,">
            <text:p>"id_alternator_status ",</text:p>
          </table:table-cell>
        </table:table-row>
        <table:table-row table:style-name="ro1">
          <table:table-cell office:value-type="string">
            <text:p>id_voltage_warning </text:p>
          </table:table-cell>
          <table:table-cell office:value-type="float" office:value="1252">
            <text:p>1252</text:p>
          </table:table-cell>
          <table:table-cell office:value-type="string">
            <text:p><text:s/>SHORT </text:p>
          </table:table-cell>
          <table:table-cell office:value-type="string">
            <text:p><text:s/>0 = voltage ok, 1 = low voltage</text:p>
          </table:table-cell>
          <table:table-cell table:formula="of:=CONCATENATE(&quot;|&quot;;[.A446];&quot;|&quot;;[.B446];&quot;|&quot;;[.C446];&quot;|&quot;;[.D446];&quot;|&quot;)" office:value-type="string" office:string-value="|id_voltage_warning |1252| SHORT | 0 = voltage ok, 1 = low voltage|">
            <text:p>|id_voltage_warning |1252| SHORT | 0 = voltage ok, 1 = low voltage|</text:p>
          </table:table-cell>
          <table:table-cell table:formula="of:=CONCATENATE(&quot;#define &quot;;[.A446];&quot; &quot;;[.B446];&quot; // &quot;;[.C446];&quot; &quot;;[.D446])" office:value-type="string" office:string-value="#define id_voltage_warning  1252 //  SHORT   0 = voltage ok, 1 = low voltage">
            <text:p>#define id_voltage_warning <text:s/>1252 // <text:s/>SHORT <text:s text:c="2"/>0 = voltage ok, 1 = low voltage</text:p>
          </table:table-cell>
          <table:table-cell table:formula="of:=CONCATENATE(&quot;&quot;&quot;&quot;;[.A446];&quot;&quot;&quot;,&quot;)" office:value-type="string" office:string-value="&quot;id_voltage_warning &quot;,">
            <text:p>"id_voltage_warning ",</text:p>
          </table:table-cell>
        </table:table-row>
        <table:table-row table:style-name="ro1">
          <table:table-cell office:value-type="string">
            <text:p>id_panel_brightness </text:p>
          </table:table-cell>
          <table:table-cell office:value-type="float" office:value="1253">
            <text:p>1253</text:p>
          </table:table-cell>
          <table:table-cell office:value-type="string">
            <text:p><text:s/>SHORT </text:p>
          </table:table-cell>
          <table:table-cell office:value-type="string">
            <text:p><text:s/>0-100 %</text:p>
          </table:table-cell>
          <table:table-cell table:formula="of:=CONCATENATE(&quot;|&quot;;[.A447];&quot;|&quot;;[.B447];&quot;|&quot;;[.C447];&quot;|&quot;;[.D447];&quot;|&quot;)" office:value-type="string" office:string-value="|id_panel_brightness |1253| SHORT | 0-100 %|">
            <text:p>|id_panel_brightness |1253| SHORT | 0-100 %|</text:p>
          </table:table-cell>
          <table:table-cell table:formula="of:=CONCATENATE(&quot;#define &quot;;[.A447];&quot; &quot;;[.B447];&quot; // &quot;;[.C447];&quot; &quot;;[.D447])" office:value-type="string" office:string-value="#define id_panel_brightness  1253 //  SHORT   0-100 %">
            <text:p>#define id_panel_brightness <text:s/>1253 // <text:s/>SHORT <text:s text:c="2"/>0-100 %</text:p>
          </table:table-cell>
          <table:table-cell table:formula="of:=CONCATENATE(&quot;&quot;&quot;&quot;;[.A447];&quot;&quot;&quot;,&quot;)" office:value-type="string" office:string-value="&quot;id_panel_brightness &quot;,">
            <text:p>"id_panel_brightness ",</text:p>
          </table:table-cell>
        </table:table-row>
        <table:table-row table:style-name="ro1">
          <table:table-cell office:value-type="string">
            <text:p>id_pitot_temperature_alarm </text:p>
          </table:table-cell>
          <table:table-cell office:value-type="float" office:value="1254">
            <text:p>1254</text:p>
          </table:table-cell>
          <table:table-cell office:value-type="string">
            <text:p><text:s/>SHORT </text:p>
          </table:table-cell>
          <table:table-cell office:value-type="string">
            <text:p><text:s/>0 = pitot temperature ok, 1 = temperature low, 2 = temperature high</text:p>
          </table:table-cell>
          <table:table-cell table:formula="of:=CONCATENATE(&quot;|&quot;;[.A448];&quot;|&quot;;[.B448];&quot;|&quot;;[.C448];&quot;|&quot;;[.D448];&quot;|&quot;)" office:value-type="string" office:string-value="|id_pitot_temperature_alarm |1254| SHORT | 0 = pitot temperature ok, 1 = temperature low, 2 = temperature high|">
            <text:p>|id_pitot_temperature_alarm |1254| SHORT | 0 = pitot temperature ok, 1 = temperature low, 2 = temperature high|</text:p>
          </table:table-cell>
          <table:table-cell table:formula="of:=CONCATENATE(&quot;#define &quot;;[.A448];&quot; &quot;;[.B448];&quot; // &quot;;[.C448];&quot; &quot;;[.D448])" office:value-type="string" office:string-value="#define id_pitot_temperature_alarm  1254 //  SHORT   0 = pitot temperature ok, 1 = temperature low, 2 = temperature high">
            <text:p>#define id_pitot_temperature_alarm <text:s/>1254 // <text:s/>SHORT <text:s text:c="2"/>0 = pitot temperature ok, 1 = temperature low, 2 = temperature high</text:p>
          </table:table-cell>
          <table:table-cell table:formula="of:=CONCATENATE(&quot;&quot;&quot;&quot;;[.A448];&quot;&quot;&quot;,&quot;)" office:value-type="string" office:string-value="&quot;id_pitot_temperature_alarm &quot;,">
            <text:p>"id_pitot_temperature_alarm ",</text:p>
          </table:table-cell>
        </table:table-row>
        <table:table-row table:style-name="ro1">
          <table:table-cell office:value-type="string">
            <text:p>id_nav_msg </text:p>
          </table:table-cell>
          <table:table-cell office:value-type="float" office:value="1256">
            <text:p>1256</text:p>
          </table:table-cell>
          <table:table-cell office:value-type="string">
            <text:p><text:s/>SHORT </text:p>
          </table:table-cell>
          <table:table-cell office:value-type="string">
            <text:p><text:s/>0 = no message, 1 = msg displayed</text:p>
          </table:table-cell>
          <table:table-cell table:formula="of:=CONCATENATE(&quot;|&quot;;[.A449];&quot;|&quot;;[.B449];&quot;|&quot;;[.C449];&quot;|&quot;;[.D449];&quot;|&quot;)" office:value-type="string" office:string-value="|id_nav_msg |1256| SHORT | 0 = no message, 1 = msg displayed|">
            <text:p>|id_nav_msg |1256| SHORT | 0 = no message, 1 = msg displayed|</text:p>
          </table:table-cell>
          <table:table-cell table:formula="of:=CONCATENATE(&quot;#define &quot;;[.A449];&quot; &quot;;[.B449];&quot; // &quot;;[.C449];&quot; &quot;;[.D449])" office:value-type="string" office:string-value="#define id_nav_msg  1256 //  SHORT   0 = no message, 1 = msg displayed">
            <text:p>#define id_nav_msg <text:s/>1256 // <text:s/>SHORT <text:s text:c="2"/>0 = no message, 1 = msg displayed</text:p>
          </table:table-cell>
          <table:table-cell table:formula="of:=CONCATENATE(&quot;&quot;&quot;&quot;;[.A449];&quot;&quot;&quot;,&quot;)" office:value-type="string" office:string-value="&quot;id_nav_msg &quot;,">
            <text:p>"id_nav_msg ",</text:p>
          </table:table-cell>
        </table:table-row>
        <table:table-row table:style-name="ro1">
          <table:table-cell office:value-type="string">
            <text:p>id_nav_appr </text:p>
          </table:table-cell>
          <table:table-cell office:value-type="float" office:value="1257">
            <text:p>1257</text:p>
          </table:table-cell>
          <table:table-cell office:value-type="string">
            <text:p><text:s/>SHORT </text:p>
          </table:table-cell>
          <table:table-cell office:value-type="string">
            <text:p><text:s/>0 = GPS not in approach mode, 1 = GPS in approach mode</text:p>
          </table:table-cell>
          <table:table-cell table:formula="of:=CONCATENATE(&quot;|&quot;;[.A450];&quot;|&quot;;[.B450];&quot;|&quot;;[.C450];&quot;|&quot;;[.D450];&quot;|&quot;)" office:value-type="string" office:string-value="|id_nav_appr |1257| SHORT | 0 = GPS not in approach mode, 1 = GPS in approach mode|">
            <text:p>|id_nav_appr |1257| SHORT | 0 = GPS not in approach mode, 1 = GPS in approach mode|</text:p>
          </table:table-cell>
          <table:table-cell table:formula="of:=CONCATENATE(&quot;#define &quot;;[.A450];&quot; &quot;;[.B450];&quot; // &quot;;[.C450];&quot; &quot;;[.D450])" office:value-type="string" office:string-value="#define id_nav_appr  1257 //  SHORT   0 = GPS not in approach mode, 1 = GPS in approach mode">
            <text:p>#define id_nav_appr <text:s/>1257 // <text:s/>SHORT <text:s text:c="2"/>0 = GPS not in approach mode, 1 = GPS in approach mode</text:p>
          </table:table-cell>
          <table:table-cell table:formula="of:=CONCATENATE(&quot;&quot;&quot;&quot;;[.A450];&quot;&quot;&quot;,&quot;)" office:value-type="string" office:string-value="&quot;id_nav_appr &quot;,">
            <text:p>"id_nav_appr ",</text:p>
          </table:table-cell>
        </table:table-row>
        <table:table-row table:style-name="ro1">
          <table:table-cell office:value-type="string">
            <text:p>id_nav_ils </text:p>
          </table:table-cell>
          <table:table-cell office:value-type="float" office:value="1258">
            <text:p>1258</text:p>
          </table:table-cell>
          <table:table-cell office:value-type="string">
            <text:p><text:s/>SHORT </text:p>
          </table:table-cell>
          <table:table-cell office:value-type="string">
            <text:p><text:s/>0 = NAV receiver does not have ILD, 1 = NAV receiver has ILS detected</text:p>
          </table:table-cell>
          <table:table-cell table:formula="of:=CONCATENATE(&quot;|&quot;;[.A451];&quot;|&quot;;[.B451];&quot;|&quot;;[.C451];&quot;|&quot;;[.D451];&quot;|&quot;)" office:value-type="string" office:string-value="|id_nav_ils |1258| SHORT | 0 = NAV receiver does not have ILD, 1 = NAV receiver has ILS detected|">
            <text:p>|id_nav_ils |1258| SHORT | 0 = NAV receiver does not have ILD, 1 = NAV receiver has ILS detected|</text:p>
          </table:table-cell>
          <table:table-cell table:formula="of:=CONCATENATE(&quot;#define &quot;;[.A451];&quot; &quot;;[.B451];&quot; // &quot;;[.C451];&quot; &quot;;[.D451])" office:value-type="string" office:string-value="#define id_nav_ils  1258 //  SHORT   0 = NAV receiver does not have ILD, 1 = NAV receiver has ILS detected">
            <text:p>#define id_nav_ils <text:s/>1258 // <text:s/>SHORT <text:s text:c="2"/>0 = NAV receiver does not have ILD, 1 = NAV receiver has ILS detected</text:p>
          </table:table-cell>
          <table:table-cell table:formula="of:=CONCATENATE(&quot;&quot;&quot;&quot;;[.A451];&quot;&quot;&quot;,&quot;)" office:value-type="string" office:string-value="&quot;id_nav_ils &quot;,">
            <text:p>"id_nav_ils ",</text:p>
          </table:table-cell>
        </table:table-row>
        <table:table-row table:style-name="ro1">
          <table:table-cell office:value-type="string">
            <text:p>id_voltage_sense_1 </text:p>
          </table:table-cell>
          <table:table-cell office:value-type="float" office:value="1259">
            <text:p>1259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452];&quot;|&quot;;[.B452];&quot;|&quot;;[.C452];&quot;|&quot;;[.D452];&quot;|&quot;)" office:value-type="string" office:string-value="|id_voltage_sense_1 |1259| FLOAT | 0-16v|">
            <text:p>|id_voltage_sense_1 |1259| FLOAT | 0-16v|</text:p>
          </table:table-cell>
          <table:table-cell table:formula="of:=CONCATENATE(&quot;#define &quot;;[.A452];&quot; &quot;;[.B452];&quot; // &quot;;[.C452];&quot; &quot;;[.D452])" office:value-type="string" office:string-value="#define id_voltage_sense_1  1259 //  FLOAT   0-16v">
            <text:p>#define id_voltage_sense_1 <text:s/>1259 // <text:s/>FLOAT <text:s text:c="2"/>0-16v</text:p>
          </table:table-cell>
          <table:table-cell table:formula="of:=CONCATENATE(&quot;&quot;&quot;&quot;;[.A452];&quot;&quot;&quot;,&quot;)" office:value-type="string" office:string-value="&quot;id_voltage_sense_1 &quot;,">
            <text:p>"id_voltage_sense_1 ",</text:p>
          </table:table-cell>
        </table:table-row>
        <table:table-row table:style-name="ro1">
          <table:table-cell office:value-type="string">
            <text:p>id_voltage_sense_2 </text:p>
          </table:table-cell>
          <table:table-cell office:value-type="float" office:value="1260">
            <text:p>1260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453];&quot;|&quot;;[.B453];&quot;|&quot;;[.C453];&quot;|&quot;;[.D453];&quot;|&quot;)" office:value-type="string" office:string-value="|id_voltage_sense_2 |1260| FLOAT | 0-16v|">
            <text:p>|id_voltage_sense_2 |1260| FLOAT | 0-16v|</text:p>
          </table:table-cell>
          <table:table-cell table:formula="of:=CONCATENATE(&quot;#define &quot;;[.A453];&quot; &quot;;[.B453];&quot; // &quot;;[.C453];&quot; &quot;;[.D453])" office:value-type="string" office:string-value="#define id_voltage_sense_2  1260 //  FLOAT   0-16v">
            <text:p>#define id_voltage_sense_2 <text:s/>1260 // <text:s/>FLOAT <text:s text:c="2"/>0-16v</text:p>
          </table:table-cell>
          <table:table-cell table:formula="of:=CONCATENATE(&quot;&quot;&quot;&quot;;[.A453];&quot;&quot;&quot;,&quot;)" office:value-type="string" office:string-value="&quot;id_voltage_sense_2 &quot;,">
            <text:p>"id_voltage_sense_2 ",</text:p>
          </table:table-cell>
        </table:table-row>
        <table:table-row table:style-name="ro1">
          <table:table-cell office:value-type="string">
            <text:p>id_sensor_status_1_a </text:p>
          </table:table-cell>
          <table:table-cell office:value-type="float" office:value="1500">
            <text:p>1500</text:p>
          </table:table-cell>
          <table:table-cell office:value-type="string">
            <text:p><text:s/>SHORT</text:p>
          </table:table-cell>
          <table:table-cell/>
          <table:table-cell table:formula="of:=CONCATENATE(&quot;|&quot;;[.A454];&quot;|&quot;;[.B454];&quot;|&quot;;[.C454];&quot;|&quot;;[.D454];&quot;|&quot;)" office:value-type="string" office:string-value="|id_sensor_status_1_a |1500| SHORT||">
            <text:p>|id_sensor_status_1_a |1500| SHORT||</text:p>
          </table:table-cell>
          <table:table-cell table:formula="of:=CONCATENATE(&quot;#define &quot;;[.A454];&quot; &quot;;[.B454];&quot; // &quot;;[.C454];&quot; &quot;;[.D454])" office:value-type="string" office:string-value="#define id_sensor_status_1_a  1500 //  SHORT ">
            <text:p>#define id_sensor_status_1_a <text:s/>1500 // <text:s/>SHORT </text:p>
          </table:table-cell>
          <table:table-cell table:formula="of:=CONCATENATE(&quot;&quot;&quot;&quot;;[.A454];&quot;&quot;&quot;,&quot;)" office:value-type="string" office:string-value="&quot;id_sensor_status_1_a &quot;,">
            <text:p>"id_sensor_status_1_a ",</text:p>
          </table:table-cell>
        </table:table-row>
        <table:table-row table:style-name="ro1">
          <table:table-cell/>
          <table:table-cell office:value-type="float" office:value="1501">
            <text:p>1501</text:p>
          </table:table-cell>
          <table:table-cell table:number-columns-repeated="4"/>
          <table:table-cell table:formula="of:=CONCATENATE(&quot;&quot;&quot;&quot;;[.A45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02">
            <text:p>1502</text:p>
          </table:table-cell>
          <table:table-cell table:number-columns-repeated="4"/>
          <table:table-cell table:formula="of:=CONCATENATE(&quot;&quot;&quot;&quot;;[.A45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03">
            <text:p>1503</text:p>
          </table:table-cell>
          <table:table-cell table:number-columns-repeated="4"/>
          <table:table-cell table:formula="of:=CONCATENATE(&quot;&quot;&quot;&quot;;[.A457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ensor_status_2_a </text:p>
          </table:table-cell>
          <table:table-cell office:value-type="float" office:value="1504">
            <text:p>1504</text:p>
          </table:table-cell>
          <table:table-cell office:value-type="string">
            <text:p><text:s/>SHORT</text:p>
          </table:table-cell>
          <table:table-cell/>
          <table:table-cell table:formula="of:=CONCATENATE(&quot;|&quot;;[.A458];&quot;|&quot;;[.B458];&quot;|&quot;;[.C458];&quot;|&quot;;[.D458];&quot;|&quot;)" office:value-type="string" office:string-value="|id_sensor_status_2_a |1504| SHORT||">
            <text:p>|id_sensor_status_2_a |1504| SHORT||</text:p>
          </table:table-cell>
          <table:table-cell table:formula="of:=CONCATENATE(&quot;#define &quot;;[.A458];&quot; &quot;;[.B458];&quot; // &quot;;[.C458];&quot; &quot;;[.D458])" office:value-type="string" office:string-value="#define id_sensor_status_2_a  1504 //  SHORT ">
            <text:p>#define id_sensor_status_2_a <text:s/>1504 // <text:s/>SHORT </text:p>
          </table:table-cell>
          <table:table-cell table:formula="of:=CONCATENATE(&quot;&quot;&quot;&quot;;[.A458];&quot;&quot;&quot;,&quot;)" office:value-type="string" office:string-value="&quot;id_sensor_status_2_a &quot;,">
            <text:p>"id_sensor_status_2_a ",</text:p>
          </table:table-cell>
        </table:table-row>
        <table:table-row table:style-name="ro1">
          <table:table-cell/>
          <table:table-cell office:value-type="float" office:value="1505">
            <text:p>1505</text:p>
          </table:table-cell>
          <table:table-cell table:number-columns-repeated="4"/>
          <table:table-cell table:formula="of:=CONCATENATE(&quot;&quot;&quot;&quot;;[.A45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06">
            <text:p>1506</text:p>
          </table:table-cell>
          <table:table-cell table:number-columns-repeated="4"/>
          <table:table-cell table:formula="of:=CONCATENATE(&quot;&quot;&quot;&quot;;[.A46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07">
            <text:p>1507</text:p>
          </table:table-cell>
          <table:table-cell table:number-columns-repeated="4"/>
          <table:table-cell table:formula="of:=CONCATENATE(&quot;&quot;&quot;&quot;;[.A46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vice_status_1_a </text:p>
          </table:table-cell>
          <table:table-cell office:value-type="float" office:value="1508">
            <text:p>1508</text:p>
          </table:table-cell>
          <table:table-cell office:value-type="string">
            <text:p><text:s/>SHORT</text:p>
          </table:table-cell>
          <table:table-cell/>
          <table:table-cell table:formula="of:=CONCATENATE(&quot;|&quot;;[.A462];&quot;|&quot;;[.B462];&quot;|&quot;;[.C462];&quot;|&quot;;[.D462];&quot;|&quot;)" office:value-type="string" office:string-value="|id_device_status_1_a |1508| SHORT||">
            <text:p>|id_device_status_1_a |1508| SHORT||</text:p>
          </table:table-cell>
          <table:table-cell table:formula="of:=CONCATENATE(&quot;#define &quot;;[.A462];&quot; &quot;;[.B462];&quot; // &quot;;[.C462];&quot; &quot;;[.D462])" office:value-type="string" office:string-value="#define id_device_status_1_a  1508 //  SHORT ">
            <text:p>#define id_device_status_1_a <text:s/>1508 // <text:s/>SHORT </text:p>
          </table:table-cell>
          <table:table-cell table:formula="of:=CONCATENATE(&quot;&quot;&quot;&quot;;[.A462];&quot;&quot;&quot;,&quot;)" office:value-type="string" office:string-value="&quot;id_device_status_1_a &quot;,">
            <text:p>"id_device_status_1_a ",</text:p>
          </table:table-cell>
        </table:table-row>
        <table:table-row table:style-name="ro1">
          <table:table-cell/>
          <table:table-cell office:value-type="float" office:value="1509">
            <text:p>1509</text:p>
          </table:table-cell>
          <table:table-cell table:number-columns-repeated="4"/>
          <table:table-cell table:formula="of:=CONCATENATE(&quot;&quot;&quot;&quot;;[.A463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0">
            <text:p>1510</text:p>
          </table:table-cell>
          <table:table-cell table:number-columns-repeated="4"/>
          <table:table-cell table:formula="of:=CONCATENATE(&quot;&quot;&quot;&quot;;[.A464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1">
            <text:p>1511</text:p>
          </table:table-cell>
          <table:table-cell table:number-columns-repeated="4"/>
          <table:table-cell table:formula="of:=CONCATENATE(&quot;&quot;&quot;&quot;;[.A465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vice_status_2_a </text:p>
          </table:table-cell>
          <table:table-cell office:value-type="float" office:value="1512">
            <text:p>1512</text:p>
          </table:table-cell>
          <table:table-cell office:value-type="string">
            <text:p><text:s/>SHORT</text:p>
          </table:table-cell>
          <table:table-cell/>
          <table:table-cell table:formula="of:=CONCATENATE(&quot;|&quot;;[.A466];&quot;|&quot;;[.B466];&quot;|&quot;;[.C466];&quot;|&quot;;[.D466];&quot;|&quot;)" office:value-type="string" office:string-value="|id_device_status_2_a |1512| SHORT||">
            <text:p>|id_device_status_2_a |1512| SHORT||</text:p>
          </table:table-cell>
          <table:table-cell table:formula="of:=CONCATENATE(&quot;#define &quot;;[.A466];&quot; &quot;;[.B466];&quot; // &quot;;[.C466];&quot; &quot;;[.D466])" office:value-type="string" office:string-value="#define id_device_status_2_a  1512 //  SHORT ">
            <text:p>#define id_device_status_2_a <text:s/>1512 // <text:s/>SHORT </text:p>
          </table:table-cell>
          <table:table-cell table:formula="of:=CONCATENATE(&quot;&quot;&quot;&quot;;[.A466];&quot;&quot;&quot;,&quot;)" office:value-type="string" office:string-value="&quot;id_device_status_2_a &quot;,">
            <text:p>"id_device_status_2_a ",</text:p>
          </table:table-cell>
        </table:table-row>
        <table:table-row table:style-name="ro1">
          <table:table-cell/>
          <table:table-cell office:value-type="float" office:value="1513">
            <text:p>1513</text:p>
          </table:table-cell>
          <table:table-cell table:number-columns-repeated="4"/>
          <table:table-cell table:formula="of:=CONCATENATE(&quot;&quot;&quot;&quot;;[.A467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4">
            <text:p>1514</text:p>
          </table:table-cell>
          <table:table-cell table:number-columns-repeated="4"/>
          <table:table-cell table:formula="of:=CONCATENATE(&quot;&quot;&quot;&quot;;[.A468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5">
            <text:p>1515</text:p>
          </table:table-cell>
          <table:table-cell table:number-columns-repeated="4"/>
          <table:table-cell table:formula="of:=CONCATENATE(&quot;&quot;&quot;&quot;;[.A469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ensor_status_1_b </text:p>
          </table:table-cell>
          <table:table-cell office:value-type="float" office:value="1516">
            <text:p>1516</text:p>
          </table:table-cell>
          <table:table-cell office:value-type="string">
            <text:p><text:s/>SHORT</text:p>
          </table:table-cell>
          <table:table-cell/>
          <table:table-cell table:formula="of:=CONCATENATE(&quot;|&quot;;[.A470];&quot;|&quot;;[.B470];&quot;|&quot;;[.C470];&quot;|&quot;;[.D470];&quot;|&quot;)" office:value-type="string" office:string-value="|id_sensor_status_1_b |1516| SHORT||">
            <text:p>|id_sensor_status_1_b |1516| SHORT||</text:p>
          </table:table-cell>
          <table:table-cell table:formula="of:=CONCATENATE(&quot;#define &quot;;[.A470];&quot; &quot;;[.B470];&quot; // &quot;;[.C470];&quot; &quot;;[.D470])" office:value-type="string" office:string-value="#define id_sensor_status_1_b  1516 //  SHORT ">
            <text:p>#define id_sensor_status_1_b <text:s/>1516 // <text:s/>SHORT </text:p>
          </table:table-cell>
          <table:table-cell table:formula="of:=CONCATENATE(&quot;&quot;&quot;&quot;;[.A470];&quot;&quot;&quot;,&quot;)" office:value-type="string" office:string-value="&quot;id_sensor_status_1_b &quot;,">
            <text:p>"id_sensor_status_1_b ",</text:p>
          </table:table-cell>
        </table:table-row>
        <table:table-row table:style-name="ro1">
          <table:table-cell/>
          <table:table-cell office:value-type="float" office:value="1517">
            <text:p>1517</text:p>
          </table:table-cell>
          <table:table-cell table:number-columns-repeated="4"/>
          <table:table-cell table:formula="of:=CONCATENATE(&quot;&quot;&quot;&quot;;[.A471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8">
            <text:p>1518</text:p>
          </table:table-cell>
          <table:table-cell table:number-columns-repeated="4"/>
          <table:table-cell table:formula="of:=CONCATENATE(&quot;&quot;&quot;&quot;;[.A472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19">
            <text:p>1519</text:p>
          </table:table-cell>
          <table:table-cell table:number-columns-repeated="4"/>
          <table:table-cell table:formula="of:=CONCATENATE(&quot;&quot;&quot;&quot;;[.A473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sensor_status_2_b </text:p>
          </table:table-cell>
          <table:table-cell office:value-type="float" office:value="1520">
            <text:p>1520</text:p>
          </table:table-cell>
          <table:table-cell office:value-type="string">
            <text:p><text:s/>SHORT</text:p>
          </table:table-cell>
          <table:table-cell/>
          <table:table-cell table:formula="of:=CONCATENATE(&quot;|&quot;;[.A474];&quot;|&quot;;[.B474];&quot;|&quot;;[.C474];&quot;|&quot;;[.D474];&quot;|&quot;)" office:value-type="string" office:string-value="|id_sensor_status_2_b |1520| SHORT||">
            <text:p>|id_sensor_status_2_b |1520| SHORT||</text:p>
          </table:table-cell>
          <table:table-cell table:formula="of:=CONCATENATE(&quot;#define &quot;;[.A474];&quot; &quot;;[.B474];&quot; // &quot;;[.C474];&quot; &quot;;[.D474])" office:value-type="string" office:string-value="#define id_sensor_status_2_b  1520 //  SHORT ">
            <text:p>#define id_sensor_status_2_b <text:s/>1520 // <text:s/>SHORT </text:p>
          </table:table-cell>
          <table:table-cell table:formula="of:=CONCATENATE(&quot;&quot;&quot;&quot;;[.A474];&quot;&quot;&quot;,&quot;)" office:value-type="string" office:string-value="&quot;id_sensor_status_2_b &quot;,">
            <text:p>"id_sensor_status_2_b ",</text:p>
          </table:table-cell>
        </table:table-row>
        <table:table-row table:style-name="ro1">
          <table:table-cell/>
          <table:table-cell office:value-type="float" office:value="1521">
            <text:p>1521</text:p>
          </table:table-cell>
          <table:table-cell table:number-columns-repeated="4"/>
          <table:table-cell table:formula="of:=CONCATENATE(&quot;&quot;&quot;&quot;;[.A475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22">
            <text:p>1522</text:p>
          </table:table-cell>
          <table:table-cell table:number-columns-repeated="4"/>
          <table:table-cell table:formula="of:=CONCATENATE(&quot;&quot;&quot;&quot;;[.A476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23">
            <text:p>1523</text:p>
          </table:table-cell>
          <table:table-cell table:number-columns-repeated="4"/>
          <table:table-cell table:formula="of:=CONCATENATE(&quot;&quot;&quot;&quot;;[.A477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vice_status_1_b </text:p>
          </table:table-cell>
          <table:table-cell office:value-type="float" office:value="1524">
            <text:p>1524</text:p>
          </table:table-cell>
          <table:table-cell office:value-type="string">
            <text:p><text:s/>SHORT</text:p>
          </table:table-cell>
          <table:table-cell/>
          <table:table-cell table:formula="of:=CONCATENATE(&quot;|&quot;;[.A478];&quot;|&quot;;[.B478];&quot;|&quot;;[.C478];&quot;|&quot;;[.D478];&quot;|&quot;)" office:value-type="string" office:string-value="|id_device_status_1_b |1524| SHORT||">
            <text:p>|id_device_status_1_b |1524| SHORT||</text:p>
          </table:table-cell>
          <table:table-cell table:formula="of:=CONCATENATE(&quot;#define &quot;;[.A478];&quot; &quot;;[.B478];&quot; // &quot;;[.C478];&quot; &quot;;[.D478])" office:value-type="string" office:string-value="#define id_device_status_1_b  1524 //  SHORT ">
            <text:p>#define id_device_status_1_b <text:s/>1524 // <text:s/>SHORT </text:p>
          </table:table-cell>
          <table:table-cell table:formula="of:=CONCATENATE(&quot;&quot;&quot;&quot;;[.A478];&quot;&quot;&quot;,&quot;)" office:value-type="string" office:string-value="&quot;id_device_status_1_b &quot;,">
            <text:p>"id_device_status_1_b ",</text:p>
          </table:table-cell>
        </table:table-row>
        <table:table-row table:style-name="ro1">
          <table:table-cell/>
          <table:table-cell office:value-type="float" office:value="1525">
            <text:p>1525</text:p>
          </table:table-cell>
          <table:table-cell table:number-columns-repeated="4"/>
          <table:table-cell table:formula="of:=CONCATENATE(&quot;&quot;&quot;&quot;;[.A479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26">
            <text:p>1526</text:p>
          </table:table-cell>
          <table:table-cell table:number-columns-repeated="4"/>
          <table:table-cell table:formula="of:=CONCATENATE(&quot;&quot;&quot;&quot;;[.A480];&quot;&quot;&quot;,&quot;)" office:value-type="string" office:string-value="&quot;&quot;,">
            <text:p>"",</text:p>
          </table:table-cell>
        </table:table-row>
        <table:table-row table:style-name="ro1">
          <table:table-cell/>
          <table:table-cell office:value-type="float" office:value="1527">
            <text:p>1527</text:p>
          </table:table-cell>
          <table:table-cell table:number-columns-repeated="4"/>
          <table:table-cell table:formula="of:=CONCATENATE(&quot;&quot;&quot;&quot;;[.A481];&quot;&quot;&quot;,&quot;)" office:value-type="string" office:string-value="&quot;&quot;,">
            <text:p>"",</text:p>
          </table:table-cell>
        </table:table-row>
        <table:table-row table:style-name="ro1">
          <table:table-cell office:value-type="string">
            <text:p>id_device_status_2_b </text:p>
          </table:table-cell>
          <table:table-cell office:value-type="float" office:value="1528">
            <text:p>1528</text:p>
          </table:table-cell>
          <table:table-cell office:value-type="string">
            <text:p><text:s/>SHORT</text:p>
          </table:table-cell>
          <table:table-cell/>
          <table:table-cell table:formula="of:=CONCATENATE(&quot;|&quot;;[.A482];&quot;|&quot;;[.B482];&quot;|&quot;;[.C482];&quot;|&quot;;[.D482];&quot;|&quot;)" office:value-type="string" office:string-value="|id_device_status_2_b |1528| SHORT||">
            <text:p>|id_device_status_2_b |1528| SHORT||</text:p>
          </table:table-cell>
          <table:table-cell table:formula="of:=CONCATENATE(&quot;#define &quot;;[.A482];&quot; &quot;;[.B482];&quot; // &quot;;[.C482];&quot; &quot;;[.D482])" office:value-type="string" office:string-value="#define id_device_status_2_b  1528 //  SHORT ">
            <text:p>#define id_device_status_2_b <text:s/>1528 // <text:s/>SHORT </text:p>
          </table:table-cell>
          <table:table-cell table:formula="of:=CONCATENATE(&quot;&quot;&quot;&quot;;[.A482];&quot;&quot;&quot;,&quot;)" office:value-type="string" office:string-value="&quot;id_device_status_2_b &quot;,">
            <text:p>"id_device_status_2_b ",</text:p>
          </table:table-cell>
        </table:table-row>
        <table:table-row table:style-name="ro1">
          <table:table-cell office:value-type="string">
            <text:p>id_timing_divergence </text:p>
          </table:table-cell>
          <table:table-cell office:value-type="float" office:value="2200">
            <text:p>2200</text:p>
          </table:table-cell>
          <table:table-cell office:value-type="string">
            <text:p><text:s/>SHORT </text:p>
          </table:table-cell>
          <table:table-cell office:value-type="string">
            <text:p><text:s/>msec difference between left &amp; right tach</text:p>
          </table:table-cell>
          <table:table-cell table:formula="of:=CONCATENATE(&quot;|&quot;;[.A483];&quot;|&quot;;[.B483];&quot;|&quot;;[.C483];&quot;|&quot;;[.D483];&quot;|&quot;)" office:value-type="string" office:string-value="|id_timing_divergence |2200| SHORT | msec difference between left &amp; right tach|">
            <text:p>|id_timing_divergence |2200| SHORT | msec difference between left &amp; right tach|</text:p>
          </table:table-cell>
          <table:table-cell table:formula="of:=CONCATENATE(&quot;#define &quot;;[.A483];&quot; &quot;;[.B483];&quot; // &quot;;[.C483];&quot; &quot;;[.D483])" office:value-type="string" office:string-value="#define id_timing_divergence  2200 //  SHORT   msec difference between left &amp; right tach">
            <text:p>#define id_timing_divergence <text:s/>2200 // <text:s/>SHORT <text:s text:c="2"/>msec difference between left &amp; right tach</text:p>
          </table:table-cell>
          <table:table-cell table:formula="of:=CONCATENATE(&quot;&quot;&quot;&quot;;[.A483];&quot;&quot;&quot;,&quot;)" office:value-type="string" office:string-value="&quot;id_timing_divergence &quot;,">
            <text:p>"id_timing_divergence ",</text:p>
          </table:table-cell>
        </table:table-row>
        <table:table-row table:style-name="ro1">
          <table:table-cell office:value-type="string">
            <text:p>id_left_mag_rpm </text:p>
          </table:table-cell>
          <table:table-cell office:value-type="float" office:value="2201">
            <text:p>2201</text:p>
          </table:table-cell>
          <table:table-cell office:value-type="string">
            <text:p>SHORT </text:p>
          </table:table-cell>
          <table:table-cell/>
          <table:table-cell table:formula="of:=CONCATENATE(&quot;|&quot;;[.A484];&quot;|&quot;;[.B484];&quot;|&quot;;[.C484];&quot;|&quot;;[.D484];&quot;|&quot;)" office:value-type="string" office:string-value="|id_left_mag_rpm |2201|SHORT ||">
            <text:p>|id_left_mag_rpm |2201|SHORT ||</text:p>
          </table:table-cell>
          <table:table-cell table:formula="of:=CONCATENATE(&quot;#define &quot;;[.A484];&quot; &quot;;[.B484];&quot; // &quot;;[.C484];&quot; &quot;;[.D484])" office:value-type="string" office:string-value="#define id_left_mag_rpm  2201 // SHORT  ">
            <text:p>#define id_left_mag_rpm <text:s/>2201 // SHORT <text:s/></text:p>
          </table:table-cell>
          <table:table-cell table:formula="of:=CONCATENATE(&quot;&quot;&quot;&quot;;[.A484];&quot;&quot;&quot;,&quot;)" office:value-type="string" office:string-value="&quot;id_left_mag_rpm &quot;,">
            <text:p>"id_left_mag_rpm ",</text:p>
          </table:table-cell>
        </table:table-row>
        <table:table-row table:style-name="ro1">
          <table:table-cell office:value-type="string">
            <text:p>id_right_mag_rpm </text:p>
          </table:table-cell>
          <table:table-cell office:value-type="float" office:value="2202">
            <text:p>2202</text:p>
          </table:table-cell>
          <table:table-cell office:value-type="string">
            <text:p>SHORT </text:p>
          </table:table-cell>
          <table:table-cell/>
          <table:table-cell table:formula="of:=CONCATENATE(&quot;|&quot;;[.A485];&quot;|&quot;;[.B485];&quot;|&quot;;[.C485];&quot;|&quot;;[.D485];&quot;|&quot;)" office:value-type="string" office:string-value="|id_right_mag_rpm |2202|SHORT ||">
            <text:p>|id_right_mag_rpm |2202|SHORT ||</text:p>
          </table:table-cell>
          <table:table-cell table:formula="of:=CONCATENATE(&quot;#define &quot;;[.A485];&quot; &quot;;[.B485];&quot; // &quot;;[.C485];&quot; &quot;;[.D485])" office:value-type="string" office:string-value="#define id_right_mag_rpm  2202 // SHORT  ">
            <text:p>#define id_right_mag_rpm <text:s/>2202 // SHORT <text:s/></text:p>
          </table:table-cell>
          <table:table-cell table:formula="of:=CONCATENATE(&quot;&quot;&quot;&quot;;[.A485];&quot;&quot;&quot;,&quot;)" office:value-type="string" office:string-value="&quot;id_right_mag_rpm &quot;,">
            <text:p>"id_right_mag_rpm ",</text:p>
          </table:table-cell>
        </table:table-row>
        <table:table-row table:style-name="ro1">
          <table:table-cell office:value-type="string">
            <text:p>id_left_mag_adv </text:p>
          </table:table-cell>
          <table:table-cell office:value-type="float" office:value="2203">
            <text:p>2203</text:p>
          </table:table-cell>
          <table:table-cell office:value-type="string">
            <text:p>SHORT </text:p>
          </table:table-cell>
          <table:table-cell/>
          <table:table-cell table:formula="of:=CONCATENATE(&quot;|&quot;;[.A486];&quot;|&quot;;[.B486];&quot;|&quot;;[.C486];&quot;|&quot;;[.D486];&quot;|&quot;)" office:value-type="string" office:string-value="|id_left_mag_adv |2203|SHORT ||">
            <text:p>|id_left_mag_adv |2203|SHORT ||</text:p>
          </table:table-cell>
          <table:table-cell table:formula="of:=CONCATENATE(&quot;#define &quot;;[.A486];&quot; &quot;;[.B486];&quot; // &quot;;[.C486];&quot; &quot;;[.D486])" office:value-type="string" office:string-value="#define id_left_mag_adv  2203 // SHORT  ">
            <text:p>#define id_left_mag_adv <text:s/>2203 // SHORT <text:s/></text:p>
          </table:table-cell>
          <table:table-cell table:formula="of:=CONCATENATE(&quot;&quot;&quot;&quot;;[.A486];&quot;&quot;&quot;,&quot;)" office:value-type="string" office:string-value="&quot;id_left_mag_adv &quot;,">
            <text:p>"id_left_mag_adv ",</text:p>
          </table:table-cell>
        </table:table-row>
        <table:table-row table:style-name="ro1">
          <table:table-cell office:value-type="string">
            <text:p>id_right_mag_adv </text:p>
          </table:table-cell>
          <table:table-cell office:value-type="float" office:value="2204">
            <text:p>2204</text:p>
          </table:table-cell>
          <table:table-cell office:value-type="string">
            <text:p>SHORT </text:p>
          </table:table-cell>
          <table:table-cell/>
          <table:table-cell table:formula="of:=CONCATENATE(&quot;|&quot;;[.A487];&quot;|&quot;;[.B487];&quot;|&quot;;[.C487];&quot;|&quot;;[.D487];&quot;|&quot;)" office:value-type="string" office:string-value="|id_right_mag_adv |2204|SHORT ||">
            <text:p>|id_right_mag_adv |2204|SHORT ||</text:p>
          </table:table-cell>
          <table:table-cell table:formula="of:=CONCATENATE(&quot;#define &quot;;[.A487];&quot; &quot;;[.B487];&quot; // &quot;;[.C487];&quot; &quot;;[.D487])" office:value-type="string" office:string-value="#define id_right_mag_adv  2204 // SHORT  ">
            <text:p>#define id_right_mag_adv <text:s/>2204 // SHORT <text:s/></text:p>
          </table:table-cell>
          <table:table-cell table:formula="of:=CONCATENATE(&quot;&quot;&quot;&quot;;[.A487];&quot;&quot;&quot;,&quot;)" office:value-type="string" office:string-value="&quot;id_right_mag_adv &quot;,">
            <text:p>"id_right_mag_adv ",</text:p>
          </table:table-cell>
        </table:table-row>
        <table:table-row table:style-name="ro1">
          <table:table-cell office:value-type="string">
            <text:p>id_left_mag_map </text:p>
          </table:table-cell>
          <table:table-cell office:value-type="float" office:value="2205">
            <text:p>2205</text:p>
          </table:table-cell>
          <table:table-cell office:value-type="string">
            <text:p>SHORT </text:p>
          </table:table-cell>
          <table:table-cell/>
          <table:table-cell table:formula="of:=CONCATENATE(&quot;|&quot;;[.A488];&quot;|&quot;;[.B488];&quot;|&quot;;[.C488];&quot;|&quot;;[.D488];&quot;|&quot;)" office:value-type="string" office:string-value="|id_left_mag_map |2205|SHORT ||">
            <text:p>|id_left_mag_map |2205|SHORT ||</text:p>
          </table:table-cell>
          <table:table-cell table:formula="of:=CONCATENATE(&quot;#define &quot;;[.A488];&quot; &quot;;[.B488];&quot; // &quot;;[.C488];&quot; &quot;;[.D488])" office:value-type="string" office:string-value="#define id_left_mag_map  2205 // SHORT  ">
            <text:p>#define id_left_mag_map <text:s/>2205 // SHORT <text:s/></text:p>
          </table:table-cell>
          <table:table-cell table:formula="of:=CONCATENATE(&quot;&quot;&quot;&quot;;[.A488];&quot;&quot;&quot;,&quot;)" office:value-type="string" office:string-value="&quot;id_left_mag_map &quot;,">
            <text:p>"id_left_mag_map ",</text:p>
          </table:table-cell>
        </table:table-row>
        <table:table-row table:style-name="ro1">
          <table:table-cell office:value-type="string">
            <text:p>id_right_mag_map </text:p>
          </table:table-cell>
          <table:table-cell office:value-type="float" office:value="2206">
            <text:p>2206</text:p>
          </table:table-cell>
          <table:table-cell office:value-type="string">
            <text:p>SHORT </text:p>
          </table:table-cell>
          <table:table-cell/>
          <table:table-cell table:formula="of:=CONCATENATE(&quot;|&quot;;[.A489];&quot;|&quot;;[.B489];&quot;|&quot;;[.C489];&quot;|&quot;;[.D489];&quot;|&quot;)" office:value-type="string" office:string-value="|id_right_mag_map |2206|SHORT ||">
            <text:p>|id_right_mag_map |2206|SHORT ||</text:p>
          </table:table-cell>
          <table:table-cell table:formula="of:=CONCATENATE(&quot;#define &quot;;[.A489];&quot; &quot;;[.B489];&quot; // &quot;;[.C489];&quot; &quot;;[.D489])" office:value-type="string" office:string-value="#define id_right_mag_map  2206 // SHORT  ">
            <text:p>#define id_right_mag_map <text:s/>2206 // SHORT <text:s/></text:p>
          </table:table-cell>
          <table:table-cell table:formula="of:=CONCATENATE(&quot;&quot;&quot;&quot;;[.A489];&quot;&quot;&quot;,&quot;)" office:value-type="string" office:string-value="&quot;id_right_mag_map &quot;,">
            <text:p>"id_right_mag_map ",</text:p>
          </table:table-cell>
        </table:table-row>
        <table:table-row table:style-name="ro1">
          <table:table-cell office:value-type="string">
            <text:p>id_left_mag_volt </text:p>
          </table:table-cell>
          <table:table-cell office:value-type="float" office:value="2207">
            <text:p>2207</text:p>
          </table:table-cell>
          <table:table-cell office:value-type="string">
            <text:p>SHORT </text:p>
          </table:table-cell>
          <table:table-cell/>
          <table:table-cell table:formula="of:=CONCATENATE(&quot;|&quot;;[.A490];&quot;|&quot;;[.B490];&quot;|&quot;;[.C490];&quot;|&quot;;[.D490];&quot;|&quot;)" office:value-type="string" office:string-value="|id_left_mag_volt |2207|SHORT ||">
            <text:p>|id_left_mag_volt |2207|SHORT ||</text:p>
          </table:table-cell>
          <table:table-cell table:formula="of:=CONCATENATE(&quot;#define &quot;;[.A490];&quot; &quot;;[.B490];&quot; // &quot;;[.C490];&quot; &quot;;[.D490])" office:value-type="string" office:string-value="#define id_left_mag_volt  2207 // SHORT  ">
            <text:p>#define id_left_mag_volt <text:s/>2207 // SHORT <text:s/></text:p>
          </table:table-cell>
          <table:table-cell table:formula="of:=CONCATENATE(&quot;&quot;&quot;&quot;;[.A490];&quot;&quot;&quot;,&quot;)" office:value-type="string" office:string-value="&quot;id_left_mag_volt &quot;,">
            <text:p>"id_left_mag_volt ",</text:p>
          </table:table-cell>
        </table:table-row>
        <table:table-row table:style-name="ro1">
          <table:table-cell office:value-type="string">
            <text:p>id_right_mag_volt </text:p>
          </table:table-cell>
          <table:table-cell office:value-type="float" office:value="2208">
            <text:p>2208</text:p>
          </table:table-cell>
          <table:table-cell office:value-type="string">
            <text:p>SHORT </text:p>
          </table:table-cell>
          <table:table-cell/>
          <table:table-cell table:formula="of:=CONCATENATE(&quot;|&quot;;[.A491];&quot;|&quot;;[.B491];&quot;|&quot;;[.C491];&quot;|&quot;;[.D491];&quot;|&quot;)" office:value-type="string" office:string-value="|id_right_mag_volt |2208|SHORT ||">
            <text:p>|id_right_mag_volt |2208|SHORT ||</text:p>
          </table:table-cell>
          <table:table-cell table:formula="of:=CONCATENATE(&quot;#define &quot;;[.A491];&quot; &quot;;[.B491];&quot; // &quot;;[.C491];&quot; &quot;;[.D491])" office:value-type="string" office:string-value="#define id_right_mag_volt  2208 // SHORT  ">
            <text:p>#define id_right_mag_volt <text:s/>2208 // SHORT <text:s/></text:p>
          </table:table-cell>
          <table:table-cell table:formula="of:=CONCATENATE(&quot;&quot;&quot;&quot;;[.A491];&quot;&quot;&quot;,&quot;)" office:value-type="string" office:string-value="&quot;id_right_mag_volt &quot;,">
            <text:p>"id_right_mag_volt ",</text:p>
          </table:table-cell>
        </table:table-row>
        <table:table-row table:style-name="ro1">
          <table:table-cell office:value-type="string">
            <text:p>id_left_mag_temp </text:p>
          </table:table-cell>
          <table:table-cell office:value-type="float" office:value="2209">
            <text:p>2209</text:p>
          </table:table-cell>
          <table:table-cell office:value-type="string">
            <text:p>SHORT </text:p>
          </table:table-cell>
          <table:table-cell/>
          <table:table-cell table:formula="of:=CONCATENATE(&quot;|&quot;;[.A492];&quot;|&quot;;[.B492];&quot;|&quot;;[.C492];&quot;|&quot;;[.D492];&quot;|&quot;)" office:value-type="string" office:string-value="|id_left_mag_temp |2209|SHORT ||">
            <text:p>|id_left_mag_temp |2209|SHORT ||</text:p>
          </table:table-cell>
          <table:table-cell table:formula="of:=CONCATENATE(&quot;#define &quot;;[.A492];&quot; &quot;;[.B492];&quot; // &quot;;[.C492];&quot; &quot;;[.D492])" office:value-type="string" office:string-value="#define id_left_mag_temp  2209 // SHORT  ">
            <text:p>#define id_left_mag_temp <text:s/>2209 // SHORT <text:s/></text:p>
          </table:table-cell>
          <table:table-cell table:formula="of:=CONCATENATE(&quot;&quot;&quot;&quot;;[.A492];&quot;&quot;&quot;,&quot;)" office:value-type="string" office:string-value="&quot;id_left_mag_temp &quot;,">
            <text:p>"id_left_mag_temp ",</text:p>
          </table:table-cell>
        </table:table-row>
        <table:table-row table:style-name="ro1">
          <table:table-cell office:value-type="string">
            <text:p>id_right_mag_temp </text:p>
          </table:table-cell>
          <table:table-cell office:value-type="float" office:value="2210">
            <text:p>2210</text:p>
          </table:table-cell>
          <table:table-cell office:value-type="string">
            <text:p>SHORT </text:p>
          </table:table-cell>
          <table:table-cell/>
          <table:table-cell table:formula="of:=CONCATENATE(&quot;|&quot;;[.A493];&quot;|&quot;;[.B493];&quot;|&quot;;[.C493];&quot;|&quot;;[.D493];&quot;|&quot;)" office:value-type="string" office:string-value="|id_right_mag_temp |2210|SHORT ||">
            <text:p>|id_right_mag_temp |2210|SHORT ||</text:p>
          </table:table-cell>
          <table:table-cell table:formula="of:=CONCATENATE(&quot;#define &quot;;[.A493];&quot; &quot;;[.B493];&quot; // &quot;;[.C493];&quot; &quot;;[.D493])" office:value-type="string" office:string-value="#define id_right_mag_temp  2210 // SHORT  ">
            <text:p>#define id_right_mag_temp <text:s/>2210 // SHORT <text:s/></text:p>
          </table:table-cell>
          <table:table-cell table:formula="of:=CONCATENATE(&quot;&quot;&quot;&quot;;[.A493];&quot;&quot;&quot;,&quot;)" office:value-type="string" office:string-value="&quot;id_right_mag_temp &quot;,">
            <text:p>"id_right_mag_temp ",</text:p>
          </table:table-cell>
        </table:table-row>
        <table:table-row table:style-name="ro1">
          <table:table-cell office:value-type="string">
            <text:p>id_left_mag_coil1 </text:p>
          </table:table-cell>
          <table:table-cell office:value-type="float" office:value="2211">
            <text:p>2211</text:p>
          </table:table-cell>
          <table:table-cell office:value-type="string">
            <text:p>SHORT </text:p>
          </table:table-cell>
          <table:table-cell/>
          <table:table-cell table:formula="of:=CONCATENATE(&quot;|&quot;;[.A494];&quot;|&quot;;[.B494];&quot;|&quot;;[.C494];&quot;|&quot;;[.D494];&quot;|&quot;)" office:value-type="string" office:string-value="|id_left_mag_coil1 |2211|SHORT ||">
            <text:p>|id_left_mag_coil1 |2211|SHORT ||</text:p>
          </table:table-cell>
          <table:table-cell table:formula="of:=CONCATENATE(&quot;#define &quot;;[.A494];&quot; &quot;;[.B494];&quot; // &quot;;[.C494];&quot; &quot;;[.D494])" office:value-type="string" office:string-value="#define id_left_mag_coil1  2211 // SHORT  ">
            <text:p>#define id_left_mag_coil1 <text:s/>2211 // SHORT <text:s/></text:p>
          </table:table-cell>
          <table:table-cell table:formula="of:=CONCATENATE(&quot;&quot;&quot;&quot;;[.A494];&quot;&quot;&quot;,&quot;)" office:value-type="string" office:string-value="&quot;id_left_mag_coil1 &quot;,">
            <text:p>"id_left_mag_coil1 ",</text:p>
          </table:table-cell>
        </table:table-row>
        <table:table-row table:style-name="ro1">
          <table:table-cell office:value-type="string">
            <text:p>id_right_mag_coil1 </text:p>
          </table:table-cell>
          <table:table-cell office:value-type="float" office:value="2212">
            <text:p>2212</text:p>
          </table:table-cell>
          <table:table-cell office:value-type="string">
            <text:p>SHORT </text:p>
          </table:table-cell>
          <table:table-cell/>
          <table:table-cell table:formula="of:=CONCATENATE(&quot;|&quot;;[.A495];&quot;|&quot;;[.B495];&quot;|&quot;;[.C495];&quot;|&quot;;[.D495];&quot;|&quot;)" office:value-type="string" office:string-value="|id_right_mag_coil1 |2212|SHORT ||">
            <text:p>|id_right_mag_coil1 |2212|SHORT ||</text:p>
          </table:table-cell>
          <table:table-cell table:formula="of:=CONCATENATE(&quot;#define &quot;;[.A495];&quot; &quot;;[.B495];&quot; // &quot;;[.C495];&quot; &quot;;[.D495])" office:value-type="string" office:string-value="#define id_right_mag_coil1  2212 // SHORT  ">
            <text:p>#define id_right_mag_coil1 <text:s/>2212 // SHORT <text:s/></text:p>
          </table:table-cell>
          <table:table-cell table:formula="of:=CONCATENATE(&quot;&quot;&quot;&quot;;[.A495];&quot;&quot;&quot;,&quot;)" office:value-type="string" office:string-value="&quot;id_right_mag_coil1 &quot;,">
            <text:p>"id_right_mag_coil1 ",</text:p>
          </table:table-cell>
        </table:table-row>
        <table:table-row table:style-name="ro1">
          <table:table-cell office:value-type="string">
            <text:p>id_left_mag_coil2 </text:p>
          </table:table-cell>
          <table:table-cell office:value-type="float" office:value="2213">
            <text:p>2213</text:p>
          </table:table-cell>
          <table:table-cell office:value-type="string">
            <text:p>SHORT </text:p>
          </table:table-cell>
          <table:table-cell/>
          <table:table-cell table:formula="of:=CONCATENATE(&quot;|&quot;;[.A496];&quot;|&quot;;[.B496];&quot;|&quot;;[.C496];&quot;|&quot;;[.D496];&quot;|&quot;)" office:value-type="string" office:string-value="|id_left_mag_coil2 |2213|SHORT ||">
            <text:p>|id_left_mag_coil2 |2213|SHORT ||</text:p>
          </table:table-cell>
          <table:table-cell table:formula="of:=CONCATENATE(&quot;#define &quot;;[.A496];&quot; &quot;;[.B496];&quot; // &quot;;[.C496];&quot; &quot;;[.D496])" office:value-type="string" office:string-value="#define id_left_mag_coil2  2213 // SHORT  ">
            <text:p>#define id_left_mag_coil2 <text:s/>2213 // SHORT <text:s/></text:p>
          </table:table-cell>
          <table:table-cell table:formula="of:=CONCATENATE(&quot;&quot;&quot;&quot;;[.A496];&quot;&quot;&quot;,&quot;)" office:value-type="string" office:string-value="&quot;id_left_mag_coil2 &quot;,">
            <text:p>"id_left_mag_coil2 ",</text:p>
          </table:table-cell>
        </table:table-row>
        <table:table-row table:style-name="ro1">
          <table:table-cell office:value-type="string">
            <text:p>id_right_mag_coil2 </text:p>
          </table:table-cell>
          <table:table-cell office:value-type="float" office:value="2214">
            <text:p>2214</text:p>
          </table:table-cell>
          <table:table-cell office:value-type="string">
            <text:p>SHORT </text:p>
          </table:table-cell>
          <table:table-cell/>
          <table:table-cell table:formula="of:=CONCATENATE(&quot;|&quot;;[.A497];&quot;|&quot;;[.B497];&quot;|&quot;;[.C497];&quot;|&quot;;[.D497];&quot;|&quot;)" office:value-type="string" office:string-value="|id_right_mag_coil2 |2214|SHORT ||">
            <text:p>|id_right_mag_coil2 |2214|SHORT ||</text:p>
          </table:table-cell>
          <table:table-cell table:formula="of:=CONCATENATE(&quot;#define &quot;;[.A497];&quot; &quot;;[.B497];&quot; // &quot;;[.C497];&quot; &quot;;[.D497])" office:value-type="string" office:string-value="#define id_right_mag_coil2  2214 // SHORT  ">
            <text:p>#define id_right_mag_coil2 <text:s/>2214 // SHORT <text:s/></text:p>
          </table:table-cell>
          <table:table-cell table:formula="of:=CONCATENATE(&quot;&quot;&quot;&quot;;[.A497];&quot;&quot;&quot;,&quot;)" office:value-type="string" office:string-value="&quot;id_right_mag_coil2 &quot;,">
            <text:p>"id_right_mag_coil2 ",</text:p>
          </table:table-cell>
        </table:table-row>
        <table:table-row table:style-name="ro1" table:number-rows-repeated="1048078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target-range-address="Sheet1.A1:Sheet1.D49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/01/2021</text:date>, <text:time>11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03T11:55:00.57</dc:date>
    <dc:creator>Peter Nunn</dc:creator>
    <meta:editing-duration>P1DT4H53M21S</meta:editing-duration>
    <meta:editing-cycles>7</meta:editing-cycles>
    <meta:document-statistic meta:table-count="1" meta:cell-count="2383" meta:object-count="0"/>
  </office:meta>
</office:document-meta>
</file>